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37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ext-properties style:text-underline-style="solid" style:text-underline-type="single"/>
    </style:style>
    <style:style style:name="ce6" style:family="table-cell" style:parent-style-name="Default" style:data-style-name="N1"/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 style:data-style-name="N36">
      <style:table-cell-properties style:vertical-align="middle"/>
    </style:style>
    <style:style style:name="ce10" style:family="table-cell" style:parent-style-name="Default" style:data-style-name="N1">
      <style:table-cell-properties style:vertical-align="middle"/>
    </style:style>
    <style:style style:name="ce11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/>
      <style:text-properties style:text-underline-style="solid" style:text-underline-type="singl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1.79916666666667cm" style:use-optimal-column-width="true"/>
    </style:style>
    <style:style style:name="co8" style:family="table-column">
      <style:table-column-properties fo:break-before="auto" style:column-width="4.15395833333333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2.56645833333333cm"/>
    </style:style>
    <style:style style:name="co12" style:family="table-column">
      <style:table-column-properties fo:break-before="auto" style:column-width="3.042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atency_us_(100Mbps,_burst_5Mb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Sub</text:p>
          </table:table-cell>
          <table:table-cell office:value-type="string" table:style-name="ce1">
            <text:p>Colonna2</text:p>
          </table:table-cell>
          <table:table-cell office:value-type="string" table:style-name="ce1">
            <text:p>latency1</text:p>
          </table:table-cell>
          <table:table-cell table:style-name="ce1"/>
          <table:table-cell office:value-type="string" table:style-name="ce1">
            <text:p>latency2</text:p>
          </table:table-cell>
          <table:table-cell table:style-name="ce1"/>
          <table:table-cell office:value-type="string" table:style-name="ce1">
            <text:p>latency3</text:p>
          </table:table-cell>
          <table:table-cell table:style-name="ce1"/>
          <table:table-cell office:value-type="string" table:style-name="ce1">
            <text:p>latency4</text:p>
          </table:table-cell>
          <table:table-cell table:style-name="ce1"/>
          <table:table-cell office:value-type="string" table:style-name="ce1">
            <text:p>Latency</text:p>
          </table:table-cell>
          <table:table-cell table:number-columns-repeated="16372" table:style-name="ce1"/>
        </table:table-row>
        <table:table-row table:style-name="ro1">
          <table:table-cell office:value-type="time" office:time-value="PT1085179H57M4S" table:style-name="ce2">
            <text:p>57:04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0S" table:formula="of:=['Latency_us_(100Mbps,_burst_5Mbp'.$A2]-['Latency_us_(100Mbps,_burst_5Mbp'.$B2]" table:style-name="ce2">
            <text:p>00:00</text:p>
          </table:table-cell>
          <table:table-cell office:value-type="float" office:value="193962" table:style-name="ce4">
            <text:p>193962</text:p>
          </table:table-cell>
          <table:table-cell table:style-name="ce1"/>
          <table:table-cell office:value-type="float" office:value="161083" table:style-name="ce1">
            <text:p>161083</text:p>
          </table:table-cell>
          <table:table-cell table:style-name="ce1"/>
          <table:table-cell office:value-type="float" office:value="160025" table:style-name="ce1">
            <text:p>160025</text:p>
          </table:table-cell>
          <table:table-cell table:style-name="ce1"/>
          <table:table-cell office:value-type="float" office:value="160439" table:style-name="ce1">
            <text:p>160439</text:p>
          </table:table-cell>
          <table:table-cell table:style-name="ce1"/>
          <table:table-cell office:value-type="float" office:value="160.43899999999999" table:formula="of:=[.J2]/1000" table:style-name="ce1">
            <text:p>160,439</text:p>
          </table:table-cell>
          <table:table-cell table:number-columns-repeated="16372" table:style-name="ce1"/>
        </table:table-row>
        <table:table-row table:style-name="ro1">
          <table:table-cell office:value-type="time" office:time-value="PT1085179H57M5S" table:style-name="ce2">
            <text:p>57:05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1S" table:formula="of:=['Latency_us_(100Mbps,_burst_5Mbp'.$A3]-['Latency_us_(100Mbps,_burst_5Mbp'.$B3]" table:style-name="ce2">
            <text:p>00:01</text:p>
          </table:table-cell>
          <table:table-cell office:value-type="float" office:value="149112" table:style-name="ce4">
            <text:p>149112</text:p>
          </table:table-cell>
          <table:table-cell table:style-name="ce1"/>
          <table:table-cell office:value-type="float" office:value="141633" table:style-name="ce1">
            <text:p>141633</text:p>
          </table:table-cell>
          <table:table-cell table:style-name="ce1"/>
          <table:table-cell office:value-type="float" office:value="142858" table:style-name="ce1">
            <text:p>142858</text:p>
          </table:table-cell>
          <table:table-cell table:style-name="ce1"/>
          <table:table-cell office:value-type="float" office:value="140484" table:style-name="ce1">
            <text:p>140484</text:p>
          </table:table-cell>
          <table:table-cell table:style-name="ce1"/>
          <table:table-cell office:value-type="float" office:value="140.48400000000001" table:formula="of:=[.J3]/1000" table:style-name="ce1">
            <text:p>140,484</text:p>
          </table:table-cell>
          <table:table-cell table:number-columns-repeated="16372" table:style-name="ce1"/>
        </table:table-row>
        <table:table-row table:style-name="ro1">
          <table:table-cell office:value-type="time" office:time-value="PT1085179H57M6S" table:style-name="ce2">
            <text:p>57:06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2S" table:formula="of:=['Latency_us_(100Mbps,_burst_5Mbp'.$A4]-['Latency_us_(100Mbps,_burst_5Mbp'.$B4]" table:style-name="ce2">
            <text:p>00:02</text:p>
          </table:table-cell>
          <table:table-cell office:value-type="float" office:value="145099" table:style-name="ce4">
            <text:p>145099</text:p>
          </table:table-cell>
          <table:table-cell table:style-name="ce1"/>
          <table:table-cell office:value-type="float" office:value="140626" table:style-name="ce1">
            <text:p>140626</text:p>
          </table:table-cell>
          <table:table-cell table:style-name="ce1"/>
          <table:table-cell office:value-type="float" office:value="144147" table:style-name="ce1">
            <text:p>144147</text:p>
          </table:table-cell>
          <table:table-cell table:style-name="ce1"/>
          <table:table-cell office:value-type="float" office:value="142517" table:style-name="ce1">
            <text:p>142517</text:p>
          </table:table-cell>
          <table:table-cell table:style-name="ce1"/>
          <table:table-cell office:value-type="float" office:value="142.517" table:formula="of:=[.J4]/1000" table:style-name="ce1">
            <text:p>142,517</text:p>
          </table:table-cell>
          <table:table-cell table:number-columns-repeated="16372" table:style-name="ce1"/>
        </table:table-row>
        <table:table-row table:style-name="ro1">
          <table:table-cell office:value-type="time" office:time-value="PT1085179H57M7S" table:style-name="ce2">
            <text:p>57:07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3S" table:formula="of:=['Latency_us_(100Mbps,_burst_5Mbp'.$A5]-['Latency_us_(100Mbps,_burst_5Mbp'.$B5]" table:style-name="ce2">
            <text:p>00:03</text:p>
          </table:table-cell>
          <table:table-cell office:value-type="float" office:value="143149" table:style-name="ce4">
            <text:p>143149</text:p>
          </table:table-cell>
          <table:table-cell table:style-name="ce1"/>
          <table:table-cell office:value-type="float" office:value="138865" table:style-name="ce1">
            <text:p>138865</text:p>
          </table:table-cell>
          <table:table-cell table:style-name="ce1"/>
          <table:table-cell office:value-type="float" office:value="144165" table:style-name="ce1">
            <text:p>144165</text:p>
          </table:table-cell>
          <table:table-cell table:style-name="ce1"/>
          <table:table-cell office:value-type="float" office:value="142129" table:style-name="ce1">
            <text:p>142129</text:p>
          </table:table-cell>
          <table:table-cell table:style-name="ce1"/>
          <table:table-cell office:value-type="float" office:value="142.12899999999999" table:formula="of:=[.J5]/1000" table:style-name="ce1">
            <text:p>142,129</text:p>
          </table:table-cell>
          <table:table-cell table:number-columns-repeated="16372" table:style-name="ce1"/>
        </table:table-row>
        <table:table-row table:style-name="ro1">
          <table:table-cell office:value-type="time" office:time-value="PT1085179H57M8S" table:style-name="ce2">
            <text:p>57:08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4S" table:formula="of:=['Latency_us_(100Mbps,_burst_5Mbp'.$A6]-['Latency_us_(100Mbps,_burst_5Mbp'.$B6]" table:style-name="ce2">
            <text:p>00:04</text:p>
          </table:table-cell>
          <table:table-cell office:value-type="float" office:value="141093" table:style-name="ce4">
            <text:p>141093</text:p>
          </table:table-cell>
          <table:table-cell table:style-name="ce1"/>
          <table:table-cell office:value-type="float" office:value="138138" table:style-name="ce1">
            <text:p>138138</text:p>
          </table:table-cell>
          <table:table-cell table:style-name="ce1"/>
          <table:table-cell office:value-type="float" office:value="144667" table:style-name="ce1">
            <text:p>144667</text:p>
          </table:table-cell>
          <table:table-cell table:style-name="ce1"/>
          <table:table-cell office:value-type="float" office:value="143202" table:style-name="ce1">
            <text:p>143202</text:p>
          </table:table-cell>
          <table:table-cell table:style-name="ce1"/>
          <table:table-cell office:value-type="float" office:value="143.202" table:formula="of:=[.J6]/1000" table:style-name="ce1">
            <text:p>143,202</text:p>
          </table:table-cell>
          <table:table-cell table:number-columns-repeated="16372" table:style-name="ce1"/>
        </table:table-row>
        <table:table-row table:style-name="ro1">
          <table:table-cell office:value-type="time" office:time-value="PT1085179H57M9S" table:style-name="ce2">
            <text:p>57:09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5S" table:formula="of:=['Latency_us_(100Mbps,_burst_5Mbp'.$A7]-['Latency_us_(100Mbps,_burst_5Mbp'.$B7]" table:style-name="ce2">
            <text:p>00:05</text:p>
          </table:table-cell>
          <table:table-cell office:value-type="float" office:value="141860" table:style-name="ce4">
            <text:p>141860</text:p>
          </table:table-cell>
          <table:table-cell table:style-name="ce1"/>
          <table:table-cell office:value-type="float" office:value="139513" table:style-name="ce1">
            <text:p>139513</text:p>
          </table:table-cell>
          <table:table-cell table:style-name="ce1"/>
          <table:table-cell office:value-type="float" office:value="143863" table:style-name="ce1">
            <text:p>143863</text:p>
          </table:table-cell>
          <table:table-cell table:style-name="ce1"/>
          <table:table-cell office:value-type="float" office:value="140133" table:style-name="ce1">
            <text:p>140133</text:p>
          </table:table-cell>
          <table:table-cell table:style-name="ce1"/>
          <table:table-cell office:value-type="float" office:value="140.13300000000001" table:formula="of:=[.J7]/1000" table:style-name="ce1">
            <text:p>140,133</text:p>
          </table:table-cell>
          <table:table-cell table:number-columns-repeated="16372" table:style-name="ce1"/>
        </table:table-row>
        <table:table-row table:style-name="ro1">
          <table:table-cell office:value-type="time" office:time-value="PT1085179H57M10S" table:style-name="ce2">
            <text:p>57:10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6S" table:formula="of:=['Latency_us_(100Mbps,_burst_5Mbp'.$A8]-['Latency_us_(100Mbps,_burst_5Mbp'.$B8]" table:style-name="ce2">
            <text:p>00:06</text:p>
          </table:table-cell>
          <table:table-cell office:value-type="float" office:value="146180" table:style-name="ce4">
            <text:p>146180</text:p>
          </table:table-cell>
          <table:table-cell table:style-name="ce1"/>
          <table:table-cell office:value-type="float" office:value="138782" table:style-name="ce1">
            <text:p>138782</text:p>
          </table:table-cell>
          <table:table-cell table:style-name="ce1"/>
          <table:table-cell office:value-type="float" office:value="150259" table:style-name="ce1">
            <text:p>150259</text:p>
          </table:table-cell>
          <table:table-cell table:style-name="ce1"/>
          <table:table-cell office:value-type="float" office:value="147973" table:style-name="ce1">
            <text:p>147973</text:p>
          </table:table-cell>
          <table:table-cell table:style-name="ce1"/>
          <table:table-cell office:value-type="float" office:value="147.97300000000001" table:formula="of:=[.J8]/1000" table:style-name="ce1">
            <text:p>147,973</text:p>
          </table:table-cell>
          <table:table-cell table:number-columns-repeated="16372" table:style-name="ce1"/>
        </table:table-row>
        <table:table-row table:style-name="ro1">
          <table:table-cell office:value-type="time" office:time-value="PT1085179H57M11S" table:style-name="ce2">
            <text:p>57:11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7S" table:formula="of:=['Latency_us_(100Mbps,_burst_5Mbp'.$A9]-['Latency_us_(100Mbps,_burst_5Mbp'.$B9]" table:style-name="ce2">
            <text:p>00:07</text:p>
          </table:table-cell>
          <table:table-cell office:value-type="float" office:value="148383" table:style-name="ce4">
            <text:p>148383</text:p>
          </table:table-cell>
          <table:table-cell table:style-name="ce1"/>
          <table:table-cell office:value-type="float" office:value="143158" table:style-name="ce1">
            <text:p>143158</text:p>
          </table:table-cell>
          <table:table-cell table:style-name="ce1"/>
          <table:table-cell office:value-type="float" office:value="146317" table:style-name="ce1">
            <text:p>146317</text:p>
          </table:table-cell>
          <table:table-cell table:style-name="ce1"/>
          <table:table-cell office:value-type="float" office:value="143361" table:style-name="ce1">
            <text:p>143361</text:p>
          </table:table-cell>
          <table:table-cell table:style-name="ce1"/>
          <table:table-cell office:value-type="float" office:value="143.36099999999999" table:formula="of:=[.J9]/1000" table:style-name="ce1">
            <text:p>143,361</text:p>
          </table:table-cell>
          <table:table-cell table:number-columns-repeated="16372" table:style-name="ce1"/>
        </table:table-row>
        <table:table-row table:style-name="ro1">
          <table:table-cell office:value-type="time" office:time-value="PT1085179H57M12S" table:style-name="ce2">
            <text:p>57:12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8S" table:formula="of:=['Latency_us_(100Mbps,_burst_5Mbp'.$A10]-['Latency_us_(100Mbps,_burst_5Mbp'.$B10]" table:style-name="ce2">
            <text:p>00:08</text:p>
          </table:table-cell>
          <table:table-cell office:value-type="float" office:value="142523" table:style-name="ce4">
            <text:p>142523</text:p>
          </table:table-cell>
          <table:table-cell table:style-name="ce1"/>
          <table:table-cell office:value-type="float" office:value="140416" table:style-name="ce1">
            <text:p>140416</text:p>
          </table:table-cell>
          <table:table-cell table:style-name="ce1"/>
          <table:table-cell office:value-type="float" office:value="140654" table:style-name="ce1">
            <text:p>140654</text:p>
          </table:table-cell>
          <table:table-cell table:style-name="ce1"/>
          <table:table-cell office:value-type="float" office:value="144931" table:style-name="ce1">
            <text:p>144931</text:p>
          </table:table-cell>
          <table:table-cell table:style-name="ce1"/>
          <table:table-cell office:value-type="float" office:value="144.93100000000001" table:formula="of:=[.J10]/1000" table:style-name="ce1">
            <text:p>144,931</text:p>
          </table:table-cell>
          <table:table-cell table:number-columns-repeated="16" table:style-name="ce1"/>
          <table:table-cell table:style-name="ce5"/>
          <table:table-cell table:number-columns-repeated="16355"/>
        </table:table-row>
        <table:table-row table:style-name="ro1">
          <table:table-cell office:value-type="time" office:time-value="PT1085179H57M13S" table:style-name="ce2">
            <text:p>57:13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9S" table:formula="of:=['Latency_us_(100Mbps,_burst_5Mbp'.$A11]-['Latency_us_(100Mbps,_burst_5Mbp'.$B11]" table:style-name="ce2">
            <text:p>00:09</text:p>
          </table:table-cell>
          <table:table-cell office:value-type="float" office:value="139711" table:style-name="ce4">
            <text:p>139711</text:p>
          </table:table-cell>
          <table:table-cell table:style-name="ce1"/>
          <table:table-cell office:value-type="float" office:value="143134" table:style-name="ce1">
            <text:p>143134</text:p>
          </table:table-cell>
          <table:table-cell table:style-name="ce1"/>
          <table:table-cell office:value-type="float" office:value="145591" table:style-name="ce1">
            <text:p>145591</text:p>
          </table:table-cell>
          <table:table-cell table:style-name="ce1"/>
          <table:table-cell office:value-type="float" office:value="134959" table:style-name="ce1">
            <text:p>134959</text:p>
          </table:table-cell>
          <table:table-cell table:style-name="ce1"/>
          <table:table-cell office:value-type="float" office:value="134.959" table:formula="of:=[.J11]/1000" table:style-name="ce1">
            <text:p>134,959</text:p>
          </table:table-cell>
          <table:table-cell table:number-columns-repeated="16372" table:style-name="ce1"/>
        </table:table-row>
        <table:table-row table:style-name="ro1">
          <table:table-cell office:value-type="time" office:time-value="PT1085179H57M14S" table:style-name="ce2">
            <text:p>57:14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10S" table:formula="of:=['Latency_us_(100Mbps,_burst_5Mbp'.$A12]-['Latency_us_(100Mbps,_burst_5Mbp'.$B12]" table:style-name="ce2">
            <text:p>00:10</text:p>
          </table:table-cell>
          <table:table-cell office:value-type="float" office:value="139446" table:style-name="ce4">
            <text:p>139446</text:p>
          </table:table-cell>
          <table:table-cell table:style-name="ce1"/>
          <table:table-cell office:value-type="float" office:value="139324" table:style-name="ce1">
            <text:p>139324</text:p>
          </table:table-cell>
          <table:table-cell table:style-name="ce1"/>
          <table:table-cell office:value-type="float" office:value="141540" table:style-name="ce1">
            <text:p>141540</text:p>
          </table:table-cell>
          <table:table-cell table:style-name="ce1"/>
          <table:table-cell office:value-type="float" office:value="144520" table:style-name="ce1">
            <text:p>144520</text:p>
          </table:table-cell>
          <table:table-cell table:style-name="ce1"/>
          <table:table-cell office:value-type="float" office:value="144.52000000000001" table:formula="of:=[.J12]/1000" table:style-name="ce1">
            <text:p>144,52</text:p>
          </table:table-cell>
          <table:table-cell table:number-columns-repeated="16372" table:style-name="ce1"/>
        </table:table-row>
        <table:table-row table:style-name="ro1">
          <table:table-cell office:value-type="time" office:time-value="PT1085179H57M15S" table:style-name="ce2">
            <text:p>57:15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11S" table:formula="of:=['Latency_us_(100Mbps,_burst_5Mbp'.$A13]-['Latency_us_(100Mbps,_burst_5Mbp'.$B13]" table:style-name="ce2">
            <text:p>00:11</text:p>
          </table:table-cell>
          <table:table-cell office:value-type="float" office:value="146414" table:style-name="ce4">
            <text:p>146414</text:p>
          </table:table-cell>
          <table:table-cell table:style-name="ce1"/>
          <table:table-cell office:value-type="float" office:value="139899" table:style-name="ce1">
            <text:p>139899</text:p>
          </table:table-cell>
          <table:table-cell table:style-name="ce1"/>
          <table:table-cell office:value-type="float" office:value="146791" table:style-name="ce1">
            <text:p>146791</text:p>
          </table:table-cell>
          <table:table-cell table:style-name="ce1"/>
          <table:table-cell office:value-type="float" office:value="146629" table:style-name="ce1">
            <text:p>146629</text:p>
          </table:table-cell>
          <table:table-cell table:style-name="ce1"/>
          <table:table-cell office:value-type="float" office:value="146.62899999999999" table:formula="of:=[.J13]/1000" table:style-name="ce1">
            <text:p>146,629</text:p>
          </table:table-cell>
          <table:table-cell table:number-columns-repeated="3" table:style-name="ce1"/>
          <table:table-cell table:style-name="ce1">
            <draw:frame draw:z-index="1" draw:id="id0" draw:style-name="a0" draw:name="Grafico 1" svg:x="0.59375in" svg:y="0.07291in" svg:width="3.97917in" svg:height="2.8854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1">
          <table:table-cell office:value-type="time" office:time-value="PT1085179H57M16S" table:style-name="ce2">
            <text:p>57:16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12S" table:formula="of:=['Latency_us_(100Mbps,_burst_5Mbp'.$A14]-['Latency_us_(100Mbps,_burst_5Mbp'.$B14]" table:style-name="ce2">
            <text:p>00:12</text:p>
          </table:table-cell>
          <table:table-cell office:value-type="float" office:value="142927" table:style-name="ce4">
            <text:p>142927</text:p>
          </table:table-cell>
          <table:table-cell table:style-name="ce1"/>
          <table:table-cell office:value-type="float" office:value="141169" table:style-name="ce1">
            <text:p>141169</text:p>
          </table:table-cell>
          <table:table-cell table:style-name="ce1"/>
          <table:table-cell office:value-type="float" office:value="143621" table:style-name="ce1">
            <text:p>143621</text:p>
          </table:table-cell>
          <table:table-cell table:style-name="ce1"/>
          <table:table-cell office:value-type="float" office:value="143574" table:style-name="ce1">
            <text:p>143574</text:p>
          </table:table-cell>
          <table:table-cell table:style-name="ce1"/>
          <table:table-cell office:value-type="float" office:value="143.57400000000001" table:formula="of:=[.J14]/1000" table:style-name="ce1">
            <text:p>143,574</text:p>
          </table:table-cell>
          <table:table-cell table:number-columns-repeated="16372" table:style-name="ce1"/>
        </table:table-row>
        <table:table-row table:style-name="ro1">
          <table:table-cell office:value-type="time" office:time-value="PT1085179H57M17S" table:style-name="ce2">
            <text:p>57:17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13S" table:formula="of:=['Latency_us_(100Mbps,_burst_5Mbp'.$A15]-['Latency_us_(100Mbps,_burst_5Mbp'.$B15]" table:style-name="ce2">
            <text:p>00:13</text:p>
          </table:table-cell>
          <table:table-cell office:value-type="float" office:value="142763" table:style-name="ce4">
            <text:p>142763</text:p>
          </table:table-cell>
          <table:table-cell table:style-name="ce1"/>
          <table:table-cell office:value-type="float" office:value="142594" table:style-name="ce1">
            <text:p>142594</text:p>
          </table:table-cell>
          <table:table-cell table:style-name="ce1"/>
          <table:table-cell office:value-type="float" office:value="142690" table:style-name="ce1">
            <text:p>142690</text:p>
          </table:table-cell>
          <table:table-cell table:style-name="ce1"/>
          <table:table-cell office:value-type="float" office:value="148084" table:style-name="ce1">
            <text:p>148084</text:p>
          </table:table-cell>
          <table:table-cell table:style-name="ce1"/>
          <table:table-cell office:value-type="float" office:value="148.084" table:formula="of:=[.J15]/1000" table:style-name="ce1">
            <text:p>148,084</text:p>
          </table:table-cell>
          <table:table-cell table:number-columns-repeated="16372" table:style-name="ce1"/>
        </table:table-row>
        <table:table-row table:style-name="ro1">
          <table:table-cell office:value-type="time" office:time-value="PT1085179H57M18S" table:style-name="ce2">
            <text:p>57:18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14S" table:formula="of:=['Latency_us_(100Mbps,_burst_5Mbp'.$A16]-['Latency_us_(100Mbps,_burst_5Mbp'.$B16]" table:style-name="ce2">
            <text:p>00:14</text:p>
          </table:table-cell>
          <table:table-cell office:value-type="float" office:value="149521" table:style-name="ce4">
            <text:p>149521</text:p>
          </table:table-cell>
          <table:table-cell table:style-name="ce1"/>
          <table:table-cell office:value-type="float" office:value="149287" table:style-name="ce1">
            <text:p>149287</text:p>
          </table:table-cell>
          <table:table-cell table:style-name="ce1"/>
          <table:table-cell office:value-type="float" office:value="143308" table:style-name="ce1">
            <text:p>143308</text:p>
          </table:table-cell>
          <table:table-cell table:style-name="ce1"/>
          <table:table-cell office:value-type="float" office:value="144821" table:style-name="ce1">
            <text:p>144821</text:p>
          </table:table-cell>
          <table:table-cell table:style-name="ce1"/>
          <table:table-cell office:value-type="float" office:value="144.821" table:formula="of:=[.J16]/1000" table:style-name="ce1">
            <text:p>144,821</text:p>
          </table:table-cell>
          <table:table-cell table:number-columns-repeated="16372" table:style-name="ce1"/>
        </table:table-row>
        <table:table-row table:style-name="ro1">
          <table:table-cell office:value-type="time" office:time-value="PT1085179H57M19S" table:style-name="ce2">
            <text:p>57:19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15S" table:formula="of:=['Latency_us_(100Mbps,_burst_5Mbp'.$A17]-['Latency_us_(100Mbps,_burst_5Mbp'.$B17]" table:style-name="ce2">
            <text:p>00:15</text:p>
          </table:table-cell>
          <table:table-cell office:value-type="float" office:value="141621" table:style-name="ce4">
            <text:p>141621</text:p>
          </table:table-cell>
          <table:table-cell table:style-name="ce1"/>
          <table:table-cell office:value-type="float" office:value="148352" table:style-name="ce1">
            <text:p>148352</text:p>
          </table:table-cell>
          <table:table-cell table:style-name="ce1"/>
          <table:table-cell office:value-type="float" office:value="141913" table:style-name="ce1">
            <text:p>141913</text:p>
          </table:table-cell>
          <table:table-cell table:style-name="ce1"/>
          <table:table-cell office:value-type="float" office:value="141668" table:style-name="ce1">
            <text:p>141668</text:p>
          </table:table-cell>
          <table:table-cell table:style-name="ce1"/>
          <table:table-cell office:value-type="float" office:value="141.66800000000001" table:formula="of:=[.J17]/1000" table:style-name="ce1">
            <text:p>141,668</text:p>
          </table:table-cell>
          <table:table-cell table:number-columns-repeated="16372"/>
        </table:table-row>
        <table:table-row table:style-name="ro1">
          <table:table-cell office:value-type="time" office:time-value="PT1085179H57M20S" table:style-name="ce2">
            <text:p>57:20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16S" table:formula="of:=['Latency_us_(100Mbps,_burst_5Mbp'.$A18]-['Latency_us_(100Mbps,_burst_5Mbp'.$B18]" table:style-name="ce2">
            <text:p>00:16</text:p>
          </table:table-cell>
          <table:table-cell office:value-type="float" office:value="140267" table:style-name="ce4">
            <text:p>140267</text:p>
          </table:table-cell>
          <table:table-cell table:style-name="ce1"/>
          <table:table-cell office:value-type="float" office:value="144038" table:style-name="ce1">
            <text:p>144038</text:p>
          </table:table-cell>
          <table:table-cell table:style-name="ce1"/>
          <table:table-cell office:value-type="float" office:value="140909" table:style-name="ce1">
            <text:p>140909</text:p>
          </table:table-cell>
          <table:table-cell table:style-name="ce1"/>
          <table:table-cell office:value-type="float" office:value="140734" table:style-name="ce1">
            <text:p>140734</text:p>
          </table:table-cell>
          <table:table-cell table:style-name="ce1"/>
          <table:table-cell office:value-type="float" office:value="140.73400000000001" table:formula="of:=[.J18]/1000" table:style-name="ce1">
            <text:p>140,734</text:p>
          </table:table-cell>
          <table:table-cell table:number-columns-repeated="16372"/>
        </table:table-row>
        <table:table-row table:style-name="ro1">
          <table:table-cell office:value-type="time" office:time-value="PT1085179H57M21S" table:style-name="ce2">
            <text:p>57:21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17S" table:formula="of:=['Latency_us_(100Mbps,_burst_5Mbp'.$A19]-['Latency_us_(100Mbps,_burst_5Mbp'.$B19]" table:style-name="ce2">
            <text:p>00:17</text:p>
          </table:table-cell>
          <table:table-cell office:value-type="float" office:value="143885" table:style-name="ce4">
            <text:p>143885</text:p>
          </table:table-cell>
          <table:table-cell table:style-name="ce1"/>
          <table:table-cell office:value-type="float" office:value="147713" table:style-name="ce1">
            <text:p>147713</text:p>
          </table:table-cell>
          <table:table-cell table:style-name="ce1"/>
          <table:table-cell office:value-type="float" office:value="147796" table:style-name="ce1">
            <text:p>147796</text:p>
          </table:table-cell>
          <table:table-cell table:style-name="ce1"/>
          <table:table-cell office:value-type="float" office:value="143320" table:style-name="ce1">
            <text:p>143320</text:p>
          </table:table-cell>
          <table:table-cell table:style-name="ce1"/>
          <table:table-cell office:value-type="float" office:value="143.32" table:formula="of:=[.J19]/1000" table:style-name="ce1">
            <text:p>143,32</text:p>
          </table:table-cell>
          <table:table-cell table:number-columns-repeated="16372"/>
        </table:table-row>
        <table:table-row table:style-name="ro1">
          <table:table-cell office:value-type="time" office:time-value="PT1085179H57M22S" table:style-name="ce2">
            <text:p>57:22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18S" table:formula="of:=['Latency_us_(100Mbps,_burst_5Mbp'.$A20]-['Latency_us_(100Mbps,_burst_5Mbp'.$B20]" table:style-name="ce2">
            <text:p>00:18</text:p>
          </table:table-cell>
          <table:table-cell office:value-type="float" office:value="144476" table:style-name="ce4">
            <text:p>144476</text:p>
          </table:table-cell>
          <table:table-cell table:style-name="ce1"/>
          <table:table-cell office:value-type="float" office:value="141276" table:style-name="ce1">
            <text:p>141276</text:p>
          </table:table-cell>
          <table:table-cell table:style-name="ce1"/>
          <table:table-cell office:value-type="float" office:value="146854" table:style-name="ce1">
            <text:p>146854</text:p>
          </table:table-cell>
          <table:table-cell table:style-name="ce1"/>
          <table:table-cell office:value-type="float" office:value="141114" table:style-name="ce1">
            <text:p>141114</text:p>
          </table:table-cell>
          <table:table-cell table:style-name="ce1"/>
          <table:table-cell office:value-type="float" office:value="141.114" table:formula="of:=[.J20]/1000" table:style-name="ce1">
            <text:p>141,114</text:p>
          </table:table-cell>
          <table:table-cell table:number-columns-repeated="16372"/>
        </table:table-row>
        <table:table-row table:style-name="ro1">
          <table:table-cell office:value-type="time" office:time-value="PT1085179H57M23S" table:style-name="ce2">
            <text:p>57:23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19S" table:formula="of:=['Latency_us_(100Mbps,_burst_5Mbp'.$A21]-['Latency_us_(100Mbps,_burst_5Mbp'.$B21]" table:style-name="ce2">
            <text:p>00:19</text:p>
          </table:table-cell>
          <table:table-cell office:value-type="float" office:value="145970" table:style-name="ce4">
            <text:p>145970</text:p>
          </table:table-cell>
          <table:table-cell table:style-name="ce1"/>
          <table:table-cell office:value-type="float" office:value="142193" table:style-name="ce1">
            <text:p>142193</text:p>
          </table:table-cell>
          <table:table-cell table:style-name="ce1"/>
          <table:table-cell office:value-type="float" office:value="139143" table:style-name="ce1">
            <text:p>139143</text:p>
          </table:table-cell>
          <table:table-cell table:style-name="ce1"/>
          <table:table-cell office:value-type="float" office:value="138242" table:style-name="ce1">
            <text:p>138242</text:p>
          </table:table-cell>
          <table:table-cell table:style-name="ce1"/>
          <table:table-cell office:value-type="float" office:value="138.24199999999999" table:formula="of:=[.J21]/1000" table:style-name="ce1">
            <text:p>138,242</text:p>
          </table:table-cell>
          <table:table-cell table:number-columns-repeated="16372"/>
        </table:table-row>
        <table:table-row table:style-name="ro1">
          <table:table-cell office:value-type="time" office:time-value="PT1085179H57M24S" table:style-name="ce2">
            <text:p>57:24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20S" table:formula="of:=['Latency_us_(100Mbps,_burst_5Mbp'.$A22]-['Latency_us_(100Mbps,_burst_5Mbp'.$B22]" table:style-name="ce2">
            <text:p>00:20</text:p>
          </table:table-cell>
          <table:table-cell office:value-type="float" office:value="142869" table:style-name="ce4">
            <text:p>142869</text:p>
          </table:table-cell>
          <table:table-cell table:style-name="ce1"/>
          <table:table-cell office:value-type="float" office:value="144831" table:style-name="ce1">
            <text:p>144831</text:p>
          </table:table-cell>
          <table:table-cell table:style-name="ce1"/>
          <table:table-cell office:value-type="float" office:value="143439" table:style-name="ce1">
            <text:p>143439</text:p>
          </table:table-cell>
          <table:table-cell table:style-name="ce1"/>
          <table:table-cell office:value-type="float" office:value="141823" table:style-name="ce1">
            <text:p>141823</text:p>
          </table:table-cell>
          <table:table-cell table:style-name="ce1"/>
          <table:table-cell office:value-type="float" office:value="141.82300000000001" table:formula="of:=[.J22]/1000" table:style-name="ce1">
            <text:p>141,823</text:p>
          </table:table-cell>
          <table:table-cell table:number-columns-repeated="16372"/>
        </table:table-row>
        <table:table-row table:style-name="ro1">
          <table:table-cell office:value-type="time" office:time-value="PT1085179H57M25S" table:style-name="ce2">
            <text:p>57:25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21S" table:formula="of:=['Latency_us_(100Mbps,_burst_5Mbp'.$A23]-['Latency_us_(100Mbps,_burst_5Mbp'.$B23]" table:style-name="ce2">
            <text:p>00:21</text:p>
          </table:table-cell>
          <table:table-cell office:value-type="float" office:value="141055" table:style-name="ce4">
            <text:p>141055</text:p>
          </table:table-cell>
          <table:table-cell table:style-name="ce1"/>
          <table:table-cell office:value-type="float" office:value="142802" table:style-name="ce1">
            <text:p>142802</text:p>
          </table:table-cell>
          <table:table-cell table:style-name="ce1"/>
          <table:table-cell office:value-type="float" office:value="144136" table:style-name="ce1">
            <text:p>144136</text:p>
          </table:table-cell>
          <table:table-cell table:style-name="ce1"/>
          <table:table-cell office:value-type="float" office:value="141175" table:style-name="ce1">
            <text:p>141175</text:p>
          </table:table-cell>
          <table:table-cell table:style-name="ce1"/>
          <table:table-cell office:value-type="float" office:value="141.17500000000001" table:formula="of:=[.J23]/1000" table:style-name="ce1">
            <text:p>141,175</text:p>
          </table:table-cell>
          <table:table-cell table:number-columns-repeated="16372"/>
        </table:table-row>
        <table:table-row table:style-name="ro1">
          <table:table-cell office:value-type="time" office:time-value="PT1085179H57M26S" table:style-name="ce2">
            <text:p>57:26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22S" table:formula="of:=['Latency_us_(100Mbps,_burst_5Mbp'.$A24]-['Latency_us_(100Mbps,_burst_5Mbp'.$B24]" table:style-name="ce2">
            <text:p>00:22</text:p>
          </table:table-cell>
          <table:table-cell office:value-type="float" office:value="152926" table:style-name="ce4">
            <text:p>152926</text:p>
          </table:table-cell>
          <table:table-cell table:style-name="ce1"/>
          <table:table-cell office:value-type="float" office:value="146113" table:style-name="ce1">
            <text:p>146113</text:p>
          </table:table-cell>
          <table:table-cell table:style-name="ce1"/>
          <table:table-cell office:value-type="float" office:value="143941" table:style-name="ce1">
            <text:p>143941</text:p>
          </table:table-cell>
          <table:table-cell table:style-name="ce1"/>
          <table:table-cell office:value-type="float" office:value="145262" table:style-name="ce1">
            <text:p>145262</text:p>
          </table:table-cell>
          <table:table-cell table:style-name="ce1"/>
          <table:table-cell office:value-type="float" office:value="145.262" table:formula="of:=[.J24]/1000" table:style-name="ce1">
            <text:p>145,262</text:p>
          </table:table-cell>
          <table:table-cell table:number-columns-repeated="16372"/>
        </table:table-row>
        <table:table-row table:style-name="ro1">
          <table:table-cell office:value-type="time" office:time-value="PT1085179H57M27S" table:style-name="ce2">
            <text:p>57:27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23S" table:formula="of:=['Latency_us_(100Mbps,_burst_5Mbp'.$A25]-['Latency_us_(100Mbps,_burst_5Mbp'.$B25]" table:style-name="ce2">
            <text:p>00:23</text:p>
          </table:table-cell>
          <table:table-cell office:value-type="float" office:value="145067" table:style-name="ce4">
            <text:p>145067</text:p>
          </table:table-cell>
          <table:table-cell table:style-name="ce1"/>
          <table:table-cell office:value-type="float" office:value="144658" table:style-name="ce1">
            <text:p>144658</text:p>
          </table:table-cell>
          <table:table-cell table:style-name="ce1"/>
          <table:table-cell office:value-type="float" office:value="141510" table:style-name="ce1">
            <text:p>141510</text:p>
          </table:table-cell>
          <table:table-cell table:style-name="ce1"/>
          <table:table-cell office:value-type="float" office:value="141243" table:style-name="ce1">
            <text:p>141243</text:p>
          </table:table-cell>
          <table:table-cell table:style-name="ce1"/>
          <table:table-cell office:value-type="float" office:value="141.24299999999999" table:formula="of:=[.J25]/1000" table:style-name="ce1">
            <text:p>141,243</text:p>
          </table:table-cell>
          <table:table-cell table:number-columns-repeated="16372"/>
        </table:table-row>
        <table:table-row table:style-name="ro1">
          <table:table-cell office:value-type="time" office:time-value="PT1085179H57M28S" table:style-name="ce2">
            <text:p>57:28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24S" table:formula="of:=['Latency_us_(100Mbps,_burst_5Mbp'.$A26]-['Latency_us_(100Mbps,_burst_5Mbp'.$B26]" table:style-name="ce2">
            <text:p>00:24</text:p>
          </table:table-cell>
          <table:table-cell office:value-type="float" office:value="148119" table:style-name="ce4">
            <text:p>148119</text:p>
          </table:table-cell>
          <table:table-cell table:style-name="ce1"/>
          <table:table-cell office:value-type="float" office:value="143813" table:style-name="ce1">
            <text:p>143813</text:p>
          </table:table-cell>
          <table:table-cell table:style-name="ce1"/>
          <table:table-cell office:value-type="float" office:value="139927" table:style-name="ce1">
            <text:p>139927</text:p>
          </table:table-cell>
          <table:table-cell table:style-name="ce1"/>
          <table:table-cell office:value-type="float" office:value="141400" table:style-name="ce1">
            <text:p>141400</text:p>
          </table:table-cell>
          <table:table-cell table:style-name="ce1"/>
          <table:table-cell office:value-type="float" office:value="141.4" table:formula="of:=[.J26]/1000" table:style-name="ce1">
            <text:p>141,4</text:p>
          </table:table-cell>
          <table:table-cell table:number-columns-repeated="16372"/>
        </table:table-row>
        <table:table-row table:style-name="ro1">
          <table:table-cell office:value-type="time" office:time-value="PT1085179H57M29S" table:style-name="ce2">
            <text:p>57:29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25S" table:formula="of:=['Latency_us_(100Mbps,_burst_5Mbp'.$A27]-['Latency_us_(100Mbps,_burst_5Mbp'.$B27]" table:style-name="ce2">
            <text:p>00:25</text:p>
          </table:table-cell>
          <table:table-cell office:value-type="float" office:value="147992" table:style-name="ce4">
            <text:p>147992</text:p>
          </table:table-cell>
          <table:table-cell table:style-name="ce1"/>
          <table:table-cell office:value-type="float" office:value="145271" table:style-name="ce1">
            <text:p>145271</text:p>
          </table:table-cell>
          <table:table-cell table:style-name="ce1"/>
          <table:table-cell office:value-type="float" office:value="142895" table:style-name="ce1">
            <text:p>142895</text:p>
          </table:table-cell>
          <table:table-cell table:style-name="ce1"/>
          <table:table-cell office:value-type="float" office:value="144666" table:style-name="ce1">
            <text:p>144666</text:p>
          </table:table-cell>
          <table:table-cell table:style-name="ce1"/>
          <table:table-cell office:value-type="float" office:value="144.666" table:formula="of:=[.J27]/1000" table:style-name="ce1">
            <text:p>144,666</text:p>
          </table:table-cell>
          <table:table-cell table:number-columns-repeated="16372"/>
        </table:table-row>
        <table:table-row table:style-name="ro1">
          <table:table-cell office:value-type="time" office:time-value="PT1085179H57M30S" table:style-name="ce2">
            <text:p>57:30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26S" table:formula="of:=['Latency_us_(100Mbps,_burst_5Mbp'.$A28]-['Latency_us_(100Mbps,_burst_5Mbp'.$B28]" table:style-name="ce2">
            <text:p>00:26</text:p>
          </table:table-cell>
          <table:table-cell office:value-type="float" office:value="146509" table:style-name="ce4">
            <text:p>146509</text:p>
          </table:table-cell>
          <table:table-cell table:style-name="ce1"/>
          <table:table-cell office:value-type="float" office:value="140763" table:style-name="ce1">
            <text:p>140763</text:p>
          </table:table-cell>
          <table:table-cell table:style-name="ce1"/>
          <table:table-cell office:value-type="float" office:value="146429" table:style-name="ce1">
            <text:p>146429</text:p>
          </table:table-cell>
          <table:table-cell table:style-name="ce1"/>
          <table:table-cell office:value-type="float" office:value="132773" table:style-name="ce1">
            <text:p>132773</text:p>
          </table:table-cell>
          <table:table-cell table:style-name="ce1"/>
          <table:table-cell office:value-type="float" office:value="132.773" table:formula="of:=[.J28]/1000" table:style-name="ce1">
            <text:p>132,773</text:p>
          </table:table-cell>
          <table:table-cell table:number-columns-repeated="16372"/>
        </table:table-row>
        <table:table-row table:style-name="ro1">
          <table:table-cell office:value-type="time" office:time-value="PT1085179H57M31S" table:style-name="ce2">
            <text:p>57:31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27S" table:formula="of:=['Latency_us_(100Mbps,_burst_5Mbp'.$A29]-['Latency_us_(100Mbps,_burst_5Mbp'.$B29]" table:style-name="ce2">
            <text:p>00:27</text:p>
          </table:table-cell>
          <table:table-cell office:value-type="float" office:value="146473" table:style-name="ce4">
            <text:p>146473</text:p>
          </table:table-cell>
          <table:table-cell table:style-name="ce1"/>
          <table:table-cell office:value-type="float" office:value="142549" table:style-name="ce1">
            <text:p>142549</text:p>
          </table:table-cell>
          <table:table-cell table:style-name="ce1"/>
          <table:table-cell office:value-type="float" office:value="145807" table:style-name="ce1">
            <text:p>145807</text:p>
          </table:table-cell>
          <table:table-cell table:style-name="ce1"/>
          <table:table-cell office:value-type="float" office:value="140646" table:style-name="ce1">
            <text:p>140646</text:p>
          </table:table-cell>
          <table:table-cell table:style-name="ce1"/>
          <table:table-cell office:value-type="float" office:value="140.64599999999999" table:formula="of:=[.J29]/1000" table:style-name="ce1">
            <text:p>140,646</text:p>
          </table:table-cell>
          <table:table-cell table:number-columns-repeated="16372"/>
        </table:table-row>
        <table:table-row table:style-name="ro1">
          <table:table-cell office:value-type="time" office:time-value="PT1085179H57M32S" table:style-name="ce2">
            <text:p>57:32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28S" table:formula="of:=['Latency_us_(100Mbps,_burst_5Mbp'.$A30]-['Latency_us_(100Mbps,_burst_5Mbp'.$B30]" table:style-name="ce2">
            <text:p>00:28</text:p>
          </table:table-cell>
          <table:table-cell office:value-type="float" office:value="146966" table:style-name="ce4">
            <text:p>146966</text:p>
          </table:table-cell>
          <table:table-cell table:style-name="ce1"/>
          <table:table-cell office:value-type="float" office:value="139759" table:style-name="ce1">
            <text:p>139759</text:p>
          </table:table-cell>
          <table:table-cell table:style-name="ce1"/>
          <table:table-cell office:value-type="float" office:value="144812" table:style-name="ce1">
            <text:p>144812</text:p>
          </table:table-cell>
          <table:table-cell table:style-name="ce1"/>
          <table:table-cell office:value-type="float" office:value="142323" table:style-name="ce1">
            <text:p>142323</text:p>
          </table:table-cell>
          <table:table-cell table:style-name="ce1"/>
          <table:table-cell office:value-type="float" office:value="142.32300000000001" table:formula="of:=[.J30]/1000" table:style-name="ce1">
            <text:p>142,323</text:p>
          </table:table-cell>
          <table:table-cell table:number-columns-repeated="3"/>
          <table:table-cell table:style-name="ce1">
            <draw:frame draw:z-index="2" draw:id="id1" draw:style-name="a1" draw:name="Grafico 2" svg:x="0in" svg:y="0in" svg:width="3.97917in" svg:height="2.8854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time" office:time-value="PT1085179H57M33S" table:style-name="ce2">
            <text:p>57:33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29S" table:formula="of:=['Latency_us_(100Mbps,_burst_5Mbp'.$A31]-['Latency_us_(100Mbps,_burst_5Mbp'.$B31]" table:style-name="ce2">
            <text:p>00:29</text:p>
          </table:table-cell>
          <table:table-cell office:value-type="float" office:value="144216" table:style-name="ce4">
            <text:p>144216</text:p>
          </table:table-cell>
          <table:table-cell table:style-name="ce1"/>
          <table:table-cell office:value-type="float" office:value="147362" table:style-name="ce1">
            <text:p>147362</text:p>
          </table:table-cell>
          <table:table-cell table:style-name="ce1"/>
          <table:table-cell office:value-type="float" office:value="140334" table:style-name="ce1">
            <text:p>140334</text:p>
          </table:table-cell>
          <table:table-cell table:style-name="ce1"/>
          <table:table-cell office:value-type="float" office:value="142629" table:style-name="ce1">
            <text:p>142629</text:p>
          </table:table-cell>
          <table:table-cell table:style-name="ce1"/>
          <table:table-cell office:value-type="float" office:value="142.62899999999999" table:formula="of:=[.J31]/1000" table:style-name="ce1">
            <text:p>142,629</text:p>
          </table:table-cell>
          <table:table-cell table:number-columns-repeated="16372"/>
        </table:table-row>
        <table:table-row table:style-name="ro1">
          <table:table-cell office:value-type="time" office:time-value="PT1085179H57M34S" table:style-name="ce2">
            <text:p>57:34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30S" table:formula="of:=['Latency_us_(100Mbps,_burst_5Mbp'.$A32]-['Latency_us_(100Mbps,_burst_5Mbp'.$B32]" table:style-name="ce2">
            <text:p>00:30</text:p>
          </table:table-cell>
          <table:table-cell office:value-type="float" office:value="398117" table:style-name="ce4">
            <text:p>398117</text:p>
          </table:table-cell>
          <table:table-cell table:style-name="ce1"/>
          <table:table-cell office:value-type="float" office:value="405906" table:style-name="ce1">
            <text:p>405906</text:p>
          </table:table-cell>
          <table:table-cell table:style-name="ce1"/>
          <table:table-cell office:value-type="float" office:value="840990" table:style-name="ce1">
            <text:p>840990</text:p>
          </table:table-cell>
          <table:table-cell table:style-name="ce1"/>
          <table:table-cell office:value-type="float" office:value="430870" table:style-name="ce1">
            <text:p>430870</text:p>
          </table:table-cell>
          <table:table-cell table:style-name="ce1"/>
          <table:table-cell office:value-type="float" office:value="430.87" table:formula="of:=[.J32]/1000" table:style-name="ce1">
            <text:p>430,87</text:p>
          </table:table-cell>
          <table:table-cell table:number-columns-repeated="16372"/>
        </table:table-row>
        <table:table-row table:style-name="ro1">
          <table:table-cell office:value-type="time" office:time-value="PT1085179H57M35S" table:style-name="ce2">
            <text:p>57:35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31S" table:formula="of:=['Latency_us_(100Mbps,_burst_5Mbp'.$A33]-['Latency_us_(100Mbps,_burst_5Mbp'.$B33]" table:style-name="ce2">
            <text:p>00:31</text:p>
          </table:table-cell>
          <table:table-cell office:value-type="float" office:value="3586133" table:style-name="ce4">
            <text:p>3586133</text:p>
          </table:table-cell>
          <table:table-cell table:style-name="ce1"/>
          <table:table-cell office:value-type="float" office:value="3719242" table:style-name="ce1">
            <text:p>3719242</text:p>
          </table:table-cell>
          <table:table-cell table:style-name="ce1"/>
          <table:table-cell office:value-type="float" office:value="4142631" table:style-name="ce1">
            <text:p>4142631</text:p>
          </table:table-cell>
          <table:table-cell table:style-name="ce1"/>
          <table:table-cell office:value-type="float" office:value="3749618" table:style-name="ce1">
            <text:p>3749618</text:p>
          </table:table-cell>
          <table:table-cell table:style-name="ce1"/>
          <table:table-cell office:value-type="float" office:value="3749.6179999999999" table:formula="of:=[.J33]/1000" table:style-name="ce1">
            <text:p>3749,618</text:p>
          </table:table-cell>
          <table:table-cell table:number-columns-repeated="16372"/>
        </table:table-row>
        <table:table-row table:style-name="ro1">
          <table:table-cell office:value-type="time" office:time-value="PT1085179H57M36S" table:style-name="ce2">
            <text:p>57:36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32S" table:formula="of:=['Latency_us_(100Mbps,_burst_5Mbp'.$A34]-['Latency_us_(100Mbps,_burst_5Mbp'.$B34]" table:style-name="ce2">
            <text:p>00:32</text:p>
          </table:table-cell>
          <table:table-cell office:value-type="float" office:value="4263420" table:style-name="ce4">
            <text:p>4263420</text:p>
          </table:table-cell>
          <table:table-cell table:style-name="ce1"/>
          <table:table-cell office:value-type="float" office:value="4261220" table:style-name="ce1">
            <text:p>4261220</text:p>
          </table:table-cell>
          <table:table-cell table:style-name="ce1"/>
          <table:table-cell office:value-type="float" office:value="4162740" table:style-name="ce1">
            <text:p>4162740</text:p>
          </table:table-cell>
          <table:table-cell table:style-name="ce1"/>
          <table:table-cell office:value-type="float" office:value="4278559" table:style-name="ce1">
            <text:p>4278559</text:p>
          </table:table-cell>
          <table:table-cell table:style-name="ce1"/>
          <table:table-cell office:value-type="float" office:value="4278.5590000000002" table:formula="of:=[.J34]/1000" table:style-name="ce1">
            <text:p>4278,559</text:p>
          </table:table-cell>
          <table:table-cell table:number-columns-repeated="16372"/>
        </table:table-row>
        <table:table-row table:style-name="ro1">
          <table:table-cell office:value-type="time" office:time-value="PT1085179H57M37S" table:style-name="ce2">
            <text:p>57:37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33S" table:formula="of:=['Latency_us_(100Mbps,_burst_5Mbp'.$A35]-['Latency_us_(100Mbps,_burst_5Mbp'.$B35]" table:style-name="ce2">
            <text:p>00:33</text:p>
          </table:table-cell>
          <table:table-cell office:value-type="float" office:value="3765694" table:style-name="ce4">
            <text:p>3765694</text:p>
          </table:table-cell>
          <table:table-cell table:style-name="ce1"/>
          <table:table-cell office:value-type="float" office:value="3751033" table:style-name="ce1">
            <text:p>3751033</text:p>
          </table:table-cell>
          <table:table-cell table:style-name="ce1"/>
          <table:table-cell office:value-type="float" office:value="3543605" table:style-name="ce1">
            <text:p>3543605</text:p>
          </table:table-cell>
          <table:table-cell table:style-name="ce1"/>
          <table:table-cell office:value-type="float" office:value="3770713" table:style-name="ce1">
            <text:p>3770713</text:p>
          </table:table-cell>
          <table:table-cell table:style-name="ce1"/>
          <table:table-cell office:value-type="float" office:value="3770.7130000000002" table:formula="of:=[.J35]/1000" table:style-name="ce1">
            <text:p>3770,713</text:p>
          </table:table-cell>
          <table:table-cell table:number-columns-repeated="16372"/>
        </table:table-row>
        <table:table-row table:style-name="ro1">
          <table:table-cell office:value-type="time" office:time-value="PT1085179H57M38S" table:style-name="ce2">
            <text:p>57:38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34S" table:formula="of:=['Latency_us_(100Mbps,_burst_5Mbp'.$A36]-['Latency_us_(100Mbps,_burst_5Mbp'.$B36]" table:style-name="ce2">
            <text:p>00:34</text:p>
          </table:table-cell>
          <table:table-cell office:value-type="float" office:value="3274940" table:style-name="ce4">
            <text:p>3274940</text:p>
          </table:table-cell>
          <table:table-cell table:style-name="ce1"/>
          <table:table-cell office:value-type="float" office:value="3270214" table:style-name="ce1">
            <text:p>3270214</text:p>
          </table:table-cell>
          <table:table-cell table:style-name="ce1"/>
          <table:table-cell office:value-type="float" office:value="3136286" table:style-name="ce1">
            <text:p>3136286</text:p>
          </table:table-cell>
          <table:table-cell table:style-name="ce1"/>
          <table:table-cell office:value-type="float" office:value="3278280" table:style-name="ce1">
            <text:p>3278280</text:p>
          </table:table-cell>
          <table:table-cell table:style-name="ce1"/>
          <table:table-cell office:value-type="float" office:value="3278.28" table:formula="of:=[.J36]/1000" table:style-name="ce1">
            <text:p>3278,28</text:p>
          </table:table-cell>
          <table:table-cell table:number-columns-repeated="16372"/>
        </table:table-row>
        <table:table-row table:style-name="ro1">
          <table:table-cell office:value-type="time" office:time-value="PT1085179H57M39S" table:style-name="ce2">
            <text:p>57:39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35S" table:formula="of:=['Latency_us_(100Mbps,_burst_5Mbp'.$A37]-['Latency_us_(100Mbps,_burst_5Mbp'.$B37]" table:style-name="ce2">
            <text:p>00:35</text:p>
          </table:table-cell>
          <table:table-cell office:value-type="float" office:value="2751759" table:style-name="ce4">
            <text:p>2751759</text:p>
          </table:table-cell>
          <table:table-cell table:style-name="ce1"/>
          <table:table-cell office:value-type="float" office:value="2722505" table:style-name="ce1">
            <text:p>2722505</text:p>
          </table:table-cell>
          <table:table-cell table:style-name="ce1"/>
          <table:table-cell office:value-type="float" office:value="2643336" table:style-name="ce1">
            <text:p>2643336</text:p>
          </table:table-cell>
          <table:table-cell table:style-name="ce1"/>
          <table:table-cell office:value-type="float" office:value="2781243" table:style-name="ce1">
            <text:p>2781243</text:p>
          </table:table-cell>
          <table:table-cell table:style-name="ce1"/>
          <table:table-cell office:value-type="float" office:value="2781.2429999999999" table:formula="of:=[.J37]/1000" table:style-name="ce1">
            <text:p>2781,243</text:p>
          </table:table-cell>
          <table:table-cell table:number-columns-repeated="16372"/>
        </table:table-row>
        <table:table-row table:style-name="ro1">
          <table:table-cell office:value-type="time" office:time-value="PT1085179H57M40S" table:style-name="ce2">
            <text:p>57:40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36S" table:formula="of:=['Latency_us_(100Mbps,_burst_5Mbp'.$A38]-['Latency_us_(100Mbps,_burst_5Mbp'.$B38]" table:style-name="ce2">
            <text:p>00:36</text:p>
          </table:table-cell>
          <table:table-cell office:value-type="float" office:value="2257234" table:style-name="ce4">
            <text:p>2257234</text:p>
          </table:table-cell>
          <table:table-cell table:style-name="ce1"/>
          <table:table-cell office:value-type="float" office:value="2243011" table:style-name="ce1">
            <text:p>2243011</text:p>
          </table:table-cell>
          <table:table-cell table:style-name="ce1"/>
          <table:table-cell office:value-type="float" office:value="2139662" table:style-name="ce1">
            <text:p>2139662</text:p>
          </table:table-cell>
          <table:table-cell table:style-name="ce1"/>
          <table:table-cell office:value-type="float" office:value="2263186" table:style-name="ce1">
            <text:p>2263186</text:p>
          </table:table-cell>
          <table:table-cell table:style-name="ce1"/>
          <table:table-cell office:value-type="float" office:value="2263.1860000000001" table:formula="of:=[.J38]/1000" table:style-name="ce1">
            <text:p>2263,186</text:p>
          </table:table-cell>
          <table:table-cell table:number-columns-repeated="16372"/>
        </table:table-row>
        <table:table-row table:style-name="ro1">
          <table:table-cell office:value-type="time" office:time-value="PT1085179H57M41S" table:style-name="ce2">
            <text:p>57:41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37S" table:formula="of:=['Latency_us_(100Mbps,_burst_5Mbp'.$A39]-['Latency_us_(100Mbps,_burst_5Mbp'.$B39]" table:style-name="ce2">
            <text:p>00:37</text:p>
          </table:table-cell>
          <table:table-cell office:value-type="float" office:value="1770920" table:style-name="ce4">
            <text:p>1770920</text:p>
          </table:table-cell>
          <table:table-cell table:style-name="ce1"/>
          <table:table-cell office:value-type="float" office:value="1769579" table:style-name="ce1">
            <text:p>1769579</text:p>
          </table:table-cell>
          <table:table-cell table:style-name="ce1"/>
          <table:table-cell office:value-type="float" office:value="1646487" table:style-name="ce1">
            <text:p>1646487</text:p>
          </table:table-cell>
          <table:table-cell table:style-name="ce1"/>
          <table:table-cell office:value-type="float" office:value="1773899" table:style-name="ce1">
            <text:p>1773899</text:p>
          </table:table-cell>
          <table:table-cell table:style-name="ce1"/>
          <table:table-cell office:value-type="float" office:value="1773.8989999999999" table:formula="of:=[.J39]/1000" table:style-name="ce1">
            <text:p>1773,899</text:p>
          </table:table-cell>
          <table:table-cell table:number-columns-repeated="16372"/>
        </table:table-row>
        <table:table-row table:style-name="ro1">
          <table:table-cell office:value-type="time" office:time-value="PT1085179H57M42S" table:style-name="ce2">
            <text:p>57:42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38S" table:formula="of:=['Latency_us_(100Mbps,_burst_5Mbp'.$A40]-['Latency_us_(100Mbps,_burst_5Mbp'.$B40]" table:style-name="ce2">
            <text:p>00:38</text:p>
          </table:table-cell>
          <table:table-cell office:value-type="float" office:value="1257184" table:style-name="ce4">
            <text:p>1257184</text:p>
          </table:table-cell>
          <table:table-cell table:style-name="ce1"/>
          <table:table-cell office:value-type="float" office:value="1222242" table:style-name="ce1">
            <text:p>1222242</text:p>
          </table:table-cell>
          <table:table-cell table:style-name="ce1"/>
          <table:table-cell office:value-type="float" office:value="1130913" table:style-name="ce1">
            <text:p>1130913</text:p>
          </table:table-cell>
          <table:table-cell table:style-name="ce1"/>
          <table:table-cell office:value-type="float" office:value="1289775" table:style-name="ce1">
            <text:p>1289775</text:p>
          </table:table-cell>
          <table:table-cell table:style-name="ce1"/>
          <table:table-cell office:value-type="float" office:value="1289.7750000000001" table:formula="of:=[.J40]/1000" table:style-name="ce1">
            <text:p>1289,775</text:p>
          </table:table-cell>
          <table:table-cell table:number-columns-repeated="16372"/>
        </table:table-row>
        <table:table-row table:style-name="ro1">
          <table:table-cell office:value-type="time" office:time-value="PT1085179H57M43S" table:style-name="ce2">
            <text:p>57:43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39S" table:formula="of:=['Latency_us_(100Mbps,_burst_5Mbp'.$A41]-['Latency_us_(100Mbps,_burst_5Mbp'.$B41]" table:style-name="ce2">
            <text:p>00:39</text:p>
          </table:table-cell>
          <table:table-cell office:value-type="float" office:value="774579" table:style-name="ce4">
            <text:p>774579</text:p>
          </table:table-cell>
          <table:table-cell table:style-name="ce1"/>
          <table:table-cell office:value-type="float" office:value="736183" table:style-name="ce1">
            <text:p>736183</text:p>
          </table:table-cell>
          <table:table-cell table:style-name="ce1"/>
          <table:table-cell office:value-type="float" office:value="638914" table:style-name="ce1">
            <text:p>638914</text:p>
          </table:table-cell>
          <table:table-cell table:style-name="ce1"/>
          <table:table-cell office:value-type="float" office:value="776326" table:style-name="ce1">
            <text:p>776326</text:p>
          </table:table-cell>
          <table:table-cell table:style-name="ce1"/>
          <table:table-cell office:value-type="float" office:value="776.32600000000002" table:formula="of:=[.J41]/1000" table:style-name="ce1">
            <text:p>776,326</text:p>
          </table:table-cell>
          <table:table-cell table:number-columns-repeated="16372"/>
        </table:table-row>
        <table:table-row table:style-name="ro1">
          <table:table-cell office:value-type="time" office:time-value="PT1085179H57M44S" table:style-name="ce2">
            <text:p>57:44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40S" table:formula="of:=['Latency_us_(100Mbps,_burst_5Mbp'.$A42]-['Latency_us_(100Mbps,_burst_5Mbp'.$B42]" table:style-name="ce2">
            <text:p>00:40</text:p>
          </table:table-cell>
          <table:table-cell office:value-type="float" office:value="284079" table:style-name="ce4">
            <text:p>284079</text:p>
          </table:table-cell>
          <table:table-cell table:style-name="ce1"/>
          <table:table-cell office:value-type="float" office:value="277424" table:style-name="ce1">
            <text:p>277424</text:p>
          </table:table-cell>
          <table:table-cell table:style-name="ce1"/>
          <table:table-cell office:value-type="float" office:value="206492" table:style-name="ce1">
            <text:p>206492</text:p>
          </table:table-cell>
          <table:table-cell table:style-name="ce1"/>
          <table:table-cell office:value-type="float" office:value="283815" table:style-name="ce1">
            <text:p>283815</text:p>
          </table:table-cell>
          <table:table-cell table:style-name="ce1"/>
          <table:table-cell office:value-type="float" office:value="283.815" table:formula="of:=[.J42]/1000" table:style-name="ce1">
            <text:p>283,815</text:p>
          </table:table-cell>
          <table:table-cell table:number-columns-repeated="16372"/>
        </table:table-row>
        <table:table-row table:style-name="ro1">
          <table:table-cell office:value-type="time" office:time-value="PT1085179H57M45S" table:style-name="ce2">
            <text:p>57:45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41S" table:formula="of:=['Latency_us_(100Mbps,_burst_5Mbp'.$A43]-['Latency_us_(100Mbps,_burst_5Mbp'.$B43]" table:style-name="ce2">
            <text:p>00:41</text:p>
          </table:table-cell>
          <table:table-cell office:value-type="float" office:value="140653" table:style-name="ce4">
            <text:p>140653</text:p>
          </table:table-cell>
          <table:table-cell table:style-name="ce1"/>
          <table:table-cell office:value-type="float" office:value="144862" table:style-name="ce1">
            <text:p>144862</text:p>
          </table:table-cell>
          <table:table-cell table:style-name="ce1"/>
          <table:table-cell office:value-type="float" office:value="146443" table:style-name="ce1">
            <text:p>146443</text:p>
          </table:table-cell>
          <table:table-cell table:style-name="ce1"/>
          <table:table-cell office:value-type="float" office:value="146840" table:style-name="ce1">
            <text:p>146840</text:p>
          </table:table-cell>
          <table:table-cell table:style-name="ce1"/>
          <table:table-cell office:value-type="float" office:value="146.84" table:formula="of:=[.J43]/1000" table:style-name="ce1">
            <text:p>146,84</text:p>
          </table:table-cell>
          <table:table-cell table:number-columns-repeated="16372"/>
        </table:table-row>
        <table:table-row table:style-name="ro1">
          <table:table-cell office:value-type="time" office:time-value="PT1085179H57M46S" table:style-name="ce2">
            <text:p>57:46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42S" table:formula="of:=['Latency_us_(100Mbps,_burst_5Mbp'.$A44]-['Latency_us_(100Mbps,_burst_5Mbp'.$B44]" table:style-name="ce2">
            <text:p>00:42</text:p>
          </table:table-cell>
          <table:table-cell office:value-type="float" office:value="139193" table:style-name="ce4">
            <text:p>139193</text:p>
          </table:table-cell>
          <table:table-cell table:style-name="ce1"/>
          <table:table-cell office:value-type="float" office:value="143751" table:style-name="ce1">
            <text:p>143751</text:p>
          </table:table-cell>
          <table:table-cell table:style-name="ce1"/>
          <table:table-cell office:value-type="float" office:value="142822" table:style-name="ce1">
            <text:p>142822</text:p>
          </table:table-cell>
          <table:table-cell table:style-name="ce1"/>
          <table:table-cell office:value-type="float" office:value="146113" table:style-name="ce1">
            <text:p>146113</text:p>
          </table:table-cell>
          <table:table-cell table:style-name="ce1"/>
          <table:table-cell office:value-type="float" office:value="146.113" table:formula="of:=[.J44]/1000" table:style-name="ce1">
            <text:p>146,113</text:p>
          </table:table-cell>
          <table:table-cell table:number-columns-repeated="16372"/>
        </table:table-row>
        <table:table-row table:style-name="ro1">
          <table:table-cell office:value-type="time" office:time-value="PT1085179H57M47S" table:style-name="ce2">
            <text:p>57:47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43S" table:formula="of:=['Latency_us_(100Mbps,_burst_5Mbp'.$A45]-['Latency_us_(100Mbps,_burst_5Mbp'.$B45]" table:style-name="ce2">
            <text:p>00:43</text:p>
          </table:table-cell>
          <table:table-cell office:value-type="float" office:value="140689" table:style-name="ce4">
            <text:p>140689</text:p>
          </table:table-cell>
          <table:table-cell table:style-name="ce1"/>
          <table:table-cell office:value-type="float" office:value="141717" table:style-name="ce1">
            <text:p>141717</text:p>
          </table:table-cell>
          <table:table-cell table:style-name="ce1"/>
          <table:table-cell office:value-type="float" office:value="139018" table:style-name="ce1">
            <text:p>139018</text:p>
          </table:table-cell>
          <table:table-cell table:style-name="ce1"/>
          <table:table-cell office:value-type="float" office:value="146245" table:style-name="ce1">
            <text:p>146245</text:p>
          </table:table-cell>
          <table:table-cell table:style-name="ce1"/>
          <table:table-cell office:value-type="float" office:value="146.245" table:formula="of:=[.J45]/1000" table:style-name="ce1">
            <text:p>146,245</text:p>
          </table:table-cell>
          <table:table-cell table:number-columns-repeated="16372"/>
        </table:table-row>
        <table:table-row table:style-name="ro1">
          <table:table-cell office:value-type="time" office:time-value="PT1085179H57M48S" table:style-name="ce2">
            <text:p>57:48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44S" table:formula="of:=['Latency_us_(100Mbps,_burst_5Mbp'.$A46]-['Latency_us_(100Mbps,_burst_5Mbp'.$B46]" table:style-name="ce2">
            <text:p>00:44</text:p>
          </table:table-cell>
          <table:table-cell office:value-type="float" office:value="143072" table:style-name="ce4">
            <text:p>143072</text:p>
          </table:table-cell>
          <table:table-cell table:style-name="ce1"/>
          <table:table-cell office:value-type="float" office:value="143324" table:style-name="ce1">
            <text:p>143324</text:p>
          </table:table-cell>
          <table:table-cell table:style-name="ce1"/>
          <table:table-cell office:value-type="float" office:value="140013" table:style-name="ce1">
            <text:p>140013</text:p>
          </table:table-cell>
          <table:table-cell table:style-name="ce1"/>
          <table:table-cell office:value-type="float" office:value="147755" table:style-name="ce1">
            <text:p>147755</text:p>
          </table:table-cell>
          <table:table-cell table:style-name="ce1"/>
          <table:table-cell office:value-type="float" office:value="147.755" table:formula="of:=[.J46]/1000" table:style-name="ce1">
            <text:p>147,755</text:p>
          </table:table-cell>
          <table:table-cell table:number-columns-repeated="16372"/>
        </table:table-row>
        <table:table-row table:style-name="ro1">
          <table:table-cell office:value-type="time" office:time-value="PT1085179H57M49S" table:style-name="ce2">
            <text:p>57:49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45S" table:formula="of:=['Latency_us_(100Mbps,_burst_5Mbp'.$A47]-['Latency_us_(100Mbps,_burst_5Mbp'.$B47]" table:style-name="ce2">
            <text:p>00:45</text:p>
          </table:table-cell>
          <table:table-cell office:value-type="float" office:value="141787" table:style-name="ce4">
            <text:p>141787</text:p>
          </table:table-cell>
          <table:table-cell table:style-name="ce1"/>
          <table:table-cell office:value-type="float" office:value="140381" table:style-name="ce1">
            <text:p>140381</text:p>
          </table:table-cell>
          <table:table-cell table:style-name="ce1"/>
          <table:table-cell office:value-type="float" office:value="148943" table:style-name="ce1">
            <text:p>148943</text:p>
          </table:table-cell>
          <table:table-cell table:style-name="ce1"/>
          <table:table-cell office:value-type="float" office:value="148053" table:style-name="ce1">
            <text:p>148053</text:p>
          </table:table-cell>
          <table:table-cell table:style-name="ce1"/>
          <table:table-cell office:value-type="float" office:value="148.053" table:formula="of:=[.J47]/1000" table:style-name="ce1">
            <text:p>148,053</text:p>
          </table:table-cell>
          <table:table-cell table:number-columns-repeated="16372"/>
        </table:table-row>
        <table:table-row table:style-name="ro1">
          <table:table-cell office:value-type="time" office:time-value="PT1085179H57M50S" table:style-name="ce2">
            <text:p>57:50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46S" table:formula="of:=['Latency_us_(100Mbps,_burst_5Mbp'.$A48]-['Latency_us_(100Mbps,_burst_5Mbp'.$B48]" table:style-name="ce2">
            <text:p>00:46</text:p>
          </table:table-cell>
          <table:table-cell office:value-type="float" office:value="141628" table:style-name="ce4">
            <text:p>141628</text:p>
          </table:table-cell>
          <table:table-cell table:style-name="ce1"/>
          <table:table-cell office:value-type="float" office:value="144659" table:style-name="ce1">
            <text:p>144659</text:p>
          </table:table-cell>
          <table:table-cell table:style-name="ce1"/>
          <table:table-cell office:value-type="float" office:value="146003" table:style-name="ce1">
            <text:p>146003</text:p>
          </table:table-cell>
          <table:table-cell table:style-name="ce1"/>
          <table:table-cell office:value-type="float" office:value="146812" table:style-name="ce1">
            <text:p>146812</text:p>
          </table:table-cell>
          <table:table-cell table:style-name="ce1"/>
          <table:table-cell office:value-type="float" office:value="146.81200000000001" table:formula="of:=[.J48]/1000" table:style-name="ce1">
            <text:p>146,812</text:p>
          </table:table-cell>
          <table:table-cell table:number-columns-repeated="16372"/>
        </table:table-row>
        <table:table-row table:style-name="ro1">
          <table:table-cell office:value-type="time" office:time-value="PT1085179H57M51S" table:style-name="ce2">
            <text:p>57:51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47S" table:formula="of:=['Latency_us_(100Mbps,_burst_5Mbp'.$A49]-['Latency_us_(100Mbps,_burst_5Mbp'.$B49]" table:style-name="ce2">
            <text:p>00:47</text:p>
          </table:table-cell>
          <table:table-cell office:value-type="float" office:value="141007" table:style-name="ce4">
            <text:p>141007</text:p>
          </table:table-cell>
          <table:table-cell table:style-name="ce1"/>
          <table:table-cell office:value-type="float" office:value="143926" table:style-name="ce1">
            <text:p>143926</text:p>
          </table:table-cell>
          <table:table-cell table:style-name="ce1"/>
          <table:table-cell office:value-type="float" office:value="151437" table:style-name="ce1">
            <text:p>151437</text:p>
          </table:table-cell>
          <table:table-cell table:style-name="ce1"/>
          <table:table-cell office:value-type="float" office:value="144320" table:style-name="ce1">
            <text:p>144320</text:p>
          </table:table-cell>
          <table:table-cell table:style-name="ce1"/>
          <table:table-cell office:value-type="float" office:value="144.32" table:formula="of:=[.J49]/1000" table:style-name="ce1">
            <text:p>144,32</text:p>
          </table:table-cell>
          <table:table-cell table:number-columns-repeated="16372"/>
        </table:table-row>
        <table:table-row table:style-name="ro1">
          <table:table-cell office:value-type="time" office:time-value="PT1085179H57M52S" table:style-name="ce2">
            <text:p>57:52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48S" table:formula="of:=['Latency_us_(100Mbps,_burst_5Mbp'.$A50]-['Latency_us_(100Mbps,_burst_5Mbp'.$B50]" table:style-name="ce2">
            <text:p>00:48</text:p>
          </table:table-cell>
          <table:table-cell office:value-type="float" office:value="142288" table:style-name="ce4">
            <text:p>142288</text:p>
          </table:table-cell>
          <table:table-cell table:style-name="ce1"/>
          <table:table-cell office:value-type="float" office:value="143520" table:style-name="ce1">
            <text:p>143520</text:p>
          </table:table-cell>
          <table:table-cell table:style-name="ce1"/>
          <table:table-cell office:value-type="float" office:value="141795" table:style-name="ce1">
            <text:p>141795</text:p>
          </table:table-cell>
          <table:table-cell table:style-name="ce1"/>
          <table:table-cell office:value-type="float" office:value="145151" table:style-name="ce1">
            <text:p>145151</text:p>
          </table:table-cell>
          <table:table-cell table:style-name="ce1"/>
          <table:table-cell office:value-type="float" office:value="145.15100000000001" table:formula="of:=[.J50]/1000" table:style-name="ce1">
            <text:p>145,151</text:p>
          </table:table-cell>
          <table:table-cell table:number-columns-repeated="16372"/>
        </table:table-row>
        <table:table-row table:style-name="ro1">
          <table:table-cell office:value-type="time" office:time-value="PT1085179H57M53S" table:style-name="ce2">
            <text:p>57:53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49S" table:formula="of:=['Latency_us_(100Mbps,_burst_5Mbp'.$A51]-['Latency_us_(100Mbps,_burst_5Mbp'.$B51]" table:style-name="ce2">
            <text:p>00:49</text:p>
          </table:table-cell>
          <table:table-cell office:value-type="float" office:value="140652" table:style-name="ce4">
            <text:p>140652</text:p>
          </table:table-cell>
          <table:table-cell table:style-name="ce1"/>
          <table:table-cell office:value-type="float" office:value="145018" table:style-name="ce1">
            <text:p>145018</text:p>
          </table:table-cell>
          <table:table-cell table:style-name="ce1"/>
          <table:table-cell office:value-type="float" office:value="145725" table:style-name="ce1">
            <text:p>145725</text:p>
          </table:table-cell>
          <table:table-cell table:style-name="ce1"/>
          <table:table-cell office:value-type="float" office:value="142677" table:style-name="ce1">
            <text:p>142677</text:p>
          </table:table-cell>
          <table:table-cell table:style-name="ce1"/>
          <table:table-cell office:value-type="float" office:value="142.67699999999999" table:formula="of:=[.J51]/1000" table:style-name="ce1">
            <text:p>142,677</text:p>
          </table:table-cell>
          <table:table-cell table:number-columns-repeated="16372"/>
        </table:table-row>
        <table:table-row table:style-name="ro1">
          <table:table-cell office:value-type="time" office:time-value="PT1085179H57M54S" table:style-name="ce2">
            <text:p>57:54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50S" table:formula="of:=['Latency_us_(100Mbps,_burst_5Mbp'.$A52]-['Latency_us_(100Mbps,_burst_5Mbp'.$B52]" table:style-name="ce2">
            <text:p>00:50</text:p>
          </table:table-cell>
          <table:table-cell office:value-type="float" office:value="146288" table:style-name="ce4">
            <text:p>146288</text:p>
          </table:table-cell>
          <table:table-cell table:style-name="ce1"/>
          <table:table-cell office:value-type="float" office:value="144682" table:style-name="ce1">
            <text:p>144682</text:p>
          </table:table-cell>
          <table:table-cell table:style-name="ce1"/>
          <table:table-cell office:value-type="float" office:value="139408" table:style-name="ce1">
            <text:p>139408</text:p>
          </table:table-cell>
          <table:table-cell table:style-name="ce1"/>
          <table:table-cell office:value-type="float" office:value="141730" table:style-name="ce1">
            <text:p>141730</text:p>
          </table:table-cell>
          <table:table-cell table:style-name="ce1"/>
          <table:table-cell office:value-type="float" office:value="141.72999999999999" table:formula="of:=[.J52]/1000" table:style-name="ce1">
            <text:p>141,73</text:p>
          </table:table-cell>
          <table:table-cell table:number-columns-repeated="16372"/>
        </table:table-row>
        <table:table-row table:style-name="ro1">
          <table:table-cell office:value-type="time" office:time-value="PT1085179H57M55S" table:style-name="ce2">
            <text:p>57:55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51S" table:formula="of:=['Latency_us_(100Mbps,_burst_5Mbp'.$A53]-['Latency_us_(100Mbps,_burst_5Mbp'.$B53]" table:style-name="ce2">
            <text:p>00:51</text:p>
          </table:table-cell>
          <table:table-cell office:value-type="float" office:value="139741" table:style-name="ce4">
            <text:p>139741</text:p>
          </table:table-cell>
          <table:table-cell table:style-name="ce1"/>
          <table:table-cell office:value-type="float" office:value="139748" table:style-name="ce1">
            <text:p>139748</text:p>
          </table:table-cell>
          <table:table-cell table:style-name="ce1"/>
          <table:table-cell office:value-type="float" office:value="137330" table:style-name="ce1">
            <text:p>137330</text:p>
          </table:table-cell>
          <table:table-cell table:style-name="ce1"/>
          <table:table-cell office:value-type="float" office:value="142630" table:style-name="ce1">
            <text:p>142630</text:p>
          </table:table-cell>
          <table:table-cell table:style-name="ce1"/>
          <table:table-cell office:value-type="float" office:value="142.63" table:formula="of:=[.J53]/1000" table:style-name="ce1">
            <text:p>142,63</text:p>
          </table:table-cell>
          <table:table-cell table:number-columns-repeated="16372"/>
        </table:table-row>
        <table:table-row table:style-name="ro1">
          <table:table-cell office:value-type="time" office:time-value="PT1085179H57M56S" table:style-name="ce2">
            <text:p>57:56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52S" table:formula="of:=['Latency_us_(100Mbps,_burst_5Mbp'.$A54]-['Latency_us_(100Mbps,_burst_5Mbp'.$B54]" table:style-name="ce2">
            <text:p>00:52</text:p>
          </table:table-cell>
          <table:table-cell office:value-type="float" office:value="144664" table:style-name="ce4">
            <text:p>144664</text:p>
          </table:table-cell>
          <table:table-cell table:style-name="ce1"/>
          <table:table-cell office:value-type="float" office:value="139711" table:style-name="ce1">
            <text:p>139711</text:p>
          </table:table-cell>
          <table:table-cell table:style-name="ce1"/>
          <table:table-cell office:value-type="float" office:value="143432" table:style-name="ce1">
            <text:p>143432</text:p>
          </table:table-cell>
          <table:table-cell table:style-name="ce1"/>
          <table:table-cell office:value-type="float" office:value="150155" table:style-name="ce1">
            <text:p>150155</text:p>
          </table:table-cell>
          <table:table-cell table:style-name="ce1"/>
          <table:table-cell office:value-type="float" office:value="150.155" table:formula="of:=[.J54]/1000" table:style-name="ce1">
            <text:p>150,155</text:p>
          </table:table-cell>
          <table:table-cell table:number-columns-repeated="16372"/>
        </table:table-row>
        <table:table-row table:style-name="ro1">
          <table:table-cell office:value-type="time" office:time-value="PT1085179H57M57S" table:style-name="ce2">
            <text:p>57:57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53S" table:formula="of:=['Latency_us_(100Mbps,_burst_5Mbp'.$A55]-['Latency_us_(100Mbps,_burst_5Mbp'.$B55]" table:style-name="ce2">
            <text:p>00:53</text:p>
          </table:table-cell>
          <table:table-cell office:value-type="float" office:value="143110" table:style-name="ce4">
            <text:p>143110</text:p>
          </table:table-cell>
          <table:table-cell table:style-name="ce1"/>
          <table:table-cell office:value-type="float" office:value="140970" table:style-name="ce1">
            <text:p>140970</text:p>
          </table:table-cell>
          <table:table-cell table:style-name="ce1"/>
          <table:table-cell office:value-type="float" office:value="139089" table:style-name="ce1">
            <text:p>139089</text:p>
          </table:table-cell>
          <table:table-cell table:style-name="ce1"/>
          <table:table-cell office:value-type="float" office:value="148473" table:style-name="ce1">
            <text:p>148473</text:p>
          </table:table-cell>
          <table:table-cell table:style-name="ce1"/>
          <table:table-cell office:value-type="float" office:value="148.47300000000001" table:formula="of:=[.J55]/1000" table:style-name="ce1">
            <text:p>148,473</text:p>
          </table:table-cell>
          <table:table-cell table:number-columns-repeated="16372"/>
        </table:table-row>
        <table:table-row table:style-name="ro1">
          <table:table-cell office:value-type="time" office:time-value="PT1085179H57M58S" table:style-name="ce2">
            <text:p>57:58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54S" table:formula="of:=['Latency_us_(100Mbps,_burst_5Mbp'.$A56]-['Latency_us_(100Mbps,_burst_5Mbp'.$B56]" table:style-name="ce2">
            <text:p>00:54</text:p>
          </table:table-cell>
          <table:table-cell office:value-type="float" office:value="145018" table:style-name="ce4">
            <text:p>145018</text:p>
          </table:table-cell>
          <table:table-cell table:style-name="ce1"/>
          <table:table-cell office:value-type="float" office:value="136080" table:style-name="ce1">
            <text:p>136080</text:p>
          </table:table-cell>
          <table:table-cell table:style-name="ce1"/>
          <table:table-cell office:value-type="float" office:value="144687" table:style-name="ce1">
            <text:p>144687</text:p>
          </table:table-cell>
          <table:table-cell table:style-name="ce1"/>
          <table:table-cell office:value-type="float" office:value="143271" table:style-name="ce1">
            <text:p>143271</text:p>
          </table:table-cell>
          <table:table-cell table:style-name="ce1"/>
          <table:table-cell office:value-type="float" office:value="143.27099999999999" table:formula="of:=[.J56]/1000" table:style-name="ce1">
            <text:p>143,271</text:p>
          </table:table-cell>
          <table:table-cell table:number-columns-repeated="16372"/>
        </table:table-row>
        <table:table-row table:style-name="ro1">
          <table:table-cell office:value-type="time" office:time-value="PT1085179H57M59S" table:style-name="ce2">
            <text:p>57:59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55S" table:formula="of:=['Latency_us_(100Mbps,_burst_5Mbp'.$A57]-['Latency_us_(100Mbps,_burst_5Mbp'.$B57]" table:style-name="ce2">
            <text:p>00:55</text:p>
          </table:table-cell>
          <table:table-cell office:value-type="float" office:value="142182" table:style-name="ce4">
            <text:p>142182</text:p>
          </table:table-cell>
          <table:table-cell table:style-name="ce1"/>
          <table:table-cell office:value-type="float" office:value="133570" table:style-name="ce1">
            <text:p>133570</text:p>
          </table:table-cell>
          <table:table-cell table:style-name="ce1"/>
          <table:table-cell office:value-type="float" office:value="141046" table:style-name="ce1">
            <text:p>141046</text:p>
          </table:table-cell>
          <table:table-cell table:style-name="ce1"/>
          <table:table-cell office:value-type="float" office:value="137559" table:style-name="ce1">
            <text:p>137559</text:p>
          </table:table-cell>
          <table:table-cell table:style-name="ce1"/>
          <table:table-cell office:value-type="float" office:value="137.559" table:formula="of:=[.J57]/1000" table:style-name="ce1">
            <text:p>137,559</text:p>
          </table:table-cell>
          <table:table-cell table:number-columns-repeated="16372"/>
        </table:table-row>
        <table:table-row table:style-name="ro1">
          <table:table-cell office:value-type="time" office:time-value="PT1085179H58M0S" table:style-name="ce2">
            <text:p>58:00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56S" table:formula="of:=['Latency_us_(100Mbps,_burst_5Mbp'.$A58]-['Latency_us_(100Mbps,_burst_5Mbp'.$B58]" table:style-name="ce2">
            <text:p>00:56</text:p>
          </table:table-cell>
          <table:table-cell office:value-type="float" office:value="143048" table:style-name="ce4">
            <text:p>143048</text:p>
          </table:table-cell>
          <table:table-cell table:style-name="ce1"/>
          <table:table-cell office:value-type="float" office:value="142030" table:style-name="ce1">
            <text:p>142030</text:p>
          </table:table-cell>
          <table:table-cell table:style-name="ce1"/>
          <table:table-cell office:value-type="float" office:value="139871" table:style-name="ce1">
            <text:p>139871</text:p>
          </table:table-cell>
          <table:table-cell table:style-name="ce1"/>
          <table:table-cell office:value-type="float" office:value="135688" table:style-name="ce1">
            <text:p>135688</text:p>
          </table:table-cell>
          <table:table-cell table:style-name="ce1"/>
          <table:table-cell office:value-type="float" office:value="135.68799999999999" table:formula="of:=[.J58]/1000" table:style-name="ce1">
            <text:p>135,688</text:p>
          </table:table-cell>
          <table:table-cell table:number-columns-repeated="16372"/>
        </table:table-row>
        <table:table-row table:style-name="ro1">
          <table:table-cell office:value-type="time" office:time-value="PT1085179H58M1S" table:style-name="ce2">
            <text:p>58:01</text:p>
          </table:table-cell>
          <table:table-cell office:value-type="time" office:time-value="PT0H57M4S" table:style-name="ce3">
            <text:p>0:57:04</text:p>
          </table:table-cell>
          <table:table-cell office:value-type="time" office:time-value="PT1085179H0M57S" table:formula="of:=['Latency_us_(100Mbps,_burst_5Mbp'.$A59]-['Latency_us_(100Mbps,_burst_5Mbp'.$B59]" table:style-name="ce2">
            <text:p>00:57</text:p>
          </table:table-cell>
          <table:table-cell office:value-type="float" office:value="138269" table:style-name="ce4">
            <text:p>138269</text:p>
          </table:table-cell>
          <table:table-cell table:style-name="ce1"/>
          <table:table-cell office:value-type="float" office:value="145047" table:style-name="ce1">
            <text:p>145047</text:p>
          </table:table-cell>
          <table:table-cell table:style-name="ce1"/>
          <table:table-cell office:value-type="float" office:value="146376" table:style-name="ce1">
            <text:p>146376</text:p>
          </table:table-cell>
          <table:table-cell table:style-name="ce1"/>
          <table:table-cell office:value-type="float" office:value="144646" table:style-name="ce1">
            <text:p>144646</text:p>
          </table:table-cell>
          <table:table-cell table:style-name="ce1"/>
          <table:table-cell office:value-type="float" office:value="144.64599999999999" table:formula="of:=[.J59]/1000" table:style-name="ce1">
            <text:p>144,646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office:value-type="float" office:value="1000000" table:style-name="ce6">
            <text:p>1000000</text:p>
          </table:table-cell>
          <table:table-cell table:number-columns-repeated="16372"/>
        </table:table-row>
        <table:table-row table:number-rows-repeated="1048514" table:style-name="ro1">
          <table:table-cell table:number-columns-repeated="16384"/>
        </table:table-row>
      </table:table>
      <table:table table:name="Latency_ns_100Mbps_steps" table:style-name="ta1">
        <table:table-column table:style-name="co5" table:default-cell-style-name="ce7"/>
        <table:table-column table:style-name="co8" table:number-columns-repeated="2" table:default-cell-style-name="ce7"/>
        <table:table-column table:style-name="co1" table:default-cell-style-name="ce7"/>
        <table:table-column table:style-name="co9" table:default-cell-style-name="ce7"/>
        <table:table-column table:style-name="co5" table:default-cell-style-name="ce7"/>
        <table:table-column table:style-name="co10" table:default-cell-style-name="ce4"/>
        <table:table-column table:style-name="co5" table:default-cell-style-name="ce7"/>
        <table:table-column table:style-name="co11" table:default-cell-style-name="ce7"/>
        <table:table-column table:style-name="co5" table:default-cell-style-name="ce7"/>
        <table:table-column table:style-name="co7" table:default-cell-style-name="ce1"/>
        <table:table-column table:style-name="co5" table:default-cell-style-name="ce7"/>
        <table:table-column table:style-name="co7" table:default-cell-style-name="ce1"/>
        <table:table-column table:style-name="co5" table:default-cell-style-name="ce7"/>
        <table:table-column table:style-name="co12" table:default-cell-style-name="ce7"/>
        <table:table-column table:style-name="co5" table:number-columns-repeated="16369" table:default-cell-style-name="ce7"/>
        <table:table-row table:style-name="ro1">
          <table:table-cell table:number-columns-repeated="2"/>
          <table:table-cell office:value-type="string" table:style-name="ce7">
            <text:p>Sub</text:p>
          </table:table-cell>
          <table:table-cell office:value-type="string" table:style-name="ce7">
            <text:p>Time</text:p>
          </table:table-cell>
          <table:table-cell office:value-type="string" table:style-name="ce7">
            <text:p>latency</text:p>
          </table:table-cell>
          <table:table-cell table:style-name="ce7"/>
          <table:table-cell office:value-type="string" table:style-name="ce4">
            <text:p>nTime</text:p>
          </table:table-cell>
          <table:table-cell table:style-name="ce7"/>
          <table:table-cell office:value-type="string" table:style-name="ce1">
            <text:p>latency2</text:p>
          </table:table-cell>
          <table:table-cell table:style-name="ce7"/>
          <table:table-cell office:value-type="string" table:style-name="ce1">
            <text:p>latency3</text:p>
          </table:table-cell>
          <table:table-cell table:style-name="ce7"/>
          <table:table-cell office:value-type="string" table:style-name="ce4">
            <text:p>latency4</text:p>
          </table:table-cell>
          <table:table-cell table:style-name="ce7"/>
          <table:table-cell office:value-type="string" table:style-name="ce4">
            <text:p>Average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17S" table:style-name="ce9">
            <text:p>52:17</text:p>
          </table:table-cell>
          <table:table-cell office:value-type="float" office:value="122298" table:style-name="ce10">
            <text:p>122298</text:p>
          </table:table-cell>
          <table:table-cell table:style-name="ce7"/>
          <table:table-cell office:value-type="time" office:time-value="PT1085157H0M0S" table:formula="of:=[Latency_ns_100Mbps_steps.$D2]-[.C2]" table:style-name="ce2">
            <text:p>00:00</text:p>
          </table:table-cell>
          <table:table-cell table:style-name="ce7"/>
          <table:table-cell office:value-type="float" office:value="122526" table:style-name="ce6">
            <text:p>122526</text:p>
          </table:table-cell>
          <table:table-cell table:style-name="ce7"/>
          <table:table-cell office:value-type="float" office:value="120896" table:style-name="ce1">
            <text:p>120896</text:p>
          </table:table-cell>
          <table:table-cell table:style-name="ce7"/>
          <table:table-cell office:value-type="float" office:value="121234" table:style-name="ce4">
            <text:p>121234</text:p>
          </table:table-cell>
          <table:table-cell table:style-name="ce7"/>
          <table:table-cell office:value-type="float" office:value="121738.5" table:formula="of:=AVERAGE([.E2];[.I2];[.K2];[.M2])" table:style-name="ce11">
            <text:p>12173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18S" table:style-name="ce9">
            <text:p>52:18</text:p>
          </table:table-cell>
          <table:table-cell office:value-type="float" office:value="119404" table:style-name="ce10">
            <text:p>119404</text:p>
          </table:table-cell>
          <table:table-cell table:style-name="ce7"/>
          <table:table-cell office:value-type="time" office:time-value="PT1085157H0M1S" table:formula="of:=[Latency_ns_100Mbps_steps.$D3]-[.C3]" table:style-name="ce2">
            <text:p>00:01</text:p>
          </table:table-cell>
          <table:table-cell table:style-name="ce7"/>
          <table:table-cell office:value-type="float" office:value="118625" table:style-name="ce6">
            <text:p>118625</text:p>
          </table:table-cell>
          <table:table-cell table:style-name="ce7"/>
          <table:table-cell office:value-type="float" office:value="118372" table:style-name="ce1">
            <text:p>118372</text:p>
          </table:table-cell>
          <table:table-cell table:style-name="ce7"/>
          <table:table-cell office:value-type="float" office:value="117848" table:style-name="ce4">
            <text:p>117848</text:p>
          </table:table-cell>
          <table:table-cell table:style-name="ce7"/>
          <table:table-cell office:value-type="float" office:value="118562.25" table:formula="of:=AVERAGE([.E3];[.I3];[.K3];[.M3])" table:style-name="ce11">
            <text:p>118562</text:p>
          </table:table-cell>
          <table:table-cell table:style-name="ce7">
            <draw:frame draw:z-index="1" draw:id="id2" draw:style-name="a2" draw:name="Grafico 1" svg:x="0.41667in" svg:y="0.04687in" svg:width="8.41667in" svg:height="4.8177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19S" table:style-name="ce9">
            <text:p>52:19</text:p>
          </table:table-cell>
          <table:table-cell office:value-type="float" office:value="119022" table:style-name="ce10">
            <text:p>119022</text:p>
          </table:table-cell>
          <table:table-cell table:style-name="ce7"/>
          <table:table-cell office:value-type="time" office:time-value="PT1085157H0M2S" table:formula="of:=[Latency_ns_100Mbps_steps.$D4]-[.C4]" table:style-name="ce2">
            <text:p>00:02</text:p>
          </table:table-cell>
          <table:table-cell table:style-name="ce7"/>
          <table:table-cell office:value-type="float" office:value="118644" table:style-name="ce6">
            <text:p>118644</text:p>
          </table:table-cell>
          <table:table-cell table:style-name="ce7"/>
          <table:table-cell office:value-type="float" office:value="118264" table:style-name="ce1">
            <text:p>118264</text:p>
          </table:table-cell>
          <table:table-cell table:style-name="ce7"/>
          <table:table-cell office:value-type="float" office:value="120043" table:style-name="ce4">
            <text:p>120043</text:p>
          </table:table-cell>
          <table:table-cell table:style-name="ce7"/>
          <table:table-cell office:value-type="float" office:value="118993.25" table:formula="of:=AVERAGE([.E4];[.I4];[.K4];[.M4])" table:style-name="ce11">
            <text:p>11899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20S" table:style-name="ce9">
            <text:p>52:20</text:p>
          </table:table-cell>
          <table:table-cell office:value-type="float" office:value="118438" table:style-name="ce10">
            <text:p>118438</text:p>
          </table:table-cell>
          <table:table-cell table:style-name="ce7"/>
          <table:table-cell office:value-type="time" office:time-value="PT1085157H0M3S" table:formula="of:=[Latency_ns_100Mbps_steps.$D5]-[.C5]" table:style-name="ce2">
            <text:p>00:03</text:p>
          </table:table-cell>
          <table:table-cell table:style-name="ce7"/>
          <table:table-cell office:value-type="float" office:value="118487" table:style-name="ce6">
            <text:p>118487</text:p>
          </table:table-cell>
          <table:table-cell table:style-name="ce7"/>
          <table:table-cell office:value-type="float" office:value="118621" table:style-name="ce1">
            <text:p>118621</text:p>
          </table:table-cell>
          <table:table-cell table:style-name="ce7"/>
          <table:table-cell office:value-type="float" office:value="118852" table:style-name="ce4">
            <text:p>118852</text:p>
          </table:table-cell>
          <table:table-cell table:style-name="ce7"/>
          <table:table-cell office:value-type="float" office:value="118599.5" table:formula="of:=AVERAGE([.E5];[.I5];[.K5];[.M5])" table:style-name="ce11">
            <text:p>11860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21S" table:style-name="ce9">
            <text:p>52:21</text:p>
          </table:table-cell>
          <table:table-cell office:value-type="float" office:value="118220" table:style-name="ce10">
            <text:p>118220</text:p>
          </table:table-cell>
          <table:table-cell table:style-name="ce7"/>
          <table:table-cell office:value-type="time" office:time-value="PT1085157H0M4S" table:formula="of:=[Latency_ns_100Mbps_steps.$D6]-[.C6]" table:style-name="ce2">
            <text:p>00:04</text:p>
          </table:table-cell>
          <table:table-cell table:style-name="ce7"/>
          <table:table-cell office:value-type="float" office:value="117990" table:style-name="ce6">
            <text:p>117990</text:p>
          </table:table-cell>
          <table:table-cell table:style-name="ce7"/>
          <table:table-cell office:value-type="float" office:value="119176" table:style-name="ce1">
            <text:p>119176</text:p>
          </table:table-cell>
          <table:table-cell table:style-name="ce7"/>
          <table:table-cell office:value-type="float" office:value="119493" table:style-name="ce4">
            <text:p>119493</text:p>
          </table:table-cell>
          <table:table-cell table:style-name="ce7"/>
          <table:table-cell office:value-type="float" office:value="118719.75" table:formula="of:=AVERAGE([.E6];[.I6];[.K6];[.M6])" table:style-name="ce11">
            <text:p>11872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22S" table:style-name="ce9">
            <text:p>52:22</text:p>
          </table:table-cell>
          <table:table-cell office:value-type="float" office:value="117569" table:style-name="ce10">
            <text:p>117569</text:p>
          </table:table-cell>
          <table:table-cell table:style-name="ce7"/>
          <table:table-cell office:value-type="time" office:time-value="PT1085157H0M5S" table:formula="of:=[Latency_ns_100Mbps_steps.$D7]-[.C7]" table:style-name="ce2">
            <text:p>00:05</text:p>
          </table:table-cell>
          <table:table-cell table:style-name="ce7"/>
          <table:table-cell office:value-type="float" office:value="118767" table:style-name="ce6">
            <text:p>118767</text:p>
          </table:table-cell>
          <table:table-cell table:style-name="ce7"/>
          <table:table-cell office:value-type="float" office:value="118680" table:style-name="ce1">
            <text:p>118680</text:p>
          </table:table-cell>
          <table:table-cell table:style-name="ce7"/>
          <table:table-cell office:value-type="float" office:value="118668" table:style-name="ce4">
            <text:p>118668</text:p>
          </table:table-cell>
          <table:table-cell table:style-name="ce7"/>
          <table:table-cell office:value-type="float" office:value="118421" table:formula="of:=AVERAGE([.E7];[.I7];[.K7];[.M7])" table:style-name="ce11">
            <text:p>11842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23S" table:style-name="ce9">
            <text:p>52:23</text:p>
          </table:table-cell>
          <table:table-cell office:value-type="float" office:value="118067" table:style-name="ce10">
            <text:p>118067</text:p>
          </table:table-cell>
          <table:table-cell table:style-name="ce7"/>
          <table:table-cell office:value-type="time" office:time-value="PT1085157H0M6S" table:formula="of:=[Latency_ns_100Mbps_steps.$D8]-[.C8]" table:style-name="ce2">
            <text:p>00:06</text:p>
          </table:table-cell>
          <table:table-cell table:style-name="ce7"/>
          <table:table-cell office:value-type="float" office:value="118654" table:style-name="ce6">
            <text:p>118654</text:p>
          </table:table-cell>
          <table:table-cell table:style-name="ce7"/>
          <table:table-cell office:value-type="float" office:value="118061" table:style-name="ce1">
            <text:p>118061</text:p>
          </table:table-cell>
          <table:table-cell table:style-name="ce7"/>
          <table:table-cell office:value-type="float" office:value="118633" table:style-name="ce4">
            <text:p>118633</text:p>
          </table:table-cell>
          <table:table-cell table:style-name="ce7"/>
          <table:table-cell office:value-type="float" office:value="118353.75" table:formula="of:=AVERAGE([.E8];[.I8];[.K8];[.M8])" table:style-name="ce11">
            <text:p>11835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24S" table:style-name="ce9">
            <text:p>52:24</text:p>
          </table:table-cell>
          <table:table-cell office:value-type="float" office:value="118294" table:style-name="ce10">
            <text:p>118294</text:p>
          </table:table-cell>
          <table:table-cell table:style-name="ce7"/>
          <table:table-cell office:value-type="time" office:time-value="PT1085157H0M7S" table:formula="of:=[Latency_ns_100Mbps_steps.$D9]-[.C9]" table:style-name="ce2">
            <text:p>00:07</text:p>
          </table:table-cell>
          <table:table-cell table:style-name="ce7"/>
          <table:table-cell office:value-type="float" office:value="118747" table:style-name="ce6">
            <text:p>118747</text:p>
          </table:table-cell>
          <table:table-cell table:style-name="ce7"/>
          <table:table-cell office:value-type="float" office:value="118659" table:style-name="ce1">
            <text:p>118659</text:p>
          </table:table-cell>
          <table:table-cell table:style-name="ce7"/>
          <table:table-cell office:value-type="float" office:value="118934" table:style-name="ce4">
            <text:p>118934</text:p>
          </table:table-cell>
          <table:table-cell table:style-name="ce7"/>
          <table:table-cell office:value-type="float" office:value="118658.5" table:formula="of:=AVERAGE([.E9];[.I9];[.K9];[.M9])" table:style-name="ce11">
            <text:p>11865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25S" table:style-name="ce9">
            <text:p>52:25</text:p>
          </table:table-cell>
          <table:table-cell office:value-type="float" office:value="118333" table:style-name="ce10">
            <text:p>118333</text:p>
          </table:table-cell>
          <table:table-cell table:style-name="ce7"/>
          <table:table-cell office:value-type="time" office:time-value="PT1085157H0M8S" table:formula="of:=[Latency_ns_100Mbps_steps.$D10]-[.C10]" table:style-name="ce2">
            <text:p>00:08</text:p>
          </table:table-cell>
          <table:table-cell table:style-name="ce7"/>
          <table:table-cell office:value-type="float" office:value="117948" table:style-name="ce6">
            <text:p>117948</text:p>
          </table:table-cell>
          <table:table-cell table:style-name="ce7"/>
          <table:table-cell office:value-type="float" office:value="118481" table:style-name="ce1">
            <text:p>118481</text:p>
          </table:table-cell>
          <table:table-cell table:style-name="ce7"/>
          <table:table-cell office:value-type="float" office:value="118263" table:style-name="ce4">
            <text:p>118263</text:p>
          </table:table-cell>
          <table:table-cell table:style-name="ce7"/>
          <table:table-cell office:value-type="float" office:value="118256.25" table:formula="of:=AVERAGE([.E10];[.I10];[.K10];[.M10])" table:style-name="ce11">
            <text:p>11825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26S" table:style-name="ce9">
            <text:p>52:26</text:p>
          </table:table-cell>
          <table:table-cell office:value-type="float" office:value="118364" table:style-name="ce10">
            <text:p>118364</text:p>
          </table:table-cell>
          <table:table-cell table:style-name="ce7"/>
          <table:table-cell office:value-type="time" office:time-value="PT1085157H0M9S" table:formula="of:=[Latency_ns_100Mbps_steps.$D11]-[.C11]" table:style-name="ce2">
            <text:p>00:09</text:p>
          </table:table-cell>
          <table:table-cell table:style-name="ce7"/>
          <table:table-cell office:value-type="float" office:value="118102" table:style-name="ce6">
            <text:p>118102</text:p>
          </table:table-cell>
          <table:table-cell table:style-name="ce7"/>
          <table:table-cell office:value-type="float" office:value="118817" table:style-name="ce1">
            <text:p>118817</text:p>
          </table:table-cell>
          <table:table-cell table:style-name="ce7"/>
          <table:table-cell office:value-type="float" office:value="119847" table:style-name="ce4">
            <text:p>119847</text:p>
          </table:table-cell>
          <table:table-cell table:style-name="ce7"/>
          <table:table-cell office:value-type="float" office:value="118782.5" table:formula="of:=AVERAGE([.E11];[.I11];[.K11];[.M11])" table:style-name="ce11">
            <text:p>11878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27S" table:style-name="ce9">
            <text:p>52:27</text:p>
          </table:table-cell>
          <table:table-cell office:value-type="float" office:value="118426" table:style-name="ce10">
            <text:p>118426</text:p>
          </table:table-cell>
          <table:table-cell table:style-name="ce7"/>
          <table:table-cell office:value-type="time" office:time-value="PT1085157H0M10S" table:formula="of:=[Latency_ns_100Mbps_steps.$D12]-[.C12]" table:style-name="ce2">
            <text:p>00:10</text:p>
          </table:table-cell>
          <table:table-cell table:style-name="ce7"/>
          <table:table-cell office:value-type="float" office:value="118563" table:style-name="ce6">
            <text:p>118563</text:p>
          </table:table-cell>
          <table:table-cell table:style-name="ce7"/>
          <table:table-cell office:value-type="float" office:value="119414" table:style-name="ce1">
            <text:p>119414</text:p>
          </table:table-cell>
          <table:table-cell table:style-name="ce7"/>
          <table:table-cell office:value-type="float" office:value="118513" table:style-name="ce4">
            <text:p>118513</text:p>
          </table:table-cell>
          <table:table-cell table:style-name="ce7"/>
          <table:table-cell office:value-type="float" office:value="118729" table:formula="of:=AVERAGE([.E12];[.I12];[.K12];[.M12])" table:style-name="ce11">
            <text:p>11872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28S" table:style-name="ce9">
            <text:p>52:28</text:p>
          </table:table-cell>
          <table:table-cell office:value-type="float" office:value="118005" table:style-name="ce10">
            <text:p>118005</text:p>
          </table:table-cell>
          <table:table-cell table:style-name="ce7"/>
          <table:table-cell office:value-type="time" office:time-value="PT1085157H0M11S" table:formula="of:=[Latency_ns_100Mbps_steps.$D13]-[.C13]" table:style-name="ce2">
            <text:p>00:11</text:p>
          </table:table-cell>
          <table:table-cell table:style-name="ce7"/>
          <table:table-cell office:value-type="float" office:value="118909" table:style-name="ce6">
            <text:p>118909</text:p>
          </table:table-cell>
          <table:table-cell table:style-name="ce7"/>
          <table:table-cell office:value-type="float" office:value="118171" table:style-name="ce1">
            <text:p>118171</text:p>
          </table:table-cell>
          <table:table-cell table:style-name="ce7"/>
          <table:table-cell office:value-type="float" office:value="119269" table:style-name="ce4">
            <text:p>119269</text:p>
          </table:table-cell>
          <table:table-cell table:style-name="ce7"/>
          <table:table-cell office:value-type="float" office:value="118588.5" table:formula="of:=AVERAGE([.E13];[.I13];[.K13];[.M13])" table:style-name="ce11">
            <text:p>11858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29S" table:style-name="ce9">
            <text:p>52:29</text:p>
          </table:table-cell>
          <table:table-cell office:value-type="float" office:value="118235" table:style-name="ce10">
            <text:p>118235</text:p>
          </table:table-cell>
          <table:table-cell table:style-name="ce7"/>
          <table:table-cell office:value-type="time" office:time-value="PT1085157H0M12S" table:formula="of:=[Latency_ns_100Mbps_steps.$D14]-[.C14]" table:style-name="ce2">
            <text:p>00:12</text:p>
          </table:table-cell>
          <table:table-cell table:style-name="ce7"/>
          <table:table-cell office:value-type="float" office:value="118761" table:style-name="ce6">
            <text:p>118761</text:p>
          </table:table-cell>
          <table:table-cell table:style-name="ce7"/>
          <table:table-cell office:value-type="float" office:value="118360" table:style-name="ce1">
            <text:p>118360</text:p>
          </table:table-cell>
          <table:table-cell table:style-name="ce7"/>
          <table:table-cell office:value-type="float" office:value="118770" table:style-name="ce4">
            <text:p>118770</text:p>
          </table:table-cell>
          <table:table-cell table:style-name="ce7"/>
          <table:table-cell office:value-type="float" office:value="118531.5" table:formula="of:=AVERAGE([.E14];[.I14];[.K14];[.M14])" table:style-name="ce11">
            <text:p>11853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30S" table:style-name="ce9">
            <text:p>52:30</text:p>
          </table:table-cell>
          <table:table-cell office:value-type="float" office:value="118316" table:style-name="ce10">
            <text:p>118316</text:p>
          </table:table-cell>
          <table:table-cell table:style-name="ce7"/>
          <table:table-cell office:value-type="time" office:time-value="PT1085157H0M13S" table:formula="of:=[Latency_ns_100Mbps_steps.$D15]-[.C15]" table:style-name="ce2">
            <text:p>00:13</text:p>
          </table:table-cell>
          <table:table-cell table:style-name="ce7"/>
          <table:table-cell office:value-type="float" office:value="118055" table:style-name="ce6">
            <text:p>118055</text:p>
          </table:table-cell>
          <table:table-cell table:style-name="ce7"/>
          <table:table-cell office:value-type="float" office:value="118237" table:style-name="ce1">
            <text:p>118237</text:p>
          </table:table-cell>
          <table:table-cell table:style-name="ce7"/>
          <table:table-cell office:value-type="float" office:value="118416" table:style-name="ce4">
            <text:p>118416</text:p>
          </table:table-cell>
          <table:table-cell table:style-name="ce7"/>
          <table:table-cell office:value-type="float" office:value="118256" table:formula="of:=AVERAGE([.E15];[.I15];[.K15];[.M15])" table:style-name="ce11">
            <text:p>11825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31S" table:style-name="ce9">
            <text:p>52:31</text:p>
          </table:table-cell>
          <table:table-cell office:value-type="float" office:value="118084" table:style-name="ce10">
            <text:p>118084</text:p>
          </table:table-cell>
          <table:table-cell table:style-name="ce7"/>
          <table:table-cell office:value-type="time" office:time-value="PT1085157H0M14S" table:formula="of:=[Latency_ns_100Mbps_steps.$D16]-[.C16]" table:style-name="ce2">
            <text:p>00:14</text:p>
          </table:table-cell>
          <table:table-cell table:style-name="ce7"/>
          <table:table-cell office:value-type="float" office:value="117811" table:style-name="ce6">
            <text:p>117811</text:p>
          </table:table-cell>
          <table:table-cell table:style-name="ce7"/>
          <table:table-cell office:value-type="float" office:value="118336" table:style-name="ce1">
            <text:p>118336</text:p>
          </table:table-cell>
          <table:table-cell table:style-name="ce7"/>
          <table:table-cell office:value-type="float" office:value="118379" table:style-name="ce4">
            <text:p>118379</text:p>
          </table:table-cell>
          <table:table-cell table:style-name="ce7"/>
          <table:table-cell office:value-type="float" office:value="118152.5" table:formula="of:=AVERAGE([.E16];[.I16];[.K16];[.M16])" table:style-name="ce11">
            <text:p>11815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32S" table:style-name="ce9">
            <text:p>52:32</text:p>
          </table:table-cell>
          <table:table-cell office:value-type="float" office:value="118161" table:style-name="ce10">
            <text:p>118161</text:p>
          </table:table-cell>
          <table:table-cell table:style-name="ce7"/>
          <table:table-cell office:value-type="time" office:time-value="PT1085157H0M15S" table:formula="of:=[Latency_ns_100Mbps_steps.$D17]-[.C17]" table:style-name="ce2">
            <text:p>00:15</text:p>
          </table:table-cell>
          <table:table-cell table:style-name="ce7"/>
          <table:table-cell office:value-type="float" office:value="117885" table:style-name="ce6">
            <text:p>117885</text:p>
          </table:table-cell>
          <table:table-cell table:style-name="ce7"/>
          <table:table-cell office:value-type="float" office:value="118342" table:style-name="ce1">
            <text:p>118342</text:p>
          </table:table-cell>
          <table:table-cell table:style-name="ce7"/>
          <table:table-cell office:value-type="float" office:value="118709" table:style-name="ce4">
            <text:p>118709</text:p>
          </table:table-cell>
          <table:table-cell table:style-name="ce7"/>
          <table:table-cell office:value-type="float" office:value="118274.25" table:formula="of:=AVERAGE([.E17];[.I17];[.K17];[.M17])" table:style-name="ce11">
            <text:p>118274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33S" table:style-name="ce9">
            <text:p>52:33</text:p>
          </table:table-cell>
          <table:table-cell office:value-type="float" office:value="118056" table:style-name="ce10">
            <text:p>118056</text:p>
          </table:table-cell>
          <table:table-cell table:style-name="ce7"/>
          <table:table-cell office:value-type="time" office:time-value="PT1085157H0M16S" table:formula="of:=[Latency_ns_100Mbps_steps.$D18]-[.C18]" table:style-name="ce2">
            <text:p>00:16</text:p>
          </table:table-cell>
          <table:table-cell table:style-name="ce7"/>
          <table:table-cell office:value-type="float" office:value="118265" table:style-name="ce6">
            <text:p>118265</text:p>
          </table:table-cell>
          <table:table-cell table:style-name="ce7"/>
          <table:table-cell office:value-type="float" office:value="118623" table:style-name="ce1">
            <text:p>118623</text:p>
          </table:table-cell>
          <table:table-cell table:style-name="ce7"/>
          <table:table-cell office:value-type="float" office:value="118408" table:style-name="ce4">
            <text:p>118408</text:p>
          </table:table-cell>
          <table:table-cell table:style-name="ce7"/>
          <table:table-cell office:value-type="float" office:value="118338" table:formula="of:=AVERAGE([.E18];[.I18];[.K18];[.M18])" table:style-name="ce11">
            <text:p>118338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34S" table:style-name="ce9">
            <text:p>52:34</text:p>
          </table:table-cell>
          <table:table-cell office:value-type="float" office:value="118090" table:style-name="ce10">
            <text:p>118090</text:p>
          </table:table-cell>
          <table:table-cell table:style-name="ce7"/>
          <table:table-cell office:value-type="time" office:time-value="PT1085157H0M17S" table:formula="of:=[Latency_ns_100Mbps_steps.$D19]-[.C19]" table:style-name="ce2">
            <text:p>00:17</text:p>
          </table:table-cell>
          <table:table-cell table:style-name="ce7"/>
          <table:table-cell office:value-type="float" office:value="118600" table:style-name="ce6">
            <text:p>118600</text:p>
          </table:table-cell>
          <table:table-cell table:style-name="ce7"/>
          <table:table-cell office:value-type="float" office:value="119664" table:style-name="ce1">
            <text:p>119664</text:p>
          </table:table-cell>
          <table:table-cell table:style-name="ce7"/>
          <table:table-cell office:value-type="float" office:value="119108" table:style-name="ce4">
            <text:p>119108</text:p>
          </table:table-cell>
          <table:table-cell table:style-name="ce7"/>
          <table:table-cell office:value-type="float" office:value="118865.5" table:formula="of:=AVERAGE([.E19];[.I19];[.K19];[.M19])" table:style-name="ce11">
            <text:p>118866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35S" table:style-name="ce9">
            <text:p>52:35</text:p>
          </table:table-cell>
          <table:table-cell office:value-type="float" office:value="118513" table:style-name="ce10">
            <text:p>118513</text:p>
          </table:table-cell>
          <table:table-cell table:style-name="ce7"/>
          <table:table-cell office:value-type="time" office:time-value="PT1085157H0M18S" table:formula="of:=[Latency_ns_100Mbps_steps.$D20]-[.C20]" table:style-name="ce2">
            <text:p>00:18</text:p>
          </table:table-cell>
          <table:table-cell table:style-name="ce7"/>
          <table:table-cell office:value-type="float" office:value="118559" table:style-name="ce6">
            <text:p>118559</text:p>
          </table:table-cell>
          <table:table-cell table:style-name="ce7"/>
          <table:table-cell office:value-type="float" office:value="118992" table:style-name="ce1">
            <text:p>118992</text:p>
          </table:table-cell>
          <table:table-cell table:style-name="ce7"/>
          <table:table-cell office:value-type="float" office:value="119188" table:style-name="ce4">
            <text:p>119188</text:p>
          </table:table-cell>
          <table:table-cell table:style-name="ce7"/>
          <table:table-cell office:value-type="float" office:value="118813" table:formula="of:=AVERAGE([.E20];[.I20];[.K20];[.M20])" table:style-name="ce11">
            <text:p>118813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36S" table:style-name="ce9">
            <text:p>52:36</text:p>
          </table:table-cell>
          <table:table-cell office:value-type="float" office:value="118908" table:style-name="ce10">
            <text:p>118908</text:p>
          </table:table-cell>
          <table:table-cell table:style-name="ce7"/>
          <table:table-cell office:value-type="time" office:time-value="PT1085157H0M19S" table:formula="of:=[Latency_ns_100Mbps_steps.$D21]-[.C21]" table:style-name="ce2">
            <text:p>00:19</text:p>
          </table:table-cell>
          <table:table-cell table:style-name="ce7"/>
          <table:table-cell office:value-type="float" office:value="117960" table:style-name="ce6">
            <text:p>117960</text:p>
          </table:table-cell>
          <table:table-cell table:style-name="ce7"/>
          <table:table-cell office:value-type="float" office:value="118528" table:style-name="ce1">
            <text:p>118528</text:p>
          </table:table-cell>
          <table:table-cell table:style-name="ce7"/>
          <table:table-cell office:value-type="float" office:value="118097" table:style-name="ce4">
            <text:p>118097</text:p>
          </table:table-cell>
          <table:table-cell table:style-name="ce7"/>
          <table:table-cell office:value-type="float" office:value="118373.25" table:formula="of:=AVERAGE([.E21];[.I21];[.K21];[.M21])" table:style-name="ce11">
            <text:p>118373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37S" table:style-name="ce9">
            <text:p>52:37</text:p>
          </table:table-cell>
          <table:table-cell office:value-type="float" office:value="118766" table:style-name="ce10">
            <text:p>118766</text:p>
          </table:table-cell>
          <table:table-cell table:style-name="ce7"/>
          <table:table-cell office:value-type="time" office:time-value="PT1085157H0M20S" table:formula="of:=[Latency_ns_100Mbps_steps.$D22]-[.C22]" table:style-name="ce2">
            <text:p>00:20</text:p>
          </table:table-cell>
          <table:table-cell table:style-name="ce7"/>
          <table:table-cell office:value-type="float" office:value="118338" table:style-name="ce6">
            <text:p>118338</text:p>
          </table:table-cell>
          <table:table-cell table:style-name="ce7"/>
          <table:table-cell office:value-type="float" office:value="119562" table:style-name="ce1">
            <text:p>119562</text:p>
          </table:table-cell>
          <table:table-cell table:style-name="ce7"/>
          <table:table-cell office:value-type="float" office:value="118342" table:style-name="ce4">
            <text:p>118342</text:p>
          </table:table-cell>
          <table:table-cell table:style-name="ce7"/>
          <table:table-cell office:value-type="float" office:value="118752" table:formula="of:=AVERAGE([.E22];[.I22];[.K22];[.M22])" table:style-name="ce11">
            <text:p>118752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38S" table:style-name="ce9">
            <text:p>52:38</text:p>
          </table:table-cell>
          <table:table-cell office:value-type="float" office:value="118863" table:style-name="ce10">
            <text:p>118863</text:p>
          </table:table-cell>
          <table:table-cell table:style-name="ce7"/>
          <table:table-cell office:value-type="time" office:time-value="PT1085157H0M21S" table:formula="of:=[Latency_ns_100Mbps_steps.$D23]-[.C23]" table:style-name="ce2">
            <text:p>00:21</text:p>
          </table:table-cell>
          <table:table-cell table:style-name="ce7"/>
          <table:table-cell office:value-type="float" office:value="117952" table:style-name="ce6">
            <text:p>117952</text:p>
          </table:table-cell>
          <table:table-cell table:style-name="ce7"/>
          <table:table-cell office:value-type="float" office:value="118675" table:style-name="ce1">
            <text:p>118675</text:p>
          </table:table-cell>
          <table:table-cell table:style-name="ce7"/>
          <table:table-cell office:value-type="float" office:value="118480" table:style-name="ce4">
            <text:p>118480</text:p>
          </table:table-cell>
          <table:table-cell table:style-name="ce7"/>
          <table:table-cell office:value-type="float" office:value="118492.5" table:formula="of:=AVERAGE([.E23];[.I23];[.K23];[.M23])" table:style-name="ce11">
            <text:p>118493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39S" table:style-name="ce9">
            <text:p>52:39</text:p>
          </table:table-cell>
          <table:table-cell office:value-type="float" office:value="118318" table:style-name="ce10">
            <text:p>118318</text:p>
          </table:table-cell>
          <table:table-cell table:style-name="ce7"/>
          <table:table-cell office:value-type="time" office:time-value="PT1085157H0M22S" table:formula="of:=[Latency_ns_100Mbps_steps.$D24]-[.C24]" table:style-name="ce2">
            <text:p>00:22</text:p>
          </table:table-cell>
          <table:table-cell table:style-name="ce7"/>
          <table:table-cell office:value-type="float" office:value="117821" table:style-name="ce6">
            <text:p>117821</text:p>
          </table:table-cell>
          <table:table-cell table:style-name="ce7"/>
          <table:table-cell office:value-type="float" office:value="118845" table:style-name="ce1">
            <text:p>118845</text:p>
          </table:table-cell>
          <table:table-cell table:style-name="ce7"/>
          <table:table-cell office:value-type="float" office:value="118620" table:style-name="ce4">
            <text:p>118620</text:p>
          </table:table-cell>
          <table:table-cell table:style-name="ce7"/>
          <table:table-cell office:value-type="float" office:value="118401" table:formula="of:=AVERAGE([.E24];[.I24];[.K24];[.M24])" table:style-name="ce11">
            <text:p>118401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40S" table:style-name="ce9">
            <text:p>52:40</text:p>
          </table:table-cell>
          <table:table-cell office:value-type="float" office:value="118924" table:style-name="ce10">
            <text:p>118924</text:p>
          </table:table-cell>
          <table:table-cell table:style-name="ce7"/>
          <table:table-cell office:value-type="time" office:time-value="PT1085157H0M23S" table:formula="of:=[Latency_ns_100Mbps_steps.$D25]-[.C25]" table:style-name="ce2">
            <text:p>00:23</text:p>
          </table:table-cell>
          <table:table-cell table:style-name="ce7"/>
          <table:table-cell office:value-type="float" office:value="117845" table:style-name="ce6">
            <text:p>117845</text:p>
          </table:table-cell>
          <table:table-cell table:style-name="ce7"/>
          <table:table-cell office:value-type="float" office:value="119087" table:style-name="ce1">
            <text:p>119087</text:p>
          </table:table-cell>
          <table:table-cell table:style-name="ce7"/>
          <table:table-cell office:value-type="float" office:value="118704" table:style-name="ce4">
            <text:p>118704</text:p>
          </table:table-cell>
          <table:table-cell table:style-name="ce7"/>
          <table:table-cell office:value-type="float" office:value="118640" table:formula="of:=AVERAGE([.E25];[.I25];[.K25];[.M25])" table:style-name="ce11">
            <text:p>118640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41S" table:style-name="ce9">
            <text:p>52:41</text:p>
          </table:table-cell>
          <table:table-cell office:value-type="float" office:value="118855" table:style-name="ce10">
            <text:p>118855</text:p>
          </table:table-cell>
          <table:table-cell table:style-name="ce7"/>
          <table:table-cell office:value-type="time" office:time-value="PT1085157H0M24S" table:formula="of:=[Latency_ns_100Mbps_steps.$D26]-[.C26]" table:style-name="ce2">
            <text:p>00:24</text:p>
          </table:table-cell>
          <table:table-cell table:style-name="ce7"/>
          <table:table-cell office:value-type="float" office:value="117855" table:style-name="ce6">
            <text:p>117855</text:p>
          </table:table-cell>
          <table:table-cell table:style-name="ce7"/>
          <table:table-cell office:value-type="float" office:value="119054" table:style-name="ce1">
            <text:p>119054</text:p>
          </table:table-cell>
          <table:table-cell table:style-name="ce7"/>
          <table:table-cell office:value-type="float" office:value="119648" table:style-name="ce4">
            <text:p>119648</text:p>
          </table:table-cell>
          <table:table-cell table:style-name="ce7"/>
          <table:table-cell office:value-type="float" office:value="118853" table:formula="of:=AVERAGE([.E26];[.I26];[.K26];[.M26])" table:style-name="ce11">
            <text:p>118853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42S" table:style-name="ce9">
            <text:p>52:42</text:p>
          </table:table-cell>
          <table:table-cell office:value-type="float" office:value="118740" table:style-name="ce10">
            <text:p>118740</text:p>
          </table:table-cell>
          <table:table-cell table:style-name="ce7"/>
          <table:table-cell office:value-type="time" office:time-value="PT1085157H0M25S" table:formula="of:=[Latency_ns_100Mbps_steps.$D27]-[.C27]" table:style-name="ce2">
            <text:p>00:25</text:p>
          </table:table-cell>
          <table:table-cell table:style-name="ce7"/>
          <table:table-cell office:value-type="float" office:value="117816" table:style-name="ce6">
            <text:p>117816</text:p>
          </table:table-cell>
          <table:table-cell table:style-name="ce7"/>
          <table:table-cell office:value-type="float" office:value="118572" table:style-name="ce1">
            <text:p>118572</text:p>
          </table:table-cell>
          <table:table-cell table:style-name="ce7"/>
          <table:table-cell office:value-type="float" office:value="118315" table:style-name="ce4">
            <text:p>118315</text:p>
          </table:table-cell>
          <table:table-cell table:style-name="ce7"/>
          <table:table-cell office:value-type="float" office:value="118360.75" table:formula="of:=AVERAGE([.E27];[.I27];[.K27];[.M27])" table:style-name="ce11">
            <text:p>118361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43S" table:style-name="ce9">
            <text:p>52:43</text:p>
          </table:table-cell>
          <table:table-cell office:value-type="float" office:value="118862" table:style-name="ce10">
            <text:p>118862</text:p>
          </table:table-cell>
          <table:table-cell table:style-name="ce7"/>
          <table:table-cell office:value-type="time" office:time-value="PT1085157H0M26S" table:formula="of:=[Latency_ns_100Mbps_steps.$D28]-[.C28]" table:style-name="ce2">
            <text:p>00:26</text:p>
          </table:table-cell>
          <table:table-cell table:style-name="ce7"/>
          <table:table-cell office:value-type="float" office:value="118062" table:style-name="ce6">
            <text:p>118062</text:p>
          </table:table-cell>
          <table:table-cell table:style-name="ce7"/>
          <table:table-cell office:value-type="float" office:value="119271" table:style-name="ce1">
            <text:p>119271</text:p>
          </table:table-cell>
          <table:table-cell table:style-name="ce7"/>
          <table:table-cell office:value-type="float" office:value="118668" table:style-name="ce4">
            <text:p>118668</text:p>
          </table:table-cell>
          <table:table-cell table:style-name="ce7"/>
          <table:table-cell office:value-type="float" office:value="118715.75" table:formula="of:=AVERAGE([.E28];[.I28];[.K28];[.M28])" table:style-name="ce11">
            <text:p>118716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44S" table:style-name="ce9">
            <text:p>52:44</text:p>
          </table:table-cell>
          <table:table-cell office:value-type="float" office:value="119372" table:style-name="ce10">
            <text:p>119372</text:p>
          </table:table-cell>
          <table:table-cell table:style-name="ce7"/>
          <table:table-cell office:value-type="time" office:time-value="PT1085157H0M27S" table:formula="of:=[Latency_ns_100Mbps_steps.$D29]-[.C29]" table:style-name="ce2">
            <text:p>00:27</text:p>
          </table:table-cell>
          <table:table-cell table:style-name="ce7"/>
          <table:table-cell office:value-type="float" office:value="118677" table:style-name="ce6">
            <text:p>118677</text:p>
          </table:table-cell>
          <table:table-cell table:style-name="ce7"/>
          <table:table-cell office:value-type="float" office:value="118952" table:style-name="ce1">
            <text:p>118952</text:p>
          </table:table-cell>
          <table:table-cell table:style-name="ce7"/>
          <table:table-cell office:value-type="float" office:value="118402" table:style-name="ce4">
            <text:p>118402</text:p>
          </table:table-cell>
          <table:table-cell table:style-name="ce7"/>
          <table:table-cell office:value-type="float" office:value="118850.75" table:formula="of:=AVERAGE([.E29];[.I29];[.K29];[.M29])" table:style-name="ce11">
            <text:p>118851</text:p>
          </table:table-cell>
          <table:table-cell table:number-columns-repeated="10" table:style-name="ce7"/>
          <table:table-cell table:style-name="ce12"/>
          <table:table-cell table:number-columns-repeated="16358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45S" table:style-name="ce9">
            <text:p>52:45</text:p>
          </table:table-cell>
          <table:table-cell office:value-type="float" office:value="118018" table:style-name="ce10">
            <text:p>118018</text:p>
          </table:table-cell>
          <table:table-cell table:style-name="ce7"/>
          <table:table-cell office:value-type="time" office:time-value="PT1085157H0M28S" table:formula="of:=[Latency_ns_100Mbps_steps.$D30]-[.C30]" table:style-name="ce2">
            <text:p>00:28</text:p>
          </table:table-cell>
          <table:table-cell table:style-name="ce7"/>
          <table:table-cell office:value-type="float" office:value="118579" table:style-name="ce6">
            <text:p>118579</text:p>
          </table:table-cell>
          <table:table-cell table:style-name="ce7"/>
          <table:table-cell office:value-type="float" office:value="118691" table:style-name="ce1">
            <text:p>118691</text:p>
          </table:table-cell>
          <table:table-cell table:style-name="ce7"/>
          <table:table-cell office:value-type="float" office:value="119107" table:style-name="ce4">
            <text:p>119107</text:p>
          </table:table-cell>
          <table:table-cell table:style-name="ce7"/>
          <table:table-cell office:value-type="float" office:value="118598.75" table:formula="of:=AVERAGE([.E30];[.I30];[.K30];[.M30])" table:style-name="ce11">
            <text:p>118599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46S" table:style-name="ce9">
            <text:p>52:46</text:p>
          </table:table-cell>
          <table:table-cell office:value-type="float" office:value="117685" table:style-name="ce10">
            <text:p>117685</text:p>
          </table:table-cell>
          <table:table-cell table:style-name="ce7"/>
          <table:table-cell office:value-type="time" office:time-value="PT1085157H0M29S" table:formula="of:=[Latency_ns_100Mbps_steps.$D31]-[.C31]" table:style-name="ce2">
            <text:p>00:29</text:p>
          </table:table-cell>
          <table:table-cell table:style-name="ce7"/>
          <table:table-cell office:value-type="float" office:value="118342" table:style-name="ce6">
            <text:p>118342</text:p>
          </table:table-cell>
          <table:table-cell table:style-name="ce7"/>
          <table:table-cell office:value-type="float" office:value="118310" table:style-name="ce1">
            <text:p>118310</text:p>
          </table:table-cell>
          <table:table-cell table:style-name="ce7"/>
          <table:table-cell office:value-type="float" office:value="118563" table:style-name="ce4">
            <text:p>118563</text:p>
          </table:table-cell>
          <table:table-cell table:style-name="ce7"/>
          <table:table-cell office:value-type="float" office:value="118225" table:formula="of:=AVERAGE([.E31];[.I31];[.K31];[.M31])" table:style-name="ce11">
            <text:p>118225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47S" table:style-name="ce9">
            <text:p>52:47</text:p>
          </table:table-cell>
          <table:table-cell office:value-type="float" office:value="117983" table:style-name="ce10">
            <text:p>117983</text:p>
          </table:table-cell>
          <table:table-cell table:style-name="ce7"/>
          <table:table-cell office:value-type="time" office:time-value="PT1085157H0M30S" table:formula="of:=[Latency_ns_100Mbps_steps.$D32]-[.C32]" table:style-name="ce2">
            <text:p>00:30</text:p>
          </table:table-cell>
          <table:table-cell table:style-name="ce7"/>
          <table:table-cell office:value-type="float" office:value="117970" table:style-name="ce6">
            <text:p>117970</text:p>
          </table:table-cell>
          <table:table-cell table:style-name="ce7"/>
          <table:table-cell office:value-type="float" office:value="118670" table:style-name="ce1">
            <text:p>118670</text:p>
          </table:table-cell>
          <table:table-cell table:style-name="ce7"/>
          <table:table-cell office:value-type="float" office:value="118783" table:style-name="ce4">
            <text:p>118783</text:p>
          </table:table-cell>
          <table:table-cell table:style-name="ce7"/>
          <table:table-cell office:value-type="float" office:value="118351.5" table:formula="of:=AVERAGE([.E32];[.I32];[.K32];[.M32])" table:style-name="ce11">
            <text:p>118352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48S" table:style-name="ce9">
            <text:p>52:48</text:p>
          </table:table-cell>
          <table:table-cell office:value-type="float" office:value="118850" table:style-name="ce10">
            <text:p>118850</text:p>
          </table:table-cell>
          <table:table-cell table:style-name="ce7"/>
          <table:table-cell office:value-type="time" office:time-value="PT1085157H0M31S" table:formula="of:=[Latency_ns_100Mbps_steps.$D33]-[.C33]" table:style-name="ce2">
            <text:p>00:31</text:p>
          </table:table-cell>
          <table:table-cell table:style-name="ce7"/>
          <table:table-cell office:value-type="float" office:value="118022" table:style-name="ce6">
            <text:p>118022</text:p>
          </table:table-cell>
          <table:table-cell table:style-name="ce7"/>
          <table:table-cell office:value-type="float" office:value="118536" table:style-name="ce1">
            <text:p>118536</text:p>
          </table:table-cell>
          <table:table-cell table:style-name="ce7"/>
          <table:table-cell office:value-type="float" office:value="118238" table:style-name="ce4">
            <text:p>118238</text:p>
          </table:table-cell>
          <table:table-cell table:style-name="ce7"/>
          <table:table-cell office:value-type="float" office:value="118411.5" table:formula="of:=AVERAGE([.E33];[.I33];[.K33];[.M33])" table:style-name="ce11">
            <text:p>11841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49S" table:style-name="ce9">
            <text:p>52:49</text:p>
          </table:table-cell>
          <table:table-cell office:value-type="float" office:value="118902" table:style-name="ce10">
            <text:p>118902</text:p>
          </table:table-cell>
          <table:table-cell table:style-name="ce7"/>
          <table:table-cell office:value-type="time" office:time-value="PT1085157H0M32S" table:formula="of:=[Latency_ns_100Mbps_steps.$D34]-[.C34]" table:style-name="ce2">
            <text:p>00:32</text:p>
          </table:table-cell>
          <table:table-cell table:style-name="ce7"/>
          <table:table-cell office:value-type="float" office:value="117891" table:style-name="ce6">
            <text:p>117891</text:p>
          </table:table-cell>
          <table:table-cell table:style-name="ce7"/>
          <table:table-cell office:value-type="float" office:value="118435" table:style-name="ce1">
            <text:p>118435</text:p>
          </table:table-cell>
          <table:table-cell table:style-name="ce7"/>
          <table:table-cell office:value-type="float" office:value="118131" table:style-name="ce4">
            <text:p>118131</text:p>
          </table:table-cell>
          <table:table-cell table:style-name="ce7"/>
          <table:table-cell office:value-type="float" office:value="118339.75" table:formula="of:=AVERAGE([.E34];[.I34];[.K34];[.M34])" table:style-name="ce11">
            <text:p>11834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50S" table:style-name="ce9">
            <text:p>52:50</text:p>
          </table:table-cell>
          <table:table-cell office:value-type="float" office:value="118768" table:style-name="ce10">
            <text:p>118768</text:p>
          </table:table-cell>
          <table:table-cell table:style-name="ce7"/>
          <table:table-cell office:value-type="time" office:time-value="PT1085157H0M33S" table:formula="of:=[Latency_ns_100Mbps_steps.$D35]-[.C35]" table:style-name="ce2">
            <text:p>00:33</text:p>
          </table:table-cell>
          <table:table-cell table:style-name="ce7"/>
          <table:table-cell office:value-type="float" office:value="117924" table:style-name="ce6">
            <text:p>117924</text:p>
          </table:table-cell>
          <table:table-cell table:style-name="ce7"/>
          <table:table-cell office:value-type="float" office:value="118161" table:style-name="ce1">
            <text:p>118161</text:p>
          </table:table-cell>
          <table:table-cell table:style-name="ce7"/>
          <table:table-cell office:value-type="float" office:value="118471" table:style-name="ce4">
            <text:p>118471</text:p>
          </table:table-cell>
          <table:table-cell table:style-name="ce7"/>
          <table:table-cell office:value-type="float" office:value="118331" table:formula="of:=AVERAGE([.E35];[.I35];[.K35];[.M35])" table:style-name="ce11">
            <text:p>11833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51S" table:style-name="ce9">
            <text:p>52:51</text:p>
          </table:table-cell>
          <table:table-cell office:value-type="float" office:value="118605" table:style-name="ce10">
            <text:p>118605</text:p>
          </table:table-cell>
          <table:table-cell table:style-name="ce7"/>
          <table:table-cell office:value-type="time" office:time-value="PT1085157H0M34S" table:formula="of:=[Latency_ns_100Mbps_steps.$D36]-[.C36]" table:style-name="ce2">
            <text:p>00:34</text:p>
          </table:table-cell>
          <table:table-cell table:style-name="ce7"/>
          <table:table-cell office:value-type="float" office:value="118270" table:style-name="ce6">
            <text:p>118270</text:p>
          </table:table-cell>
          <table:table-cell table:style-name="ce7"/>
          <table:table-cell office:value-type="float" office:value="118531" table:style-name="ce1">
            <text:p>118531</text:p>
          </table:table-cell>
          <table:table-cell table:style-name="ce7"/>
          <table:table-cell office:value-type="float" office:value="118662" table:style-name="ce4">
            <text:p>118662</text:p>
          </table:table-cell>
          <table:table-cell table:style-name="ce7"/>
          <table:table-cell office:value-type="float" office:value="118517" table:formula="of:=AVERAGE([.E36];[.I36];[.K36];[.M36])" table:style-name="ce11">
            <text:p>11851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52S" table:style-name="ce9">
            <text:p>52:52</text:p>
          </table:table-cell>
          <table:table-cell office:value-type="float" office:value="118748" table:style-name="ce10">
            <text:p>118748</text:p>
          </table:table-cell>
          <table:table-cell table:style-name="ce7"/>
          <table:table-cell office:value-type="time" office:time-value="PT1085157H0M35S" table:formula="of:=[Latency_ns_100Mbps_steps.$D37]-[.C37]" table:style-name="ce2">
            <text:p>00:35</text:p>
          </table:table-cell>
          <table:table-cell table:style-name="ce7"/>
          <table:table-cell office:value-type="float" office:value="118877" table:style-name="ce6">
            <text:p>118877</text:p>
          </table:table-cell>
          <table:table-cell table:style-name="ce7"/>
          <table:table-cell office:value-type="float" office:value="120243" table:style-name="ce1">
            <text:p>120243</text:p>
          </table:table-cell>
          <table:table-cell table:style-name="ce7"/>
          <table:table-cell office:value-type="float" office:value="118665" table:style-name="ce4">
            <text:p>118665</text:p>
          </table:table-cell>
          <table:table-cell table:style-name="ce7"/>
          <table:table-cell office:value-type="float" office:value="119133.25" table:formula="of:=AVERAGE([.E37];[.I37];[.K37];[.M37])" table:style-name="ce11">
            <text:p>11913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53S" table:style-name="ce9">
            <text:p>52:53</text:p>
          </table:table-cell>
          <table:table-cell office:value-type="float" office:value="118746" table:style-name="ce10">
            <text:p>118746</text:p>
          </table:table-cell>
          <table:table-cell table:style-name="ce7"/>
          <table:table-cell office:value-type="time" office:time-value="PT1085157H0M36S" table:formula="of:=[Latency_ns_100Mbps_steps.$D38]-[.C38]" table:style-name="ce2">
            <text:p>00:36</text:p>
          </table:table-cell>
          <table:table-cell table:style-name="ce7"/>
          <table:table-cell office:value-type="float" office:value="118718" table:style-name="ce6">
            <text:p>118718</text:p>
          </table:table-cell>
          <table:table-cell table:style-name="ce7"/>
          <table:table-cell office:value-type="float" office:value="119854" table:style-name="ce1">
            <text:p>119854</text:p>
          </table:table-cell>
          <table:table-cell table:style-name="ce7"/>
          <table:table-cell office:value-type="float" office:value="118733" table:style-name="ce4">
            <text:p>118733</text:p>
          </table:table-cell>
          <table:table-cell table:style-name="ce7"/>
          <table:table-cell office:value-type="float" office:value="119012.75" table:formula="of:=AVERAGE([.E38];[.I38];[.K38];[.M38])" table:style-name="ce11">
            <text:p>11901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54S" table:style-name="ce9">
            <text:p>52:54</text:p>
          </table:table-cell>
          <table:table-cell office:value-type="float" office:value="118875" table:style-name="ce10">
            <text:p>118875</text:p>
          </table:table-cell>
          <table:table-cell table:style-name="ce7"/>
          <table:table-cell office:value-type="time" office:time-value="PT1085157H0M37S" table:formula="of:=[Latency_ns_100Mbps_steps.$D39]-[.C39]" table:style-name="ce2">
            <text:p>00:37</text:p>
          </table:table-cell>
          <table:table-cell table:style-name="ce7"/>
          <table:table-cell office:value-type="float" office:value="118336" table:style-name="ce6">
            <text:p>118336</text:p>
          </table:table-cell>
          <table:table-cell table:style-name="ce7"/>
          <table:table-cell office:value-type="float" office:value="118769" table:style-name="ce1">
            <text:p>118769</text:p>
          </table:table-cell>
          <table:table-cell table:style-name="ce7"/>
          <table:table-cell office:value-type="float" office:value="118618" table:style-name="ce4">
            <text:p>118618</text:p>
          </table:table-cell>
          <table:table-cell table:style-name="ce7"/>
          <table:table-cell office:value-type="float" office:value="118649.5" table:formula="of:=AVERAGE([.E39];[.I39];[.K39];[.M39])" table:style-name="ce11">
            <text:p>11865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55S" table:style-name="ce9">
            <text:p>52:55</text:p>
          </table:table-cell>
          <table:table-cell office:value-type="float" office:value="118640" table:style-name="ce10">
            <text:p>118640</text:p>
          </table:table-cell>
          <table:table-cell table:style-name="ce7"/>
          <table:table-cell office:value-type="time" office:time-value="PT1085157H0M38S" table:formula="of:=[Latency_ns_100Mbps_steps.$D40]-[.C40]" table:style-name="ce2">
            <text:p>00:38</text:p>
          </table:table-cell>
          <table:table-cell table:style-name="ce7"/>
          <table:table-cell office:value-type="float" office:value="117875" table:style-name="ce6">
            <text:p>117875</text:p>
          </table:table-cell>
          <table:table-cell table:style-name="ce7"/>
          <table:table-cell office:value-type="float" office:value="118532" table:style-name="ce1">
            <text:p>118532</text:p>
          </table:table-cell>
          <table:table-cell table:style-name="ce7"/>
          <table:table-cell office:value-type="float" office:value="118544" table:style-name="ce4">
            <text:p>118544</text:p>
          </table:table-cell>
          <table:table-cell table:style-name="ce7"/>
          <table:table-cell office:value-type="float" office:value="118397.75" table:formula="of:=AVERAGE([.E40];[.I40];[.K40];[.M40])" table:style-name="ce11">
            <text:p>11839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56S" table:style-name="ce9">
            <text:p>52:56</text:p>
          </table:table-cell>
          <table:table-cell office:value-type="float" office:value="118199" table:style-name="ce10">
            <text:p>118199</text:p>
          </table:table-cell>
          <table:table-cell table:style-name="ce7"/>
          <table:table-cell office:value-type="time" office:time-value="PT1085157H0M39S" table:formula="of:=[Latency_ns_100Mbps_steps.$D41]-[.C41]" table:style-name="ce2">
            <text:p>00:39</text:p>
          </table:table-cell>
          <table:table-cell table:style-name="ce7"/>
          <table:table-cell office:value-type="float" office:value="118203" table:style-name="ce6">
            <text:p>118203</text:p>
          </table:table-cell>
          <table:table-cell table:style-name="ce7"/>
          <table:table-cell office:value-type="float" office:value="118786" table:style-name="ce1">
            <text:p>118786</text:p>
          </table:table-cell>
          <table:table-cell table:style-name="ce7"/>
          <table:table-cell office:value-type="float" office:value="118769" table:style-name="ce4">
            <text:p>118769</text:p>
          </table:table-cell>
          <table:table-cell table:style-name="ce7"/>
          <table:table-cell office:value-type="float" office:value="118489.25" table:formula="of:=AVERAGE([.E41];[.I41];[.K41];[.M41])" table:style-name="ce11">
            <text:p>11848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57S" table:style-name="ce9">
            <text:p>52:57</text:p>
          </table:table-cell>
          <table:table-cell office:value-type="float" office:value="118645" table:style-name="ce10">
            <text:p>118645</text:p>
          </table:table-cell>
          <table:table-cell table:style-name="ce7"/>
          <table:table-cell office:value-type="time" office:time-value="PT1085157H0M40S" table:formula="of:=[Latency_ns_100Mbps_steps.$D42]-[.C42]" table:style-name="ce2">
            <text:p>00:40</text:p>
          </table:table-cell>
          <table:table-cell table:style-name="ce7"/>
          <table:table-cell office:value-type="float" office:value="118084" table:style-name="ce6">
            <text:p>118084</text:p>
          </table:table-cell>
          <table:table-cell table:style-name="ce7"/>
          <table:table-cell office:value-type="float" office:value="118880" table:style-name="ce1">
            <text:p>118880</text:p>
          </table:table-cell>
          <table:table-cell table:style-name="ce7"/>
          <table:table-cell office:value-type="float" office:value="118650" table:style-name="ce4">
            <text:p>118650</text:p>
          </table:table-cell>
          <table:table-cell table:style-name="ce7"/>
          <table:table-cell office:value-type="float" office:value="118564.75" table:formula="of:=AVERAGE([.E42];[.I42];[.K42];[.M42])" table:style-name="ce11">
            <text:p>11856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58S" table:style-name="ce9">
            <text:p>52:58</text:p>
          </table:table-cell>
          <table:table-cell office:value-type="float" office:value="118439" table:style-name="ce10">
            <text:p>118439</text:p>
          </table:table-cell>
          <table:table-cell table:style-name="ce7"/>
          <table:table-cell office:value-type="time" office:time-value="PT1085157H0M41S" table:formula="of:=[Latency_ns_100Mbps_steps.$D43]-[.C43]" table:style-name="ce2">
            <text:p>00:41</text:p>
          </table:table-cell>
          <table:table-cell table:style-name="ce7"/>
          <table:table-cell office:value-type="float" office:value="117959" table:style-name="ce6">
            <text:p>117959</text:p>
          </table:table-cell>
          <table:table-cell table:style-name="ce7"/>
          <table:table-cell office:value-type="float" office:value="118849" table:style-name="ce1">
            <text:p>118849</text:p>
          </table:table-cell>
          <table:table-cell table:style-name="ce7"/>
          <table:table-cell office:value-type="float" office:value="118351" table:style-name="ce4">
            <text:p>118351</text:p>
          </table:table-cell>
          <table:table-cell table:style-name="ce7"/>
          <table:table-cell office:value-type="float" office:value="118399.5" table:formula="of:=AVERAGE([.E43];[.I43];[.K43];[.M43])" table:style-name="ce11">
            <text:p>11840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2M59S" table:style-name="ce9">
            <text:p>52:59</text:p>
          </table:table-cell>
          <table:table-cell office:value-type="float" office:value="117900" table:style-name="ce10">
            <text:p>117900</text:p>
          </table:table-cell>
          <table:table-cell table:style-name="ce7"/>
          <table:table-cell office:value-type="time" office:time-value="PT1085157H0M42S" table:formula="of:=[Latency_ns_100Mbps_steps.$D44]-[.C44]" table:style-name="ce2">
            <text:p>00:42</text:p>
          </table:table-cell>
          <table:table-cell table:style-name="ce7"/>
          <table:table-cell office:value-type="float" office:value="118402" table:style-name="ce6">
            <text:p>118402</text:p>
          </table:table-cell>
          <table:table-cell table:style-name="ce7"/>
          <table:table-cell office:value-type="float" office:value="118016" table:style-name="ce1">
            <text:p>118016</text:p>
          </table:table-cell>
          <table:table-cell table:style-name="ce7"/>
          <table:table-cell office:value-type="float" office:value="117830" table:style-name="ce4">
            <text:p>117830</text:p>
          </table:table-cell>
          <table:table-cell table:style-name="ce7"/>
          <table:table-cell office:value-type="float" office:value="118037" table:formula="of:=AVERAGE([.E44];[.I44];[.K44];[.M44])" table:style-name="ce11">
            <text:p>11803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0S" table:style-name="ce9">
            <text:p>53:00</text:p>
          </table:table-cell>
          <table:table-cell office:value-type="float" office:value="118233" table:style-name="ce10">
            <text:p>118233</text:p>
          </table:table-cell>
          <table:table-cell table:style-name="ce7"/>
          <table:table-cell office:value-type="time" office:time-value="PT1085157H0M43S" table:formula="of:=[Latency_ns_100Mbps_steps.$D45]-[.C45]" table:style-name="ce2">
            <text:p>00:43</text:p>
          </table:table-cell>
          <table:table-cell table:style-name="ce7"/>
          <table:table-cell office:value-type="float" office:value="118006" table:style-name="ce6">
            <text:p>118006</text:p>
          </table:table-cell>
          <table:table-cell table:style-name="ce7"/>
          <table:table-cell office:value-type="float" office:value="118741" table:style-name="ce1">
            <text:p>118741</text:p>
          </table:table-cell>
          <table:table-cell table:style-name="ce7"/>
          <table:table-cell office:value-type="float" office:value="118145" table:style-name="ce4">
            <text:p>118145</text:p>
          </table:table-cell>
          <table:table-cell table:style-name="ce7"/>
          <table:table-cell office:value-type="float" office:value="118281.25" table:formula="of:=AVERAGE([.E45];[.I45];[.K45];[.M45])" table:style-name="ce11">
            <text:p>11828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1S" table:style-name="ce9">
            <text:p>53:01</text:p>
          </table:table-cell>
          <table:table-cell office:value-type="float" office:value="118724" table:style-name="ce10">
            <text:p>118724</text:p>
          </table:table-cell>
          <table:table-cell table:style-name="ce7"/>
          <table:table-cell office:value-type="time" office:time-value="PT1085157H0M44S" table:formula="of:=[Latency_ns_100Mbps_steps.$D46]-[.C46]" table:style-name="ce2">
            <text:p>00:44</text:p>
          </table:table-cell>
          <table:table-cell table:style-name="ce7"/>
          <table:table-cell office:value-type="float" office:value="118559" table:style-name="ce6">
            <text:p>118559</text:p>
          </table:table-cell>
          <table:table-cell table:style-name="ce7"/>
          <table:table-cell office:value-type="float" office:value="118651" table:style-name="ce1">
            <text:p>118651</text:p>
          </table:table-cell>
          <table:table-cell table:style-name="ce7"/>
          <table:table-cell office:value-type="float" office:value="118364" table:style-name="ce4">
            <text:p>118364</text:p>
          </table:table-cell>
          <table:table-cell table:style-name="ce7"/>
          <table:table-cell office:value-type="float" office:value="118574.5" table:formula="of:=AVERAGE([.E46];[.I46];[.K46];[.M46])" table:style-name="ce11">
            <text:p>11857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2S" table:style-name="ce9">
            <text:p>53:02</text:p>
          </table:table-cell>
          <table:table-cell office:value-type="float" office:value="118757" table:style-name="ce10">
            <text:p>118757</text:p>
          </table:table-cell>
          <table:table-cell table:style-name="ce7"/>
          <table:table-cell office:value-type="time" office:time-value="PT1085157H0M45S" table:formula="of:=[Latency_ns_100Mbps_steps.$D47]-[.C47]" table:style-name="ce2">
            <text:p>00:45</text:p>
          </table:table-cell>
          <table:table-cell table:style-name="ce7"/>
          <table:table-cell office:value-type="float" office:value="118556" table:style-name="ce6">
            <text:p>118556</text:p>
          </table:table-cell>
          <table:table-cell table:style-name="ce7"/>
          <table:table-cell office:value-type="float" office:value="118575" table:style-name="ce1">
            <text:p>118575</text:p>
          </table:table-cell>
          <table:table-cell table:style-name="ce7"/>
          <table:table-cell office:value-type="float" office:value="118208" table:style-name="ce4">
            <text:p>118208</text:p>
          </table:table-cell>
          <table:table-cell table:style-name="ce7"/>
          <table:table-cell office:value-type="float" office:value="118524" table:formula="of:=AVERAGE([.E47];[.I47];[.K47];[.M47])" table:style-name="ce11">
            <text:p>11852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3S" table:style-name="ce9">
            <text:p>53:03</text:p>
          </table:table-cell>
          <table:table-cell office:value-type="float" office:value="118673" table:style-name="ce10">
            <text:p>118673</text:p>
          </table:table-cell>
          <table:table-cell table:style-name="ce7"/>
          <table:table-cell office:value-type="time" office:time-value="PT1085157H0M46S" table:formula="of:=[Latency_ns_100Mbps_steps.$D48]-[.C48]" table:style-name="ce2">
            <text:p>00:46</text:p>
          </table:table-cell>
          <table:table-cell table:style-name="ce7"/>
          <table:table-cell office:value-type="float" office:value="118930" table:style-name="ce6">
            <text:p>118930</text:p>
          </table:table-cell>
          <table:table-cell table:style-name="ce7"/>
          <table:table-cell office:value-type="float" office:value="118720" table:style-name="ce1">
            <text:p>118720</text:p>
          </table:table-cell>
          <table:table-cell table:style-name="ce7"/>
          <table:table-cell office:value-type="float" office:value="118587" table:style-name="ce4">
            <text:p>118587</text:p>
          </table:table-cell>
          <table:table-cell table:style-name="ce7"/>
          <table:table-cell office:value-type="float" office:value="118727.5" table:formula="of:=AVERAGE([.E48];[.I48];[.K48];[.M48])" table:style-name="ce11">
            <text:p>11872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4S" table:style-name="ce9">
            <text:p>53:04</text:p>
          </table:table-cell>
          <table:table-cell office:value-type="float" office:value="118757" table:style-name="ce10">
            <text:p>118757</text:p>
          </table:table-cell>
          <table:table-cell table:style-name="ce7"/>
          <table:table-cell office:value-type="time" office:time-value="PT1085157H0M47S" table:formula="of:=[Latency_ns_100Mbps_steps.$D49]-[.C49]" table:style-name="ce2">
            <text:p>00:47</text:p>
          </table:table-cell>
          <table:table-cell table:style-name="ce7"/>
          <table:table-cell office:value-type="float" office:value="118222" table:style-name="ce6">
            <text:p>118222</text:p>
          </table:table-cell>
          <table:table-cell table:style-name="ce7"/>
          <table:table-cell office:value-type="float" office:value="118581" table:style-name="ce1">
            <text:p>118581</text:p>
          </table:table-cell>
          <table:table-cell table:style-name="ce7"/>
          <table:table-cell office:value-type="float" office:value="118986" table:style-name="ce4">
            <text:p>118986</text:p>
          </table:table-cell>
          <table:table-cell table:style-name="ce7"/>
          <table:table-cell office:value-type="float" office:value="118636.5" table:formula="of:=AVERAGE([.E49];[.I49];[.K49];[.M49])" table:style-name="ce11">
            <text:p>11863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5S" table:style-name="ce9">
            <text:p>53:05</text:p>
          </table:table-cell>
          <table:table-cell office:value-type="float" office:value="119120" table:style-name="ce10">
            <text:p>119120</text:p>
          </table:table-cell>
          <table:table-cell table:style-name="ce7"/>
          <table:table-cell office:value-type="time" office:time-value="PT1085157H0M48S" table:formula="of:=[Latency_ns_100Mbps_steps.$D50]-[.C50]" table:style-name="ce2">
            <text:p>00:48</text:p>
          </table:table-cell>
          <table:table-cell table:style-name="ce7"/>
          <table:table-cell office:value-type="float" office:value="118646" table:style-name="ce6">
            <text:p>118646</text:p>
          </table:table-cell>
          <table:table-cell table:style-name="ce7"/>
          <table:table-cell office:value-type="float" office:value="118102" table:style-name="ce1">
            <text:p>118102</text:p>
          </table:table-cell>
          <table:table-cell table:style-name="ce7"/>
          <table:table-cell office:value-type="float" office:value="118557" table:style-name="ce4">
            <text:p>118557</text:p>
          </table:table-cell>
          <table:table-cell table:style-name="ce7"/>
          <table:table-cell office:value-type="float" office:value="118606.25" table:formula="of:=AVERAGE([.E50];[.I50];[.K50];[.M50])" table:style-name="ce11">
            <text:p>11860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6S" table:style-name="ce9">
            <text:p>53:06</text:p>
          </table:table-cell>
          <table:table-cell office:value-type="float" office:value="119092" table:style-name="ce10">
            <text:p>119092</text:p>
          </table:table-cell>
          <table:table-cell table:style-name="ce7"/>
          <table:table-cell office:value-type="time" office:time-value="PT1085157H0M49S" table:formula="of:=[Latency_ns_100Mbps_steps.$D51]-[.C51]" table:style-name="ce2">
            <text:p>00:49</text:p>
          </table:table-cell>
          <table:table-cell table:style-name="ce7"/>
          <table:table-cell office:value-type="float" office:value="118614" table:style-name="ce6">
            <text:p>118614</text:p>
          </table:table-cell>
          <table:table-cell table:style-name="ce7"/>
          <table:table-cell office:value-type="float" office:value="118660" table:style-name="ce1">
            <text:p>118660</text:p>
          </table:table-cell>
          <table:table-cell table:style-name="ce7"/>
          <table:table-cell office:value-type="float" office:value="118672" table:style-name="ce4">
            <text:p>118672</text:p>
          </table:table-cell>
          <table:table-cell table:style-name="ce7"/>
          <table:table-cell office:value-type="float" office:value="118759.5" table:formula="of:=AVERAGE([.E51];[.I51];[.K51];[.M51])" table:style-name="ce11">
            <text:p>11876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7S" table:style-name="ce9">
            <text:p>53:07</text:p>
          </table:table-cell>
          <table:table-cell office:value-type="float" office:value="118739" table:style-name="ce10">
            <text:p>118739</text:p>
          </table:table-cell>
          <table:table-cell table:style-name="ce7"/>
          <table:table-cell office:value-type="time" office:time-value="PT1085157H0M50S" table:formula="of:=[Latency_ns_100Mbps_steps.$D52]-[.C52]" table:style-name="ce2">
            <text:p>00:50</text:p>
          </table:table-cell>
          <table:table-cell table:style-name="ce7"/>
          <table:table-cell office:value-type="float" office:value="119025" table:style-name="ce6">
            <text:p>119025</text:p>
          </table:table-cell>
          <table:table-cell table:style-name="ce7"/>
          <table:table-cell office:value-type="float" office:value="118538" table:style-name="ce1">
            <text:p>118538</text:p>
          </table:table-cell>
          <table:table-cell table:style-name="ce7"/>
          <table:table-cell office:value-type="float" office:value="118199" table:style-name="ce4">
            <text:p>118199</text:p>
          </table:table-cell>
          <table:table-cell table:style-name="ce7"/>
          <table:table-cell office:value-type="float" office:value="118625.25" table:formula="of:=AVERAGE([.E52];[.I52];[.K52];[.M52])" table:style-name="ce11">
            <text:p>11862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8S" table:style-name="ce9">
            <text:p>53:08</text:p>
          </table:table-cell>
          <table:table-cell office:value-type="float" office:value="118676" table:style-name="ce10">
            <text:p>118676</text:p>
          </table:table-cell>
          <table:table-cell table:style-name="ce7"/>
          <table:table-cell office:value-type="time" office:time-value="PT1085157H0M51S" table:formula="of:=[Latency_ns_100Mbps_steps.$D53]-[.C53]" table:style-name="ce2">
            <text:p>00:51</text:p>
          </table:table-cell>
          <table:table-cell table:style-name="ce7"/>
          <table:table-cell office:value-type="float" office:value="118650" table:style-name="ce6">
            <text:p>118650</text:p>
          </table:table-cell>
          <table:table-cell table:style-name="ce7"/>
          <table:table-cell office:value-type="float" office:value="119114" table:style-name="ce1">
            <text:p>119114</text:p>
          </table:table-cell>
          <table:table-cell table:style-name="ce7"/>
          <table:table-cell office:value-type="float" office:value="118426" table:style-name="ce4">
            <text:p>118426</text:p>
          </table:table-cell>
          <table:table-cell table:style-name="ce7"/>
          <table:table-cell office:value-type="float" office:value="118716.5" table:formula="of:=AVERAGE([.E53];[.I53];[.K53];[.M53])" table:style-name="ce11">
            <text:p>11871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9S" table:style-name="ce9">
            <text:p>53:09</text:p>
          </table:table-cell>
          <table:table-cell office:value-type="float" office:value="118891" table:style-name="ce10">
            <text:p>118891</text:p>
          </table:table-cell>
          <table:table-cell table:style-name="ce7"/>
          <table:table-cell office:value-type="time" office:time-value="PT1085157H0M52S" table:formula="of:=[Latency_ns_100Mbps_steps.$D54]-[.C54]" table:style-name="ce2">
            <text:p>00:52</text:p>
          </table:table-cell>
          <table:table-cell table:style-name="ce7"/>
          <table:table-cell office:value-type="float" office:value="119482" table:style-name="ce6">
            <text:p>119482</text:p>
          </table:table-cell>
          <table:table-cell table:style-name="ce7"/>
          <table:table-cell office:value-type="float" office:value="118348" table:style-name="ce1">
            <text:p>118348</text:p>
          </table:table-cell>
          <table:table-cell table:style-name="ce7"/>
          <table:table-cell office:value-type="float" office:value="118633" table:style-name="ce4">
            <text:p>118633</text:p>
          </table:table-cell>
          <table:table-cell table:style-name="ce7"/>
          <table:table-cell office:value-type="float" office:value="118838.5" table:formula="of:=AVERAGE([.E54];[.I54];[.K54];[.M54])" table:style-name="ce11">
            <text:p>11883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10S" table:style-name="ce9">
            <text:p>53:10</text:p>
          </table:table-cell>
          <table:table-cell office:value-type="float" office:value="118908" table:style-name="ce10">
            <text:p>118908</text:p>
          </table:table-cell>
          <table:table-cell table:style-name="ce7"/>
          <table:table-cell office:value-type="time" office:time-value="PT1085157H0M53S" table:formula="of:=[Latency_ns_100Mbps_steps.$D55]-[.C55]" table:style-name="ce2">
            <text:p>00:53</text:p>
          </table:table-cell>
          <table:table-cell table:style-name="ce7"/>
          <table:table-cell office:value-type="float" office:value="118799" table:style-name="ce6">
            <text:p>118799</text:p>
          </table:table-cell>
          <table:table-cell table:style-name="ce7"/>
          <table:table-cell office:value-type="float" office:value="118203" table:style-name="ce1">
            <text:p>118203</text:p>
          </table:table-cell>
          <table:table-cell table:style-name="ce7"/>
          <table:table-cell office:value-type="float" office:value="118765" table:style-name="ce4">
            <text:p>118765</text:p>
          </table:table-cell>
          <table:table-cell table:style-name="ce7"/>
          <table:table-cell office:value-type="float" office:value="118668.75" table:formula="of:=AVERAGE([.E55];[.I55];[.K55];[.M55])" table:style-name="ce11">
            <text:p>11866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11S" table:style-name="ce9">
            <text:p>53:11</text:p>
          </table:table-cell>
          <table:table-cell office:value-type="float" office:value="118159" table:style-name="ce10">
            <text:p>118159</text:p>
          </table:table-cell>
          <table:table-cell table:style-name="ce7"/>
          <table:table-cell office:value-type="time" office:time-value="PT1085157H0M54S" table:formula="of:=[Latency_ns_100Mbps_steps.$D56]-[.C56]" table:style-name="ce2">
            <text:p>00:54</text:p>
          </table:table-cell>
          <table:table-cell table:style-name="ce7"/>
          <table:table-cell office:value-type="float" office:value="119255" table:style-name="ce6">
            <text:p>119255</text:p>
          </table:table-cell>
          <table:table-cell table:style-name="ce7"/>
          <table:table-cell office:value-type="float" office:value="118302" table:style-name="ce1">
            <text:p>118302</text:p>
          </table:table-cell>
          <table:table-cell table:style-name="ce7"/>
          <table:table-cell office:value-type="float" office:value="118301" table:style-name="ce4">
            <text:p>118301</text:p>
          </table:table-cell>
          <table:table-cell table:style-name="ce7"/>
          <table:table-cell office:value-type="float" office:value="118504.25" table:formula="of:=AVERAGE([.E56];[.I56];[.K56];[.M56])" table:style-name="ce11">
            <text:p>11850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12S" table:style-name="ce9">
            <text:p>53:12</text:p>
          </table:table-cell>
          <table:table-cell office:value-type="float" office:value="118018" table:style-name="ce10">
            <text:p>118018</text:p>
          </table:table-cell>
          <table:table-cell table:style-name="ce7"/>
          <table:table-cell office:value-type="time" office:time-value="PT1085157H0M55S" table:formula="of:=[Latency_ns_100Mbps_steps.$D57]-[.C57]" table:style-name="ce2">
            <text:p>00:55</text:p>
          </table:table-cell>
          <table:table-cell table:style-name="ce7"/>
          <table:table-cell office:value-type="float" office:value="118740" table:style-name="ce6">
            <text:p>118740</text:p>
          </table:table-cell>
          <table:table-cell table:style-name="ce7"/>
          <table:table-cell office:value-type="float" office:value="118269" table:style-name="ce1">
            <text:p>118269</text:p>
          </table:table-cell>
          <table:table-cell table:style-name="ce7"/>
          <table:table-cell office:value-type="float" office:value="117845" table:style-name="ce4">
            <text:p>117845</text:p>
          </table:table-cell>
          <table:table-cell table:style-name="ce7"/>
          <table:table-cell office:value-type="float" office:value="118218" table:formula="of:=AVERAGE([.E57];[.I57];[.K57];[.M57])" table:style-name="ce11">
            <text:p>11821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13S" table:style-name="ce9">
            <text:p>53:13</text:p>
          </table:table-cell>
          <table:table-cell office:value-type="float" office:value="118921" table:style-name="ce10">
            <text:p>118921</text:p>
          </table:table-cell>
          <table:table-cell table:style-name="ce7"/>
          <table:table-cell office:value-type="time" office:time-value="PT1085157H0M56S" table:formula="of:=[Latency_ns_100Mbps_steps.$D58]-[.C58]" table:style-name="ce2">
            <text:p>00:56</text:p>
          </table:table-cell>
          <table:table-cell table:style-name="ce7"/>
          <table:table-cell office:value-type="float" office:value="118699" table:style-name="ce6">
            <text:p>118699</text:p>
          </table:table-cell>
          <table:table-cell table:style-name="ce7"/>
          <table:table-cell office:value-type="float" office:value="118001" table:style-name="ce1">
            <text:p>118001</text:p>
          </table:table-cell>
          <table:table-cell table:style-name="ce7"/>
          <table:table-cell office:value-type="float" office:value="118601" table:style-name="ce4">
            <text:p>118601</text:p>
          </table:table-cell>
          <table:table-cell table:style-name="ce7"/>
          <table:table-cell office:value-type="float" office:value="118555.5" table:formula="of:=AVERAGE([.E58];[.I58];[.K58];[.M58])" table:style-name="ce11">
            <text:p>11855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14S" table:style-name="ce9">
            <text:p>53:14</text:p>
          </table:table-cell>
          <table:table-cell office:value-type="float" office:value="118635" table:style-name="ce10">
            <text:p>118635</text:p>
          </table:table-cell>
          <table:table-cell table:style-name="ce7"/>
          <table:table-cell office:value-type="time" office:time-value="PT1085157H0M57S" table:formula="of:=[Latency_ns_100Mbps_steps.$D59]-[.C59]" table:style-name="ce2">
            <text:p>00:57</text:p>
          </table:table-cell>
          <table:table-cell table:style-name="ce7"/>
          <table:table-cell office:value-type="float" office:value="118045" table:style-name="ce6">
            <text:p>118045</text:p>
          </table:table-cell>
          <table:table-cell table:style-name="ce7"/>
          <table:table-cell office:value-type="float" office:value="117881" table:style-name="ce1">
            <text:p>117881</text:p>
          </table:table-cell>
          <table:table-cell table:style-name="ce7"/>
          <table:table-cell office:value-type="float" office:value="118718" table:style-name="ce4">
            <text:p>118718</text:p>
          </table:table-cell>
          <table:table-cell table:style-name="ce7"/>
          <table:table-cell office:value-type="float" office:value="118319.75" table:formula="of:=AVERAGE([.E59];[.I59];[.K59];[.M59])" table:style-name="ce11">
            <text:p>11832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15S" table:style-name="ce9">
            <text:p>53:15</text:p>
          </table:table-cell>
          <table:table-cell office:value-type="float" office:value="118462" table:style-name="ce10">
            <text:p>118462</text:p>
          </table:table-cell>
          <table:table-cell table:style-name="ce7"/>
          <table:table-cell office:value-type="time" office:time-value="PT1085157H0M58S" table:formula="of:=[Latency_ns_100Mbps_steps.$D60]-[.C60]" table:style-name="ce2">
            <text:p>00:58</text:p>
          </table:table-cell>
          <table:table-cell table:style-name="ce7"/>
          <table:table-cell office:value-type="float" office:value="118054" table:style-name="ce6">
            <text:p>118054</text:p>
          </table:table-cell>
          <table:table-cell table:style-name="ce7"/>
          <table:table-cell office:value-type="float" office:value="118014" table:style-name="ce1">
            <text:p>118014</text:p>
          </table:table-cell>
          <table:table-cell table:style-name="ce7"/>
          <table:table-cell office:value-type="float" office:value="119489" table:style-name="ce4">
            <text:p>119489</text:p>
          </table:table-cell>
          <table:table-cell table:style-name="ce7"/>
          <table:table-cell office:value-type="float" office:value="118504.75" table:formula="of:=AVERAGE([.E60];[.I60];[.K60];[.M60])" table:style-name="ce11">
            <text:p>11850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16S" table:style-name="ce9">
            <text:p>53:16</text:p>
          </table:table-cell>
          <table:table-cell office:value-type="float" office:value="118120" table:style-name="ce10">
            <text:p>118120</text:p>
          </table:table-cell>
          <table:table-cell table:style-name="ce7"/>
          <table:table-cell office:value-type="time" office:time-value="PT1085157H0M59S" table:formula="of:=[Latency_ns_100Mbps_steps.$D61]-[.C61]" table:style-name="ce2">
            <text:p>00:59</text:p>
          </table:table-cell>
          <table:table-cell table:style-name="ce7"/>
          <table:table-cell office:value-type="float" office:value="118188" table:style-name="ce6">
            <text:p>118188</text:p>
          </table:table-cell>
          <table:table-cell table:style-name="ce7"/>
          <table:table-cell office:value-type="float" office:value="118106" table:style-name="ce1">
            <text:p>118106</text:p>
          </table:table-cell>
          <table:table-cell table:style-name="ce7"/>
          <table:table-cell office:value-type="float" office:value="118750" table:style-name="ce4">
            <text:p>118750</text:p>
          </table:table-cell>
          <table:table-cell table:style-name="ce7"/>
          <table:table-cell office:value-type="float" office:value="118291" table:formula="of:=AVERAGE([.E61];[.I61];[.K61];[.M61])" table:style-name="ce11">
            <text:p>11829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17S" table:style-name="ce9">
            <text:p>53:17</text:p>
          </table:table-cell>
          <table:table-cell office:value-type="float" office:value="119658" table:style-name="ce10">
            <text:p>119658</text:p>
          </table:table-cell>
          <table:table-cell table:style-name="ce7"/>
          <table:table-cell office:value-type="time" office:time-value="PT1085157H1M0S" table:formula="of:=[Latency_ns_100Mbps_steps.$D62]-[.C62]" table:style-name="ce2">
            <text:p>01:00</text:p>
          </table:table-cell>
          <table:table-cell table:style-name="ce7"/>
          <table:table-cell office:value-type="float" office:value="118612" table:style-name="ce6">
            <text:p>118612</text:p>
          </table:table-cell>
          <table:table-cell table:style-name="ce7"/>
          <table:table-cell office:value-type="float" office:value="119173" table:style-name="ce1">
            <text:p>119173</text:p>
          </table:table-cell>
          <table:table-cell table:style-name="ce7"/>
          <table:table-cell office:value-type="float" office:value="119385" table:style-name="ce4">
            <text:p>119385</text:p>
          </table:table-cell>
          <table:table-cell table:style-name="ce7"/>
          <table:table-cell office:value-type="float" office:value="119207" table:formula="of:=AVERAGE([.E62];[.I62];[.K62];[.M62])" table:style-name="ce11">
            <text:p>11920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18S" table:style-name="ce9">
            <text:p>53:18</text:p>
          </table:table-cell>
          <table:table-cell office:value-type="float" office:value="120188" table:style-name="ce10">
            <text:p>120188</text:p>
          </table:table-cell>
          <table:table-cell table:style-name="ce7"/>
          <table:table-cell office:value-type="time" office:time-value="PT1085157H1M1S" table:formula="of:=[Latency_ns_100Mbps_steps.$D63]-[.C63]" table:style-name="ce2">
            <text:p>01:01</text:p>
          </table:table-cell>
          <table:table-cell table:style-name="ce7"/>
          <table:table-cell office:value-type="float" office:value="120106" table:style-name="ce6">
            <text:p>120106</text:p>
          </table:table-cell>
          <table:table-cell table:style-name="ce7"/>
          <table:table-cell office:value-type="float" office:value="120263" table:style-name="ce1">
            <text:p>120263</text:p>
          </table:table-cell>
          <table:table-cell table:style-name="ce7"/>
          <table:table-cell office:value-type="float" office:value="120368" table:style-name="ce4">
            <text:p>120368</text:p>
          </table:table-cell>
          <table:table-cell table:style-name="ce7"/>
          <table:table-cell office:value-type="float" office:value="120231.25" table:formula="of:=AVERAGE([.E63];[.I63];[.K63];[.M63])" table:style-name="ce11">
            <text:p>12023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19S" table:style-name="ce9">
            <text:p>53:19</text:p>
          </table:table-cell>
          <table:table-cell office:value-type="float" office:value="120730" table:style-name="ce10">
            <text:p>120730</text:p>
          </table:table-cell>
          <table:table-cell table:style-name="ce7"/>
          <table:table-cell office:value-type="time" office:time-value="PT1085157H1M2S" table:formula="of:=[Latency_ns_100Mbps_steps.$D64]-[.C64]" table:style-name="ce2">
            <text:p>01:02</text:p>
          </table:table-cell>
          <table:table-cell table:style-name="ce7"/>
          <table:table-cell office:value-type="float" office:value="120030" table:style-name="ce6">
            <text:p>120030</text:p>
          </table:table-cell>
          <table:table-cell table:style-name="ce7"/>
          <table:table-cell office:value-type="float" office:value="119323" table:style-name="ce1">
            <text:p>119323</text:p>
          </table:table-cell>
          <table:table-cell table:style-name="ce7"/>
          <table:table-cell office:value-type="float" office:value="120061" table:style-name="ce4">
            <text:p>120061</text:p>
          </table:table-cell>
          <table:table-cell table:style-name="ce7"/>
          <table:table-cell office:value-type="float" office:value="120036" table:formula="of:=AVERAGE([.E64];[.I64];[.K64];[.M64])" table:style-name="ce11">
            <text:p>12003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20S" table:style-name="ce9">
            <text:p>53:20</text:p>
          </table:table-cell>
          <table:table-cell office:value-type="float" office:value="120128" table:style-name="ce10">
            <text:p>120128</text:p>
          </table:table-cell>
          <table:table-cell table:style-name="ce7"/>
          <table:table-cell office:value-type="time" office:time-value="PT1085157H1M3S" table:formula="of:=[Latency_ns_100Mbps_steps.$D65]-[.C65]" table:style-name="ce2">
            <text:p>01:03</text:p>
          </table:table-cell>
          <table:table-cell table:style-name="ce7"/>
          <table:table-cell office:value-type="float" office:value="119729" table:style-name="ce6">
            <text:p>119729</text:p>
          </table:table-cell>
          <table:table-cell table:style-name="ce7"/>
          <table:table-cell office:value-type="float" office:value="119347" table:style-name="ce1">
            <text:p>119347</text:p>
          </table:table-cell>
          <table:table-cell table:style-name="ce7"/>
          <table:table-cell office:value-type="float" office:value="120985" table:style-name="ce4">
            <text:p>120985</text:p>
          </table:table-cell>
          <table:table-cell table:style-name="ce7"/>
          <table:table-cell office:value-type="float" office:value="120047.25" table:formula="of:=AVERAGE([.E65];[.I65];[.K65];[.M65])" table:style-name="ce11">
            <text:p>12004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21S" table:style-name="ce9">
            <text:p>53:21</text:p>
          </table:table-cell>
          <table:table-cell office:value-type="float" office:value="120120" table:style-name="ce10">
            <text:p>120120</text:p>
          </table:table-cell>
          <table:table-cell table:style-name="ce7"/>
          <table:table-cell office:value-type="time" office:time-value="PT1085157H1M4S" table:formula="of:=[Latency_ns_100Mbps_steps.$D66]-[.C66]" table:style-name="ce2">
            <text:p>01:04</text:p>
          </table:table-cell>
          <table:table-cell table:style-name="ce7"/>
          <table:table-cell office:value-type="float" office:value="118883" table:style-name="ce6">
            <text:p>118883</text:p>
          </table:table-cell>
          <table:table-cell table:style-name="ce7"/>
          <table:table-cell office:value-type="float" office:value="119843" table:style-name="ce1">
            <text:p>119843</text:p>
          </table:table-cell>
          <table:table-cell table:style-name="ce7"/>
          <table:table-cell office:value-type="float" office:value="120466" table:style-name="ce4">
            <text:p>120466</text:p>
          </table:table-cell>
          <table:table-cell table:style-name="ce7"/>
          <table:table-cell office:value-type="float" office:value="119828" table:formula="of:=AVERAGE([.E66];[.I66];[.K66];[.M66])" table:style-name="ce11">
            <text:p>11982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22S" table:style-name="ce9">
            <text:p>53:22</text:p>
          </table:table-cell>
          <table:table-cell office:value-type="float" office:value="119465" table:style-name="ce10">
            <text:p>119465</text:p>
          </table:table-cell>
          <table:table-cell table:style-name="ce7"/>
          <table:table-cell office:value-type="time" office:time-value="PT1085157H1M5S" table:formula="of:=[Latency_ns_100Mbps_steps.$D67]-[.C67]" table:style-name="ce2">
            <text:p>01:05</text:p>
          </table:table-cell>
          <table:table-cell table:style-name="ce7"/>
          <table:table-cell office:value-type="float" office:value="120114" table:style-name="ce6">
            <text:p>120114</text:p>
          </table:table-cell>
          <table:table-cell table:style-name="ce7"/>
          <table:table-cell office:value-type="float" office:value="120035" table:style-name="ce1">
            <text:p>120035</text:p>
          </table:table-cell>
          <table:table-cell table:style-name="ce7"/>
          <table:table-cell office:value-type="float" office:value="119746" table:style-name="ce4">
            <text:p>119746</text:p>
          </table:table-cell>
          <table:table-cell table:style-name="ce7"/>
          <table:table-cell office:value-type="float" office:value="119840" table:formula="of:=AVERAGE([.E67];[.I67];[.K67];[.M67])" table:style-name="ce11">
            <text:p>11984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23S" table:style-name="ce9">
            <text:p>53:23</text:p>
          </table:table-cell>
          <table:table-cell office:value-type="float" office:value="120439" table:style-name="ce10">
            <text:p>120439</text:p>
          </table:table-cell>
          <table:table-cell table:style-name="ce7"/>
          <table:table-cell office:value-type="time" office:time-value="PT1085157H1M6S" table:formula="of:=[Latency_ns_100Mbps_steps.$D68]-[.C68]" table:style-name="ce2">
            <text:p>01:06</text:p>
          </table:table-cell>
          <table:table-cell table:style-name="ce7"/>
          <table:table-cell office:value-type="float" office:value="120046" table:style-name="ce6">
            <text:p>120046</text:p>
          </table:table-cell>
          <table:table-cell table:style-name="ce7"/>
          <table:table-cell office:value-type="float" office:value="119977" table:style-name="ce1">
            <text:p>119977</text:p>
          </table:table-cell>
          <table:table-cell table:style-name="ce7"/>
          <table:table-cell office:value-type="float" office:value="119712" table:style-name="ce4">
            <text:p>119712</text:p>
          </table:table-cell>
          <table:table-cell table:style-name="ce7"/>
          <table:table-cell office:value-type="float" office:value="120043.5" table:formula="of:=AVERAGE([.E68];[.I68];[.K68];[.M68])" table:style-name="ce11">
            <text:p>12004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24S" table:style-name="ce9">
            <text:p>53:24</text:p>
          </table:table-cell>
          <table:table-cell office:value-type="float" office:value="119662" table:style-name="ce10">
            <text:p>119662</text:p>
          </table:table-cell>
          <table:table-cell table:style-name="ce7"/>
          <table:table-cell office:value-type="time" office:time-value="PT1085157H1M7S" table:formula="of:=[Latency_ns_100Mbps_steps.$D69]-[.C69]" table:style-name="ce2">
            <text:p>01:07</text:p>
          </table:table-cell>
          <table:table-cell table:style-name="ce7"/>
          <table:table-cell office:value-type="float" office:value="119300" table:style-name="ce6">
            <text:p>119300</text:p>
          </table:table-cell>
          <table:table-cell table:style-name="ce7"/>
          <table:table-cell office:value-type="float" office:value="119235" table:style-name="ce1">
            <text:p>119235</text:p>
          </table:table-cell>
          <table:table-cell table:style-name="ce7"/>
          <table:table-cell office:value-type="float" office:value="120376" table:style-name="ce4">
            <text:p>120376</text:p>
          </table:table-cell>
          <table:table-cell table:style-name="ce7"/>
          <table:table-cell office:value-type="float" office:value="119643.25" table:formula="of:=AVERAGE([.E69];[.I69];[.K69];[.M69])" table:style-name="ce11">
            <text:p>11964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25S" table:style-name="ce9">
            <text:p>53:25</text:p>
          </table:table-cell>
          <table:table-cell office:value-type="float" office:value="120144" table:style-name="ce10">
            <text:p>120144</text:p>
          </table:table-cell>
          <table:table-cell table:style-name="ce7"/>
          <table:table-cell office:value-type="time" office:time-value="PT1085157H1M8S" table:formula="of:=[Latency_ns_100Mbps_steps.$D70]-[.C70]" table:style-name="ce2">
            <text:p>01:08</text:p>
          </table:table-cell>
          <table:table-cell table:style-name="ce7"/>
          <table:table-cell office:value-type="float" office:value="119193" table:style-name="ce6">
            <text:p>119193</text:p>
          </table:table-cell>
          <table:table-cell table:style-name="ce7"/>
          <table:table-cell office:value-type="float" office:value="118889" table:style-name="ce1">
            <text:p>118889</text:p>
          </table:table-cell>
          <table:table-cell table:style-name="ce7"/>
          <table:table-cell office:value-type="float" office:value="120132" table:style-name="ce4">
            <text:p>120132</text:p>
          </table:table-cell>
          <table:table-cell table:style-name="ce7"/>
          <table:table-cell office:value-type="float" office:value="119589.5" table:formula="of:=AVERAGE([.E70];[.I70];[.K70];[.M70])" table:style-name="ce11">
            <text:p>11959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26S" table:style-name="ce9">
            <text:p>53:26</text:p>
          </table:table-cell>
          <table:table-cell office:value-type="float" office:value="119989" table:style-name="ce10">
            <text:p>119989</text:p>
          </table:table-cell>
          <table:table-cell table:style-name="ce7"/>
          <table:table-cell office:value-type="time" office:time-value="PT1085157H1M9S" table:formula="of:=[Latency_ns_100Mbps_steps.$D71]-[.C71]" table:style-name="ce2">
            <text:p>01:09</text:p>
          </table:table-cell>
          <table:table-cell table:style-name="ce7"/>
          <table:table-cell office:value-type="float" office:value="119086" table:style-name="ce6">
            <text:p>119086</text:p>
          </table:table-cell>
          <table:table-cell table:style-name="ce7"/>
          <table:table-cell office:value-type="float" office:value="120323" table:style-name="ce1">
            <text:p>120323</text:p>
          </table:table-cell>
          <table:table-cell table:style-name="ce7"/>
          <table:table-cell office:value-type="float" office:value="120351" table:style-name="ce4">
            <text:p>120351</text:p>
          </table:table-cell>
          <table:table-cell table:style-name="ce7"/>
          <table:table-cell office:value-type="float" office:value="119937.25" table:formula="of:=AVERAGE([.E71];[.I71];[.K71];[.M71])" table:style-name="ce11">
            <text:p>11993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27S" table:style-name="ce9">
            <text:p>53:27</text:p>
          </table:table-cell>
          <table:table-cell office:value-type="float" office:value="120085" table:style-name="ce10">
            <text:p>120085</text:p>
          </table:table-cell>
          <table:table-cell table:style-name="ce7"/>
          <table:table-cell office:value-type="time" office:time-value="PT1085157H1M10S" table:formula="of:=[Latency_ns_100Mbps_steps.$D72]-[.C72]" table:style-name="ce2">
            <text:p>01:10</text:p>
          </table:table-cell>
          <table:table-cell table:style-name="ce7"/>
          <table:table-cell office:value-type="float" office:value="119928" table:style-name="ce6">
            <text:p>119928</text:p>
          </table:table-cell>
          <table:table-cell table:style-name="ce7"/>
          <table:table-cell office:value-type="float" office:value="119409" table:style-name="ce1">
            <text:p>119409</text:p>
          </table:table-cell>
          <table:table-cell table:style-name="ce7"/>
          <table:table-cell office:value-type="float" office:value="120018" table:style-name="ce4">
            <text:p>120018</text:p>
          </table:table-cell>
          <table:table-cell table:style-name="ce7"/>
          <table:table-cell office:value-type="float" office:value="119860" table:formula="of:=AVERAGE([.E72];[.I72];[.K72];[.M72])" table:style-name="ce11">
            <text:p>11986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28S" table:style-name="ce9">
            <text:p>53:28</text:p>
          </table:table-cell>
          <table:table-cell office:value-type="float" office:value="120214" table:style-name="ce10">
            <text:p>120214</text:p>
          </table:table-cell>
          <table:table-cell table:style-name="ce7"/>
          <table:table-cell office:value-type="time" office:time-value="PT1085157H1M11S" table:formula="of:=[Latency_ns_100Mbps_steps.$D73]-[.C73]" table:style-name="ce2">
            <text:p>01:11</text:p>
          </table:table-cell>
          <table:table-cell table:style-name="ce7"/>
          <table:table-cell office:value-type="float" office:value="120430" table:style-name="ce6">
            <text:p>120430</text:p>
          </table:table-cell>
          <table:table-cell table:style-name="ce7"/>
          <table:table-cell office:value-type="float" office:value="120388" table:style-name="ce1">
            <text:p>120388</text:p>
          </table:table-cell>
          <table:table-cell table:style-name="ce7"/>
          <table:table-cell office:value-type="float" office:value="119606" table:style-name="ce4">
            <text:p>119606</text:p>
          </table:table-cell>
          <table:table-cell table:style-name="ce7"/>
          <table:table-cell office:value-type="float" office:value="120159.5" table:formula="of:=AVERAGE([.E73];[.I73];[.K73];[.M73])" table:style-name="ce11">
            <text:p>12016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29S" table:style-name="ce9">
            <text:p>53:29</text:p>
          </table:table-cell>
          <table:table-cell office:value-type="float" office:value="120606" table:style-name="ce10">
            <text:p>120606</text:p>
          </table:table-cell>
          <table:table-cell table:style-name="ce7"/>
          <table:table-cell office:value-type="time" office:time-value="PT1085157H1M12S" table:formula="of:=[Latency_ns_100Mbps_steps.$D74]-[.C74]" table:style-name="ce2">
            <text:p>01:12</text:p>
          </table:table-cell>
          <table:table-cell table:style-name="ce7"/>
          <table:table-cell office:value-type="float" office:value="119863" table:style-name="ce6">
            <text:p>119863</text:p>
          </table:table-cell>
          <table:table-cell table:style-name="ce7"/>
          <table:table-cell office:value-type="float" office:value="120538" table:style-name="ce1">
            <text:p>120538</text:p>
          </table:table-cell>
          <table:table-cell table:style-name="ce7"/>
          <table:table-cell office:value-type="float" office:value="119581" table:style-name="ce4">
            <text:p>119581</text:p>
          </table:table-cell>
          <table:table-cell table:style-name="ce7"/>
          <table:table-cell office:value-type="float" office:value="120147" table:formula="of:=AVERAGE([.E74];[.I74];[.K74];[.M74])" table:style-name="ce11">
            <text:p>12014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30S" table:style-name="ce9">
            <text:p>53:30</text:p>
          </table:table-cell>
          <table:table-cell office:value-type="float" office:value="119864" table:style-name="ce10">
            <text:p>119864</text:p>
          </table:table-cell>
          <table:table-cell table:style-name="ce7"/>
          <table:table-cell office:value-type="time" office:time-value="PT1085157H1M13S" table:formula="of:=[Latency_ns_100Mbps_steps.$D75]-[.C75]" table:style-name="ce2">
            <text:p>01:13</text:p>
          </table:table-cell>
          <table:table-cell table:style-name="ce7"/>
          <table:table-cell office:value-type="float" office:value="119495" table:style-name="ce6">
            <text:p>119495</text:p>
          </table:table-cell>
          <table:table-cell table:style-name="ce7"/>
          <table:table-cell office:value-type="float" office:value="119536" table:style-name="ce1">
            <text:p>119536</text:p>
          </table:table-cell>
          <table:table-cell table:style-name="ce7"/>
          <table:table-cell office:value-type="float" office:value="119485" table:style-name="ce4">
            <text:p>119485</text:p>
          </table:table-cell>
          <table:table-cell table:style-name="ce7"/>
          <table:table-cell office:value-type="float" office:value="119595" table:formula="of:=AVERAGE([.E75];[.I75];[.K75];[.M75])" table:style-name="ce11">
            <text:p>11959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31S" table:style-name="ce9">
            <text:p>53:31</text:p>
          </table:table-cell>
          <table:table-cell office:value-type="float" office:value="120162" table:style-name="ce10">
            <text:p>120162</text:p>
          </table:table-cell>
          <table:table-cell table:style-name="ce7"/>
          <table:table-cell office:value-type="time" office:time-value="PT1085157H1M14S" table:formula="of:=[Latency_ns_100Mbps_steps.$D76]-[.C76]" table:style-name="ce2">
            <text:p>01:14</text:p>
          </table:table-cell>
          <table:table-cell table:style-name="ce7"/>
          <table:table-cell office:value-type="float" office:value="119167" table:style-name="ce6">
            <text:p>119167</text:p>
          </table:table-cell>
          <table:table-cell table:style-name="ce7"/>
          <table:table-cell office:value-type="float" office:value="119109" table:style-name="ce1">
            <text:p>119109</text:p>
          </table:table-cell>
          <table:table-cell table:style-name="ce7"/>
          <table:table-cell office:value-type="float" office:value="119535" table:style-name="ce4">
            <text:p>119535</text:p>
          </table:table-cell>
          <table:table-cell table:style-name="ce7"/>
          <table:table-cell office:value-type="float" office:value="119493.25" table:formula="of:=AVERAGE([.E76];[.I76];[.K76];[.M76])" table:style-name="ce11">
            <text:p>11949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32S" table:style-name="ce9">
            <text:p>53:32</text:p>
          </table:table-cell>
          <table:table-cell office:value-type="float" office:value="120066" table:style-name="ce10">
            <text:p>120066</text:p>
          </table:table-cell>
          <table:table-cell table:style-name="ce7"/>
          <table:table-cell office:value-type="time" office:time-value="PT1085157H1M15S" table:formula="of:=[Latency_ns_100Mbps_steps.$D77]-[.C77]" table:style-name="ce2">
            <text:p>01:15</text:p>
          </table:table-cell>
          <table:table-cell table:style-name="ce7"/>
          <table:table-cell office:value-type="float" office:value="119988" table:style-name="ce6">
            <text:p>119988</text:p>
          </table:table-cell>
          <table:table-cell table:style-name="ce7"/>
          <table:table-cell office:value-type="float" office:value="119193" table:style-name="ce1">
            <text:p>119193</text:p>
          </table:table-cell>
          <table:table-cell table:style-name="ce7"/>
          <table:table-cell office:value-type="float" office:value="120241" table:style-name="ce4">
            <text:p>120241</text:p>
          </table:table-cell>
          <table:table-cell table:style-name="ce7"/>
          <table:table-cell office:value-type="float" office:value="119872" table:formula="of:=AVERAGE([.E77];[.I77];[.K77];[.M77])" table:style-name="ce11">
            <text:p>11987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33S" table:style-name="ce9">
            <text:p>53:33</text:p>
          </table:table-cell>
          <table:table-cell office:value-type="float" office:value="120453" table:style-name="ce10">
            <text:p>120453</text:p>
          </table:table-cell>
          <table:table-cell table:style-name="ce7"/>
          <table:table-cell office:value-type="time" office:time-value="PT1085157H1M16S" table:formula="of:=[Latency_ns_100Mbps_steps.$D78]-[.C78]" table:style-name="ce2">
            <text:p>01:16</text:p>
          </table:table-cell>
          <table:table-cell table:style-name="ce7"/>
          <table:table-cell office:value-type="float" office:value="120371" table:style-name="ce6">
            <text:p>120371</text:p>
          </table:table-cell>
          <table:table-cell table:style-name="ce7"/>
          <table:table-cell office:value-type="float" office:value="119191" table:style-name="ce1">
            <text:p>119191</text:p>
          </table:table-cell>
          <table:table-cell table:style-name="ce7"/>
          <table:table-cell office:value-type="float" office:value="120154" table:style-name="ce4">
            <text:p>120154</text:p>
          </table:table-cell>
          <table:table-cell table:style-name="ce7"/>
          <table:table-cell office:value-type="float" office:value="120042.25" table:formula="of:=AVERAGE([.E78];[.I78];[.K78];[.M78])" table:style-name="ce11">
            <text:p>12004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34S" table:style-name="ce9">
            <text:p>53:34</text:p>
          </table:table-cell>
          <table:table-cell office:value-type="float" office:value="120275" table:style-name="ce10">
            <text:p>120275</text:p>
          </table:table-cell>
          <table:table-cell table:style-name="ce7"/>
          <table:table-cell office:value-type="time" office:time-value="PT1085157H1M17S" table:formula="of:=[Latency_ns_100Mbps_steps.$D79]-[.C79]" table:style-name="ce2">
            <text:p>01:17</text:p>
          </table:table-cell>
          <table:table-cell table:style-name="ce7"/>
          <table:table-cell office:value-type="float" office:value="120180" table:style-name="ce6">
            <text:p>120180</text:p>
          </table:table-cell>
          <table:table-cell table:style-name="ce7"/>
          <table:table-cell office:value-type="float" office:value="119693" table:style-name="ce1">
            <text:p>119693</text:p>
          </table:table-cell>
          <table:table-cell table:style-name="ce7"/>
          <table:table-cell office:value-type="float" office:value="119002" table:style-name="ce4">
            <text:p>119002</text:p>
          </table:table-cell>
          <table:table-cell table:style-name="ce7"/>
          <table:table-cell office:value-type="float" office:value="119787.5" table:formula="of:=AVERAGE([.E79];[.I79];[.K79];[.M79])" table:style-name="ce11">
            <text:p>11978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35S" table:style-name="ce9">
            <text:p>53:35</text:p>
          </table:table-cell>
          <table:table-cell office:value-type="float" office:value="119361" table:style-name="ce10">
            <text:p>119361</text:p>
          </table:table-cell>
          <table:table-cell table:style-name="ce7"/>
          <table:table-cell office:value-type="time" office:time-value="PT1085157H1M18S" table:formula="of:=[Latency_ns_100Mbps_steps.$D80]-[.C80]" table:style-name="ce2">
            <text:p>01:18</text:p>
          </table:table-cell>
          <table:table-cell table:style-name="ce7"/>
          <table:table-cell office:value-type="float" office:value="120329" table:style-name="ce6">
            <text:p>120329</text:p>
          </table:table-cell>
          <table:table-cell table:style-name="ce7"/>
          <table:table-cell office:value-type="float" office:value="119956" table:style-name="ce1">
            <text:p>119956</text:p>
          </table:table-cell>
          <table:table-cell table:style-name="ce7"/>
          <table:table-cell office:value-type="float" office:value="118834" table:style-name="ce4">
            <text:p>118834</text:p>
          </table:table-cell>
          <table:table-cell table:style-name="ce7"/>
          <table:table-cell office:value-type="float" office:value="119620" table:formula="of:=AVERAGE([.E80];[.I80];[.K80];[.M80])" table:style-name="ce11">
            <text:p>11962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36S" table:style-name="ce9">
            <text:p>53:36</text:p>
          </table:table-cell>
          <table:table-cell office:value-type="float" office:value="120467" table:style-name="ce10">
            <text:p>120467</text:p>
          </table:table-cell>
          <table:table-cell table:style-name="ce7"/>
          <table:table-cell office:value-type="time" office:time-value="PT1085157H1M19S" table:formula="of:=[Latency_ns_100Mbps_steps.$D81]-[.C81]" table:style-name="ce2">
            <text:p>01:19</text:p>
          </table:table-cell>
          <table:table-cell table:style-name="ce7"/>
          <table:table-cell office:value-type="float" office:value="120134" table:style-name="ce6">
            <text:p>120134</text:p>
          </table:table-cell>
          <table:table-cell table:style-name="ce7"/>
          <table:table-cell office:value-type="float" office:value="120062" table:style-name="ce1">
            <text:p>120062</text:p>
          </table:table-cell>
          <table:table-cell table:style-name="ce7"/>
          <table:table-cell office:value-type="float" office:value="120060" table:style-name="ce4">
            <text:p>120060</text:p>
          </table:table-cell>
          <table:table-cell table:style-name="ce7"/>
          <table:table-cell office:value-type="float" office:value="120180.75" table:formula="of:=AVERAGE([.E81];[.I81];[.K81];[.M81])" table:style-name="ce11">
            <text:p>12018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37S" table:style-name="ce9">
            <text:p>53:37</text:p>
          </table:table-cell>
          <table:table-cell office:value-type="float" office:value="119548" table:style-name="ce10">
            <text:p>119548</text:p>
          </table:table-cell>
          <table:table-cell table:style-name="ce7"/>
          <table:table-cell office:value-type="time" office:time-value="PT1085157H1M20S" table:formula="of:=[Latency_ns_100Mbps_steps.$D82]-[.C82]" table:style-name="ce2">
            <text:p>01:20</text:p>
          </table:table-cell>
          <table:table-cell table:style-name="ce7"/>
          <table:table-cell office:value-type="float" office:value="120152" table:style-name="ce6">
            <text:p>120152</text:p>
          </table:table-cell>
          <table:table-cell table:style-name="ce7"/>
          <table:table-cell office:value-type="float" office:value="120668" table:style-name="ce1">
            <text:p>120668</text:p>
          </table:table-cell>
          <table:table-cell table:style-name="ce7"/>
          <table:table-cell office:value-type="float" office:value="120071" table:style-name="ce4">
            <text:p>120071</text:p>
          </table:table-cell>
          <table:table-cell table:style-name="ce7"/>
          <table:table-cell office:value-type="float" office:value="120109.75" table:formula="of:=AVERAGE([.E82];[.I82];[.K82];[.M82])" table:style-name="ce11">
            <text:p>12011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38S" table:style-name="ce9">
            <text:p>53:38</text:p>
          </table:table-cell>
          <table:table-cell office:value-type="float" office:value="120151" table:style-name="ce10">
            <text:p>120151</text:p>
          </table:table-cell>
          <table:table-cell table:style-name="ce7"/>
          <table:table-cell office:value-type="time" office:time-value="PT1085157H1M21S" table:formula="of:=[Latency_ns_100Mbps_steps.$D83]-[.C83]" table:style-name="ce2">
            <text:p>01:21</text:p>
          </table:table-cell>
          <table:table-cell table:style-name="ce7"/>
          <table:table-cell office:value-type="float" office:value="120089" table:style-name="ce6">
            <text:p>120089</text:p>
          </table:table-cell>
          <table:table-cell table:style-name="ce7"/>
          <table:table-cell office:value-type="float" office:value="120049" table:style-name="ce1">
            <text:p>120049</text:p>
          </table:table-cell>
          <table:table-cell table:style-name="ce7"/>
          <table:table-cell office:value-type="float" office:value="119825" table:style-name="ce4">
            <text:p>119825</text:p>
          </table:table-cell>
          <table:table-cell table:style-name="ce7"/>
          <table:table-cell office:value-type="float" office:value="120028.5" table:formula="of:=AVERAGE([.E83];[.I83];[.K83];[.M83])" table:style-name="ce11">
            <text:p>12002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39S" table:style-name="ce9">
            <text:p>53:39</text:p>
          </table:table-cell>
          <table:table-cell office:value-type="float" office:value="120099" table:style-name="ce10">
            <text:p>120099</text:p>
          </table:table-cell>
          <table:table-cell table:style-name="ce7"/>
          <table:table-cell office:value-type="time" office:time-value="PT1085157H1M22S" table:formula="of:=[Latency_ns_100Mbps_steps.$D84]-[.C84]" table:style-name="ce2">
            <text:p>01:22</text:p>
          </table:table-cell>
          <table:table-cell table:style-name="ce7"/>
          <table:table-cell office:value-type="float" office:value="120102" table:style-name="ce6">
            <text:p>120102</text:p>
          </table:table-cell>
          <table:table-cell table:style-name="ce7"/>
          <table:table-cell office:value-type="float" office:value="120150" table:style-name="ce1">
            <text:p>120150</text:p>
          </table:table-cell>
          <table:table-cell table:style-name="ce7"/>
          <table:table-cell office:value-type="float" office:value="119231" table:style-name="ce4">
            <text:p>119231</text:p>
          </table:table-cell>
          <table:table-cell table:style-name="ce7"/>
          <table:table-cell office:value-type="float" office:value="119895.5" table:formula="of:=AVERAGE([.E84];[.I84];[.K84];[.M84])" table:style-name="ce11">
            <text:p>11989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40S" table:style-name="ce9">
            <text:p>53:40</text:p>
          </table:table-cell>
          <table:table-cell office:value-type="float" office:value="120297" table:style-name="ce10">
            <text:p>120297</text:p>
          </table:table-cell>
          <table:table-cell table:style-name="ce7"/>
          <table:table-cell office:value-type="time" office:time-value="PT1085157H1M23S" table:formula="of:=[Latency_ns_100Mbps_steps.$D85]-[.C85]" table:style-name="ce2">
            <text:p>01:23</text:p>
          </table:table-cell>
          <table:table-cell table:style-name="ce7"/>
          <table:table-cell office:value-type="float" office:value="119071" table:style-name="ce6">
            <text:p>119071</text:p>
          </table:table-cell>
          <table:table-cell table:style-name="ce7"/>
          <table:table-cell office:value-type="float" office:value="120008" table:style-name="ce1">
            <text:p>120008</text:p>
          </table:table-cell>
          <table:table-cell table:style-name="ce7"/>
          <table:table-cell office:value-type="float" office:value="118883" table:style-name="ce4">
            <text:p>118883</text:p>
          </table:table-cell>
          <table:table-cell table:style-name="ce7"/>
          <table:table-cell office:value-type="float" office:value="119564.75" table:formula="of:=AVERAGE([.E85];[.I85];[.K85];[.M85])" table:style-name="ce11">
            <text:p>11956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41S" table:style-name="ce9">
            <text:p>53:41</text:p>
          </table:table-cell>
          <table:table-cell office:value-type="float" office:value="120405" table:style-name="ce10">
            <text:p>120405</text:p>
          </table:table-cell>
          <table:table-cell table:style-name="ce7"/>
          <table:table-cell office:value-type="time" office:time-value="PT1085157H1M24S" table:formula="of:=[Latency_ns_100Mbps_steps.$D86]-[.C86]" table:style-name="ce2">
            <text:p>01:24</text:p>
          </table:table-cell>
          <table:table-cell table:style-name="ce7"/>
          <table:table-cell office:value-type="float" office:value="119127" table:style-name="ce6">
            <text:p>119127</text:p>
          </table:table-cell>
          <table:table-cell table:style-name="ce7"/>
          <table:table-cell office:value-type="float" office:value="119520" table:style-name="ce1">
            <text:p>119520</text:p>
          </table:table-cell>
          <table:table-cell table:style-name="ce7"/>
          <table:table-cell office:value-type="float" office:value="119820" table:style-name="ce4">
            <text:p>119820</text:p>
          </table:table-cell>
          <table:table-cell table:style-name="ce7"/>
          <table:table-cell office:value-type="float" office:value="119718" table:formula="of:=AVERAGE([.E86];[.I86];[.K86];[.M86])" table:style-name="ce11">
            <text:p>11971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42S" table:style-name="ce9">
            <text:p>53:42</text:p>
          </table:table-cell>
          <table:table-cell office:value-type="float" office:value="120188" table:style-name="ce10">
            <text:p>120188</text:p>
          </table:table-cell>
          <table:table-cell table:style-name="ce7"/>
          <table:table-cell office:value-type="time" office:time-value="PT1085157H1M25S" table:formula="of:=[Latency_ns_100Mbps_steps.$D87]-[.C87]" table:style-name="ce2">
            <text:p>01:25</text:p>
          </table:table-cell>
          <table:table-cell table:style-name="ce7"/>
          <table:table-cell office:value-type="float" office:value="118966" table:style-name="ce6">
            <text:p>118966</text:p>
          </table:table-cell>
          <table:table-cell table:style-name="ce7"/>
          <table:table-cell office:value-type="float" office:value="119224" table:style-name="ce1">
            <text:p>119224</text:p>
          </table:table-cell>
          <table:table-cell table:style-name="ce7"/>
          <table:table-cell office:value-type="float" office:value="119865" table:style-name="ce4">
            <text:p>119865</text:p>
          </table:table-cell>
          <table:table-cell table:style-name="ce7"/>
          <table:table-cell office:value-type="float" office:value="119560.75" table:formula="of:=AVERAGE([.E87];[.I87];[.K87];[.M87])" table:style-name="ce11">
            <text:p>11956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43S" table:style-name="ce9">
            <text:p>53:43</text:p>
          </table:table-cell>
          <table:table-cell office:value-type="float" office:value="119286" table:style-name="ce10">
            <text:p>119286</text:p>
          </table:table-cell>
          <table:table-cell table:style-name="ce7"/>
          <table:table-cell office:value-type="time" office:time-value="PT1085157H1M26S" table:formula="of:=[Latency_ns_100Mbps_steps.$D88]-[.C88]" table:style-name="ce2">
            <text:p>01:26</text:p>
          </table:table-cell>
          <table:table-cell table:style-name="ce7"/>
          <table:table-cell office:value-type="float" office:value="119566" table:style-name="ce6">
            <text:p>119566</text:p>
          </table:table-cell>
          <table:table-cell table:style-name="ce7"/>
          <table:table-cell office:value-type="float" office:value="119149" table:style-name="ce1">
            <text:p>119149</text:p>
          </table:table-cell>
          <table:table-cell table:style-name="ce7"/>
          <table:table-cell office:value-type="float" office:value="120135" table:style-name="ce4">
            <text:p>120135</text:p>
          </table:table-cell>
          <table:table-cell table:style-name="ce7"/>
          <table:table-cell office:value-type="float" office:value="119534" table:formula="of:=AVERAGE([.E88];[.I88];[.K88];[.M88])" table:style-name="ce11">
            <text:p>11953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44S" table:style-name="ce9">
            <text:p>53:44</text:p>
          </table:table-cell>
          <table:table-cell office:value-type="float" office:value="119651" table:style-name="ce10">
            <text:p>119651</text:p>
          </table:table-cell>
          <table:table-cell table:style-name="ce7"/>
          <table:table-cell office:value-type="time" office:time-value="PT1085157H1M27S" table:formula="of:=[Latency_ns_100Mbps_steps.$D89]-[.C89]" table:style-name="ce2">
            <text:p>01:27</text:p>
          </table:table-cell>
          <table:table-cell table:style-name="ce7"/>
          <table:table-cell office:value-type="float" office:value="120078" table:style-name="ce6">
            <text:p>120078</text:p>
          </table:table-cell>
          <table:table-cell table:style-name="ce7"/>
          <table:table-cell office:value-type="float" office:value="120198" table:style-name="ce1">
            <text:p>120198</text:p>
          </table:table-cell>
          <table:table-cell table:style-name="ce7"/>
          <table:table-cell office:value-type="float" office:value="120392" table:style-name="ce4">
            <text:p>120392</text:p>
          </table:table-cell>
          <table:table-cell table:style-name="ce7"/>
          <table:table-cell office:value-type="float" office:value="120079.75" table:formula="of:=AVERAGE([.E89];[.I89];[.K89];[.M89])" table:style-name="ce11">
            <text:p>12008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45S" table:style-name="ce9">
            <text:p>53:45</text:p>
          </table:table-cell>
          <table:table-cell office:value-type="float" office:value="119284" table:style-name="ce10">
            <text:p>119284</text:p>
          </table:table-cell>
          <table:table-cell table:style-name="ce7"/>
          <table:table-cell office:value-type="time" office:time-value="PT1085157H1M28S" table:formula="of:=[Latency_ns_100Mbps_steps.$D90]-[.C90]" table:style-name="ce2">
            <text:p>01:28</text:p>
          </table:table-cell>
          <table:table-cell table:style-name="ce7"/>
          <table:table-cell office:value-type="float" office:value="120156" table:style-name="ce6">
            <text:p>120156</text:p>
          </table:table-cell>
          <table:table-cell table:style-name="ce7"/>
          <table:table-cell office:value-type="float" office:value="120073" table:style-name="ce1">
            <text:p>120073</text:p>
          </table:table-cell>
          <table:table-cell table:style-name="ce7"/>
          <table:table-cell office:value-type="float" office:value="120131" table:style-name="ce4">
            <text:p>120131</text:p>
          </table:table-cell>
          <table:table-cell table:style-name="ce7"/>
          <table:table-cell office:value-type="float" office:value="119911" table:formula="of:=AVERAGE([.E90];[.I90];[.K90];[.M90])" table:style-name="ce11">
            <text:p>11991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46S" table:style-name="ce9">
            <text:p>53:46</text:p>
          </table:table-cell>
          <table:table-cell office:value-type="float" office:value="119304" table:style-name="ce10">
            <text:p>119304</text:p>
          </table:table-cell>
          <table:table-cell table:style-name="ce7"/>
          <table:table-cell office:value-type="time" office:time-value="PT1085157H1M29S" table:formula="of:=[Latency_ns_100Mbps_steps.$D91]-[.C91]" table:style-name="ce2">
            <text:p>01:29</text:p>
          </table:table-cell>
          <table:table-cell table:style-name="ce7"/>
          <table:table-cell office:value-type="float" office:value="120212" table:style-name="ce6">
            <text:p>120212</text:p>
          </table:table-cell>
          <table:table-cell table:style-name="ce7"/>
          <table:table-cell office:value-type="float" office:value="120519" table:style-name="ce1">
            <text:p>120519</text:p>
          </table:table-cell>
          <table:table-cell table:style-name="ce7"/>
          <table:table-cell office:value-type="float" office:value="119622" table:style-name="ce4">
            <text:p>119622</text:p>
          </table:table-cell>
          <table:table-cell table:style-name="ce7"/>
          <table:table-cell office:value-type="float" office:value="119914.25" table:formula="of:=AVERAGE([.E91];[.I91];[.K91];[.M91])" table:style-name="ce11">
            <text:p>11991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47S" table:style-name="ce9">
            <text:p>53:47</text:p>
          </table:table-cell>
          <table:table-cell office:value-type="float" office:value="120320" table:style-name="ce10">
            <text:p>120320</text:p>
          </table:table-cell>
          <table:table-cell table:style-name="ce7"/>
          <table:table-cell office:value-type="time" office:time-value="PT1085157H1M30S" table:formula="of:=[Latency_ns_100Mbps_steps.$D92]-[.C92]" table:style-name="ce2">
            <text:p>01:30</text:p>
          </table:table-cell>
          <table:table-cell table:style-name="ce7"/>
          <table:table-cell office:value-type="float" office:value="119339" table:style-name="ce6">
            <text:p>119339</text:p>
          </table:table-cell>
          <table:table-cell table:style-name="ce7"/>
          <table:table-cell office:value-type="float" office:value="120124" table:style-name="ce1">
            <text:p>120124</text:p>
          </table:table-cell>
          <table:table-cell table:style-name="ce7"/>
          <table:table-cell office:value-type="float" office:value="119225" table:style-name="ce4">
            <text:p>119225</text:p>
          </table:table-cell>
          <table:table-cell table:style-name="ce7"/>
          <table:table-cell office:value-type="float" office:value="119752" table:formula="of:=AVERAGE([.E92];[.I92];[.K92];[.M92])" table:style-name="ce11">
            <text:p>11975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48S" table:style-name="ce9">
            <text:p>53:48</text:p>
          </table:table-cell>
          <table:table-cell office:value-type="float" office:value="120310" table:style-name="ce10">
            <text:p>120310</text:p>
          </table:table-cell>
          <table:table-cell table:style-name="ce7"/>
          <table:table-cell office:value-type="time" office:time-value="PT1085157H1M31S" table:formula="of:=[Latency_ns_100Mbps_steps.$D93]-[.C93]" table:style-name="ce2">
            <text:p>01:31</text:p>
          </table:table-cell>
          <table:table-cell table:style-name="ce7"/>
          <table:table-cell office:value-type="float" office:value="120049" table:style-name="ce6">
            <text:p>120049</text:p>
          </table:table-cell>
          <table:table-cell table:style-name="ce7"/>
          <table:table-cell office:value-type="float" office:value="119996" table:style-name="ce1">
            <text:p>119996</text:p>
          </table:table-cell>
          <table:table-cell table:style-name="ce7"/>
          <table:table-cell office:value-type="float" office:value="119198" table:style-name="ce4">
            <text:p>119198</text:p>
          </table:table-cell>
          <table:table-cell table:style-name="ce7"/>
          <table:table-cell office:value-type="float" office:value="119888.25" table:formula="of:=AVERAGE([.E93];[.I93];[.K93];[.M93])" table:style-name="ce11">
            <text:p>11988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49S" table:style-name="ce9">
            <text:p>53:49</text:p>
          </table:table-cell>
          <table:table-cell office:value-type="float" office:value="120401" table:style-name="ce10">
            <text:p>120401</text:p>
          </table:table-cell>
          <table:table-cell table:style-name="ce7"/>
          <table:table-cell office:value-type="time" office:time-value="PT1085157H1M32S" table:formula="of:=[Latency_ns_100Mbps_steps.$D94]-[.C94]" table:style-name="ce2">
            <text:p>01:32</text:p>
          </table:table-cell>
          <table:table-cell table:style-name="ce7"/>
          <table:table-cell office:value-type="float" office:value="120217" table:style-name="ce6">
            <text:p>120217</text:p>
          </table:table-cell>
          <table:table-cell table:style-name="ce7"/>
          <table:table-cell office:value-type="float" office:value="119602" table:style-name="ce1">
            <text:p>119602</text:p>
          </table:table-cell>
          <table:table-cell table:style-name="ce7"/>
          <table:table-cell office:value-type="float" office:value="119711" table:style-name="ce4">
            <text:p>119711</text:p>
          </table:table-cell>
          <table:table-cell table:style-name="ce7"/>
          <table:table-cell office:value-type="float" office:value="119982.75" table:formula="of:=AVERAGE([.E94];[.I94];[.K94];[.M94])" table:style-name="ce11">
            <text:p>11998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50S" table:style-name="ce9">
            <text:p>53:50</text:p>
          </table:table-cell>
          <table:table-cell office:value-type="float" office:value="120436" table:style-name="ce10">
            <text:p>120436</text:p>
          </table:table-cell>
          <table:table-cell table:style-name="ce7"/>
          <table:table-cell office:value-type="time" office:time-value="PT1085157H1M33S" table:formula="of:=[Latency_ns_100Mbps_steps.$D95]-[.C95]" table:style-name="ce2">
            <text:p>01:33</text:p>
          </table:table-cell>
          <table:table-cell table:style-name="ce7"/>
          <table:table-cell office:value-type="float" office:value="120223" table:style-name="ce6">
            <text:p>120223</text:p>
          </table:table-cell>
          <table:table-cell table:style-name="ce7"/>
          <table:table-cell office:value-type="float" office:value="119484" table:style-name="ce1">
            <text:p>119484</text:p>
          </table:table-cell>
          <table:table-cell table:style-name="ce7"/>
          <table:table-cell office:value-type="float" office:value="119420" table:style-name="ce4">
            <text:p>119420</text:p>
          </table:table-cell>
          <table:table-cell table:style-name="ce7"/>
          <table:table-cell office:value-type="float" office:value="119890.75" table:formula="of:=AVERAGE([.E95];[.I95];[.K95];[.M95])" table:style-name="ce11">
            <text:p>11989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51S" table:style-name="ce9">
            <text:p>53:51</text:p>
          </table:table-cell>
          <table:table-cell office:value-type="float" office:value="120497" table:style-name="ce10">
            <text:p>120497</text:p>
          </table:table-cell>
          <table:table-cell table:style-name="ce7"/>
          <table:table-cell office:value-type="time" office:time-value="PT1085157H1M34S" table:formula="of:=[Latency_ns_100Mbps_steps.$D96]-[.C96]" table:style-name="ce2">
            <text:p>01:34</text:p>
          </table:table-cell>
          <table:table-cell table:style-name="ce7"/>
          <table:table-cell office:value-type="float" office:value="120023" table:style-name="ce6">
            <text:p>120023</text:p>
          </table:table-cell>
          <table:table-cell table:style-name="ce7"/>
          <table:table-cell office:value-type="float" office:value="119370" table:style-name="ce1">
            <text:p>119370</text:p>
          </table:table-cell>
          <table:table-cell table:style-name="ce7"/>
          <table:table-cell office:value-type="float" office:value="120170" table:style-name="ce4">
            <text:p>120170</text:p>
          </table:table-cell>
          <table:table-cell table:style-name="ce7"/>
          <table:table-cell office:value-type="float" office:value="120015" table:formula="of:=AVERAGE([.E96];[.I96];[.K96];[.M96])" table:style-name="ce11">
            <text:p>12001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52S" table:style-name="ce9">
            <text:p>53:52</text:p>
          </table:table-cell>
          <table:table-cell office:value-type="float" office:value="120402" table:style-name="ce10">
            <text:p>120402</text:p>
          </table:table-cell>
          <table:table-cell table:style-name="ce7"/>
          <table:table-cell office:value-type="time" office:time-value="PT1085157H1M35S" table:formula="of:=[Latency_ns_100Mbps_steps.$D97]-[.C97]" table:style-name="ce2">
            <text:p>01:35</text:p>
          </table:table-cell>
          <table:table-cell table:style-name="ce7"/>
          <table:table-cell office:value-type="float" office:value="120118" table:style-name="ce6">
            <text:p>120118</text:p>
          </table:table-cell>
          <table:table-cell table:style-name="ce7"/>
          <table:table-cell office:value-type="float" office:value="119292" table:style-name="ce1">
            <text:p>119292</text:p>
          </table:table-cell>
          <table:table-cell table:style-name="ce7"/>
          <table:table-cell office:value-type="float" office:value="120799" table:style-name="ce4">
            <text:p>120799</text:p>
          </table:table-cell>
          <table:table-cell table:style-name="ce7"/>
          <table:table-cell office:value-type="float" office:value="120152.75" table:formula="of:=AVERAGE([.E97];[.I97];[.K97];[.M97])" table:style-name="ce11">
            <text:p>12015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53S" table:style-name="ce9">
            <text:p>53:53</text:p>
          </table:table-cell>
          <table:table-cell office:value-type="float" office:value="120386" table:style-name="ce10">
            <text:p>120386</text:p>
          </table:table-cell>
          <table:table-cell table:style-name="ce7"/>
          <table:table-cell office:value-type="time" office:time-value="PT1085157H1M36S" table:formula="of:=[Latency_ns_100Mbps_steps.$D98]-[.C98]" table:style-name="ce2">
            <text:p>01:36</text:p>
          </table:table-cell>
          <table:table-cell table:style-name="ce7"/>
          <table:table-cell office:value-type="float" office:value="119334" table:style-name="ce6">
            <text:p>119334</text:p>
          </table:table-cell>
          <table:table-cell table:style-name="ce7"/>
          <table:table-cell office:value-type="float" office:value="119575" table:style-name="ce1">
            <text:p>119575</text:p>
          </table:table-cell>
          <table:table-cell table:style-name="ce7"/>
          <table:table-cell office:value-type="float" office:value="120210" table:style-name="ce4">
            <text:p>120210</text:p>
          </table:table-cell>
          <table:table-cell table:style-name="ce7"/>
          <table:table-cell office:value-type="float" office:value="119876.25" table:formula="of:=AVERAGE([.E98];[.I98];[.K98];[.M98])" table:style-name="ce11">
            <text:p>11987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54S" table:style-name="ce9">
            <text:p>53:54</text:p>
          </table:table-cell>
          <table:table-cell office:value-type="float" office:value="120475" table:style-name="ce10">
            <text:p>120475</text:p>
          </table:table-cell>
          <table:table-cell table:style-name="ce7"/>
          <table:table-cell office:value-type="time" office:time-value="PT1085157H1M37S" table:formula="of:=[Latency_ns_100Mbps_steps.$D99]-[.C99]" table:style-name="ce2">
            <text:p>01:37</text:p>
          </table:table-cell>
          <table:table-cell table:style-name="ce7"/>
          <table:table-cell office:value-type="float" office:value="119738" table:style-name="ce6">
            <text:p>119738</text:p>
          </table:table-cell>
          <table:table-cell table:style-name="ce7"/>
          <table:table-cell office:value-type="float" office:value="120177" table:style-name="ce1">
            <text:p>120177</text:p>
          </table:table-cell>
          <table:table-cell table:style-name="ce7"/>
          <table:table-cell office:value-type="float" office:value="120177" table:style-name="ce4">
            <text:p>120177</text:p>
          </table:table-cell>
          <table:table-cell table:style-name="ce7"/>
          <table:table-cell office:value-type="float" office:value="120141.75" table:formula="of:=AVERAGE([.E99];[.I99];[.K99];[.M99])" table:style-name="ce11">
            <text:p>12014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55S" table:style-name="ce9">
            <text:p>53:55</text:p>
          </table:table-cell>
          <table:table-cell office:value-type="float" office:value="120490" table:style-name="ce10">
            <text:p>120490</text:p>
          </table:table-cell>
          <table:table-cell table:style-name="ce7"/>
          <table:table-cell office:value-type="time" office:time-value="PT1085157H1M38S" table:formula="of:=[Latency_ns_100Mbps_steps.$D100]-[.C100]" table:style-name="ce2">
            <text:p>01:38</text:p>
          </table:table-cell>
          <table:table-cell table:style-name="ce7"/>
          <table:table-cell office:value-type="float" office:value="120188" table:style-name="ce6">
            <text:p>120188</text:p>
          </table:table-cell>
          <table:table-cell table:style-name="ce7"/>
          <table:table-cell office:value-type="float" office:value="120176" table:style-name="ce1">
            <text:p>120176</text:p>
          </table:table-cell>
          <table:table-cell table:style-name="ce7"/>
          <table:table-cell office:value-type="float" office:value="120195" table:style-name="ce4">
            <text:p>120195</text:p>
          </table:table-cell>
          <table:table-cell table:style-name="ce7"/>
          <table:table-cell office:value-type="float" office:value="120262.25" table:formula="of:=AVERAGE([.E100];[.I100];[.K100];[.M100])" table:style-name="ce11">
            <text:p>12026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56S" table:style-name="ce9">
            <text:p>53:56</text:p>
          </table:table-cell>
          <table:table-cell office:value-type="float" office:value="120302" table:style-name="ce10">
            <text:p>120302</text:p>
          </table:table-cell>
          <table:table-cell table:style-name="ce7"/>
          <table:table-cell office:value-type="time" office:time-value="PT1085157H1M39S" table:formula="of:=[Latency_ns_100Mbps_steps.$D101]-[.C101]" table:style-name="ce2">
            <text:p>01:39</text:p>
          </table:table-cell>
          <table:table-cell table:style-name="ce7"/>
          <table:table-cell office:value-type="float" office:value="120029" table:style-name="ce6">
            <text:p>120029</text:p>
          </table:table-cell>
          <table:table-cell table:style-name="ce7"/>
          <table:table-cell office:value-type="float" office:value="119999" table:style-name="ce1">
            <text:p>119999</text:p>
          </table:table-cell>
          <table:table-cell table:style-name="ce7"/>
          <table:table-cell office:value-type="float" office:value="120260" table:style-name="ce4">
            <text:p>120260</text:p>
          </table:table-cell>
          <table:table-cell table:style-name="ce7"/>
          <table:table-cell office:value-type="float" office:value="120147.5" table:formula="of:=AVERAGE([.E101];[.I101];[.K101];[.M101])" table:style-name="ce11">
            <text:p>12014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57S" table:style-name="ce9">
            <text:p>53:57</text:p>
          </table:table-cell>
          <table:table-cell office:value-type="float" office:value="120525" table:style-name="ce10">
            <text:p>120525</text:p>
          </table:table-cell>
          <table:table-cell table:style-name="ce7"/>
          <table:table-cell office:value-type="time" office:time-value="PT1085157H1M40S" table:formula="of:=[Latency_ns_100Mbps_steps.$D102]-[.C102]" table:style-name="ce2">
            <text:p>01:40</text:p>
          </table:table-cell>
          <table:table-cell table:style-name="ce7"/>
          <table:table-cell office:value-type="float" office:value="120081" table:style-name="ce6">
            <text:p>120081</text:p>
          </table:table-cell>
          <table:table-cell table:style-name="ce7"/>
          <table:table-cell office:value-type="float" office:value="119388" table:style-name="ce1">
            <text:p>119388</text:p>
          </table:table-cell>
          <table:table-cell table:style-name="ce7"/>
          <table:table-cell office:value-type="float" office:value="120342" table:style-name="ce4">
            <text:p>120342</text:p>
          </table:table-cell>
          <table:table-cell table:style-name="ce7"/>
          <table:table-cell office:value-type="float" office:value="120084" table:formula="of:=AVERAGE([.E102];[.I102];[.K102];[.M102])" table:style-name="ce11">
            <text:p>12008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58S" table:style-name="ce9">
            <text:p>53:58</text:p>
          </table:table-cell>
          <table:table-cell office:value-type="float" office:value="120505" table:style-name="ce10">
            <text:p>120505</text:p>
          </table:table-cell>
          <table:table-cell table:style-name="ce7"/>
          <table:table-cell office:value-type="time" office:time-value="PT1085157H1M41S" table:formula="of:=[Latency_ns_100Mbps_steps.$D103]-[.C103]" table:style-name="ce2">
            <text:p>01:41</text:p>
          </table:table-cell>
          <table:table-cell table:style-name="ce7"/>
          <table:table-cell office:value-type="float" office:value="119415" table:style-name="ce6">
            <text:p>119415</text:p>
          </table:table-cell>
          <table:table-cell table:style-name="ce7"/>
          <table:table-cell office:value-type="float" office:value="119291" table:style-name="ce1">
            <text:p>119291</text:p>
          </table:table-cell>
          <table:table-cell table:style-name="ce7"/>
          <table:table-cell office:value-type="float" office:value="120301" table:style-name="ce4">
            <text:p>120301</text:p>
          </table:table-cell>
          <table:table-cell table:style-name="ce7"/>
          <table:table-cell office:value-type="float" office:value="119878" table:formula="of:=AVERAGE([.E103];[.I103];[.K103];[.M103])" table:style-name="ce11">
            <text:p>11987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3M59S" table:style-name="ce9">
            <text:p>53:59</text:p>
          </table:table-cell>
          <table:table-cell office:value-type="float" office:value="120224" table:style-name="ce10">
            <text:p>120224</text:p>
          </table:table-cell>
          <table:table-cell table:style-name="ce7"/>
          <table:table-cell office:value-type="time" office:time-value="PT1085157H1M42S" table:formula="of:=[Latency_ns_100Mbps_steps.$D104]-[.C104]" table:style-name="ce2">
            <text:p>01:42</text:p>
          </table:table-cell>
          <table:table-cell table:style-name="ce7"/>
          <table:table-cell office:value-type="float" office:value="120140" table:style-name="ce6">
            <text:p>120140</text:p>
          </table:table-cell>
          <table:table-cell table:style-name="ce7"/>
          <table:table-cell office:value-type="float" office:value="119176" table:style-name="ce1">
            <text:p>119176</text:p>
          </table:table-cell>
          <table:table-cell table:style-name="ce7"/>
          <table:table-cell office:value-type="float" office:value="120173" table:style-name="ce4">
            <text:p>120173</text:p>
          </table:table-cell>
          <table:table-cell table:style-name="ce7"/>
          <table:table-cell office:value-type="float" office:value="119928.25" table:formula="of:=AVERAGE([.E104];[.I104];[.K104];[.M104])" table:style-name="ce11">
            <text:p>11992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0S" table:style-name="ce9">
            <text:p>54:00</text:p>
          </table:table-cell>
          <table:table-cell office:value-type="float" office:value="119730" table:style-name="ce10">
            <text:p>119730</text:p>
          </table:table-cell>
          <table:table-cell table:style-name="ce7"/>
          <table:table-cell office:value-type="time" office:time-value="PT1085157H1M43S" table:formula="of:=[Latency_ns_100Mbps_steps.$D105]-[.C105]" table:style-name="ce2">
            <text:p>01:43</text:p>
          </table:table-cell>
          <table:table-cell table:style-name="ce7"/>
          <table:table-cell office:value-type="float" office:value="119856" table:style-name="ce6">
            <text:p>119856</text:p>
          </table:table-cell>
          <table:table-cell table:style-name="ce7"/>
          <table:table-cell office:value-type="float" office:value="119399" table:style-name="ce1">
            <text:p>119399</text:p>
          </table:table-cell>
          <table:table-cell table:style-name="ce7"/>
          <table:table-cell office:value-type="float" office:value="120203" table:style-name="ce4">
            <text:p>120203</text:p>
          </table:table-cell>
          <table:table-cell table:style-name="ce7"/>
          <table:table-cell office:value-type="float" office:value="119797" table:formula="of:=AVERAGE([.E105];[.I105];[.K105];[.M105])" table:style-name="ce11">
            <text:p>11979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1S" table:style-name="ce9">
            <text:p>54:01</text:p>
          </table:table-cell>
          <table:table-cell office:value-type="float" office:value="120006" table:style-name="ce10">
            <text:p>120006</text:p>
          </table:table-cell>
          <table:table-cell table:style-name="ce7"/>
          <table:table-cell office:value-type="time" office:time-value="PT1085157H1M44S" table:formula="of:=[Latency_ns_100Mbps_steps.$D106]-[.C106]" table:style-name="ce2">
            <text:p>01:44</text:p>
          </table:table-cell>
          <table:table-cell table:style-name="ce7"/>
          <table:table-cell office:value-type="float" office:value="119294" table:style-name="ce6">
            <text:p>119294</text:p>
          </table:table-cell>
          <table:table-cell table:style-name="ce7"/>
          <table:table-cell office:value-type="float" office:value="119800" table:style-name="ce1">
            <text:p>119800</text:p>
          </table:table-cell>
          <table:table-cell table:style-name="ce7"/>
          <table:table-cell office:value-type="float" office:value="120097" table:style-name="ce4">
            <text:p>120097</text:p>
          </table:table-cell>
          <table:table-cell table:style-name="ce7"/>
          <table:table-cell office:value-type="float" office:value="119799.25" table:formula="of:=AVERAGE([.E106];[.I106];[.K106];[.M106])" table:style-name="ce11">
            <text:p>11979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2S" table:style-name="ce9">
            <text:p>54:02</text:p>
          </table:table-cell>
          <table:table-cell office:value-type="float" office:value="120437" table:style-name="ce10">
            <text:p>120437</text:p>
          </table:table-cell>
          <table:table-cell table:style-name="ce7"/>
          <table:table-cell office:value-type="time" office:time-value="PT1085157H1M45S" table:formula="of:=[Latency_ns_100Mbps_steps.$D107]-[.C107]" table:style-name="ce2">
            <text:p>01:45</text:p>
          </table:table-cell>
          <table:table-cell table:style-name="ce7"/>
          <table:table-cell office:value-type="float" office:value="119179" table:style-name="ce6">
            <text:p>119179</text:p>
          </table:table-cell>
          <table:table-cell table:style-name="ce7"/>
          <table:table-cell office:value-type="float" office:value="120729" table:style-name="ce1">
            <text:p>120729</text:p>
          </table:table-cell>
          <table:table-cell table:style-name="ce7"/>
          <table:table-cell office:value-type="float" office:value="120360" table:style-name="ce4">
            <text:p>120360</text:p>
          </table:table-cell>
          <table:table-cell table:style-name="ce7"/>
          <table:table-cell office:value-type="float" office:value="120176.25" table:formula="of:=AVERAGE([.E107];[.I107];[.K107];[.M107])" table:style-name="ce11">
            <text:p>12017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3S" table:style-name="ce9">
            <text:p>54:03</text:p>
          </table:table-cell>
          <table:table-cell office:value-type="float" office:value="119775" table:style-name="ce10">
            <text:p>119775</text:p>
          </table:table-cell>
          <table:table-cell table:style-name="ce7"/>
          <table:table-cell office:value-type="time" office:time-value="PT1085157H1M46S" table:formula="of:=[Latency_ns_100Mbps_steps.$D108]-[.C108]" table:style-name="ce2">
            <text:p>01:46</text:p>
          </table:table-cell>
          <table:table-cell table:style-name="ce7"/>
          <table:table-cell office:value-type="float" office:value="119615" table:style-name="ce6">
            <text:p>119615</text:p>
          </table:table-cell>
          <table:table-cell table:style-name="ce7"/>
          <table:table-cell office:value-type="float" office:value="119777" table:style-name="ce1">
            <text:p>119777</text:p>
          </table:table-cell>
          <table:table-cell table:style-name="ce7"/>
          <table:table-cell office:value-type="float" office:value="120375" table:style-name="ce4">
            <text:p>120375</text:p>
          </table:table-cell>
          <table:table-cell table:style-name="ce7"/>
          <table:table-cell office:value-type="float" office:value="119885.5" table:formula="of:=AVERAGE([.E108];[.I108];[.K108];[.M108])" table:style-name="ce11">
            <text:p>11988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4S" table:style-name="ce9">
            <text:p>54:04</text:p>
          </table:table-cell>
          <table:table-cell office:value-type="float" office:value="120210" table:style-name="ce10">
            <text:p>120210</text:p>
          </table:table-cell>
          <table:table-cell table:style-name="ce7"/>
          <table:table-cell office:value-type="time" office:time-value="PT1085157H1M47S" table:formula="of:=[Latency_ns_100Mbps_steps.$D109]-[.C109]" table:style-name="ce2">
            <text:p>01:47</text:p>
          </table:table-cell>
          <table:table-cell table:style-name="ce7"/>
          <table:table-cell office:value-type="float" office:value="121037" table:style-name="ce6">
            <text:p>121037</text:p>
          </table:table-cell>
          <table:table-cell table:style-name="ce7"/>
          <table:table-cell office:value-type="float" office:value="120148" table:style-name="ce1">
            <text:p>120148</text:p>
          </table:table-cell>
          <table:table-cell table:style-name="ce7"/>
          <table:table-cell office:value-type="float" office:value="120284" table:style-name="ce4">
            <text:p>120284</text:p>
          </table:table-cell>
          <table:table-cell table:style-name="ce7"/>
          <table:table-cell office:value-type="float" office:value="120419.75" table:formula="of:=AVERAGE([.E109];[.I109];[.K109];[.M109])" table:style-name="ce11">
            <text:p>12042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5S" table:style-name="ce9">
            <text:p>54:05</text:p>
          </table:table-cell>
          <table:table-cell office:value-type="float" office:value="120144" table:style-name="ce10">
            <text:p>120144</text:p>
          </table:table-cell>
          <table:table-cell table:style-name="ce7"/>
          <table:table-cell office:value-type="time" office:time-value="PT1085157H1M48S" table:formula="of:=[Latency_ns_100Mbps_steps.$D110]-[.C110]" table:style-name="ce2">
            <text:p>01:48</text:p>
          </table:table-cell>
          <table:table-cell table:style-name="ce7"/>
          <table:table-cell office:value-type="float" office:value="119751" table:style-name="ce6">
            <text:p>119751</text:p>
          </table:table-cell>
          <table:table-cell table:style-name="ce7"/>
          <table:table-cell office:value-type="float" office:value="120231" table:style-name="ce1">
            <text:p>120231</text:p>
          </table:table-cell>
          <table:table-cell table:style-name="ce7"/>
          <table:table-cell office:value-type="float" office:value="120051" table:style-name="ce4">
            <text:p>120051</text:p>
          </table:table-cell>
          <table:table-cell table:style-name="ce7"/>
          <table:table-cell office:value-type="float" office:value="120044.25" table:formula="of:=AVERAGE([.E110];[.I110];[.K110];[.M110])" table:style-name="ce11">
            <text:p>12004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6S" table:style-name="ce9">
            <text:p>54:06</text:p>
          </table:table-cell>
          <table:table-cell office:value-type="float" office:value="120346" table:style-name="ce10">
            <text:p>120346</text:p>
          </table:table-cell>
          <table:table-cell table:style-name="ce7"/>
          <table:table-cell office:value-type="time" office:time-value="PT1085157H1M49S" table:formula="of:=[Latency_ns_100Mbps_steps.$D111]-[.C111]" table:style-name="ce2">
            <text:p>01:49</text:p>
          </table:table-cell>
          <table:table-cell table:style-name="ce7"/>
          <table:table-cell office:value-type="float" office:value="120084" table:style-name="ce6">
            <text:p>120084</text:p>
          </table:table-cell>
          <table:table-cell table:style-name="ce7"/>
          <table:table-cell office:value-type="float" office:value="120339" table:style-name="ce1">
            <text:p>120339</text:p>
          </table:table-cell>
          <table:table-cell table:style-name="ce7"/>
          <table:table-cell office:value-type="float" office:value="119993" table:style-name="ce4">
            <text:p>119993</text:p>
          </table:table-cell>
          <table:table-cell table:style-name="ce7"/>
          <table:table-cell office:value-type="float" office:value="120190.5" table:formula="of:=AVERAGE([.E111];[.I111];[.K111];[.M111])" table:style-name="ce11">
            <text:p>12019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7S" table:style-name="ce9">
            <text:p>54:07</text:p>
          </table:table-cell>
          <table:table-cell office:value-type="float" office:value="120400" table:style-name="ce10">
            <text:p>120400</text:p>
          </table:table-cell>
          <table:table-cell table:style-name="ce7"/>
          <table:table-cell office:value-type="time" office:time-value="PT1085157H1M50S" table:formula="of:=[Latency_ns_100Mbps_steps.$D112]-[.C112]" table:style-name="ce2">
            <text:p>01:50</text:p>
          </table:table-cell>
          <table:table-cell table:style-name="ce7"/>
          <table:table-cell office:value-type="float" office:value="119756" table:style-name="ce6">
            <text:p>119756</text:p>
          </table:table-cell>
          <table:table-cell table:style-name="ce7"/>
          <table:table-cell office:value-type="float" office:value="120091" table:style-name="ce1">
            <text:p>120091</text:p>
          </table:table-cell>
          <table:table-cell table:style-name="ce7"/>
          <table:table-cell office:value-type="float" office:value="120192" table:style-name="ce4">
            <text:p>120192</text:p>
          </table:table-cell>
          <table:table-cell table:style-name="ce7"/>
          <table:table-cell office:value-type="float" office:value="120109.75" table:formula="of:=AVERAGE([.E112];[.I112];[.K112];[.M112])" table:style-name="ce11">
            <text:p>12011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8S" table:style-name="ce9">
            <text:p>54:08</text:p>
          </table:table-cell>
          <table:table-cell office:value-type="float" office:value="121473" table:style-name="ce10">
            <text:p>121473</text:p>
          </table:table-cell>
          <table:table-cell table:style-name="ce7"/>
          <table:table-cell office:value-type="time" office:time-value="PT1085157H1M51S" table:formula="of:=[Latency_ns_100Mbps_steps.$D113]-[.C113]" table:style-name="ce2">
            <text:p>01:51</text:p>
          </table:table-cell>
          <table:table-cell table:style-name="ce7"/>
          <table:table-cell office:value-type="float" office:value="120259" table:style-name="ce6">
            <text:p>120259</text:p>
          </table:table-cell>
          <table:table-cell table:style-name="ce7"/>
          <table:table-cell office:value-type="float" office:value="120089" table:style-name="ce1">
            <text:p>120089</text:p>
          </table:table-cell>
          <table:table-cell table:style-name="ce7"/>
          <table:table-cell office:value-type="float" office:value="120441" table:style-name="ce4">
            <text:p>120441</text:p>
          </table:table-cell>
          <table:table-cell table:style-name="ce7"/>
          <table:table-cell office:value-type="float" office:value="120565.5" table:formula="of:=AVERAGE([.E113];[.I113];[.K113];[.M113])" table:style-name="ce11">
            <text:p>12056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9S" table:style-name="ce9">
            <text:p>54:09</text:p>
          </table:table-cell>
          <table:table-cell office:value-type="float" office:value="119584" table:style-name="ce10">
            <text:p>119584</text:p>
          </table:table-cell>
          <table:table-cell table:style-name="ce7"/>
          <table:table-cell office:value-type="time" office:time-value="PT1085157H1M52S" table:formula="of:=[Latency_ns_100Mbps_steps.$D114]-[.C114]" table:style-name="ce2">
            <text:p>01:52</text:p>
          </table:table-cell>
          <table:table-cell table:style-name="ce7"/>
          <table:table-cell office:value-type="float" office:value="119447" table:style-name="ce6">
            <text:p>119447</text:p>
          </table:table-cell>
          <table:table-cell table:style-name="ce7"/>
          <table:table-cell office:value-type="float" office:value="119264" table:style-name="ce1">
            <text:p>119264</text:p>
          </table:table-cell>
          <table:table-cell table:style-name="ce7"/>
          <table:table-cell office:value-type="float" office:value="120907" table:style-name="ce4">
            <text:p>120907</text:p>
          </table:table-cell>
          <table:table-cell table:style-name="ce7"/>
          <table:table-cell office:value-type="float" office:value="119800.5" table:formula="of:=AVERAGE([.E114];[.I114];[.K114];[.M114])" table:style-name="ce11">
            <text:p>11980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10S" table:style-name="ce9">
            <text:p>54:10</text:p>
          </table:table-cell>
          <table:table-cell office:value-type="float" office:value="120164" table:style-name="ce10">
            <text:p>120164</text:p>
          </table:table-cell>
          <table:table-cell table:style-name="ce7"/>
          <table:table-cell office:value-type="time" office:time-value="PT1085157H1M53S" table:formula="of:=[Latency_ns_100Mbps_steps.$D115]-[.C115]" table:style-name="ce2">
            <text:p>01:53</text:p>
          </table:table-cell>
          <table:table-cell table:style-name="ce7"/>
          <table:table-cell office:value-type="float" office:value="119344" table:style-name="ce6">
            <text:p>119344</text:p>
          </table:table-cell>
          <table:table-cell table:style-name="ce7"/>
          <table:table-cell office:value-type="float" office:value="119331" table:style-name="ce1">
            <text:p>119331</text:p>
          </table:table-cell>
          <table:table-cell table:style-name="ce7"/>
          <table:table-cell office:value-type="float" office:value="119638" table:style-name="ce4">
            <text:p>119638</text:p>
          </table:table-cell>
          <table:table-cell table:style-name="ce7"/>
          <table:table-cell office:value-type="float" office:value="119619.25" table:formula="of:=AVERAGE([.E115];[.I115];[.K115];[.M115])" table:style-name="ce11">
            <text:p>11961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11S" table:style-name="ce9">
            <text:p>54:11</text:p>
          </table:table-cell>
          <table:table-cell office:value-type="float" office:value="119189" table:style-name="ce10">
            <text:p>119189</text:p>
          </table:table-cell>
          <table:table-cell table:style-name="ce7"/>
          <table:table-cell office:value-type="time" office:time-value="PT1085157H1M54S" table:formula="of:=[Latency_ns_100Mbps_steps.$D116]-[.C116]" table:style-name="ce2">
            <text:p>01:54</text:p>
          </table:table-cell>
          <table:table-cell table:style-name="ce7"/>
          <table:table-cell office:value-type="float" office:value="120087" table:style-name="ce6">
            <text:p>120087</text:p>
          </table:table-cell>
          <table:table-cell table:style-name="ce7"/>
          <table:table-cell office:value-type="float" office:value="119790" table:style-name="ce1">
            <text:p>119790</text:p>
          </table:table-cell>
          <table:table-cell table:style-name="ce7"/>
          <table:table-cell office:value-type="float" office:value="119089" table:style-name="ce4">
            <text:p>119089</text:p>
          </table:table-cell>
          <table:table-cell table:style-name="ce7"/>
          <table:table-cell office:value-type="float" office:value="119538.75" table:formula="of:=AVERAGE([.E116];[.I116];[.K116];[.M116])" table:style-name="ce11">
            <text:p>11953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12S" table:style-name="ce9">
            <text:p>54:12</text:p>
          </table:table-cell>
          <table:table-cell office:value-type="float" office:value="119563" table:style-name="ce10">
            <text:p>119563</text:p>
          </table:table-cell>
          <table:table-cell table:style-name="ce7"/>
          <table:table-cell office:value-type="time" office:time-value="PT1085157H1M55S" table:formula="of:=[Latency_ns_100Mbps_steps.$D117]-[.C117]" table:style-name="ce2">
            <text:p>01:55</text:p>
          </table:table-cell>
          <table:table-cell table:style-name="ce7"/>
          <table:table-cell office:value-type="float" office:value="119280" table:style-name="ce6">
            <text:p>119280</text:p>
          </table:table-cell>
          <table:table-cell table:style-name="ce7"/>
          <table:table-cell office:value-type="float" office:value="119551" table:style-name="ce1">
            <text:p>119551</text:p>
          </table:table-cell>
          <table:table-cell table:style-name="ce7"/>
          <table:table-cell office:value-type="float" office:value="119059" table:style-name="ce4">
            <text:p>119059</text:p>
          </table:table-cell>
          <table:table-cell table:style-name="ce7"/>
          <table:table-cell office:value-type="float" office:value="119363.25" table:formula="of:=AVERAGE([.E117];[.I117];[.K117];[.M117])" table:style-name="ce11">
            <text:p>11936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13S" table:style-name="ce9">
            <text:p>54:13</text:p>
          </table:table-cell>
          <table:table-cell office:value-type="float" office:value="120099" table:style-name="ce10">
            <text:p>120099</text:p>
          </table:table-cell>
          <table:table-cell table:style-name="ce7"/>
          <table:table-cell office:value-type="time" office:time-value="PT1085157H1M56S" table:formula="of:=[Latency_ns_100Mbps_steps.$D118]-[.C118]" table:style-name="ce2">
            <text:p>01:56</text:p>
          </table:table-cell>
          <table:table-cell table:style-name="ce7"/>
          <table:table-cell office:value-type="float" office:value="119970" table:style-name="ce6">
            <text:p>119970</text:p>
          </table:table-cell>
          <table:table-cell table:style-name="ce7"/>
          <table:table-cell office:value-type="float" office:value="119803" table:style-name="ce1">
            <text:p>119803</text:p>
          </table:table-cell>
          <table:table-cell table:style-name="ce7"/>
          <table:table-cell office:value-type="float" office:value="119217" table:style-name="ce4">
            <text:p>119217</text:p>
          </table:table-cell>
          <table:table-cell table:style-name="ce7"/>
          <table:table-cell office:value-type="float" office:value="119772.25" table:formula="of:=AVERAGE([.E118];[.I118];[.K118];[.M118])" table:style-name="ce11">
            <text:p>11977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14S" table:style-name="ce9">
            <text:p>54:14</text:p>
          </table:table-cell>
          <table:table-cell office:value-type="float" office:value="120041" table:style-name="ce10">
            <text:p>120041</text:p>
          </table:table-cell>
          <table:table-cell table:style-name="ce7"/>
          <table:table-cell office:value-type="time" office:time-value="PT1085157H1M57S" table:formula="of:=[Latency_ns_100Mbps_steps.$D119]-[.C119]" table:style-name="ce2">
            <text:p>01:57</text:p>
          </table:table-cell>
          <table:table-cell table:style-name="ce7"/>
          <table:table-cell office:value-type="float" office:value="120162" table:style-name="ce6">
            <text:p>120162</text:p>
          </table:table-cell>
          <table:table-cell table:style-name="ce7"/>
          <table:table-cell office:value-type="float" office:value="119217" table:style-name="ce1">
            <text:p>119217</text:p>
          </table:table-cell>
          <table:table-cell table:style-name="ce7"/>
          <table:table-cell office:value-type="float" office:value="119193" table:style-name="ce4">
            <text:p>119193</text:p>
          </table:table-cell>
          <table:table-cell table:style-name="ce7"/>
          <table:table-cell office:value-type="float" office:value="119653.25" table:formula="of:=AVERAGE([.E119];[.I119];[.K119];[.M119])" table:style-name="ce11">
            <text:p>11965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15S" table:style-name="ce9">
            <text:p>54:15</text:p>
          </table:table-cell>
          <table:table-cell office:value-type="float" office:value="119040" table:style-name="ce10">
            <text:p>119040</text:p>
          </table:table-cell>
          <table:table-cell table:style-name="ce7"/>
          <table:table-cell office:value-type="time" office:time-value="PT1085157H1M58S" table:formula="of:=[Latency_ns_100Mbps_steps.$D120]-[.C120]" table:style-name="ce2">
            <text:p>01:58</text:p>
          </table:table-cell>
          <table:table-cell table:style-name="ce7"/>
          <table:table-cell office:value-type="float" office:value="119377" table:style-name="ce6">
            <text:p>119377</text:p>
          </table:table-cell>
          <table:table-cell table:style-name="ce7"/>
          <table:table-cell office:value-type="float" office:value="119838" table:style-name="ce1">
            <text:p>119838</text:p>
          </table:table-cell>
          <table:table-cell table:style-name="ce7"/>
          <table:table-cell office:value-type="float" office:value="119170" table:style-name="ce4">
            <text:p>119170</text:p>
          </table:table-cell>
          <table:table-cell table:style-name="ce7"/>
          <table:table-cell office:value-type="float" office:value="119356.25" table:formula="of:=AVERAGE([.E120];[.I120];[.K120];[.M120])" table:style-name="ce11">
            <text:p>11935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16S" table:style-name="ce9">
            <text:p>54:16</text:p>
          </table:table-cell>
          <table:table-cell office:value-type="float" office:value="119152" table:style-name="ce10">
            <text:p>119152</text:p>
          </table:table-cell>
          <table:table-cell table:style-name="ce7"/>
          <table:table-cell office:value-type="time" office:time-value="PT1085157H1M59S" table:formula="of:=[Latency_ns_100Mbps_steps.$D121]-[.C121]" table:style-name="ce2">
            <text:p>01:59</text:p>
          </table:table-cell>
          <table:table-cell table:style-name="ce7"/>
          <table:table-cell office:value-type="float" office:value="120191" table:style-name="ce6">
            <text:p>120191</text:p>
          </table:table-cell>
          <table:table-cell table:style-name="ce7"/>
          <table:table-cell office:value-type="float" office:value="119590" table:style-name="ce1">
            <text:p>119590</text:p>
          </table:table-cell>
          <table:table-cell table:style-name="ce7"/>
          <table:table-cell office:value-type="float" office:value="119814" table:style-name="ce4">
            <text:p>119814</text:p>
          </table:table-cell>
          <table:table-cell table:style-name="ce7"/>
          <table:table-cell office:value-type="float" office:value="119686.75" table:formula="of:=AVERAGE([.E121];[.I121];[.K121];[.M121])" table:style-name="ce11">
            <text:p>11968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17S" table:style-name="ce9">
            <text:p>54:17</text:p>
          </table:table-cell>
          <table:table-cell office:value-type="float" office:value="119805" table:style-name="ce10">
            <text:p>119805</text:p>
          </table:table-cell>
          <table:table-cell table:style-name="ce7"/>
          <table:table-cell office:value-type="time" office:time-value="PT1085157H2M0S" table:formula="of:=[Latency_ns_100Mbps_steps.$D122]-[.C122]" table:style-name="ce2">
            <text:p>02:00</text:p>
          </table:table-cell>
          <table:table-cell table:style-name="ce7"/>
          <table:table-cell office:value-type="float" office:value="119842" table:style-name="ce6">
            <text:p>119842</text:p>
          </table:table-cell>
          <table:table-cell table:style-name="ce7"/>
          <table:table-cell office:value-type="float" office:value="119248" table:style-name="ce1">
            <text:p>119248</text:p>
          </table:table-cell>
          <table:table-cell table:style-name="ce7"/>
          <table:table-cell office:value-type="float" office:value="118800" table:style-name="ce4">
            <text:p>118800</text:p>
          </table:table-cell>
          <table:table-cell table:style-name="ce7"/>
          <table:table-cell office:value-type="float" office:value="119423.75" table:formula="of:=AVERAGE([.E122];[.I122];[.K122];[.M122])" table:style-name="ce11">
            <text:p>11942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18S" table:style-name="ce9">
            <text:p>54:18</text:p>
          </table:table-cell>
          <table:table-cell office:value-type="float" office:value="119669" table:style-name="ce10">
            <text:p>119669</text:p>
          </table:table-cell>
          <table:table-cell table:style-name="ce7"/>
          <table:table-cell office:value-type="time" office:time-value="PT1085157H2M1S" table:formula="of:=[Latency_ns_100Mbps_steps.$D123]-[.C123]" table:style-name="ce2">
            <text:p>02:01</text:p>
          </table:table-cell>
          <table:table-cell table:style-name="ce7"/>
          <table:table-cell office:value-type="float" office:value="119915" table:style-name="ce6">
            <text:p>119915</text:p>
          </table:table-cell>
          <table:table-cell table:style-name="ce7"/>
          <table:table-cell office:value-type="float" office:value="118867" table:style-name="ce1">
            <text:p>118867</text:p>
          </table:table-cell>
          <table:table-cell table:style-name="ce7"/>
          <table:table-cell office:value-type="float" office:value="118884" table:style-name="ce4">
            <text:p>118884</text:p>
          </table:table-cell>
          <table:table-cell table:style-name="ce7"/>
          <table:table-cell office:value-type="float" office:value="119333.75" table:formula="of:=AVERAGE([.E123];[.I123];[.K123];[.M123])" table:style-name="ce11">
            <text:p>11933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19S" table:style-name="ce9">
            <text:p>54:19</text:p>
          </table:table-cell>
          <table:table-cell office:value-type="float" office:value="119245" table:style-name="ce10">
            <text:p>119245</text:p>
          </table:table-cell>
          <table:table-cell table:style-name="ce7"/>
          <table:table-cell office:value-type="time" office:time-value="PT1085157H2M2S" table:formula="of:=[Latency_ns_100Mbps_steps.$D124]-[.C124]" table:style-name="ce2">
            <text:p>02:02</text:p>
          </table:table-cell>
          <table:table-cell table:style-name="ce7"/>
          <table:table-cell office:value-type="float" office:value="119774" table:style-name="ce6">
            <text:p>119774</text:p>
          </table:table-cell>
          <table:table-cell table:style-name="ce7"/>
          <table:table-cell office:value-type="float" office:value="118920" table:style-name="ce1">
            <text:p>118920</text:p>
          </table:table-cell>
          <table:table-cell table:style-name="ce7"/>
          <table:table-cell office:value-type="float" office:value="119297" table:style-name="ce4">
            <text:p>119297</text:p>
          </table:table-cell>
          <table:table-cell table:style-name="ce7"/>
          <table:table-cell office:value-type="float" office:value="119309" table:formula="of:=AVERAGE([.E124];[.I124];[.K124];[.M124])" table:style-name="ce11">
            <text:p>11930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20S" table:style-name="ce9">
            <text:p>54:20</text:p>
          </table:table-cell>
          <table:table-cell office:value-type="float" office:value="118734" table:style-name="ce10">
            <text:p>118734</text:p>
          </table:table-cell>
          <table:table-cell table:style-name="ce7"/>
          <table:table-cell office:value-type="time" office:time-value="PT1085157H2M3S" table:formula="of:=[Latency_ns_100Mbps_steps.$D125]-[.C125]" table:style-name="ce2">
            <text:p>02:03</text:p>
          </table:table-cell>
          <table:table-cell table:style-name="ce7"/>
          <table:table-cell office:value-type="float" office:value="119745" table:style-name="ce6">
            <text:p>119745</text:p>
          </table:table-cell>
          <table:table-cell table:style-name="ce7"/>
          <table:table-cell office:value-type="float" office:value="118823" table:style-name="ce1">
            <text:p>118823</text:p>
          </table:table-cell>
          <table:table-cell table:style-name="ce7"/>
          <table:table-cell office:value-type="float" office:value="120198" table:style-name="ce4">
            <text:p>120198</text:p>
          </table:table-cell>
          <table:table-cell table:style-name="ce7"/>
          <table:table-cell office:value-type="float" office:value="119375" table:formula="of:=AVERAGE([.E125];[.I125];[.K125];[.M125])" table:style-name="ce11">
            <text:p>11937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21S" table:style-name="ce9">
            <text:p>54:21</text:p>
          </table:table-cell>
          <table:table-cell office:value-type="float" office:value="118820" table:style-name="ce10">
            <text:p>118820</text:p>
          </table:table-cell>
          <table:table-cell table:style-name="ce7"/>
          <table:table-cell office:value-type="time" office:time-value="PT1085157H2M4S" table:formula="of:=[Latency_ns_100Mbps_steps.$D126]-[.C126]" table:style-name="ce2">
            <text:p>02:04</text:p>
          </table:table-cell>
          <table:table-cell table:style-name="ce7"/>
          <table:table-cell office:value-type="float" office:value="119352" table:style-name="ce6">
            <text:p>119352</text:p>
          </table:table-cell>
          <table:table-cell table:style-name="ce7"/>
          <table:table-cell office:value-type="float" office:value="118759" table:style-name="ce1">
            <text:p>118759</text:p>
          </table:table-cell>
          <table:table-cell table:style-name="ce7"/>
          <table:table-cell office:value-type="float" office:value="119494" table:style-name="ce4">
            <text:p>119494</text:p>
          </table:table-cell>
          <table:table-cell table:style-name="ce7"/>
          <table:table-cell office:value-type="float" office:value="119106.25" table:formula="of:=AVERAGE([.E126];[.I126];[.K126];[.M126])" table:style-name="ce11">
            <text:p>11910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22S" table:style-name="ce9">
            <text:p>54:22</text:p>
          </table:table-cell>
          <table:table-cell office:value-type="float" office:value="118698" table:style-name="ce10">
            <text:p>118698</text:p>
          </table:table-cell>
          <table:table-cell table:style-name="ce7"/>
          <table:table-cell office:value-type="time" office:time-value="PT1085157H2M5S" table:formula="of:=[Latency_ns_100Mbps_steps.$D127]-[.C127]" table:style-name="ce2">
            <text:p>02:05</text:p>
          </table:table-cell>
          <table:table-cell table:style-name="ce7"/>
          <table:table-cell office:value-type="float" office:value="119931" table:style-name="ce6">
            <text:p>119931</text:p>
          </table:table-cell>
          <table:table-cell table:style-name="ce7"/>
          <table:table-cell office:value-type="float" office:value="119444" table:style-name="ce1">
            <text:p>119444</text:p>
          </table:table-cell>
          <table:table-cell table:style-name="ce7"/>
          <table:table-cell office:value-type="float" office:value="119517" table:style-name="ce4">
            <text:p>119517</text:p>
          </table:table-cell>
          <table:table-cell table:style-name="ce7"/>
          <table:table-cell office:value-type="float" office:value="119397.5" table:formula="of:=AVERAGE([.E127];[.I127];[.K127];[.M127])" table:style-name="ce11">
            <text:p>11939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23S" table:style-name="ce9">
            <text:p>54:23</text:p>
          </table:table-cell>
          <table:table-cell office:value-type="float" office:value="119208" table:style-name="ce10">
            <text:p>119208</text:p>
          </table:table-cell>
          <table:table-cell table:style-name="ce7"/>
          <table:table-cell office:value-type="time" office:time-value="PT1085157H2M6S" table:formula="of:=[Latency_ns_100Mbps_steps.$D128]-[.C128]" table:style-name="ce2">
            <text:p>02:06</text:p>
          </table:table-cell>
          <table:table-cell table:style-name="ce7"/>
          <table:table-cell office:value-type="float" office:value="119721" table:style-name="ce6">
            <text:p>119721</text:p>
          </table:table-cell>
          <table:table-cell table:style-name="ce7"/>
          <table:table-cell office:value-type="float" office:value="119634" table:style-name="ce1">
            <text:p>119634</text:p>
          </table:table-cell>
          <table:table-cell table:style-name="ce7"/>
          <table:table-cell office:value-type="float" office:value="118938" table:style-name="ce4">
            <text:p>118938</text:p>
          </table:table-cell>
          <table:table-cell table:style-name="ce7"/>
          <table:table-cell office:value-type="float" office:value="119375.25" table:formula="of:=AVERAGE([.E128];[.I128];[.K128];[.M128])" table:style-name="ce11">
            <text:p>11937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24S" table:style-name="ce9">
            <text:p>54:24</text:p>
          </table:table-cell>
          <table:table-cell office:value-type="float" office:value="119781" table:style-name="ce10">
            <text:p>119781</text:p>
          </table:table-cell>
          <table:table-cell table:style-name="ce7"/>
          <table:table-cell office:value-type="time" office:time-value="PT1085157H2M7S" table:formula="of:=[Latency_ns_100Mbps_steps.$D129]-[.C129]" table:style-name="ce2">
            <text:p>02:07</text:p>
          </table:table-cell>
          <table:table-cell table:style-name="ce7"/>
          <table:table-cell office:value-type="float" office:value="119118" table:style-name="ce6">
            <text:p>119118</text:p>
          </table:table-cell>
          <table:table-cell table:style-name="ce7"/>
          <table:table-cell office:value-type="float" office:value="119891" table:style-name="ce1">
            <text:p>119891</text:p>
          </table:table-cell>
          <table:table-cell table:style-name="ce7"/>
          <table:table-cell office:value-type="float" office:value="119224" table:style-name="ce4">
            <text:p>119224</text:p>
          </table:table-cell>
          <table:table-cell table:style-name="ce7"/>
          <table:table-cell office:value-type="float" office:value="119503.5" table:formula="of:=AVERAGE([.E129];[.I129];[.K129];[.M129])" table:style-name="ce11">
            <text:p>11950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25S" table:style-name="ce9">
            <text:p>54:25</text:p>
          </table:table-cell>
          <table:table-cell office:value-type="float" office:value="119766" table:style-name="ce10">
            <text:p>119766</text:p>
          </table:table-cell>
          <table:table-cell table:style-name="ce7"/>
          <table:table-cell office:value-type="time" office:time-value="PT1085157H2M8S" table:formula="of:=[Latency_ns_100Mbps_steps.$D130]-[.C130]" table:style-name="ce2">
            <text:p>02:08</text:p>
          </table:table-cell>
          <table:table-cell table:style-name="ce7"/>
          <table:table-cell office:value-type="float" office:value="119187" table:style-name="ce6">
            <text:p>119187</text:p>
          </table:table-cell>
          <table:table-cell table:style-name="ce7"/>
          <table:table-cell office:value-type="float" office:value="119248" table:style-name="ce1">
            <text:p>119248</text:p>
          </table:table-cell>
          <table:table-cell table:style-name="ce7"/>
          <table:table-cell office:value-type="float" office:value="118862" table:style-name="ce4">
            <text:p>118862</text:p>
          </table:table-cell>
          <table:table-cell table:style-name="ce7"/>
          <table:table-cell office:value-type="float" office:value="119265.75" table:formula="of:=AVERAGE([.E130];[.I130];[.K130];[.M130])" table:style-name="ce11">
            <text:p>11926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26S" table:style-name="ce9">
            <text:p>54:26</text:p>
          </table:table-cell>
          <table:table-cell office:value-type="float" office:value="119874" table:style-name="ce10">
            <text:p>119874</text:p>
          </table:table-cell>
          <table:table-cell table:style-name="ce7"/>
          <table:table-cell office:value-type="time" office:time-value="PT1085157H2M9S" table:formula="of:=[Latency_ns_100Mbps_steps.$D131]-[.C131]" table:style-name="ce2">
            <text:p>02:09</text:p>
          </table:table-cell>
          <table:table-cell table:style-name="ce7"/>
          <table:table-cell office:value-type="float" office:value="118765" table:style-name="ce6">
            <text:p>118765</text:p>
          </table:table-cell>
          <table:table-cell table:style-name="ce7"/>
          <table:table-cell office:value-type="float" office:value="119149" table:style-name="ce1">
            <text:p>119149</text:p>
          </table:table-cell>
          <table:table-cell table:style-name="ce7"/>
          <table:table-cell office:value-type="float" office:value="119205" table:style-name="ce4">
            <text:p>119205</text:p>
          </table:table-cell>
          <table:table-cell table:style-name="ce7"/>
          <table:table-cell office:value-type="float" office:value="119248.25" table:formula="of:=AVERAGE([.E131];[.I131];[.K131];[.M131])" table:style-name="ce11">
            <text:p>11924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27S" table:style-name="ce9">
            <text:p>54:27</text:p>
          </table:table-cell>
          <table:table-cell office:value-type="float" office:value="120153" table:style-name="ce10">
            <text:p>120153</text:p>
          </table:table-cell>
          <table:table-cell table:style-name="ce7"/>
          <table:table-cell office:value-type="time" office:time-value="PT1085157H2M10S" table:formula="of:=[Latency_ns_100Mbps_steps.$D132]-[.C132]" table:style-name="ce2">
            <text:p>02:10</text:p>
          </table:table-cell>
          <table:table-cell table:style-name="ce7"/>
          <table:table-cell office:value-type="float" office:value="118708" table:style-name="ce6">
            <text:p>118708</text:p>
          </table:table-cell>
          <table:table-cell table:style-name="ce7"/>
          <table:table-cell office:value-type="float" office:value="119570" table:style-name="ce1">
            <text:p>119570</text:p>
          </table:table-cell>
          <table:table-cell table:style-name="ce7"/>
          <table:table-cell office:value-type="float" office:value="119704" table:style-name="ce4">
            <text:p>119704</text:p>
          </table:table-cell>
          <table:table-cell table:style-name="ce7"/>
          <table:table-cell office:value-type="float" office:value="119533.75" table:formula="of:=AVERAGE([.E132];[.I132];[.K132];[.M132])" table:style-name="ce11">
            <text:p>11953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28S" table:style-name="ce9">
            <text:p>54:28</text:p>
          </table:table-cell>
          <table:table-cell office:value-type="float" office:value="119880" table:style-name="ce10">
            <text:p>119880</text:p>
          </table:table-cell>
          <table:table-cell table:style-name="ce7"/>
          <table:table-cell office:value-type="time" office:time-value="PT1085157H2M11S" table:formula="of:=[Latency_ns_100Mbps_steps.$D133]-[.C133]" table:style-name="ce2">
            <text:p>02:11</text:p>
          </table:table-cell>
          <table:table-cell table:style-name="ce7"/>
          <table:table-cell office:value-type="float" office:value="119175" table:style-name="ce6">
            <text:p>119175</text:p>
          </table:table-cell>
          <table:table-cell table:style-name="ce7"/>
          <table:table-cell office:value-type="float" office:value="119521" table:style-name="ce1">
            <text:p>119521</text:p>
          </table:table-cell>
          <table:table-cell table:style-name="ce7"/>
          <table:table-cell office:value-type="float" office:value="119267" table:style-name="ce4">
            <text:p>119267</text:p>
          </table:table-cell>
          <table:table-cell table:style-name="ce7"/>
          <table:table-cell office:value-type="float" office:value="119460.75" table:formula="of:=AVERAGE([.E133];[.I133];[.K133];[.M133])" table:style-name="ce11">
            <text:p>11946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29S" table:style-name="ce9">
            <text:p>54:29</text:p>
          </table:table-cell>
          <table:table-cell office:value-type="float" office:value="118974" table:style-name="ce10">
            <text:p>118974</text:p>
          </table:table-cell>
          <table:table-cell table:style-name="ce7"/>
          <table:table-cell office:value-type="time" office:time-value="PT1085157H2M12S" table:formula="of:=[Latency_ns_100Mbps_steps.$D134]-[.C134]" table:style-name="ce2">
            <text:p>02:12</text:p>
          </table:table-cell>
          <table:table-cell table:style-name="ce7"/>
          <table:table-cell office:value-type="float" office:value="118738" table:style-name="ce6">
            <text:p>118738</text:p>
          </table:table-cell>
          <table:table-cell table:style-name="ce7"/>
          <table:table-cell office:value-type="float" office:value="119118" table:style-name="ce1">
            <text:p>119118</text:p>
          </table:table-cell>
          <table:table-cell table:style-name="ce7"/>
          <table:table-cell office:value-type="float" office:value="119043" table:style-name="ce4">
            <text:p>119043</text:p>
          </table:table-cell>
          <table:table-cell table:style-name="ce7"/>
          <table:table-cell office:value-type="float" office:value="118968.25" table:formula="of:=AVERAGE([.E134];[.I134];[.K134];[.M134])" table:style-name="ce11">
            <text:p>11896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30S" table:style-name="ce9">
            <text:p>54:30</text:p>
          </table:table-cell>
          <table:table-cell office:value-type="float" office:value="119490" table:style-name="ce10">
            <text:p>119490</text:p>
          </table:table-cell>
          <table:table-cell table:style-name="ce7"/>
          <table:table-cell office:value-type="time" office:time-value="PT1085157H2M13S" table:formula="of:=[Latency_ns_100Mbps_steps.$D135]-[.C135]" table:style-name="ce2">
            <text:p>02:13</text:p>
          </table:table-cell>
          <table:table-cell table:style-name="ce7"/>
          <table:table-cell office:value-type="float" office:value="118900" table:style-name="ce6">
            <text:p>118900</text:p>
          </table:table-cell>
          <table:table-cell table:style-name="ce7"/>
          <table:table-cell office:value-type="float" office:value="119031" table:style-name="ce1">
            <text:p>119031</text:p>
          </table:table-cell>
          <table:table-cell table:style-name="ce7"/>
          <table:table-cell office:value-type="float" office:value="118780" table:style-name="ce4">
            <text:p>118780</text:p>
          </table:table-cell>
          <table:table-cell table:style-name="ce7"/>
          <table:table-cell office:value-type="float" office:value="119050.25" table:formula="of:=AVERAGE([.E135];[.I135];[.K135];[.M135])" table:style-name="ce11">
            <text:p>11905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31S" table:style-name="ce9">
            <text:p>54:31</text:p>
          </table:table-cell>
          <table:table-cell office:value-type="float" office:value="119457" table:style-name="ce10">
            <text:p>119457</text:p>
          </table:table-cell>
          <table:table-cell table:style-name="ce7"/>
          <table:table-cell office:value-type="time" office:time-value="PT1085157H2M14S" table:formula="of:=[Latency_ns_100Mbps_steps.$D136]-[.C136]" table:style-name="ce2">
            <text:p>02:14</text:p>
          </table:table-cell>
          <table:table-cell table:style-name="ce7"/>
          <table:table-cell office:value-type="float" office:value="119889" table:style-name="ce6">
            <text:p>119889</text:p>
          </table:table-cell>
          <table:table-cell table:style-name="ce7"/>
          <table:table-cell office:value-type="float" office:value="118815" table:style-name="ce1">
            <text:p>118815</text:p>
          </table:table-cell>
          <table:table-cell table:style-name="ce7"/>
          <table:table-cell office:value-type="float" office:value="118863" table:style-name="ce4">
            <text:p>118863</text:p>
          </table:table-cell>
          <table:table-cell table:style-name="ce7"/>
          <table:table-cell office:value-type="float" office:value="119256" table:formula="of:=AVERAGE([.E136];[.I136];[.K136];[.M136])" table:style-name="ce11">
            <text:p>11925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32S" table:style-name="ce9">
            <text:p>54:32</text:p>
          </table:table-cell>
          <table:table-cell office:value-type="float" office:value="120179" table:style-name="ce10">
            <text:p>120179</text:p>
          </table:table-cell>
          <table:table-cell table:style-name="ce7"/>
          <table:table-cell office:value-type="time" office:time-value="PT1085157H2M15S" table:formula="of:=[Latency_ns_100Mbps_steps.$D137]-[.C137]" table:style-name="ce2">
            <text:p>02:15</text:p>
          </table:table-cell>
          <table:table-cell table:style-name="ce7"/>
          <table:table-cell office:value-type="float" office:value="119965" table:style-name="ce6">
            <text:p>119965</text:p>
          </table:table-cell>
          <table:table-cell table:style-name="ce7"/>
          <table:table-cell office:value-type="float" office:value="119704" table:style-name="ce1">
            <text:p>119704</text:p>
          </table:table-cell>
          <table:table-cell table:style-name="ce7"/>
          <table:table-cell office:value-type="float" office:value="118851" table:style-name="ce4">
            <text:p>118851</text:p>
          </table:table-cell>
          <table:table-cell table:style-name="ce7"/>
          <table:table-cell office:value-type="float" office:value="119674.75" table:formula="of:=AVERAGE([.E137];[.I137];[.K137];[.M137])" table:style-name="ce11">
            <text:p>11967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33S" table:style-name="ce9">
            <text:p>54:33</text:p>
          </table:table-cell>
          <table:table-cell office:value-type="float" office:value="120047" table:style-name="ce10">
            <text:p>120047</text:p>
          </table:table-cell>
          <table:table-cell table:style-name="ce7"/>
          <table:table-cell office:value-type="time" office:time-value="PT1085157H2M16S" table:formula="of:=[Latency_ns_100Mbps_steps.$D138]-[.C138]" table:style-name="ce2">
            <text:p>02:16</text:p>
          </table:table-cell>
          <table:table-cell table:style-name="ce7"/>
          <table:table-cell office:value-type="float" office:value="119472" table:style-name="ce6">
            <text:p>119472</text:p>
          </table:table-cell>
          <table:table-cell table:style-name="ce7"/>
          <table:table-cell office:value-type="float" office:value="119687" table:style-name="ce1">
            <text:p>119687</text:p>
          </table:table-cell>
          <table:table-cell table:style-name="ce7"/>
          <table:table-cell office:value-type="float" office:value="118975" table:style-name="ce4">
            <text:p>118975</text:p>
          </table:table-cell>
          <table:table-cell table:style-name="ce7"/>
          <table:table-cell office:value-type="float" office:value="119545.25" table:formula="of:=AVERAGE([.E138];[.I138];[.K138];[.M138])" table:style-name="ce11">
            <text:p>11954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34S" table:style-name="ce9">
            <text:p>54:34</text:p>
          </table:table-cell>
          <table:table-cell office:value-type="float" office:value="119427" table:style-name="ce10">
            <text:p>119427</text:p>
          </table:table-cell>
          <table:table-cell table:style-name="ce7"/>
          <table:table-cell office:value-type="time" office:time-value="PT1085157H2M17S" table:formula="of:=[Latency_ns_100Mbps_steps.$D139]-[.C139]" table:style-name="ce2">
            <text:p>02:17</text:p>
          </table:table-cell>
          <table:table-cell table:style-name="ce7"/>
          <table:table-cell office:value-type="float" office:value="119639" table:style-name="ce6">
            <text:p>119639</text:p>
          </table:table-cell>
          <table:table-cell table:style-name="ce7"/>
          <table:table-cell office:value-type="float" office:value="119486" table:style-name="ce1">
            <text:p>119486</text:p>
          </table:table-cell>
          <table:table-cell table:style-name="ce7"/>
          <table:table-cell office:value-type="float" office:value="119495" table:style-name="ce4">
            <text:p>119495</text:p>
          </table:table-cell>
          <table:table-cell table:style-name="ce7"/>
          <table:table-cell office:value-type="float" office:value="119511.75" table:formula="of:=AVERAGE([.E139];[.I139];[.K139];[.M139])" table:style-name="ce11">
            <text:p>11951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35S" table:style-name="ce9">
            <text:p>54:35</text:p>
          </table:table-cell>
          <table:table-cell office:value-type="float" office:value="119903" table:style-name="ce10">
            <text:p>119903</text:p>
          </table:table-cell>
          <table:table-cell table:style-name="ce7"/>
          <table:table-cell office:value-type="time" office:time-value="PT1085157H2M18S" table:formula="of:=[Latency_ns_100Mbps_steps.$D140]-[.C140]" table:style-name="ce2">
            <text:p>02:18</text:p>
          </table:table-cell>
          <table:table-cell table:style-name="ce7"/>
          <table:table-cell office:value-type="float" office:value="119386" table:style-name="ce6">
            <text:p>119386</text:p>
          </table:table-cell>
          <table:table-cell table:style-name="ce7"/>
          <table:table-cell office:value-type="float" office:value="119769" table:style-name="ce1">
            <text:p>119769</text:p>
          </table:table-cell>
          <table:table-cell table:style-name="ce7"/>
          <table:table-cell office:value-type="float" office:value="119407" table:style-name="ce4">
            <text:p>119407</text:p>
          </table:table-cell>
          <table:table-cell table:style-name="ce7"/>
          <table:table-cell office:value-type="float" office:value="119616.25" table:formula="of:=AVERAGE([.E140];[.I140];[.K140];[.M140])" table:style-name="ce11">
            <text:p>11961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36S" table:style-name="ce9">
            <text:p>54:36</text:p>
          </table:table-cell>
          <table:table-cell office:value-type="float" office:value="120173" table:style-name="ce10">
            <text:p>120173</text:p>
          </table:table-cell>
          <table:table-cell table:style-name="ce7"/>
          <table:table-cell office:value-type="time" office:time-value="PT1085157H2M19S" table:formula="of:=[Latency_ns_100Mbps_steps.$D141]-[.C141]" table:style-name="ce2">
            <text:p>02:19</text:p>
          </table:table-cell>
          <table:table-cell table:style-name="ce7"/>
          <table:table-cell office:value-type="float" office:value="118943" table:style-name="ce6">
            <text:p>118943</text:p>
          </table:table-cell>
          <table:table-cell table:style-name="ce7"/>
          <table:table-cell office:value-type="float" office:value="119424" table:style-name="ce1">
            <text:p>119424</text:p>
          </table:table-cell>
          <table:table-cell table:style-name="ce7"/>
          <table:table-cell office:value-type="float" office:value="119786" table:style-name="ce4">
            <text:p>119786</text:p>
          </table:table-cell>
          <table:table-cell table:style-name="ce7"/>
          <table:table-cell office:value-type="float" office:value="119581.5" table:formula="of:=AVERAGE([.E141];[.I141];[.K141];[.M141])" table:style-name="ce11">
            <text:p>11958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37S" table:style-name="ce9">
            <text:p>54:37</text:p>
          </table:table-cell>
          <table:table-cell office:value-type="float" office:value="119760" table:style-name="ce10">
            <text:p>119760</text:p>
          </table:table-cell>
          <table:table-cell table:style-name="ce7"/>
          <table:table-cell office:value-type="time" office:time-value="PT1085157H2M20S" table:formula="of:=[Latency_ns_100Mbps_steps.$D142]-[.C142]" table:style-name="ce2">
            <text:p>02:20</text:p>
          </table:table-cell>
          <table:table-cell table:style-name="ce7"/>
          <table:table-cell office:value-type="float" office:value="119990" table:style-name="ce6">
            <text:p>119990</text:p>
          </table:table-cell>
          <table:table-cell table:style-name="ce7"/>
          <table:table-cell office:value-type="float" office:value="119200" table:style-name="ce1">
            <text:p>119200</text:p>
          </table:table-cell>
          <table:table-cell table:style-name="ce7"/>
          <table:table-cell office:value-type="float" office:value="119853" table:style-name="ce4">
            <text:p>119853</text:p>
          </table:table-cell>
          <table:table-cell table:style-name="ce7"/>
          <table:table-cell office:value-type="float" office:value="119700.75" table:formula="of:=AVERAGE([.E142];[.I142];[.K142];[.M142])" table:style-name="ce11">
            <text:p>11970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38S" table:style-name="ce9">
            <text:p>54:38</text:p>
          </table:table-cell>
          <table:table-cell office:value-type="float" office:value="119578" table:style-name="ce10">
            <text:p>119578</text:p>
          </table:table-cell>
          <table:table-cell table:style-name="ce7"/>
          <table:table-cell office:value-type="time" office:time-value="PT1085157H2M21S" table:formula="of:=[Latency_ns_100Mbps_steps.$D143]-[.C143]" table:style-name="ce2">
            <text:p>02:21</text:p>
          </table:table-cell>
          <table:table-cell table:style-name="ce7"/>
          <table:table-cell office:value-type="float" office:value="119226" table:style-name="ce6">
            <text:p>119226</text:p>
          </table:table-cell>
          <table:table-cell table:style-name="ce7"/>
          <table:table-cell office:value-type="float" office:value="119268" table:style-name="ce1">
            <text:p>119268</text:p>
          </table:table-cell>
          <table:table-cell table:style-name="ce7"/>
          <table:table-cell office:value-type="float" office:value="119645" table:style-name="ce4">
            <text:p>119645</text:p>
          </table:table-cell>
          <table:table-cell table:style-name="ce7"/>
          <table:table-cell office:value-type="float" office:value="119429.25" table:formula="of:=AVERAGE([.E143];[.I143];[.K143];[.M143])" table:style-name="ce11">
            <text:p>11942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39S" table:style-name="ce9">
            <text:p>54:39</text:p>
          </table:table-cell>
          <table:table-cell office:value-type="float" office:value="119477" table:style-name="ce10">
            <text:p>119477</text:p>
          </table:table-cell>
          <table:table-cell table:style-name="ce7"/>
          <table:table-cell office:value-type="time" office:time-value="PT1085157H2M22S" table:formula="of:=[Latency_ns_100Mbps_steps.$D144]-[.C144]" table:style-name="ce2">
            <text:p>02:22</text:p>
          </table:table-cell>
          <table:table-cell table:style-name="ce7"/>
          <table:table-cell office:value-type="float" office:value="118977" table:style-name="ce6">
            <text:p>118977</text:p>
          </table:table-cell>
          <table:table-cell table:style-name="ce7"/>
          <table:table-cell office:value-type="float" office:value="119397" table:style-name="ce1">
            <text:p>119397</text:p>
          </table:table-cell>
          <table:table-cell table:style-name="ce7"/>
          <table:table-cell office:value-type="float" office:value="119709" table:style-name="ce4">
            <text:p>119709</text:p>
          </table:table-cell>
          <table:table-cell table:style-name="ce7"/>
          <table:table-cell office:value-type="float" office:value="119390" table:formula="of:=AVERAGE([.E144];[.I144];[.K144];[.M144])" table:style-name="ce11">
            <text:p>11939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40S" table:style-name="ce9">
            <text:p>54:40</text:p>
          </table:table-cell>
          <table:table-cell office:value-type="float" office:value="120264" table:style-name="ce10">
            <text:p>120264</text:p>
          </table:table-cell>
          <table:table-cell table:style-name="ce7"/>
          <table:table-cell office:value-type="time" office:time-value="PT1085157H2M23S" table:formula="of:=[Latency_ns_100Mbps_steps.$D145]-[.C145]" table:style-name="ce2">
            <text:p>02:23</text:p>
          </table:table-cell>
          <table:table-cell table:style-name="ce7"/>
          <table:table-cell office:value-type="float" office:value="119948" table:style-name="ce6">
            <text:p>119948</text:p>
          </table:table-cell>
          <table:table-cell table:style-name="ce7"/>
          <table:table-cell office:value-type="float" office:value="119587" table:style-name="ce1">
            <text:p>119587</text:p>
          </table:table-cell>
          <table:table-cell table:style-name="ce7"/>
          <table:table-cell office:value-type="float" office:value="119580" table:style-name="ce4">
            <text:p>119580</text:p>
          </table:table-cell>
          <table:table-cell table:style-name="ce7"/>
          <table:table-cell office:value-type="float" office:value="119844.75" table:formula="of:=AVERAGE([.E145];[.I145];[.K145];[.M145])" table:style-name="ce11">
            <text:p>11984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41S" table:style-name="ce9">
            <text:p>54:41</text:p>
          </table:table-cell>
          <table:table-cell office:value-type="float" office:value="119887" table:style-name="ce10">
            <text:p>119887</text:p>
          </table:table-cell>
          <table:table-cell table:style-name="ce7"/>
          <table:table-cell office:value-type="time" office:time-value="PT1085157H2M24S" table:formula="of:=[Latency_ns_100Mbps_steps.$D146]-[.C146]" table:style-name="ce2">
            <text:p>02:24</text:p>
          </table:table-cell>
          <table:table-cell table:style-name="ce7"/>
          <table:table-cell office:value-type="float" office:value="119266" table:style-name="ce6">
            <text:p>119266</text:p>
          </table:table-cell>
          <table:table-cell table:style-name="ce7"/>
          <table:table-cell office:value-type="float" office:value="119460" table:style-name="ce1">
            <text:p>119460</text:p>
          </table:table-cell>
          <table:table-cell table:style-name="ce7"/>
          <table:table-cell office:value-type="float" office:value="119720" table:style-name="ce4">
            <text:p>119720</text:p>
          </table:table-cell>
          <table:table-cell table:style-name="ce7"/>
          <table:table-cell office:value-type="float" office:value="119583.25" table:formula="of:=AVERAGE([.E146];[.I146];[.K146];[.M146])" table:style-name="ce11">
            <text:p>11958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42S" table:style-name="ce9">
            <text:p>54:42</text:p>
          </table:table-cell>
          <table:table-cell office:value-type="float" office:value="120022" table:style-name="ce10">
            <text:p>120022</text:p>
          </table:table-cell>
          <table:table-cell table:style-name="ce7"/>
          <table:table-cell office:value-type="time" office:time-value="PT1085157H2M25S" table:formula="of:=[Latency_ns_100Mbps_steps.$D147]-[.C147]" table:style-name="ce2">
            <text:p>02:25</text:p>
          </table:table-cell>
          <table:table-cell table:style-name="ce7"/>
          <table:table-cell office:value-type="float" office:value="119535" table:style-name="ce6">
            <text:p>119535</text:p>
          </table:table-cell>
          <table:table-cell table:style-name="ce7"/>
          <table:table-cell office:value-type="float" office:value="119103" table:style-name="ce1">
            <text:p>119103</text:p>
          </table:table-cell>
          <table:table-cell table:style-name="ce7"/>
          <table:table-cell office:value-type="float" office:value="119677" table:style-name="ce4">
            <text:p>119677</text:p>
          </table:table-cell>
          <table:table-cell table:style-name="ce7"/>
          <table:table-cell office:value-type="float" office:value="119584.25" table:formula="of:=AVERAGE([.E147];[.I147];[.K147];[.M147])" table:style-name="ce11">
            <text:p>11958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43S" table:style-name="ce9">
            <text:p>54:43</text:p>
          </table:table-cell>
          <table:table-cell office:value-type="float" office:value="118981" table:style-name="ce10">
            <text:p>118981</text:p>
          </table:table-cell>
          <table:table-cell table:style-name="ce7"/>
          <table:table-cell office:value-type="time" office:time-value="PT1085157H2M26S" table:formula="of:=[Latency_ns_100Mbps_steps.$D148]-[.C148]" table:style-name="ce2">
            <text:p>02:26</text:p>
          </table:table-cell>
          <table:table-cell table:style-name="ce7"/>
          <table:table-cell office:value-type="float" office:value="119464" table:style-name="ce6">
            <text:p>119464</text:p>
          </table:table-cell>
          <table:table-cell table:style-name="ce7"/>
          <table:table-cell office:value-type="float" office:value="119601" table:style-name="ce1">
            <text:p>119601</text:p>
          </table:table-cell>
          <table:table-cell table:style-name="ce7"/>
          <table:table-cell office:value-type="float" office:value="119635" table:style-name="ce4">
            <text:p>119635</text:p>
          </table:table-cell>
          <table:table-cell table:style-name="ce7"/>
          <table:table-cell office:value-type="float" office:value="119420.25" table:formula="of:=AVERAGE([.E148];[.I148];[.K148];[.M148])" table:style-name="ce11">
            <text:p>11942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44S" table:style-name="ce9">
            <text:p>54:44</text:p>
          </table:table-cell>
          <table:table-cell office:value-type="float" office:value="119223" table:style-name="ce10">
            <text:p>119223</text:p>
          </table:table-cell>
          <table:table-cell table:style-name="ce7"/>
          <table:table-cell office:value-type="time" office:time-value="PT1085157H2M27S" table:formula="of:=[Latency_ns_100Mbps_steps.$D149]-[.C149]" table:style-name="ce2">
            <text:p>02:27</text:p>
          </table:table-cell>
          <table:table-cell table:style-name="ce7"/>
          <table:table-cell office:value-type="float" office:value="118892" table:style-name="ce6">
            <text:p>118892</text:p>
          </table:table-cell>
          <table:table-cell table:style-name="ce7"/>
          <table:table-cell office:value-type="float" office:value="119728" table:style-name="ce1">
            <text:p>119728</text:p>
          </table:table-cell>
          <table:table-cell table:style-name="ce7"/>
          <table:table-cell office:value-type="float" office:value="119623" table:style-name="ce4">
            <text:p>119623</text:p>
          </table:table-cell>
          <table:table-cell table:style-name="ce7"/>
          <table:table-cell office:value-type="float" office:value="119366.5" table:formula="of:=AVERAGE([.E149];[.I149];[.K149];[.M149])" table:style-name="ce11">
            <text:p>11936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45S" table:style-name="ce9">
            <text:p>54:45</text:p>
          </table:table-cell>
          <table:table-cell office:value-type="float" office:value="119691" table:style-name="ce10">
            <text:p>119691</text:p>
          </table:table-cell>
          <table:table-cell table:style-name="ce7"/>
          <table:table-cell office:value-type="time" office:time-value="PT1085157H2M28S" table:formula="of:=[Latency_ns_100Mbps_steps.$D150]-[.C150]" table:style-name="ce2">
            <text:p>02:28</text:p>
          </table:table-cell>
          <table:table-cell table:style-name="ce7"/>
          <table:table-cell office:value-type="float" office:value="118984" table:style-name="ce6">
            <text:p>118984</text:p>
          </table:table-cell>
          <table:table-cell table:style-name="ce7"/>
          <table:table-cell office:value-type="float" office:value="119308" table:style-name="ce1">
            <text:p>119308</text:p>
          </table:table-cell>
          <table:table-cell table:style-name="ce7"/>
          <table:table-cell office:value-type="float" office:value="120343" table:style-name="ce4">
            <text:p>120343</text:p>
          </table:table-cell>
          <table:table-cell table:style-name="ce7"/>
          <table:table-cell office:value-type="float" office:value="119581.5" table:formula="of:=AVERAGE([.E150];[.I150];[.K150];[.M150])" table:style-name="ce11">
            <text:p>11958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46S" table:style-name="ce9">
            <text:p>54:46</text:p>
          </table:table-cell>
          <table:table-cell office:value-type="float" office:value="119918" table:style-name="ce10">
            <text:p>119918</text:p>
          </table:table-cell>
          <table:table-cell table:style-name="ce7"/>
          <table:table-cell office:value-type="time" office:time-value="PT1085157H2M29S" table:formula="of:=[Latency_ns_100Mbps_steps.$D151]-[.C151]" table:style-name="ce2">
            <text:p>02:29</text:p>
          </table:table-cell>
          <table:table-cell table:style-name="ce7"/>
          <table:table-cell office:value-type="float" office:value="119714" table:style-name="ce6">
            <text:p>119714</text:p>
          </table:table-cell>
          <table:table-cell table:style-name="ce7"/>
          <table:table-cell office:value-type="float" office:value="119498" table:style-name="ce1">
            <text:p>119498</text:p>
          </table:table-cell>
          <table:table-cell table:style-name="ce7"/>
          <table:table-cell office:value-type="float" office:value="120020" table:style-name="ce4">
            <text:p>120020</text:p>
          </table:table-cell>
          <table:table-cell table:style-name="ce7"/>
          <table:table-cell office:value-type="float" office:value="119787.5" table:formula="of:=AVERAGE([.E151];[.I151];[.K151];[.M151])" table:style-name="ce11">
            <text:p>11978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47S" table:style-name="ce9">
            <text:p>54:47</text:p>
          </table:table-cell>
          <table:table-cell office:value-type="float" office:value="120274" table:style-name="ce10">
            <text:p>120274</text:p>
          </table:table-cell>
          <table:table-cell table:style-name="ce7"/>
          <table:table-cell office:value-type="time" office:time-value="PT1085157H2M30S" table:formula="of:=[Latency_ns_100Mbps_steps.$D152]-[.C152]" table:style-name="ce2">
            <text:p>02:30</text:p>
          </table:table-cell>
          <table:table-cell table:style-name="ce7"/>
          <table:table-cell office:value-type="float" office:value="120470" table:style-name="ce6">
            <text:p>120470</text:p>
          </table:table-cell>
          <table:table-cell table:style-name="ce7"/>
          <table:table-cell office:value-type="float" office:value="119489" table:style-name="ce1">
            <text:p>119489</text:p>
          </table:table-cell>
          <table:table-cell table:style-name="ce7"/>
          <table:table-cell office:value-type="float" office:value="119850" table:style-name="ce4">
            <text:p>119850</text:p>
          </table:table-cell>
          <table:table-cell table:style-name="ce7"/>
          <table:table-cell office:value-type="float" office:value="120020.75" table:formula="of:=AVERAGE([.E152];[.I152];[.K152];[.M152])" table:style-name="ce11">
            <text:p>12002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48S" table:style-name="ce9">
            <text:p>54:48</text:p>
          </table:table-cell>
          <table:table-cell office:value-type="float" office:value="120155" table:style-name="ce10">
            <text:p>120155</text:p>
          </table:table-cell>
          <table:table-cell table:style-name="ce7"/>
          <table:table-cell office:value-type="time" office:time-value="PT1085157H2M31S" table:formula="of:=[Latency_ns_100Mbps_steps.$D153]-[.C153]" table:style-name="ce2">
            <text:p>02:31</text:p>
          </table:table-cell>
          <table:table-cell table:style-name="ce7"/>
          <table:table-cell office:value-type="float" office:value="119736" table:style-name="ce6">
            <text:p>119736</text:p>
          </table:table-cell>
          <table:table-cell table:style-name="ce7"/>
          <table:table-cell office:value-type="float" office:value="120078" table:style-name="ce1">
            <text:p>120078</text:p>
          </table:table-cell>
          <table:table-cell table:style-name="ce7"/>
          <table:table-cell office:value-type="float" office:value="119802" table:style-name="ce4">
            <text:p>119802</text:p>
          </table:table-cell>
          <table:table-cell table:style-name="ce7"/>
          <table:table-cell office:value-type="float" office:value="119942.75" table:formula="of:=AVERAGE([.E153];[.I153];[.K153];[.M153])" table:style-name="ce11">
            <text:p>11994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49S" table:style-name="ce9">
            <text:p>54:49</text:p>
          </table:table-cell>
          <table:table-cell office:value-type="float" office:value="120472" table:style-name="ce10">
            <text:p>120472</text:p>
          </table:table-cell>
          <table:table-cell table:style-name="ce7"/>
          <table:table-cell office:value-type="time" office:time-value="PT1085157H2M32S" table:formula="of:=[Latency_ns_100Mbps_steps.$D154]-[.C154]" table:style-name="ce2">
            <text:p>02:32</text:p>
          </table:table-cell>
          <table:table-cell table:style-name="ce7"/>
          <table:table-cell office:value-type="float" office:value="119204" table:style-name="ce6">
            <text:p>119204</text:p>
          </table:table-cell>
          <table:table-cell table:style-name="ce7"/>
          <table:table-cell office:value-type="float" office:value="119979" table:style-name="ce1">
            <text:p>119979</text:p>
          </table:table-cell>
          <table:table-cell table:style-name="ce7"/>
          <table:table-cell office:value-type="float" office:value="120110" table:style-name="ce4">
            <text:p>120110</text:p>
          </table:table-cell>
          <table:table-cell table:style-name="ce7"/>
          <table:table-cell office:value-type="float" office:value="119941.25" table:formula="of:=AVERAGE([.E154];[.I154];[.K154];[.M154])" table:style-name="ce11">
            <text:p>11994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50S" table:style-name="ce9">
            <text:p>54:50</text:p>
          </table:table-cell>
          <table:table-cell office:value-type="float" office:value="120351" table:style-name="ce10">
            <text:p>120351</text:p>
          </table:table-cell>
          <table:table-cell table:style-name="ce7"/>
          <table:table-cell office:value-type="time" office:time-value="PT1085157H2M33S" table:formula="of:=[Latency_ns_100Mbps_steps.$D155]-[.C155]" table:style-name="ce2">
            <text:p>02:33</text:p>
          </table:table-cell>
          <table:table-cell table:style-name="ce7"/>
          <table:table-cell office:value-type="float" office:value="119181" table:style-name="ce6">
            <text:p>119181</text:p>
          </table:table-cell>
          <table:table-cell table:style-name="ce7"/>
          <table:table-cell office:value-type="float" office:value="119322" table:style-name="ce1">
            <text:p>119322</text:p>
          </table:table-cell>
          <table:table-cell table:style-name="ce7"/>
          <table:table-cell office:value-type="float" office:value="120201" table:style-name="ce4">
            <text:p>120201</text:p>
          </table:table-cell>
          <table:table-cell table:style-name="ce7"/>
          <table:table-cell office:value-type="float" office:value="119763.75" table:formula="of:=AVERAGE([.E155];[.I155];[.K155];[.M155])" table:style-name="ce11">
            <text:p>11976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51S" table:style-name="ce9">
            <text:p>54:51</text:p>
          </table:table-cell>
          <table:table-cell office:value-type="float" office:value="120030" table:style-name="ce10">
            <text:p>120030</text:p>
          </table:table-cell>
          <table:table-cell table:style-name="ce7"/>
          <table:table-cell office:value-type="time" office:time-value="PT1085157H2M34S" table:formula="of:=[Latency_ns_100Mbps_steps.$D156]-[.C156]" table:style-name="ce2">
            <text:p>02:34</text:p>
          </table:table-cell>
          <table:table-cell table:style-name="ce7"/>
          <table:table-cell office:value-type="float" office:value="119813" table:style-name="ce6">
            <text:p>119813</text:p>
          </table:table-cell>
          <table:table-cell table:style-name="ce7"/>
          <table:table-cell office:value-type="float" office:value="119075" table:style-name="ce1">
            <text:p>119075</text:p>
          </table:table-cell>
          <table:table-cell table:style-name="ce7"/>
          <table:table-cell office:value-type="float" office:value="119857" table:style-name="ce4">
            <text:p>119857</text:p>
          </table:table-cell>
          <table:table-cell table:style-name="ce7"/>
          <table:table-cell office:value-type="float" office:value="119693.75" table:formula="of:=AVERAGE([.E156];[.I156];[.K156];[.M156])" table:style-name="ce11">
            <text:p>11969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52S" table:style-name="ce9">
            <text:p>54:52</text:p>
          </table:table-cell>
          <table:table-cell office:value-type="float" office:value="120231" table:style-name="ce10">
            <text:p>120231</text:p>
          </table:table-cell>
          <table:table-cell table:style-name="ce7"/>
          <table:table-cell office:value-type="time" office:time-value="PT1085157H2M35S" table:formula="of:=[Latency_ns_100Mbps_steps.$D157]-[.C157]" table:style-name="ce2">
            <text:p>02:35</text:p>
          </table:table-cell>
          <table:table-cell table:style-name="ce7"/>
          <table:table-cell office:value-type="float" office:value="119281" table:style-name="ce6">
            <text:p>119281</text:p>
          </table:table-cell>
          <table:table-cell table:style-name="ce7"/>
          <table:table-cell office:value-type="float" office:value="119361" table:style-name="ce1">
            <text:p>119361</text:p>
          </table:table-cell>
          <table:table-cell table:style-name="ce7"/>
          <table:table-cell office:value-type="float" office:value="119837" table:style-name="ce4">
            <text:p>119837</text:p>
          </table:table-cell>
          <table:table-cell table:style-name="ce7"/>
          <table:table-cell office:value-type="float" office:value="119677.5" table:formula="of:=AVERAGE([.E157];[.I157];[.K157];[.M157])" table:style-name="ce11">
            <text:p>11967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53S" table:style-name="ce9">
            <text:p>54:53</text:p>
          </table:table-cell>
          <table:table-cell office:value-type="float" office:value="119787" table:style-name="ce10">
            <text:p>119787</text:p>
          </table:table-cell>
          <table:table-cell table:style-name="ce7"/>
          <table:table-cell office:value-type="time" office:time-value="PT1085157H2M36S" table:formula="of:=[Latency_ns_100Mbps_steps.$D158]-[.C158]" table:style-name="ce2">
            <text:p>02:36</text:p>
          </table:table-cell>
          <table:table-cell table:style-name="ce7"/>
          <table:table-cell office:value-type="float" office:value="119678" table:style-name="ce6">
            <text:p>119678</text:p>
          </table:table-cell>
          <table:table-cell table:style-name="ce7"/>
          <table:table-cell office:value-type="float" office:value="119105" table:style-name="ce1">
            <text:p>119105</text:p>
          </table:table-cell>
          <table:table-cell table:style-name="ce7"/>
          <table:table-cell office:value-type="float" office:value="120062" table:style-name="ce4">
            <text:p>120062</text:p>
          </table:table-cell>
          <table:table-cell table:style-name="ce7"/>
          <table:table-cell office:value-type="float" office:value="119658" table:formula="of:=AVERAGE([.E158];[.I158];[.K158];[.M158])" table:style-name="ce11">
            <text:p>11965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54S" table:style-name="ce9">
            <text:p>54:54</text:p>
          </table:table-cell>
          <table:table-cell office:value-type="float" office:value="120193" table:style-name="ce10">
            <text:p>120193</text:p>
          </table:table-cell>
          <table:table-cell table:style-name="ce7"/>
          <table:table-cell office:value-type="time" office:time-value="PT1085157H2M37S" table:formula="of:=[Latency_ns_100Mbps_steps.$D159]-[.C159]" table:style-name="ce2">
            <text:p>02:37</text:p>
          </table:table-cell>
          <table:table-cell table:style-name="ce7"/>
          <table:table-cell office:value-type="float" office:value="119871" table:style-name="ce6">
            <text:p>119871</text:p>
          </table:table-cell>
          <table:table-cell table:style-name="ce7"/>
          <table:table-cell office:value-type="float" office:value="119143" table:style-name="ce1">
            <text:p>119143</text:p>
          </table:table-cell>
          <table:table-cell table:style-name="ce7"/>
          <table:table-cell office:value-type="float" office:value="120306" table:style-name="ce4">
            <text:p>120306</text:p>
          </table:table-cell>
          <table:table-cell table:style-name="ce7"/>
          <table:table-cell office:value-type="float" office:value="119878.25" table:formula="of:=AVERAGE([.E159];[.I159];[.K159];[.M159])" table:style-name="ce11">
            <text:p>11987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55S" table:style-name="ce9">
            <text:p>54:55</text:p>
          </table:table-cell>
          <table:table-cell office:value-type="float" office:value="120271" table:style-name="ce10">
            <text:p>120271</text:p>
          </table:table-cell>
          <table:table-cell table:style-name="ce7"/>
          <table:table-cell office:value-type="time" office:time-value="PT1085157H2M38S" table:formula="of:=[Latency_ns_100Mbps_steps.$D160]-[.C160]" table:style-name="ce2">
            <text:p>02:38</text:p>
          </table:table-cell>
          <table:table-cell table:style-name="ce7"/>
          <table:table-cell office:value-type="float" office:value="119766" table:style-name="ce6">
            <text:p>119766</text:p>
          </table:table-cell>
          <table:table-cell table:style-name="ce7"/>
          <table:table-cell office:value-type="float" office:value="119179" table:style-name="ce1">
            <text:p>119179</text:p>
          </table:table-cell>
          <table:table-cell table:style-name="ce7"/>
          <table:table-cell office:value-type="float" office:value="119988" table:style-name="ce4">
            <text:p>119988</text:p>
          </table:table-cell>
          <table:table-cell table:style-name="ce7"/>
          <table:table-cell office:value-type="float" office:value="119801" table:formula="of:=AVERAGE([.E160];[.I160];[.K160];[.M160])" table:style-name="ce11">
            <text:p>11980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56S" table:style-name="ce9">
            <text:p>54:56</text:p>
          </table:table-cell>
          <table:table-cell office:value-type="float" office:value="119407" table:style-name="ce10">
            <text:p>119407</text:p>
          </table:table-cell>
          <table:table-cell table:style-name="ce7"/>
          <table:table-cell office:value-type="time" office:time-value="PT1085157H2M39S" table:formula="of:=[Latency_ns_100Mbps_steps.$D161]-[.C161]" table:style-name="ce2">
            <text:p>02:39</text:p>
          </table:table-cell>
          <table:table-cell table:style-name="ce7"/>
          <table:table-cell office:value-type="float" office:value="119222" table:style-name="ce6">
            <text:p>119222</text:p>
          </table:table-cell>
          <table:table-cell table:style-name="ce7"/>
          <table:table-cell office:value-type="float" office:value="119019" table:style-name="ce1">
            <text:p>119019</text:p>
          </table:table-cell>
          <table:table-cell table:style-name="ce7"/>
          <table:table-cell office:value-type="float" office:value="120635" table:style-name="ce4">
            <text:p>120635</text:p>
          </table:table-cell>
          <table:table-cell table:style-name="ce7"/>
          <table:table-cell office:value-type="float" office:value="119570.75" table:formula="of:=AVERAGE([.E161];[.I161];[.K161];[.M161])" table:style-name="ce11">
            <text:p>11957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57S" table:style-name="ce9">
            <text:p>54:57</text:p>
          </table:table-cell>
          <table:table-cell office:value-type="float" office:value="120425" table:style-name="ce10">
            <text:p>120425</text:p>
          </table:table-cell>
          <table:table-cell table:style-name="ce7"/>
          <table:table-cell office:value-type="time" office:time-value="PT1085157H2M40S" table:formula="of:=[Latency_ns_100Mbps_steps.$D162]-[.C162]" table:style-name="ce2">
            <text:p>02:40</text:p>
          </table:table-cell>
          <table:table-cell table:style-name="ce7"/>
          <table:table-cell office:value-type="float" office:value="118998" table:style-name="ce6">
            <text:p>118998</text:p>
          </table:table-cell>
          <table:table-cell table:style-name="ce7"/>
          <table:table-cell office:value-type="float" office:value="119845" table:style-name="ce1">
            <text:p>119845</text:p>
          </table:table-cell>
          <table:table-cell table:style-name="ce7"/>
          <table:table-cell office:value-type="float" office:value="120581" table:style-name="ce4">
            <text:p>120581</text:p>
          </table:table-cell>
          <table:table-cell table:style-name="ce7"/>
          <table:table-cell office:value-type="float" office:value="119962.25" table:formula="of:=AVERAGE([.E162];[.I162];[.K162];[.M162])" table:style-name="ce11">
            <text:p>11996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58S" table:style-name="ce9">
            <text:p>54:58</text:p>
          </table:table-cell>
          <table:table-cell office:value-type="float" office:value="120039" table:style-name="ce10">
            <text:p>120039</text:p>
          </table:table-cell>
          <table:table-cell table:style-name="ce7"/>
          <table:table-cell office:value-type="time" office:time-value="PT1085157H2M41S" table:formula="of:=[Latency_ns_100Mbps_steps.$D163]-[.C163]" table:style-name="ce2">
            <text:p>02:41</text:p>
          </table:table-cell>
          <table:table-cell table:style-name="ce7"/>
          <table:table-cell office:value-type="float" office:value="119619" table:style-name="ce6">
            <text:p>119619</text:p>
          </table:table-cell>
          <table:table-cell table:style-name="ce7"/>
          <table:table-cell office:value-type="float" office:value="120054" table:style-name="ce1">
            <text:p>120054</text:p>
          </table:table-cell>
          <table:table-cell table:style-name="ce7"/>
          <table:table-cell office:value-type="float" office:value="119750" table:style-name="ce4">
            <text:p>119750</text:p>
          </table:table-cell>
          <table:table-cell table:style-name="ce7"/>
          <table:table-cell office:value-type="float" office:value="119865.5" table:formula="of:=AVERAGE([.E163];[.I163];[.K163];[.M163])" table:style-name="ce11">
            <text:p>11986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4M59S" table:style-name="ce9">
            <text:p>54:59</text:p>
          </table:table-cell>
          <table:table-cell office:value-type="float" office:value="120094" table:style-name="ce10">
            <text:p>120094</text:p>
          </table:table-cell>
          <table:table-cell table:style-name="ce7"/>
          <table:table-cell office:value-type="time" office:time-value="PT1085157H2M42S" table:formula="of:=[Latency_ns_100Mbps_steps.$D164]-[.C164]" table:style-name="ce2">
            <text:p>02:42</text:p>
          </table:table-cell>
          <table:table-cell table:style-name="ce7"/>
          <table:table-cell office:value-type="float" office:value="120342" table:style-name="ce6">
            <text:p>120342</text:p>
          </table:table-cell>
          <table:table-cell table:style-name="ce7"/>
          <table:table-cell office:value-type="float" office:value="120017" table:style-name="ce1">
            <text:p>120017</text:p>
          </table:table-cell>
          <table:table-cell table:style-name="ce7"/>
          <table:table-cell office:value-type="float" office:value="119101" table:style-name="ce4">
            <text:p>119101</text:p>
          </table:table-cell>
          <table:table-cell table:style-name="ce7"/>
          <table:table-cell office:value-type="float" office:value="119888.5" table:formula="of:=AVERAGE([.E164];[.I164];[.K164];[.M164])" table:style-name="ce11">
            <text:p>11988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0S" table:style-name="ce9">
            <text:p>55:00</text:p>
          </table:table-cell>
          <table:table-cell office:value-type="float" office:value="118995" table:style-name="ce10">
            <text:p>118995</text:p>
          </table:table-cell>
          <table:table-cell table:style-name="ce7"/>
          <table:table-cell office:value-type="time" office:time-value="PT1085157H2M43S" table:formula="of:=[Latency_ns_100Mbps_steps.$D165]-[.C165]" table:style-name="ce2">
            <text:p>02:43</text:p>
          </table:table-cell>
          <table:table-cell table:style-name="ce7"/>
          <table:table-cell office:value-type="float" office:value="119533" table:style-name="ce6">
            <text:p>119533</text:p>
          </table:table-cell>
          <table:table-cell table:style-name="ce7"/>
          <table:table-cell office:value-type="float" office:value="119336" table:style-name="ce1">
            <text:p>119336</text:p>
          </table:table-cell>
          <table:table-cell table:style-name="ce7"/>
          <table:table-cell office:value-type="float" office:value="119326" table:style-name="ce4">
            <text:p>119326</text:p>
          </table:table-cell>
          <table:table-cell table:style-name="ce7"/>
          <table:table-cell office:value-type="float" office:value="119297.5" table:formula="of:=AVERAGE([.E165];[.I165];[.K165];[.M165])" table:style-name="ce11">
            <text:p>11929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1S" table:style-name="ce9">
            <text:p>55:01</text:p>
          </table:table-cell>
          <table:table-cell office:value-type="float" office:value="119367" table:style-name="ce10">
            <text:p>119367</text:p>
          </table:table-cell>
          <table:table-cell table:style-name="ce7"/>
          <table:table-cell office:value-type="time" office:time-value="PT1085157H2M44S" table:formula="of:=[Latency_ns_100Mbps_steps.$D166]-[.C166]" table:style-name="ce2">
            <text:p>02:44</text:p>
          </table:table-cell>
          <table:table-cell table:style-name="ce7"/>
          <table:table-cell office:value-type="float" office:value="119991" table:style-name="ce6">
            <text:p>119991</text:p>
          </table:table-cell>
          <table:table-cell table:style-name="ce7"/>
          <table:table-cell office:value-type="float" office:value="119905" table:style-name="ce1">
            <text:p>119905</text:p>
          </table:table-cell>
          <table:table-cell table:style-name="ce7"/>
          <table:table-cell office:value-type="float" office:value="119649" table:style-name="ce4">
            <text:p>119649</text:p>
          </table:table-cell>
          <table:table-cell table:style-name="ce7"/>
          <table:table-cell office:value-type="float" office:value="119728" table:formula="of:=AVERAGE([.E166];[.I166];[.K166];[.M166])" table:style-name="ce11">
            <text:p>11972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2S" table:style-name="ce9">
            <text:p>55:02</text:p>
          </table:table-cell>
          <table:table-cell office:value-type="float" office:value="119148" table:style-name="ce10">
            <text:p>119148</text:p>
          </table:table-cell>
          <table:table-cell table:style-name="ce7"/>
          <table:table-cell office:value-type="time" office:time-value="PT1085157H2M45S" table:formula="of:=[Latency_ns_100Mbps_steps.$D167]-[.C167]" table:style-name="ce2">
            <text:p>02:45</text:p>
          </table:table-cell>
          <table:table-cell table:style-name="ce7"/>
          <table:table-cell office:value-type="float" office:value="120218" table:style-name="ce6">
            <text:p>120218</text:p>
          </table:table-cell>
          <table:table-cell table:style-name="ce7"/>
          <table:table-cell office:value-type="float" office:value="120313" table:style-name="ce1">
            <text:p>120313</text:p>
          </table:table-cell>
          <table:table-cell table:style-name="ce7"/>
          <table:table-cell office:value-type="float" office:value="119567" table:style-name="ce4">
            <text:p>119567</text:p>
          </table:table-cell>
          <table:table-cell table:style-name="ce7"/>
          <table:table-cell office:value-type="float" office:value="119811.5" table:formula="of:=AVERAGE([.E167];[.I167];[.K167];[.M167])" table:style-name="ce11">
            <text:p>11981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3S" table:style-name="ce9">
            <text:p>55:03</text:p>
          </table:table-cell>
          <table:table-cell office:value-type="float" office:value="119462" table:style-name="ce10">
            <text:p>119462</text:p>
          </table:table-cell>
          <table:table-cell table:style-name="ce7"/>
          <table:table-cell office:value-type="time" office:time-value="PT1085157H2M46S" table:formula="of:=[Latency_ns_100Mbps_steps.$D168]-[.C168]" table:style-name="ce2">
            <text:p>02:46</text:p>
          </table:table-cell>
          <table:table-cell table:style-name="ce7"/>
          <table:table-cell office:value-type="float" office:value="119844" table:style-name="ce6">
            <text:p>119844</text:p>
          </table:table-cell>
          <table:table-cell table:style-name="ce7"/>
          <table:table-cell office:value-type="float" office:value="120590" table:style-name="ce1">
            <text:p>120590</text:p>
          </table:table-cell>
          <table:table-cell table:style-name="ce7"/>
          <table:table-cell office:value-type="float" office:value="120369" table:style-name="ce4">
            <text:p>120369</text:p>
          </table:table-cell>
          <table:table-cell table:style-name="ce7"/>
          <table:table-cell office:value-type="float" office:value="120066.25" table:formula="of:=AVERAGE([.E168];[.I168];[.K168];[.M168])" table:style-name="ce11">
            <text:p>12006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4S" table:style-name="ce9">
            <text:p>55:04</text:p>
          </table:table-cell>
          <table:table-cell office:value-type="float" office:value="119679" table:style-name="ce10">
            <text:p>119679</text:p>
          </table:table-cell>
          <table:table-cell table:style-name="ce7"/>
          <table:table-cell office:value-type="time" office:time-value="PT1085157H2M47S" table:formula="of:=[Latency_ns_100Mbps_steps.$D169]-[.C169]" table:style-name="ce2">
            <text:p>02:47</text:p>
          </table:table-cell>
          <table:table-cell table:style-name="ce7"/>
          <table:table-cell office:value-type="float" office:value="118926" table:style-name="ce6">
            <text:p>118926</text:p>
          </table:table-cell>
          <table:table-cell table:style-name="ce7"/>
          <table:table-cell office:value-type="float" office:value="120204" table:style-name="ce1">
            <text:p>120204</text:p>
          </table:table-cell>
          <table:table-cell table:style-name="ce7"/>
          <table:table-cell office:value-type="float" office:value="119842" table:style-name="ce4">
            <text:p>119842</text:p>
          </table:table-cell>
          <table:table-cell table:style-name="ce7"/>
          <table:table-cell office:value-type="float" office:value="119662.75" table:formula="of:=AVERAGE([.E169];[.I169];[.K169];[.M169])" table:style-name="ce11">
            <text:p>11966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5S" table:style-name="ce9">
            <text:p>55:05</text:p>
          </table:table-cell>
          <table:table-cell office:value-type="float" office:value="120171" table:style-name="ce10">
            <text:p>120171</text:p>
          </table:table-cell>
          <table:table-cell table:style-name="ce7"/>
          <table:table-cell office:value-type="time" office:time-value="PT1085157H2M48S" table:formula="of:=[Latency_ns_100Mbps_steps.$D170]-[.C170]" table:style-name="ce2">
            <text:p>02:48</text:p>
          </table:table-cell>
          <table:table-cell table:style-name="ce7"/>
          <table:table-cell office:value-type="float" office:value="118816" table:style-name="ce6">
            <text:p>118816</text:p>
          </table:table-cell>
          <table:table-cell table:style-name="ce7"/>
          <table:table-cell office:value-type="float" office:value="119966" table:style-name="ce1">
            <text:p>119966</text:p>
          </table:table-cell>
          <table:table-cell table:style-name="ce7"/>
          <table:table-cell office:value-type="float" office:value="119125" table:style-name="ce4">
            <text:p>119125</text:p>
          </table:table-cell>
          <table:table-cell table:style-name="ce7"/>
          <table:table-cell office:value-type="float" office:value="119519.5" table:formula="of:=AVERAGE([.E170];[.I170];[.K170];[.M170])" table:style-name="ce11">
            <text:p>11952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6S" table:style-name="ce9">
            <text:p>55:06</text:p>
          </table:table-cell>
          <table:table-cell office:value-type="float" office:value="120430" table:style-name="ce10">
            <text:p>120430</text:p>
          </table:table-cell>
          <table:table-cell table:style-name="ce7"/>
          <table:table-cell office:value-type="time" office:time-value="PT1085157H2M49S" table:formula="of:=[Latency_ns_100Mbps_steps.$D171]-[.C171]" table:style-name="ce2">
            <text:p>02:49</text:p>
          </table:table-cell>
          <table:table-cell table:style-name="ce7"/>
          <table:table-cell office:value-type="float" office:value="118859" table:style-name="ce6">
            <text:p>118859</text:p>
          </table:table-cell>
          <table:table-cell table:style-name="ce7"/>
          <table:table-cell office:value-type="float" office:value="119629" table:style-name="ce1">
            <text:p>119629</text:p>
          </table:table-cell>
          <table:table-cell table:style-name="ce7"/>
          <table:table-cell office:value-type="float" office:value="119165" table:style-name="ce4">
            <text:p>119165</text:p>
          </table:table-cell>
          <table:table-cell table:style-name="ce7"/>
          <table:table-cell office:value-type="float" office:value="119520.75" table:formula="of:=AVERAGE([.E171];[.I171];[.K171];[.M171])" table:style-name="ce11">
            <text:p>11952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7S" table:style-name="ce9">
            <text:p>55:07</text:p>
          </table:table-cell>
          <table:table-cell office:value-type="float" office:value="119060" table:style-name="ce10">
            <text:p>119060</text:p>
          </table:table-cell>
          <table:table-cell table:style-name="ce7"/>
          <table:table-cell office:value-type="time" office:time-value="PT1085157H2M50S" table:formula="of:=[Latency_ns_100Mbps_steps.$D172]-[.C172]" table:style-name="ce2">
            <text:p>02:50</text:p>
          </table:table-cell>
          <table:table-cell table:style-name="ce7"/>
          <table:table-cell office:value-type="float" office:value="119225" table:style-name="ce6">
            <text:p>119225</text:p>
          </table:table-cell>
          <table:table-cell table:style-name="ce7"/>
          <table:table-cell office:value-type="float" office:value="119208" table:style-name="ce1">
            <text:p>119208</text:p>
          </table:table-cell>
          <table:table-cell table:style-name="ce7"/>
          <table:table-cell office:value-type="float" office:value="119428" table:style-name="ce4">
            <text:p>119428</text:p>
          </table:table-cell>
          <table:table-cell table:style-name="ce7"/>
          <table:table-cell office:value-type="float" office:value="119230.25" table:formula="of:=AVERAGE([.E172];[.I172];[.K172];[.M172])" table:style-name="ce11">
            <text:p>11923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8S" table:style-name="ce9">
            <text:p>55:08</text:p>
          </table:table-cell>
          <table:table-cell office:value-type="float" office:value="119391" table:style-name="ce10">
            <text:p>119391</text:p>
          </table:table-cell>
          <table:table-cell table:style-name="ce7"/>
          <table:table-cell office:value-type="time" office:time-value="PT1085157H2M51S" table:formula="of:=[Latency_ns_100Mbps_steps.$D173]-[.C173]" table:style-name="ce2">
            <text:p>02:51</text:p>
          </table:table-cell>
          <table:table-cell table:style-name="ce7"/>
          <table:table-cell office:value-type="float" office:value="119328" table:style-name="ce6">
            <text:p>119328</text:p>
          </table:table-cell>
          <table:table-cell table:style-name="ce7"/>
          <table:table-cell office:value-type="float" office:value="119628" table:style-name="ce1">
            <text:p>119628</text:p>
          </table:table-cell>
          <table:table-cell table:style-name="ce7"/>
          <table:table-cell office:value-type="float" office:value="119702" table:style-name="ce4">
            <text:p>119702</text:p>
          </table:table-cell>
          <table:table-cell table:style-name="ce7"/>
          <table:table-cell office:value-type="float" office:value="119512.25" table:formula="of:=AVERAGE([.E173];[.I173];[.K173];[.M173])" table:style-name="ce11">
            <text:p>11951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9S" table:style-name="ce9">
            <text:p>55:09</text:p>
          </table:table-cell>
          <table:table-cell office:value-type="float" office:value="118732" table:style-name="ce10">
            <text:p>118732</text:p>
          </table:table-cell>
          <table:table-cell table:style-name="ce7"/>
          <table:table-cell office:value-type="time" office:time-value="PT1085157H2M52S" table:formula="of:=[Latency_ns_100Mbps_steps.$D174]-[.C174]" table:style-name="ce2">
            <text:p>02:52</text:p>
          </table:table-cell>
          <table:table-cell table:style-name="ce7"/>
          <table:table-cell office:value-type="float" office:value="118971" table:style-name="ce6">
            <text:p>118971</text:p>
          </table:table-cell>
          <table:table-cell table:style-name="ce7"/>
          <table:table-cell office:value-type="float" office:value="119099" table:style-name="ce1">
            <text:p>119099</text:p>
          </table:table-cell>
          <table:table-cell table:style-name="ce7"/>
          <table:table-cell office:value-type="float" office:value="119168" table:style-name="ce4">
            <text:p>119168</text:p>
          </table:table-cell>
          <table:table-cell table:style-name="ce7"/>
          <table:table-cell office:value-type="float" office:value="118992.5" table:formula="of:=AVERAGE([.E174];[.I174];[.K174];[.M174])" table:style-name="ce11">
            <text:p>11899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10S" table:style-name="ce9">
            <text:p>55:10</text:p>
          </table:table-cell>
          <table:table-cell office:value-type="float" office:value="119237" table:style-name="ce10">
            <text:p>119237</text:p>
          </table:table-cell>
          <table:table-cell table:style-name="ce7"/>
          <table:table-cell office:value-type="time" office:time-value="PT1085157H2M53S" table:formula="of:=[Latency_ns_100Mbps_steps.$D175]-[.C175]" table:style-name="ce2">
            <text:p>02:53</text:p>
          </table:table-cell>
          <table:table-cell table:style-name="ce7"/>
          <table:table-cell office:value-type="float" office:value="119113" table:style-name="ce6">
            <text:p>119113</text:p>
          </table:table-cell>
          <table:table-cell table:style-name="ce7"/>
          <table:table-cell office:value-type="float" office:value="119294" table:style-name="ce1">
            <text:p>119294</text:p>
          </table:table-cell>
          <table:table-cell table:style-name="ce7"/>
          <table:table-cell office:value-type="float" office:value="120231" table:style-name="ce4">
            <text:p>120231</text:p>
          </table:table-cell>
          <table:table-cell table:style-name="ce7"/>
          <table:table-cell office:value-type="float" office:value="119468.75" table:formula="of:=AVERAGE([.E175];[.I175];[.K175];[.M175])" table:style-name="ce11">
            <text:p>11946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11S" table:style-name="ce9">
            <text:p>55:11</text:p>
          </table:table-cell>
          <table:table-cell office:value-type="float" office:value="119347" table:style-name="ce10">
            <text:p>119347</text:p>
          </table:table-cell>
          <table:table-cell table:style-name="ce7"/>
          <table:table-cell office:value-type="time" office:time-value="PT1085157H2M54S" table:formula="of:=[Latency_ns_100Mbps_steps.$D176]-[.C176]" table:style-name="ce2">
            <text:p>02:54</text:p>
          </table:table-cell>
          <table:table-cell table:style-name="ce7"/>
          <table:table-cell office:value-type="float" office:value="119828" table:style-name="ce6">
            <text:p>119828</text:p>
          </table:table-cell>
          <table:table-cell table:style-name="ce7"/>
          <table:table-cell office:value-type="float" office:value="119068" table:style-name="ce1">
            <text:p>119068</text:p>
          </table:table-cell>
          <table:table-cell table:style-name="ce7"/>
          <table:table-cell office:value-type="float" office:value="120393" table:style-name="ce4">
            <text:p>120393</text:p>
          </table:table-cell>
          <table:table-cell table:style-name="ce7"/>
          <table:table-cell office:value-type="float" office:value="119659" table:formula="of:=AVERAGE([.E176];[.I176];[.K176];[.M176])" table:style-name="ce11">
            <text:p>11965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12S" table:style-name="ce9">
            <text:p>55:12</text:p>
          </table:table-cell>
          <table:table-cell office:value-type="float" office:value="120025" table:style-name="ce10">
            <text:p>120025</text:p>
          </table:table-cell>
          <table:table-cell table:style-name="ce7"/>
          <table:table-cell office:value-type="time" office:time-value="PT1085157H2M55S" table:formula="of:=[Latency_ns_100Mbps_steps.$D177]-[.C177]" table:style-name="ce2">
            <text:p>02:55</text:p>
          </table:table-cell>
          <table:table-cell table:style-name="ce7"/>
          <table:table-cell office:value-type="float" office:value="120014" table:style-name="ce6">
            <text:p>120014</text:p>
          </table:table-cell>
          <table:table-cell table:style-name="ce7"/>
          <table:table-cell office:value-type="float" office:value="119124" table:style-name="ce1">
            <text:p>119124</text:p>
          </table:table-cell>
          <table:table-cell table:style-name="ce7"/>
          <table:table-cell office:value-type="float" office:value="119974" table:style-name="ce4">
            <text:p>119974</text:p>
          </table:table-cell>
          <table:table-cell table:style-name="ce7"/>
          <table:table-cell office:value-type="float" office:value="119784.25" table:formula="of:=AVERAGE([.E177];[.I177];[.K177];[.M177])" table:style-name="ce11">
            <text:p>11978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13S" table:style-name="ce9">
            <text:p>55:13</text:p>
          </table:table-cell>
          <table:table-cell office:value-type="float" office:value="120106" table:style-name="ce10">
            <text:p>120106</text:p>
          </table:table-cell>
          <table:table-cell table:style-name="ce7"/>
          <table:table-cell office:value-type="time" office:time-value="PT1085157H2M56S" table:formula="of:=[Latency_ns_100Mbps_steps.$D178]-[.C178]" table:style-name="ce2">
            <text:p>02:56</text:p>
          </table:table-cell>
          <table:table-cell table:style-name="ce7"/>
          <table:table-cell office:value-type="float" office:value="120014" table:style-name="ce6">
            <text:p>120014</text:p>
          </table:table-cell>
          <table:table-cell table:style-name="ce7"/>
          <table:table-cell office:value-type="float" office:value="119122" table:style-name="ce1">
            <text:p>119122</text:p>
          </table:table-cell>
          <table:table-cell table:style-name="ce7"/>
          <table:table-cell office:value-type="float" office:value="120227" table:style-name="ce4">
            <text:p>120227</text:p>
          </table:table-cell>
          <table:table-cell table:style-name="ce7"/>
          <table:table-cell office:value-type="float" office:value="119867.25" table:formula="of:=AVERAGE([.E178];[.I178];[.K178];[.M178])" table:style-name="ce11">
            <text:p>11986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14S" table:style-name="ce9">
            <text:p>55:14</text:p>
          </table:table-cell>
          <table:table-cell office:value-type="float" office:value="120034" table:style-name="ce10">
            <text:p>120034</text:p>
          </table:table-cell>
          <table:table-cell table:style-name="ce7"/>
          <table:table-cell office:value-type="time" office:time-value="PT1085157H2M57S" table:formula="of:=[Latency_ns_100Mbps_steps.$D179]-[.C179]" table:style-name="ce2">
            <text:p>02:57</text:p>
          </table:table-cell>
          <table:table-cell table:style-name="ce7"/>
          <table:table-cell office:value-type="float" office:value="119536" table:style-name="ce6">
            <text:p>119536</text:p>
          </table:table-cell>
          <table:table-cell table:style-name="ce7"/>
          <table:table-cell office:value-type="float" office:value="119318" table:style-name="ce1">
            <text:p>119318</text:p>
          </table:table-cell>
          <table:table-cell table:style-name="ce7"/>
          <table:table-cell office:value-type="float" office:value="120193" table:style-name="ce4">
            <text:p>120193</text:p>
          </table:table-cell>
          <table:table-cell table:style-name="ce7"/>
          <table:table-cell office:value-type="float" office:value="119770.25" table:formula="of:=AVERAGE([.E179];[.I179];[.K179];[.M179])" table:style-name="ce11">
            <text:p>11977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15S" table:style-name="ce9">
            <text:p>55:15</text:p>
          </table:table-cell>
          <table:table-cell office:value-type="float" office:value="119987" table:style-name="ce10">
            <text:p>119987</text:p>
          </table:table-cell>
          <table:table-cell table:style-name="ce7"/>
          <table:table-cell office:value-type="time" office:time-value="PT1085157H2M58S" table:formula="of:=[Latency_ns_100Mbps_steps.$D180]-[.C180]" table:style-name="ce2">
            <text:p>02:58</text:p>
          </table:table-cell>
          <table:table-cell table:style-name="ce7"/>
          <table:table-cell office:value-type="float" office:value="119895" table:style-name="ce6">
            <text:p>119895</text:p>
          </table:table-cell>
          <table:table-cell table:style-name="ce7"/>
          <table:table-cell office:value-type="float" office:value="119688" table:style-name="ce1">
            <text:p>119688</text:p>
          </table:table-cell>
          <table:table-cell table:style-name="ce7"/>
          <table:table-cell office:value-type="float" office:value="119856" table:style-name="ce4">
            <text:p>119856</text:p>
          </table:table-cell>
          <table:table-cell table:style-name="ce7"/>
          <table:table-cell office:value-type="float" office:value="119856.5" table:formula="of:=AVERAGE([.E180];[.I180];[.K180];[.M180])" table:style-name="ce11">
            <text:p>11985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16S" table:style-name="ce9">
            <text:p>55:16</text:p>
          </table:table-cell>
          <table:table-cell office:value-type="float" office:value="119919" table:style-name="ce10">
            <text:p>119919</text:p>
          </table:table-cell>
          <table:table-cell table:style-name="ce7"/>
          <table:table-cell office:value-type="time" office:time-value="PT1085157H2M59S" table:formula="of:=[Latency_ns_100Mbps_steps.$D181]-[.C181]" table:style-name="ce2">
            <text:p>02:59</text:p>
          </table:table-cell>
          <table:table-cell table:style-name="ce7"/>
          <table:table-cell office:value-type="float" office:value="120133" table:style-name="ce6">
            <text:p>120133</text:p>
          </table:table-cell>
          <table:table-cell table:style-name="ce7"/>
          <table:table-cell office:value-type="float" office:value="119921" table:style-name="ce1">
            <text:p>119921</text:p>
          </table:table-cell>
          <table:table-cell table:style-name="ce7"/>
          <table:table-cell office:value-type="float" office:value="120040" table:style-name="ce4">
            <text:p>120040</text:p>
          </table:table-cell>
          <table:table-cell table:style-name="ce7"/>
          <table:table-cell office:value-type="float" office:value="120003.25" table:formula="of:=AVERAGE([.E181];[.I181];[.K181];[.M181])" table:style-name="ce11">
            <text:p>12000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17S" table:style-name="ce9">
            <text:p>55:17</text:p>
          </table:table-cell>
          <table:table-cell office:value-type="float" office:value="120390" table:style-name="ce10">
            <text:p>120390</text:p>
          </table:table-cell>
          <table:table-cell table:style-name="ce7"/>
          <table:table-cell office:value-type="time" office:time-value="PT1085157H3M0S" table:formula="of:=[Latency_ns_100Mbps_steps.$D182]-[.C182]" table:style-name="ce2">
            <text:p>03:00</text:p>
          </table:table-cell>
          <table:table-cell table:style-name="ce7"/>
          <table:table-cell office:value-type="float" office:value="119927" table:style-name="ce6">
            <text:p>119927</text:p>
          </table:table-cell>
          <table:table-cell table:style-name="ce7"/>
          <table:table-cell office:value-type="float" office:value="120005" table:style-name="ce1">
            <text:p>120005</text:p>
          </table:table-cell>
          <table:table-cell table:style-name="ce7"/>
          <table:table-cell office:value-type="float" office:value="120155" table:style-name="ce4">
            <text:p>120155</text:p>
          </table:table-cell>
          <table:table-cell table:style-name="ce7"/>
          <table:table-cell office:value-type="float" office:value="120119.25" table:formula="of:=AVERAGE([.E182];[.I182];[.K182];[.M182])" table:style-name="ce11">
            <text:p>12011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18S" table:style-name="ce9">
            <text:p>55:18</text:p>
          </table:table-cell>
          <table:table-cell office:value-type="float" office:value="120111" table:style-name="ce10">
            <text:p>120111</text:p>
          </table:table-cell>
          <table:table-cell table:style-name="ce7"/>
          <table:table-cell office:value-type="time" office:time-value="PT1085157H3M1S" table:formula="of:=[Latency_ns_100Mbps_steps.$D183]-[.C183]" table:style-name="ce2">
            <text:p>03:01</text:p>
          </table:table-cell>
          <table:table-cell table:style-name="ce7"/>
          <table:table-cell office:value-type="float" office:value="120457" table:style-name="ce6">
            <text:p>120457</text:p>
          </table:table-cell>
          <table:table-cell table:style-name="ce7"/>
          <table:table-cell office:value-type="float" office:value="120212" table:style-name="ce1">
            <text:p>120212</text:p>
          </table:table-cell>
          <table:table-cell table:style-name="ce7"/>
          <table:table-cell office:value-type="float" office:value="120232" table:style-name="ce4">
            <text:p>120232</text:p>
          </table:table-cell>
          <table:table-cell table:style-name="ce7"/>
          <table:table-cell office:value-type="float" office:value="120253" table:formula="of:=AVERAGE([.E183];[.I183];[.K183];[.M183])" table:style-name="ce11">
            <text:p>12025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19S" table:style-name="ce9">
            <text:p>55:19</text:p>
          </table:table-cell>
          <table:table-cell office:value-type="float" office:value="119852" table:style-name="ce10">
            <text:p>119852</text:p>
          </table:table-cell>
          <table:table-cell table:style-name="ce7"/>
          <table:table-cell office:value-type="time" office:time-value="PT1085157H3M2S" table:formula="of:=[Latency_ns_100Mbps_steps.$D184]-[.C184]" table:style-name="ce2">
            <text:p>03:02</text:p>
          </table:table-cell>
          <table:table-cell table:style-name="ce7"/>
          <table:table-cell office:value-type="float" office:value="119204" table:style-name="ce6">
            <text:p>119204</text:p>
          </table:table-cell>
          <table:table-cell table:style-name="ce7"/>
          <table:table-cell office:value-type="float" office:value="120311" table:style-name="ce1">
            <text:p>120311</text:p>
          </table:table-cell>
          <table:table-cell table:style-name="ce7"/>
          <table:table-cell office:value-type="float" office:value="120213" table:style-name="ce4">
            <text:p>120213</text:p>
          </table:table-cell>
          <table:table-cell table:style-name="ce7"/>
          <table:table-cell office:value-type="float" office:value="119895" table:formula="of:=AVERAGE([.E184];[.I184];[.K184];[.M184])" table:style-name="ce11">
            <text:p>11989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20S" table:style-name="ce9">
            <text:p>55:20</text:p>
          </table:table-cell>
          <table:table-cell office:value-type="float" office:value="120371" table:style-name="ce10">
            <text:p>120371</text:p>
          </table:table-cell>
          <table:table-cell table:style-name="ce7"/>
          <table:table-cell office:value-type="time" office:time-value="PT1085157H3M3S" table:formula="of:=[Latency_ns_100Mbps_steps.$D185]-[.C185]" table:style-name="ce2">
            <text:p>03:03</text:p>
          </table:table-cell>
          <table:table-cell table:style-name="ce7"/>
          <table:table-cell office:value-type="float" office:value="120349" table:style-name="ce6">
            <text:p>120349</text:p>
          </table:table-cell>
          <table:table-cell table:style-name="ce7"/>
          <table:table-cell office:value-type="float" office:value="120100" table:style-name="ce1">
            <text:p>120100</text:p>
          </table:table-cell>
          <table:table-cell table:style-name="ce7"/>
          <table:table-cell office:value-type="float" office:value="119224" table:style-name="ce4">
            <text:p>119224</text:p>
          </table:table-cell>
          <table:table-cell table:style-name="ce7"/>
          <table:table-cell office:value-type="float" office:value="120011" table:formula="of:=AVERAGE([.E185];[.I185];[.K185];[.M185])" table:style-name="ce11">
            <text:p>12001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21S" table:style-name="ce9">
            <text:p>55:21</text:p>
          </table:table-cell>
          <table:table-cell office:value-type="float" office:value="119795" table:style-name="ce10">
            <text:p>119795</text:p>
          </table:table-cell>
          <table:table-cell table:style-name="ce7"/>
          <table:table-cell office:value-type="time" office:time-value="PT1085157H3M4S" table:formula="of:=[Latency_ns_100Mbps_steps.$D186]-[.C186]" table:style-name="ce2">
            <text:p>03:04</text:p>
          </table:table-cell>
          <table:table-cell table:style-name="ce7"/>
          <table:table-cell office:value-type="float" office:value="120150" table:style-name="ce6">
            <text:p>120150</text:p>
          </table:table-cell>
          <table:table-cell table:style-name="ce7"/>
          <table:table-cell office:value-type="float" office:value="120415" table:style-name="ce1">
            <text:p>120415</text:p>
          </table:table-cell>
          <table:table-cell table:style-name="ce7"/>
          <table:table-cell office:value-type="float" office:value="119193" table:style-name="ce4">
            <text:p>119193</text:p>
          </table:table-cell>
          <table:table-cell table:style-name="ce7"/>
          <table:table-cell office:value-type="float" office:value="119888.25" table:formula="of:=AVERAGE([.E186];[.I186];[.K186];[.M186])" table:style-name="ce11">
            <text:p>11988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22S" table:style-name="ce9">
            <text:p>55:22</text:p>
          </table:table-cell>
          <table:table-cell office:value-type="float" office:value="119667" table:style-name="ce10">
            <text:p>119667</text:p>
          </table:table-cell>
          <table:table-cell table:style-name="ce7"/>
          <table:table-cell office:value-type="time" office:time-value="PT1085157H3M5S" table:formula="of:=[Latency_ns_100Mbps_steps.$D187]-[.C187]" table:style-name="ce2">
            <text:p>03:05</text:p>
          </table:table-cell>
          <table:table-cell table:style-name="ce7"/>
          <table:table-cell office:value-type="float" office:value="120335" table:style-name="ce6">
            <text:p>120335</text:p>
          </table:table-cell>
          <table:table-cell table:style-name="ce7"/>
          <table:table-cell office:value-type="float" office:value="120623" table:style-name="ce1">
            <text:p>120623</text:p>
          </table:table-cell>
          <table:table-cell table:style-name="ce7"/>
          <table:table-cell office:value-type="float" office:value="120021" table:style-name="ce4">
            <text:p>120021</text:p>
          </table:table-cell>
          <table:table-cell table:style-name="ce7"/>
          <table:table-cell office:value-type="float" office:value="120161.5" table:formula="of:=AVERAGE([.E187];[.I187];[.K187];[.M187])" table:style-name="ce11">
            <text:p>12016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23S" table:style-name="ce9">
            <text:p>55:23</text:p>
          </table:table-cell>
          <table:table-cell office:value-type="float" office:value="120057" table:style-name="ce10">
            <text:p>120057</text:p>
          </table:table-cell>
          <table:table-cell table:style-name="ce7"/>
          <table:table-cell office:value-type="time" office:time-value="PT1085157H3M6S" table:formula="of:=[Latency_ns_100Mbps_steps.$D188]-[.C188]" table:style-name="ce2">
            <text:p>03:06</text:p>
          </table:table-cell>
          <table:table-cell table:style-name="ce7"/>
          <table:table-cell office:value-type="float" office:value="119803" table:style-name="ce6">
            <text:p>119803</text:p>
          </table:table-cell>
          <table:table-cell table:style-name="ce7"/>
          <table:table-cell office:value-type="float" office:value="120563" table:style-name="ce1">
            <text:p>120563</text:p>
          </table:table-cell>
          <table:table-cell table:style-name="ce7"/>
          <table:table-cell office:value-type="float" office:value="120393" table:style-name="ce4">
            <text:p>120393</text:p>
          </table:table-cell>
          <table:table-cell table:style-name="ce7"/>
          <table:table-cell office:value-type="float" office:value="120204" table:formula="of:=AVERAGE([.E188];[.I188];[.K188];[.M188])" table:style-name="ce11">
            <text:p>12020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24S" table:style-name="ce9">
            <text:p>55:24</text:p>
          </table:table-cell>
          <table:table-cell office:value-type="float" office:value="119946" table:style-name="ce10">
            <text:p>119946</text:p>
          </table:table-cell>
          <table:table-cell table:style-name="ce7"/>
          <table:table-cell office:value-type="time" office:time-value="PT1085157H3M7S" table:formula="of:=[Latency_ns_100Mbps_steps.$D189]-[.C189]" table:style-name="ce2">
            <text:p>03:07</text:p>
          </table:table-cell>
          <table:table-cell table:style-name="ce7"/>
          <table:table-cell office:value-type="float" office:value="120795" table:style-name="ce6">
            <text:p>120795</text:p>
          </table:table-cell>
          <table:table-cell table:style-name="ce7"/>
          <table:table-cell office:value-type="float" office:value="120588" table:style-name="ce1">
            <text:p>120588</text:p>
          </table:table-cell>
          <table:table-cell table:style-name="ce7"/>
          <table:table-cell office:value-type="float" office:value="119985" table:style-name="ce4">
            <text:p>119985</text:p>
          </table:table-cell>
          <table:table-cell table:style-name="ce7"/>
          <table:table-cell office:value-type="float" office:value="120328.5" table:formula="of:=AVERAGE([.E189];[.I189];[.K189];[.M189])" table:style-name="ce11">
            <text:p>12032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25S" table:style-name="ce9">
            <text:p>55:25</text:p>
          </table:table-cell>
          <table:table-cell office:value-type="float" office:value="120521" table:style-name="ce10">
            <text:p>120521</text:p>
          </table:table-cell>
          <table:table-cell table:style-name="ce7"/>
          <table:table-cell office:value-type="time" office:time-value="PT1085157H3M8S" table:formula="of:=[Latency_ns_100Mbps_steps.$D190]-[.C190]" table:style-name="ce2">
            <text:p>03:08</text:p>
          </table:table-cell>
          <table:table-cell table:style-name="ce7"/>
          <table:table-cell office:value-type="float" office:value="119620" table:style-name="ce6">
            <text:p>119620</text:p>
          </table:table-cell>
          <table:table-cell table:style-name="ce7"/>
          <table:table-cell office:value-type="float" office:value="119680" table:style-name="ce1">
            <text:p>119680</text:p>
          </table:table-cell>
          <table:table-cell table:style-name="ce7"/>
          <table:table-cell office:value-type="float" office:value="119061" table:style-name="ce4">
            <text:p>119061</text:p>
          </table:table-cell>
          <table:table-cell table:style-name="ce7"/>
          <table:table-cell office:value-type="float" office:value="119720.5" table:formula="of:=AVERAGE([.E190];[.I190];[.K190];[.M190])" table:style-name="ce11">
            <text:p>11972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26S" table:style-name="ce9">
            <text:p>55:26</text:p>
          </table:table-cell>
          <table:table-cell office:value-type="float" office:value="120518" table:style-name="ce10">
            <text:p>120518</text:p>
          </table:table-cell>
          <table:table-cell table:style-name="ce7"/>
          <table:table-cell office:value-type="time" office:time-value="PT1085157H3M9S" table:formula="of:=[Latency_ns_100Mbps_steps.$D191]-[.C191]" table:style-name="ce2">
            <text:p>03:09</text:p>
          </table:table-cell>
          <table:table-cell table:style-name="ce7"/>
          <table:table-cell office:value-type="float" office:value="119038" table:style-name="ce6">
            <text:p>119038</text:p>
          </table:table-cell>
          <table:table-cell table:style-name="ce7"/>
          <table:table-cell office:value-type="float" office:value="119052" table:style-name="ce1">
            <text:p>119052</text:p>
          </table:table-cell>
          <table:table-cell table:style-name="ce7"/>
          <table:table-cell office:value-type="float" office:value="119195" table:style-name="ce4">
            <text:p>119195</text:p>
          </table:table-cell>
          <table:table-cell table:style-name="ce7"/>
          <table:table-cell office:value-type="float" office:value="119450.75" table:formula="of:=AVERAGE([.E191];[.I191];[.K191];[.M191])" table:style-name="ce11">
            <text:p>11945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27S" table:style-name="ce9">
            <text:p>55:27</text:p>
          </table:table-cell>
          <table:table-cell office:value-type="float" office:value="120249" table:style-name="ce10">
            <text:p>120249</text:p>
          </table:table-cell>
          <table:table-cell table:style-name="ce7"/>
          <table:table-cell office:value-type="time" office:time-value="PT1085157H3M10S" table:formula="of:=[Latency_ns_100Mbps_steps.$D192]-[.C192]" table:style-name="ce2">
            <text:p>03:10</text:p>
          </table:table-cell>
          <table:table-cell table:style-name="ce7"/>
          <table:table-cell office:value-type="float" office:value="119075" table:style-name="ce6">
            <text:p>119075</text:p>
          </table:table-cell>
          <table:table-cell table:style-name="ce7"/>
          <table:table-cell office:value-type="float" office:value="119491" table:style-name="ce1">
            <text:p>119491</text:p>
          </table:table-cell>
          <table:table-cell table:style-name="ce7"/>
          <table:table-cell office:value-type="float" office:value="118996" table:style-name="ce4">
            <text:p>118996</text:p>
          </table:table-cell>
          <table:table-cell table:style-name="ce7"/>
          <table:table-cell office:value-type="float" office:value="119452.75" table:formula="of:=AVERAGE([.E192];[.I192];[.K192];[.M192])" table:style-name="ce11">
            <text:p>11945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28S" table:style-name="ce9">
            <text:p>55:28</text:p>
          </table:table-cell>
          <table:table-cell office:value-type="float" office:value="119997" table:style-name="ce10">
            <text:p>119997</text:p>
          </table:table-cell>
          <table:table-cell table:style-name="ce7"/>
          <table:table-cell office:value-type="time" office:time-value="PT1085157H3M11S" table:formula="of:=[Latency_ns_100Mbps_steps.$D193]-[.C193]" table:style-name="ce2">
            <text:p>03:11</text:p>
          </table:table-cell>
          <table:table-cell table:style-name="ce7"/>
          <table:table-cell office:value-type="float" office:value="119462" table:style-name="ce6">
            <text:p>119462</text:p>
          </table:table-cell>
          <table:table-cell table:style-name="ce7"/>
          <table:table-cell office:value-type="float" office:value="120475" table:style-name="ce1">
            <text:p>120475</text:p>
          </table:table-cell>
          <table:table-cell table:style-name="ce7"/>
          <table:table-cell office:value-type="float" office:value="118973" table:style-name="ce4">
            <text:p>118973</text:p>
          </table:table-cell>
          <table:table-cell table:style-name="ce7"/>
          <table:table-cell office:value-type="float" office:value="119726.75" table:formula="of:=AVERAGE([.E193];[.I193];[.K193];[.M193])" table:style-name="ce11">
            <text:p>11972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29S" table:style-name="ce9">
            <text:p>55:29</text:p>
          </table:table-cell>
          <table:table-cell office:value-type="float" office:value="120737" table:style-name="ce10">
            <text:p>120737</text:p>
          </table:table-cell>
          <table:table-cell table:style-name="ce7"/>
          <table:table-cell office:value-type="time" office:time-value="PT1085157H3M12S" table:formula="of:=[Latency_ns_100Mbps_steps.$D194]-[.C194]" table:style-name="ce2">
            <text:p>03:12</text:p>
          </table:table-cell>
          <table:table-cell table:style-name="ce7"/>
          <table:table-cell office:value-type="float" office:value="119125" table:style-name="ce6">
            <text:p>119125</text:p>
          </table:table-cell>
          <table:table-cell table:style-name="ce7"/>
          <table:table-cell office:value-type="float" office:value="120016" table:style-name="ce1">
            <text:p>120016</text:p>
          </table:table-cell>
          <table:table-cell table:style-name="ce7"/>
          <table:table-cell office:value-type="float" office:value="120078" table:style-name="ce4">
            <text:p>120078</text:p>
          </table:table-cell>
          <table:table-cell table:style-name="ce7"/>
          <table:table-cell office:value-type="float" office:value="119989" table:formula="of:=AVERAGE([.E194];[.I194];[.K194];[.M194])" table:style-name="ce11">
            <text:p>11998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30S" table:style-name="ce9">
            <text:p>55:30</text:p>
          </table:table-cell>
          <table:table-cell office:value-type="float" office:value="120592" table:style-name="ce10">
            <text:p>120592</text:p>
          </table:table-cell>
          <table:table-cell table:style-name="ce7"/>
          <table:table-cell office:value-type="time" office:time-value="PT1085157H3M13S" table:formula="of:=[Latency_ns_100Mbps_steps.$D195]-[.C195]" table:style-name="ce2">
            <text:p>03:13</text:p>
          </table:table-cell>
          <table:table-cell table:style-name="ce7"/>
          <table:table-cell office:value-type="float" office:value="119154" table:style-name="ce6">
            <text:p>119154</text:p>
          </table:table-cell>
          <table:table-cell table:style-name="ce7"/>
          <table:table-cell office:value-type="float" office:value="120141" table:style-name="ce1">
            <text:p>120141</text:p>
          </table:table-cell>
          <table:table-cell table:style-name="ce7"/>
          <table:table-cell office:value-type="float" office:value="120222" table:style-name="ce4">
            <text:p>120222</text:p>
          </table:table-cell>
          <table:table-cell table:style-name="ce7"/>
          <table:table-cell office:value-type="float" office:value="120027.25" table:formula="of:=AVERAGE([.E195];[.I195];[.K195];[.M195])" table:style-name="ce11">
            <text:p>12002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31S" table:style-name="ce9">
            <text:p>55:31</text:p>
          </table:table-cell>
          <table:table-cell office:value-type="float" office:value="120541" table:style-name="ce10">
            <text:p>120541</text:p>
          </table:table-cell>
          <table:table-cell table:style-name="ce7"/>
          <table:table-cell office:value-type="time" office:time-value="PT1085157H3M14S" table:formula="of:=[Latency_ns_100Mbps_steps.$D196]-[.C196]" table:style-name="ce2">
            <text:p>03:14</text:p>
          </table:table-cell>
          <table:table-cell table:style-name="ce7"/>
          <table:table-cell office:value-type="float" office:value="119337" table:style-name="ce6">
            <text:p>119337</text:p>
          </table:table-cell>
          <table:table-cell table:style-name="ce7"/>
          <table:table-cell office:value-type="float" office:value="119199" table:style-name="ce1">
            <text:p>119199</text:p>
          </table:table-cell>
          <table:table-cell table:style-name="ce7"/>
          <table:table-cell office:value-type="float" office:value="120352" table:style-name="ce4">
            <text:p>120352</text:p>
          </table:table-cell>
          <table:table-cell table:style-name="ce7"/>
          <table:table-cell office:value-type="float" office:value="119857.25" table:formula="of:=AVERAGE([.E196];[.I196];[.K196];[.M196])" table:style-name="ce11">
            <text:p>11985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32S" table:style-name="ce9">
            <text:p>55:32</text:p>
          </table:table-cell>
          <table:table-cell office:value-type="float" office:value="120312" table:style-name="ce10">
            <text:p>120312</text:p>
          </table:table-cell>
          <table:table-cell table:style-name="ce7"/>
          <table:table-cell office:value-type="time" office:time-value="PT1085157H3M15S" table:formula="of:=[Latency_ns_100Mbps_steps.$D197]-[.C197]" table:style-name="ce2">
            <text:p>03:15</text:p>
          </table:table-cell>
          <table:table-cell table:style-name="ce7"/>
          <table:table-cell office:value-type="float" office:value="120286" table:style-name="ce6">
            <text:p>120286</text:p>
          </table:table-cell>
          <table:table-cell table:style-name="ce7"/>
          <table:table-cell office:value-type="float" office:value="119538" table:style-name="ce1">
            <text:p>119538</text:p>
          </table:table-cell>
          <table:table-cell table:style-name="ce7"/>
          <table:table-cell office:value-type="float" office:value="120102" table:style-name="ce4">
            <text:p>120102</text:p>
          </table:table-cell>
          <table:table-cell table:style-name="ce7"/>
          <table:table-cell office:value-type="float" office:value="120059.5" table:formula="of:=AVERAGE([.E197];[.I197];[.K197];[.M197])" table:style-name="ce11">
            <text:p>12006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33S" table:style-name="ce9">
            <text:p>55:33</text:p>
          </table:table-cell>
          <table:table-cell office:value-type="float" office:value="120390" table:style-name="ce10">
            <text:p>120390</text:p>
          </table:table-cell>
          <table:table-cell table:style-name="ce7"/>
          <table:table-cell office:value-type="time" office:time-value="PT1085157H3M16S" table:formula="of:=[Latency_ns_100Mbps_steps.$D198]-[.C198]" table:style-name="ce2">
            <text:p>03:16</text:p>
          </table:table-cell>
          <table:table-cell table:style-name="ce7"/>
          <table:table-cell office:value-type="float" office:value="120508" table:style-name="ce6">
            <text:p>120508</text:p>
          </table:table-cell>
          <table:table-cell table:style-name="ce7"/>
          <table:table-cell office:value-type="float" office:value="119109" table:style-name="ce1">
            <text:p>119109</text:p>
          </table:table-cell>
          <table:table-cell table:style-name="ce7"/>
          <table:table-cell office:value-type="float" office:value="119353" table:style-name="ce4">
            <text:p>119353</text:p>
          </table:table-cell>
          <table:table-cell table:style-name="ce7"/>
          <table:table-cell office:value-type="float" office:value="119840" table:formula="of:=AVERAGE([.E198];[.I198];[.K198];[.M198])" table:style-name="ce11">
            <text:p>11984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34S" table:style-name="ce9">
            <text:p>55:34</text:p>
          </table:table-cell>
          <table:table-cell office:value-type="float" office:value="120148" table:style-name="ce10">
            <text:p>120148</text:p>
          </table:table-cell>
          <table:table-cell table:style-name="ce7"/>
          <table:table-cell office:value-type="time" office:time-value="PT1085157H3M17S" table:formula="of:=[Latency_ns_100Mbps_steps.$D199]-[.C199]" table:style-name="ce2">
            <text:p>03:17</text:p>
          </table:table-cell>
          <table:table-cell table:style-name="ce7"/>
          <table:table-cell office:value-type="float" office:value="120472" table:style-name="ce6">
            <text:p>120472</text:p>
          </table:table-cell>
          <table:table-cell table:style-name="ce7"/>
          <table:table-cell office:value-type="float" office:value="118866" table:style-name="ce1">
            <text:p>118866</text:p>
          </table:table-cell>
          <table:table-cell table:style-name="ce7"/>
          <table:table-cell office:value-type="float" office:value="119475" table:style-name="ce4">
            <text:p>119475</text:p>
          </table:table-cell>
          <table:table-cell table:style-name="ce7"/>
          <table:table-cell office:value-type="float" office:value="119740.25" table:formula="of:=AVERAGE([.E199];[.I199];[.K199];[.M199])" table:style-name="ce11">
            <text:p>11974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35S" table:style-name="ce9">
            <text:p>55:35</text:p>
          </table:table-cell>
          <table:table-cell office:value-type="float" office:value="119291" table:style-name="ce10">
            <text:p>119291</text:p>
          </table:table-cell>
          <table:table-cell table:style-name="ce7"/>
          <table:table-cell office:value-type="time" office:time-value="PT1085157H3M18S" table:formula="of:=[Latency_ns_100Mbps_steps.$D200]-[.C200]" table:style-name="ce2">
            <text:p>03:18</text:p>
          </table:table-cell>
          <table:table-cell table:style-name="ce7"/>
          <table:table-cell office:value-type="float" office:value="120549" table:style-name="ce6">
            <text:p>120549</text:p>
          </table:table-cell>
          <table:table-cell table:style-name="ce7"/>
          <table:table-cell office:value-type="float" office:value="119910" table:style-name="ce1">
            <text:p>119910</text:p>
          </table:table-cell>
          <table:table-cell table:style-name="ce7"/>
          <table:table-cell office:value-type="float" office:value="119279" table:style-name="ce4">
            <text:p>119279</text:p>
          </table:table-cell>
          <table:table-cell table:style-name="ce7"/>
          <table:table-cell office:value-type="float" office:value="119757.25" table:formula="of:=AVERAGE([.E200];[.I200];[.K200];[.M200])" table:style-name="ce11">
            <text:p>11975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36S" table:style-name="ce9">
            <text:p>55:36</text:p>
          </table:table-cell>
          <table:table-cell office:value-type="float" office:value="119381" table:style-name="ce10">
            <text:p>119381</text:p>
          </table:table-cell>
          <table:table-cell table:style-name="ce7"/>
          <table:table-cell office:value-type="time" office:time-value="PT1085157H3M19S" table:formula="of:=[Latency_ns_100Mbps_steps.$D201]-[.C201]" table:style-name="ce2">
            <text:p>03:19</text:p>
          </table:table-cell>
          <table:table-cell table:style-name="ce7"/>
          <table:table-cell office:value-type="float" office:value="119618" table:style-name="ce6">
            <text:p>119618</text:p>
          </table:table-cell>
          <table:table-cell table:style-name="ce7"/>
          <table:table-cell office:value-type="float" office:value="119443" table:style-name="ce1">
            <text:p>119443</text:p>
          </table:table-cell>
          <table:table-cell table:style-name="ce7"/>
          <table:table-cell office:value-type="float" office:value="119292" table:style-name="ce4">
            <text:p>119292</text:p>
          </table:table-cell>
          <table:table-cell table:style-name="ce7"/>
          <table:table-cell office:value-type="float" office:value="119433.5" table:formula="of:=AVERAGE([.E201];[.I201];[.K201];[.M201])" table:style-name="ce11">
            <text:p>11943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37S" table:style-name="ce9">
            <text:p>55:37</text:p>
          </table:table-cell>
          <table:table-cell office:value-type="float" office:value="120023" table:style-name="ce10">
            <text:p>120023</text:p>
          </table:table-cell>
          <table:table-cell table:style-name="ce7"/>
          <table:table-cell office:value-type="time" office:time-value="PT1085157H3M20S" table:formula="of:=[Latency_ns_100Mbps_steps.$D202]-[.C202]" table:style-name="ce2">
            <text:p>03:20</text:p>
          </table:table-cell>
          <table:table-cell table:style-name="ce7"/>
          <table:table-cell office:value-type="float" office:value="119840" table:style-name="ce6">
            <text:p>119840</text:p>
          </table:table-cell>
          <table:table-cell table:style-name="ce7"/>
          <table:table-cell office:value-type="float" office:value="119467" table:style-name="ce1">
            <text:p>119467</text:p>
          </table:table-cell>
          <table:table-cell table:style-name="ce7"/>
          <table:table-cell office:value-type="float" office:value="119537" table:style-name="ce4">
            <text:p>119537</text:p>
          </table:table-cell>
          <table:table-cell table:style-name="ce7"/>
          <table:table-cell office:value-type="float" office:value="119716.75" table:formula="of:=AVERAGE([.E202];[.I202];[.K202];[.M202])" table:style-name="ce11">
            <text:p>11971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38S" table:style-name="ce9">
            <text:p>55:38</text:p>
          </table:table-cell>
          <table:table-cell office:value-type="float" office:value="119978" table:style-name="ce10">
            <text:p>119978</text:p>
          </table:table-cell>
          <table:table-cell table:style-name="ce7"/>
          <table:table-cell office:value-type="time" office:time-value="PT1085157H3M21S" table:formula="of:=[Latency_ns_100Mbps_steps.$D203]-[.C203]" table:style-name="ce2">
            <text:p>03:21</text:p>
          </table:table-cell>
          <table:table-cell table:style-name="ce7"/>
          <table:table-cell office:value-type="float" office:value="119811" table:style-name="ce6">
            <text:p>119811</text:p>
          </table:table-cell>
          <table:table-cell table:style-name="ce7"/>
          <table:table-cell office:value-type="float" office:value="119231" table:style-name="ce1">
            <text:p>119231</text:p>
          </table:table-cell>
          <table:table-cell table:style-name="ce7"/>
          <table:table-cell office:value-type="float" office:value="119421" table:style-name="ce4">
            <text:p>119421</text:p>
          </table:table-cell>
          <table:table-cell table:style-name="ce7"/>
          <table:table-cell office:value-type="float" office:value="119610.25" table:formula="of:=AVERAGE([.E203];[.I203];[.K203];[.M203])" table:style-name="ce11">
            <text:p>11961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39S" table:style-name="ce9">
            <text:p>55:39</text:p>
          </table:table-cell>
          <table:table-cell office:value-type="float" office:value="120047" table:style-name="ce10">
            <text:p>120047</text:p>
          </table:table-cell>
          <table:table-cell table:style-name="ce7"/>
          <table:table-cell office:value-type="time" office:time-value="PT1085157H3M22S" table:formula="of:=[Latency_ns_100Mbps_steps.$D204]-[.C204]" table:style-name="ce2">
            <text:p>03:22</text:p>
          </table:table-cell>
          <table:table-cell table:style-name="ce7"/>
          <table:table-cell office:value-type="float" office:value="120173" table:style-name="ce6">
            <text:p>120173</text:p>
          </table:table-cell>
          <table:table-cell table:style-name="ce7"/>
          <table:table-cell office:value-type="float" office:value="119150" table:style-name="ce1">
            <text:p>119150</text:p>
          </table:table-cell>
          <table:table-cell table:style-name="ce7"/>
          <table:table-cell office:value-type="float" office:value="119668" table:style-name="ce4">
            <text:p>119668</text:p>
          </table:table-cell>
          <table:table-cell table:style-name="ce7"/>
          <table:table-cell office:value-type="float" office:value="119759.5" table:formula="of:=AVERAGE([.E204];[.I204];[.K204];[.M204])" table:style-name="ce11">
            <text:p>11976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40S" table:style-name="ce9">
            <text:p>55:40</text:p>
          </table:table-cell>
          <table:table-cell office:value-type="float" office:value="119201" table:style-name="ce10">
            <text:p>119201</text:p>
          </table:table-cell>
          <table:table-cell table:style-name="ce7"/>
          <table:table-cell office:value-type="time" office:time-value="PT1085157H3M23S" table:formula="of:=[Latency_ns_100Mbps_steps.$D205]-[.C205]" table:style-name="ce2">
            <text:p>03:23</text:p>
          </table:table-cell>
          <table:table-cell table:style-name="ce7"/>
          <table:table-cell office:value-type="float" office:value="120380" table:style-name="ce6">
            <text:p>120380</text:p>
          </table:table-cell>
          <table:table-cell table:style-name="ce7"/>
          <table:table-cell office:value-type="float" office:value="119146" table:style-name="ce1">
            <text:p>119146</text:p>
          </table:table-cell>
          <table:table-cell table:style-name="ce7"/>
          <table:table-cell office:value-type="float" office:value="120212" table:style-name="ce4">
            <text:p>120212</text:p>
          </table:table-cell>
          <table:table-cell table:style-name="ce7"/>
          <table:table-cell office:value-type="float" office:value="119734.75" table:formula="of:=AVERAGE([.E205];[.I205];[.K205];[.M205])" table:style-name="ce11">
            <text:p>11973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41S" table:style-name="ce9">
            <text:p>55:41</text:p>
          </table:table-cell>
          <table:table-cell office:value-type="float" office:value="120277" table:style-name="ce10">
            <text:p>120277</text:p>
          </table:table-cell>
          <table:table-cell table:style-name="ce7"/>
          <table:table-cell office:value-type="time" office:time-value="PT1085157H3M24S" table:formula="of:=[Latency_ns_100Mbps_steps.$D206]-[.C206]" table:style-name="ce2">
            <text:p>03:24</text:p>
          </table:table-cell>
          <table:table-cell table:style-name="ce7"/>
          <table:table-cell office:value-type="float" office:value="120573" table:style-name="ce6">
            <text:p>120573</text:p>
          </table:table-cell>
          <table:table-cell table:style-name="ce7"/>
          <table:table-cell office:value-type="float" office:value="119163" table:style-name="ce1">
            <text:p>119163</text:p>
          </table:table-cell>
          <table:table-cell table:style-name="ce7"/>
          <table:table-cell office:value-type="float" office:value="119968" table:style-name="ce4">
            <text:p>119968</text:p>
          </table:table-cell>
          <table:table-cell table:style-name="ce7"/>
          <table:table-cell office:value-type="float" office:value="119995.25" table:formula="of:=AVERAGE([.E206];[.I206];[.K206];[.M206])" table:style-name="ce11">
            <text:p>11999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42S" table:style-name="ce9">
            <text:p>55:42</text:p>
          </table:table-cell>
          <table:table-cell office:value-type="float" office:value="119177" table:style-name="ce10">
            <text:p>119177</text:p>
          </table:table-cell>
          <table:table-cell table:style-name="ce7"/>
          <table:table-cell office:value-type="time" office:time-value="PT1085157H3M25S" table:formula="of:=[Latency_ns_100Mbps_steps.$D207]-[.C207]" table:style-name="ce2">
            <text:p>03:25</text:p>
          </table:table-cell>
          <table:table-cell table:style-name="ce7"/>
          <table:table-cell office:value-type="float" office:value="120446" table:style-name="ce6">
            <text:p>120446</text:p>
          </table:table-cell>
          <table:table-cell table:style-name="ce7"/>
          <table:table-cell office:value-type="float" office:value="119212" table:style-name="ce1">
            <text:p>119212</text:p>
          </table:table-cell>
          <table:table-cell table:style-name="ce7"/>
          <table:table-cell office:value-type="float" office:value="120206" table:style-name="ce4">
            <text:p>120206</text:p>
          </table:table-cell>
          <table:table-cell table:style-name="ce7"/>
          <table:table-cell office:value-type="float" office:value="119760.25" table:formula="of:=AVERAGE([.E207];[.I207];[.K207];[.M207])" table:style-name="ce11">
            <text:p>11976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43S" table:style-name="ce9">
            <text:p>55:43</text:p>
          </table:table-cell>
          <table:table-cell office:value-type="float" office:value="119398" table:style-name="ce10">
            <text:p>119398</text:p>
          </table:table-cell>
          <table:table-cell table:style-name="ce7"/>
          <table:table-cell office:value-type="time" office:time-value="PT1085157H3M26S" table:formula="of:=[Latency_ns_100Mbps_steps.$D208]-[.C208]" table:style-name="ce2">
            <text:p>03:26</text:p>
          </table:table-cell>
          <table:table-cell table:style-name="ce7"/>
          <table:table-cell office:value-type="float" office:value="120329" table:style-name="ce6">
            <text:p>120329</text:p>
          </table:table-cell>
          <table:table-cell table:style-name="ce7"/>
          <table:table-cell office:value-type="float" office:value="119133" table:style-name="ce1">
            <text:p>119133</text:p>
          </table:table-cell>
          <table:table-cell table:style-name="ce7"/>
          <table:table-cell office:value-type="float" office:value="120309" table:style-name="ce4">
            <text:p>120309</text:p>
          </table:table-cell>
          <table:table-cell table:style-name="ce7"/>
          <table:table-cell office:value-type="float" office:value="119792.25" table:formula="of:=AVERAGE([.E208];[.I208];[.K208];[.M208])" table:style-name="ce11">
            <text:p>11979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44S" table:style-name="ce9">
            <text:p>55:44</text:p>
          </table:table-cell>
          <table:table-cell office:value-type="float" office:value="119965" table:style-name="ce10">
            <text:p>119965</text:p>
          </table:table-cell>
          <table:table-cell table:style-name="ce7"/>
          <table:table-cell office:value-type="time" office:time-value="PT1085157H3M27S" table:formula="of:=[Latency_ns_100Mbps_steps.$D209]-[.C209]" table:style-name="ce2">
            <text:p>03:27</text:p>
          </table:table-cell>
          <table:table-cell table:style-name="ce7"/>
          <table:table-cell office:value-type="float" office:value="120658" table:style-name="ce6">
            <text:p>120658</text:p>
          </table:table-cell>
          <table:table-cell table:style-name="ce7"/>
          <table:table-cell office:value-type="float" office:value="119051" table:style-name="ce1">
            <text:p>119051</text:p>
          </table:table-cell>
          <table:table-cell table:style-name="ce7"/>
          <table:table-cell office:value-type="float" office:value="119936" table:style-name="ce4">
            <text:p>119936</text:p>
          </table:table-cell>
          <table:table-cell table:style-name="ce7"/>
          <table:table-cell office:value-type="float" office:value="119902.5" table:formula="of:=AVERAGE([.E209];[.I209];[.K209];[.M209])" table:style-name="ce11">
            <text:p>11990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45S" table:style-name="ce9">
            <text:p>55:45</text:p>
          </table:table-cell>
          <table:table-cell office:value-type="float" office:value="119247" table:style-name="ce10">
            <text:p>119247</text:p>
          </table:table-cell>
          <table:table-cell table:style-name="ce7"/>
          <table:table-cell office:value-type="time" office:time-value="PT1085157H3M28S" table:formula="of:=[Latency_ns_100Mbps_steps.$D210]-[.C210]" table:style-name="ce2">
            <text:p>03:28</text:p>
          </table:table-cell>
          <table:table-cell table:style-name="ce7"/>
          <table:table-cell office:value-type="float" office:value="120225" table:style-name="ce6">
            <text:p>120225</text:p>
          </table:table-cell>
          <table:table-cell table:style-name="ce7"/>
          <table:table-cell office:value-type="float" office:value="119151" table:style-name="ce1">
            <text:p>119151</text:p>
          </table:table-cell>
          <table:table-cell table:style-name="ce7"/>
          <table:table-cell office:value-type="float" office:value="119816" table:style-name="ce4">
            <text:p>119816</text:p>
          </table:table-cell>
          <table:table-cell table:style-name="ce7"/>
          <table:table-cell office:value-type="float" office:value="119609.75" table:formula="of:=AVERAGE([.E210];[.I210];[.K210];[.M210])" table:style-name="ce11">
            <text:p>11961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46S" table:style-name="ce9">
            <text:p>55:46</text:p>
          </table:table-cell>
          <table:table-cell office:value-type="float" office:value="119212" table:style-name="ce10">
            <text:p>119212</text:p>
          </table:table-cell>
          <table:table-cell table:style-name="ce7"/>
          <table:table-cell office:value-type="time" office:time-value="PT1085157H3M29S" table:formula="of:=[Latency_ns_100Mbps_steps.$D211]-[.C211]" table:style-name="ce2">
            <text:p>03:29</text:p>
          </table:table-cell>
          <table:table-cell table:style-name="ce7"/>
          <table:table-cell office:value-type="float" office:value="120543" table:style-name="ce6">
            <text:p>120543</text:p>
          </table:table-cell>
          <table:table-cell table:style-name="ce7"/>
          <table:table-cell office:value-type="float" office:value="119268" table:style-name="ce1">
            <text:p>119268</text:p>
          </table:table-cell>
          <table:table-cell table:style-name="ce7"/>
          <table:table-cell office:value-type="float" office:value="120295" table:style-name="ce4">
            <text:p>120295</text:p>
          </table:table-cell>
          <table:table-cell table:style-name="ce7"/>
          <table:table-cell office:value-type="float" office:value="119829.5" table:formula="of:=AVERAGE([.E211];[.I211];[.K211];[.M211])" table:style-name="ce11">
            <text:p>11983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47S" table:style-name="ce9">
            <text:p>55:47</text:p>
          </table:table-cell>
          <table:table-cell office:value-type="float" office:value="119108" table:style-name="ce10">
            <text:p>119108</text:p>
          </table:table-cell>
          <table:table-cell table:style-name="ce7"/>
          <table:table-cell office:value-type="time" office:time-value="PT1085157H3M30S" table:formula="of:=[Latency_ns_100Mbps_steps.$D212]-[.C212]" table:style-name="ce2">
            <text:p>03:30</text:p>
          </table:table-cell>
          <table:table-cell table:style-name="ce7"/>
          <table:table-cell office:value-type="float" office:value="119997" table:style-name="ce6">
            <text:p>119997</text:p>
          </table:table-cell>
          <table:table-cell table:style-name="ce7"/>
          <table:table-cell office:value-type="float" office:value="119298" table:style-name="ce1">
            <text:p>119298</text:p>
          </table:table-cell>
          <table:table-cell table:style-name="ce7"/>
          <table:table-cell office:value-type="float" office:value="120106" table:style-name="ce4">
            <text:p>120106</text:p>
          </table:table-cell>
          <table:table-cell table:style-name="ce7"/>
          <table:table-cell office:value-type="float" office:value="119627.25" table:formula="of:=AVERAGE([.E212];[.I212];[.K212];[.M212])" table:style-name="ce11">
            <text:p>11962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48S" table:style-name="ce9">
            <text:p>55:48</text:p>
          </table:table-cell>
          <table:table-cell office:value-type="float" office:value="119187" table:style-name="ce10">
            <text:p>119187</text:p>
          </table:table-cell>
          <table:table-cell table:style-name="ce7"/>
          <table:table-cell office:value-type="time" office:time-value="PT1085157H3M31S" table:formula="of:=[Latency_ns_100Mbps_steps.$D213]-[.C213]" table:style-name="ce2">
            <text:p>03:31</text:p>
          </table:table-cell>
          <table:table-cell table:style-name="ce7"/>
          <table:table-cell office:value-type="float" office:value="119838" table:style-name="ce6">
            <text:p>119838</text:p>
          </table:table-cell>
          <table:table-cell table:style-name="ce7"/>
          <table:table-cell office:value-type="float" office:value="119616" table:style-name="ce1">
            <text:p>119616</text:p>
          </table:table-cell>
          <table:table-cell table:style-name="ce7"/>
          <table:table-cell office:value-type="float" office:value="119557" table:style-name="ce4">
            <text:p>119557</text:p>
          </table:table-cell>
          <table:table-cell table:style-name="ce7"/>
          <table:table-cell office:value-type="float" office:value="119549.5" table:formula="of:=AVERAGE([.E213];[.I213];[.K213];[.M213])" table:style-name="ce11">
            <text:p>11955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49S" table:style-name="ce9">
            <text:p>55:49</text:p>
          </table:table-cell>
          <table:table-cell office:value-type="float" office:value="120082" table:style-name="ce10">
            <text:p>120082</text:p>
          </table:table-cell>
          <table:table-cell table:style-name="ce7"/>
          <table:table-cell office:value-type="time" office:time-value="PT1085157H3M32S" table:formula="of:=[Latency_ns_100Mbps_steps.$D214]-[.C214]" table:style-name="ce2">
            <text:p>03:32</text:p>
          </table:table-cell>
          <table:table-cell table:style-name="ce7"/>
          <table:table-cell office:value-type="float" office:value="119399" table:style-name="ce6">
            <text:p>119399</text:p>
          </table:table-cell>
          <table:table-cell table:style-name="ce7"/>
          <table:table-cell office:value-type="float" office:value="119704" table:style-name="ce1">
            <text:p>119704</text:p>
          </table:table-cell>
          <table:table-cell table:style-name="ce7"/>
          <table:table-cell office:value-type="float" office:value="120345" table:style-name="ce4">
            <text:p>120345</text:p>
          </table:table-cell>
          <table:table-cell table:style-name="ce7"/>
          <table:table-cell office:value-type="float" office:value="119882.5" table:formula="of:=AVERAGE([.E214];[.I214];[.K214];[.M214])" table:style-name="ce11">
            <text:p>11988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50S" table:style-name="ce9">
            <text:p>55:50</text:p>
          </table:table-cell>
          <table:table-cell office:value-type="float" office:value="121179" table:style-name="ce10">
            <text:p>121179</text:p>
          </table:table-cell>
          <table:table-cell table:style-name="ce7"/>
          <table:table-cell office:value-type="time" office:time-value="PT1085157H3M33S" table:formula="of:=[Latency_ns_100Mbps_steps.$D215]-[.C215]" table:style-name="ce2">
            <text:p>03:33</text:p>
          </table:table-cell>
          <table:table-cell table:style-name="ce7"/>
          <table:table-cell office:value-type="float" office:value="119767" table:style-name="ce6">
            <text:p>119767</text:p>
          </table:table-cell>
          <table:table-cell table:style-name="ce7"/>
          <table:table-cell office:value-type="float" office:value="119400" table:style-name="ce1">
            <text:p>119400</text:p>
          </table:table-cell>
          <table:table-cell table:style-name="ce7"/>
          <table:table-cell office:value-type="float" office:value="120025" table:style-name="ce4">
            <text:p>120025</text:p>
          </table:table-cell>
          <table:table-cell table:style-name="ce7"/>
          <table:table-cell office:value-type="float" office:value="120092.75" table:formula="of:=AVERAGE([.E215];[.I215];[.K215];[.M215])" table:style-name="ce11">
            <text:p>12009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51S" table:style-name="ce9">
            <text:p>55:51</text:p>
          </table:table-cell>
          <table:table-cell office:value-type="float" office:value="119563" table:style-name="ce10">
            <text:p>119563</text:p>
          </table:table-cell>
          <table:table-cell table:style-name="ce7"/>
          <table:table-cell office:value-type="time" office:time-value="PT1085157H3M34S" table:formula="of:=[Latency_ns_100Mbps_steps.$D216]-[.C216]" table:style-name="ce2">
            <text:p>03:34</text:p>
          </table:table-cell>
          <table:table-cell table:style-name="ce7"/>
          <table:table-cell office:value-type="float" office:value="119427" table:style-name="ce6">
            <text:p>119427</text:p>
          </table:table-cell>
          <table:table-cell table:style-name="ce7"/>
          <table:table-cell office:value-type="float" office:value="119798" table:style-name="ce1">
            <text:p>119798</text:p>
          </table:table-cell>
          <table:table-cell table:style-name="ce7"/>
          <table:table-cell office:value-type="float" office:value="119842" table:style-name="ce4">
            <text:p>119842</text:p>
          </table:table-cell>
          <table:table-cell table:style-name="ce7"/>
          <table:table-cell office:value-type="float" office:value="119657.5" table:formula="of:=AVERAGE([.E216];[.I216];[.K216];[.M216])" table:style-name="ce11">
            <text:p>11965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52S" table:style-name="ce9">
            <text:p>55:52</text:p>
          </table:table-cell>
          <table:table-cell office:value-type="float" office:value="119533" table:style-name="ce10">
            <text:p>119533</text:p>
          </table:table-cell>
          <table:table-cell table:style-name="ce7"/>
          <table:table-cell office:value-type="time" office:time-value="PT1085157H3M35S" table:formula="of:=[Latency_ns_100Mbps_steps.$D217]-[.C217]" table:style-name="ce2">
            <text:p>03:35</text:p>
          </table:table-cell>
          <table:table-cell table:style-name="ce7"/>
          <table:table-cell office:value-type="float" office:value="119555" table:style-name="ce6">
            <text:p>119555</text:p>
          </table:table-cell>
          <table:table-cell table:style-name="ce7"/>
          <table:table-cell office:value-type="float" office:value="119598" table:style-name="ce1">
            <text:p>119598</text:p>
          </table:table-cell>
          <table:table-cell table:style-name="ce7"/>
          <table:table-cell office:value-type="float" office:value="119703" table:style-name="ce4">
            <text:p>119703</text:p>
          </table:table-cell>
          <table:table-cell table:style-name="ce7"/>
          <table:table-cell office:value-type="float" office:value="119597.25" table:formula="of:=AVERAGE([.E217];[.I217];[.K217];[.M217])" table:style-name="ce11">
            <text:p>11959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53S" table:style-name="ce9">
            <text:p>55:53</text:p>
          </table:table-cell>
          <table:table-cell office:value-type="float" office:value="119627" table:style-name="ce10">
            <text:p>119627</text:p>
          </table:table-cell>
          <table:table-cell table:style-name="ce7"/>
          <table:table-cell office:value-type="time" office:time-value="PT1085157H3M36S" table:formula="of:=[Latency_ns_100Mbps_steps.$D218]-[.C218]" table:style-name="ce2">
            <text:p>03:36</text:p>
          </table:table-cell>
          <table:table-cell table:style-name="ce7"/>
          <table:table-cell office:value-type="float" office:value="119561" table:style-name="ce6">
            <text:p>119561</text:p>
          </table:table-cell>
          <table:table-cell table:style-name="ce7"/>
          <table:table-cell office:value-type="float" office:value="119705" table:style-name="ce1">
            <text:p>119705</text:p>
          </table:table-cell>
          <table:table-cell table:style-name="ce7"/>
          <table:table-cell office:value-type="float" office:value="119853" table:style-name="ce4">
            <text:p>119853</text:p>
          </table:table-cell>
          <table:table-cell table:style-name="ce7"/>
          <table:table-cell office:value-type="float" office:value="119686.5" table:formula="of:=AVERAGE([.E218];[.I218];[.K218];[.M218])" table:style-name="ce11">
            <text:p>11968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54S" table:style-name="ce9">
            <text:p>55:54</text:p>
          </table:table-cell>
          <table:table-cell office:value-type="float" office:value="121336" table:style-name="ce10">
            <text:p>121336</text:p>
          </table:table-cell>
          <table:table-cell table:style-name="ce7"/>
          <table:table-cell office:value-type="time" office:time-value="PT1085157H3M37S" table:formula="of:=[Latency_ns_100Mbps_steps.$D219]-[.C219]" table:style-name="ce2">
            <text:p>03:37</text:p>
          </table:table-cell>
          <table:table-cell table:style-name="ce7"/>
          <table:table-cell office:value-type="float" office:value="119362" table:style-name="ce6">
            <text:p>119362</text:p>
          </table:table-cell>
          <table:table-cell table:style-name="ce7"/>
          <table:table-cell office:value-type="float" office:value="119405" table:style-name="ce1">
            <text:p>119405</text:p>
          </table:table-cell>
          <table:table-cell table:style-name="ce7"/>
          <table:table-cell office:value-type="float" office:value="119879" table:style-name="ce4">
            <text:p>119879</text:p>
          </table:table-cell>
          <table:table-cell table:style-name="ce7"/>
          <table:table-cell office:value-type="float" office:value="119995.5" table:formula="of:=AVERAGE([.E219];[.I219];[.K219];[.M219])" table:style-name="ce11">
            <text:p>11999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55S" table:style-name="ce9">
            <text:p>55:55</text:p>
          </table:table-cell>
          <table:table-cell office:value-type="float" office:value="119411" table:style-name="ce10">
            <text:p>119411</text:p>
          </table:table-cell>
          <table:table-cell table:style-name="ce7"/>
          <table:table-cell office:value-type="time" office:time-value="PT1085157H3M38S" table:formula="of:=[Latency_ns_100Mbps_steps.$D220]-[.C220]" table:style-name="ce2">
            <text:p>03:38</text:p>
          </table:table-cell>
          <table:table-cell table:style-name="ce7"/>
          <table:table-cell office:value-type="float" office:value="119847" table:style-name="ce6">
            <text:p>119847</text:p>
          </table:table-cell>
          <table:table-cell table:style-name="ce7"/>
          <table:table-cell office:value-type="float" office:value="119636" table:style-name="ce1">
            <text:p>119636</text:p>
          </table:table-cell>
          <table:table-cell table:style-name="ce7"/>
          <table:table-cell office:value-type="float" office:value="119502" table:style-name="ce4">
            <text:p>119502</text:p>
          </table:table-cell>
          <table:table-cell table:style-name="ce7"/>
          <table:table-cell office:value-type="float" office:value="119599" table:formula="of:=AVERAGE([.E220];[.I220];[.K220];[.M220])" table:style-name="ce11">
            <text:p>11959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56S" table:style-name="ce9">
            <text:p>55:56</text:p>
          </table:table-cell>
          <table:table-cell office:value-type="float" office:value="120551" table:style-name="ce10">
            <text:p>120551</text:p>
          </table:table-cell>
          <table:table-cell table:style-name="ce7"/>
          <table:table-cell office:value-type="time" office:time-value="PT1085157H3M39S" table:formula="of:=[Latency_ns_100Mbps_steps.$D221]-[.C221]" table:style-name="ce2">
            <text:p>03:39</text:p>
          </table:table-cell>
          <table:table-cell table:style-name="ce7"/>
          <table:table-cell office:value-type="float" office:value="119699" table:style-name="ce6">
            <text:p>119699</text:p>
          </table:table-cell>
          <table:table-cell table:style-name="ce7"/>
          <table:table-cell office:value-type="float" office:value="119158" table:style-name="ce1">
            <text:p>119158</text:p>
          </table:table-cell>
          <table:table-cell table:style-name="ce7"/>
          <table:table-cell office:value-type="float" office:value="119353" table:style-name="ce4">
            <text:p>119353</text:p>
          </table:table-cell>
          <table:table-cell table:style-name="ce7"/>
          <table:table-cell office:value-type="float" office:value="119690.25" table:formula="of:=AVERAGE([.E221];[.I221];[.K221];[.M221])" table:style-name="ce11">
            <text:p>11969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57S" table:style-name="ce9">
            <text:p>55:57</text:p>
          </table:table-cell>
          <table:table-cell office:value-type="float" office:value="120519" table:style-name="ce10">
            <text:p>120519</text:p>
          </table:table-cell>
          <table:table-cell table:style-name="ce7"/>
          <table:table-cell office:value-type="time" office:time-value="PT1085157H3M40S" table:formula="of:=[Latency_ns_100Mbps_steps.$D222]-[.C222]" table:style-name="ce2">
            <text:p>03:40</text:p>
          </table:table-cell>
          <table:table-cell table:style-name="ce7"/>
          <table:table-cell office:value-type="float" office:value="119670" table:style-name="ce6">
            <text:p>119670</text:p>
          </table:table-cell>
          <table:table-cell table:style-name="ce7"/>
          <table:table-cell office:value-type="float" office:value="119347" table:style-name="ce1">
            <text:p>119347</text:p>
          </table:table-cell>
          <table:table-cell table:style-name="ce7"/>
          <table:table-cell office:value-type="float" office:value="119205" table:style-name="ce4">
            <text:p>119205</text:p>
          </table:table-cell>
          <table:table-cell table:style-name="ce7"/>
          <table:table-cell office:value-type="float" office:value="119685.25" table:formula="of:=AVERAGE([.E222];[.I222];[.K222];[.M222])" table:style-name="ce11">
            <text:p>11968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58S" table:style-name="ce9">
            <text:p>55:58</text:p>
          </table:table-cell>
          <table:table-cell office:value-type="float" office:value="121078" table:style-name="ce10">
            <text:p>121078</text:p>
          </table:table-cell>
          <table:table-cell table:style-name="ce7"/>
          <table:table-cell office:value-type="time" office:time-value="PT1085157H3M41S" table:formula="of:=[Latency_ns_100Mbps_steps.$D223]-[.C223]" table:style-name="ce2">
            <text:p>03:41</text:p>
          </table:table-cell>
          <table:table-cell table:style-name="ce7"/>
          <table:table-cell office:value-type="float" office:value="119439" table:style-name="ce6">
            <text:p>119439</text:p>
          </table:table-cell>
          <table:table-cell table:style-name="ce7"/>
          <table:table-cell office:value-type="float" office:value="120084" table:style-name="ce1">
            <text:p>120084</text:p>
          </table:table-cell>
          <table:table-cell table:style-name="ce7"/>
          <table:table-cell office:value-type="float" office:value="119290" table:style-name="ce4">
            <text:p>119290</text:p>
          </table:table-cell>
          <table:table-cell table:style-name="ce7"/>
          <table:table-cell office:value-type="float" office:value="119972.75" table:formula="of:=AVERAGE([.E223];[.I223];[.K223];[.M223])" table:style-name="ce11">
            <text:p>11997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5M59S" table:style-name="ce9">
            <text:p>55:59</text:p>
          </table:table-cell>
          <table:table-cell office:value-type="float" office:value="121089" table:style-name="ce10">
            <text:p>121089</text:p>
          </table:table-cell>
          <table:table-cell table:style-name="ce7"/>
          <table:table-cell office:value-type="time" office:time-value="PT1085157H3M42S" table:formula="of:=[Latency_ns_100Mbps_steps.$D224]-[.C224]" table:style-name="ce2">
            <text:p>03:42</text:p>
          </table:table-cell>
          <table:table-cell table:style-name="ce7"/>
          <table:table-cell office:value-type="float" office:value="119401" table:style-name="ce6">
            <text:p>119401</text:p>
          </table:table-cell>
          <table:table-cell table:style-name="ce7"/>
          <table:table-cell office:value-type="float" office:value="119061" table:style-name="ce1">
            <text:p>119061</text:p>
          </table:table-cell>
          <table:table-cell table:style-name="ce7"/>
          <table:table-cell office:value-type="float" office:value="120398" table:style-name="ce4">
            <text:p>120398</text:p>
          </table:table-cell>
          <table:table-cell table:style-name="ce7"/>
          <table:table-cell office:value-type="float" office:value="119987.25" table:formula="of:=AVERAGE([.E224];[.I224];[.K224];[.M224])" table:style-name="ce11">
            <text:p>11998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0S" table:style-name="ce9">
            <text:p>56:00</text:p>
          </table:table-cell>
          <table:table-cell office:value-type="float" office:value="121205" table:style-name="ce10">
            <text:p>121205</text:p>
          </table:table-cell>
          <table:table-cell table:style-name="ce7"/>
          <table:table-cell office:value-type="time" office:time-value="PT1085157H3M43S" table:formula="of:=[Latency_ns_100Mbps_steps.$D225]-[.C225]" table:style-name="ce2">
            <text:p>03:43</text:p>
          </table:table-cell>
          <table:table-cell table:style-name="ce7"/>
          <table:table-cell office:value-type="float" office:value="119698" table:style-name="ce6">
            <text:p>119698</text:p>
          </table:table-cell>
          <table:table-cell table:style-name="ce7"/>
          <table:table-cell office:value-type="float" office:value="120491" table:style-name="ce1">
            <text:p>120491</text:p>
          </table:table-cell>
          <table:table-cell table:style-name="ce7"/>
          <table:table-cell office:value-type="float" office:value="119839" table:style-name="ce4">
            <text:p>119839</text:p>
          </table:table-cell>
          <table:table-cell table:style-name="ce7"/>
          <table:table-cell office:value-type="float" office:value="120308.25" table:formula="of:=AVERAGE([.E225];[.I225];[.K225];[.M225])" table:style-name="ce11">
            <text:p>12030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1S" table:style-name="ce9">
            <text:p>56:01</text:p>
          </table:table-cell>
          <table:table-cell office:value-type="float" office:value="120839" table:style-name="ce10">
            <text:p>120839</text:p>
          </table:table-cell>
          <table:table-cell table:style-name="ce7"/>
          <table:table-cell office:value-type="time" office:time-value="PT1085157H3M44S" table:formula="of:=[Latency_ns_100Mbps_steps.$D226]-[.C226]" table:style-name="ce2">
            <text:p>03:44</text:p>
          </table:table-cell>
          <table:table-cell table:style-name="ce7"/>
          <table:table-cell office:value-type="float" office:value="119620" table:style-name="ce6">
            <text:p>119620</text:p>
          </table:table-cell>
          <table:table-cell table:style-name="ce7"/>
          <table:table-cell office:value-type="float" office:value="120575" table:style-name="ce1">
            <text:p>120575</text:p>
          </table:table-cell>
          <table:table-cell table:style-name="ce7"/>
          <table:table-cell office:value-type="float" office:value="121770" table:style-name="ce4">
            <text:p>121770</text:p>
          </table:table-cell>
          <table:table-cell table:style-name="ce7"/>
          <table:table-cell office:value-type="float" office:value="120701" table:formula="of:=AVERAGE([.E226];[.I226];[.K226];[.M226])" table:style-name="ce11">
            <text:p>12070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2S" table:style-name="ce9">
            <text:p>56:02</text:p>
          </table:table-cell>
          <table:table-cell office:value-type="float" office:value="119365" table:style-name="ce10">
            <text:p>119365</text:p>
          </table:table-cell>
          <table:table-cell table:style-name="ce7"/>
          <table:table-cell office:value-type="time" office:time-value="PT1085157H3M45S" table:formula="of:=[Latency_ns_100Mbps_steps.$D227]-[.C227]" table:style-name="ce2">
            <text:p>03:45</text:p>
          </table:table-cell>
          <table:table-cell table:style-name="ce7"/>
          <table:table-cell office:value-type="float" office:value="119370" table:style-name="ce6">
            <text:p>119370</text:p>
          </table:table-cell>
          <table:table-cell table:style-name="ce7"/>
          <table:table-cell office:value-type="float" office:value="120577" table:style-name="ce1">
            <text:p>120577</text:p>
          </table:table-cell>
          <table:table-cell table:style-name="ce7"/>
          <table:table-cell office:value-type="float" office:value="119648" table:style-name="ce4">
            <text:p>119648</text:p>
          </table:table-cell>
          <table:table-cell table:style-name="ce7"/>
          <table:table-cell office:value-type="float" office:value="119740" table:formula="of:=AVERAGE([.E227];[.I227];[.K227];[.M227])" table:style-name="ce11">
            <text:p>11974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3S" table:style-name="ce9">
            <text:p>56:03</text:p>
          </table:table-cell>
          <table:table-cell office:value-type="float" office:value="119841" table:style-name="ce10">
            <text:p>119841</text:p>
          </table:table-cell>
          <table:table-cell table:style-name="ce7"/>
          <table:table-cell office:value-type="time" office:time-value="PT1085157H3M46S" table:formula="of:=[Latency_ns_100Mbps_steps.$D228]-[.C228]" table:style-name="ce2">
            <text:p>03:46</text:p>
          </table:table-cell>
          <table:table-cell table:style-name="ce7"/>
          <table:table-cell office:value-type="float" office:value="119250" table:style-name="ce6">
            <text:p>119250</text:p>
          </table:table-cell>
          <table:table-cell table:style-name="ce7"/>
          <table:table-cell office:value-type="float" office:value="121298" table:style-name="ce1">
            <text:p>121298</text:p>
          </table:table-cell>
          <table:table-cell table:style-name="ce7"/>
          <table:table-cell office:value-type="float" office:value="119501" table:style-name="ce4">
            <text:p>119501</text:p>
          </table:table-cell>
          <table:table-cell table:style-name="ce7"/>
          <table:table-cell office:value-type="float" office:value="119972.5" table:formula="of:=AVERAGE([.E228];[.I228];[.K228];[.M228])" table:style-name="ce11">
            <text:p>11997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4S" table:style-name="ce9">
            <text:p>56:04</text:p>
          </table:table-cell>
          <table:table-cell office:value-type="float" office:value="119332" table:style-name="ce10">
            <text:p>119332</text:p>
          </table:table-cell>
          <table:table-cell table:style-name="ce7"/>
          <table:table-cell office:value-type="time" office:time-value="PT1085157H3M47S" table:formula="of:=[Latency_ns_100Mbps_steps.$D229]-[.C229]" table:style-name="ce2">
            <text:p>03:47</text:p>
          </table:table-cell>
          <table:table-cell table:style-name="ce7"/>
          <table:table-cell office:value-type="float" office:value="119871" table:style-name="ce6">
            <text:p>119871</text:p>
          </table:table-cell>
          <table:table-cell table:style-name="ce7"/>
          <table:table-cell office:value-type="float" office:value="120453" table:style-name="ce1">
            <text:p>120453</text:p>
          </table:table-cell>
          <table:table-cell table:style-name="ce7"/>
          <table:table-cell office:value-type="float" office:value="119645" table:style-name="ce4">
            <text:p>119645</text:p>
          </table:table-cell>
          <table:table-cell table:style-name="ce7"/>
          <table:table-cell office:value-type="float" office:value="119825.25" table:formula="of:=AVERAGE([.E229];[.I229];[.K229];[.M229])" table:style-name="ce11">
            <text:p>11982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5S" table:style-name="ce9">
            <text:p>56:05</text:p>
          </table:table-cell>
          <table:table-cell office:value-type="float" office:value="119746" table:style-name="ce10">
            <text:p>119746</text:p>
          </table:table-cell>
          <table:table-cell table:style-name="ce7"/>
          <table:table-cell office:value-type="time" office:time-value="PT1085157H3M48S" table:formula="of:=[Latency_ns_100Mbps_steps.$D230]-[.C230]" table:style-name="ce2">
            <text:p>03:48</text:p>
          </table:table-cell>
          <table:table-cell table:style-name="ce7"/>
          <table:table-cell office:value-type="float" office:value="120795" table:style-name="ce6">
            <text:p>120795</text:p>
          </table:table-cell>
          <table:table-cell table:style-name="ce7"/>
          <table:table-cell office:value-type="float" office:value="120085" table:style-name="ce1">
            <text:p>120085</text:p>
          </table:table-cell>
          <table:table-cell table:style-name="ce7"/>
          <table:table-cell office:value-type="float" office:value="119216" table:style-name="ce4">
            <text:p>119216</text:p>
          </table:table-cell>
          <table:table-cell table:style-name="ce7"/>
          <table:table-cell office:value-type="float" office:value="119960.5" table:formula="of:=AVERAGE([.E230];[.I230];[.K230];[.M230])" table:style-name="ce11">
            <text:p>11996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6S" table:style-name="ce9">
            <text:p>56:06</text:p>
          </table:table-cell>
          <table:table-cell office:value-type="float" office:value="119506" table:style-name="ce10">
            <text:p>119506</text:p>
          </table:table-cell>
          <table:table-cell table:style-name="ce7"/>
          <table:table-cell office:value-type="time" office:time-value="PT1085157H3M49S" table:formula="of:=[Latency_ns_100Mbps_steps.$D231]-[.C231]" table:style-name="ce2">
            <text:p>03:49</text:p>
          </table:table-cell>
          <table:table-cell table:style-name="ce7"/>
          <table:table-cell office:value-type="float" office:value="121009" table:style-name="ce6">
            <text:p>121009</text:p>
          </table:table-cell>
          <table:table-cell table:style-name="ce7"/>
          <table:table-cell office:value-type="float" office:value="119927" table:style-name="ce1">
            <text:p>119927</text:p>
          </table:table-cell>
          <table:table-cell table:style-name="ce7"/>
          <table:table-cell office:value-type="float" office:value="119236" table:style-name="ce4">
            <text:p>119236</text:p>
          </table:table-cell>
          <table:table-cell table:style-name="ce7"/>
          <table:table-cell office:value-type="float" office:value="119919.5" table:formula="of:=AVERAGE([.E231];[.I231];[.K231];[.M231])" table:style-name="ce11">
            <text:p>11992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7S" table:style-name="ce9">
            <text:p>56:07</text:p>
          </table:table-cell>
          <table:table-cell office:value-type="float" office:value="119892" table:style-name="ce10">
            <text:p>119892</text:p>
          </table:table-cell>
          <table:table-cell table:style-name="ce7"/>
          <table:table-cell office:value-type="time" office:time-value="PT1085157H3M50S" table:formula="of:=[Latency_ns_100Mbps_steps.$D232]-[.C232]" table:style-name="ce2">
            <text:p>03:50</text:p>
          </table:table-cell>
          <table:table-cell table:style-name="ce7"/>
          <table:table-cell office:value-type="float" office:value="120186" table:style-name="ce6">
            <text:p>120186</text:p>
          </table:table-cell>
          <table:table-cell table:style-name="ce7"/>
          <table:table-cell office:value-type="float" office:value="119654" table:style-name="ce1">
            <text:p>119654</text:p>
          </table:table-cell>
          <table:table-cell table:style-name="ce7"/>
          <table:table-cell office:value-type="float" office:value="119290" table:style-name="ce4">
            <text:p>119290</text:p>
          </table:table-cell>
          <table:table-cell table:style-name="ce7"/>
          <table:table-cell office:value-type="float" office:value="119755.5" table:formula="of:=AVERAGE([.E232];[.I232];[.K232];[.M232])" table:style-name="ce11">
            <text:p>11975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8S" table:style-name="ce9">
            <text:p>56:08</text:p>
          </table:table-cell>
          <table:table-cell office:value-type="float" office:value="120092" table:style-name="ce10">
            <text:p>120092</text:p>
          </table:table-cell>
          <table:table-cell table:style-name="ce7"/>
          <table:table-cell office:value-type="time" office:time-value="PT1085157H3M51S" table:formula="of:=[Latency_ns_100Mbps_steps.$D233]-[.C233]" table:style-name="ce2">
            <text:p>03:51</text:p>
          </table:table-cell>
          <table:table-cell table:style-name="ce7"/>
          <table:table-cell office:value-type="float" office:value="119064" table:style-name="ce6">
            <text:p>119064</text:p>
          </table:table-cell>
          <table:table-cell table:style-name="ce7"/>
          <table:table-cell office:value-type="float" office:value="119250" table:style-name="ce1">
            <text:p>119250</text:p>
          </table:table-cell>
          <table:table-cell table:style-name="ce7"/>
          <table:table-cell office:value-type="float" office:value="119727" table:style-name="ce4">
            <text:p>119727</text:p>
          </table:table-cell>
          <table:table-cell table:style-name="ce7"/>
          <table:table-cell office:value-type="float" office:value="119533.25" table:formula="of:=AVERAGE([.E233];[.I233];[.K233];[.M233])" table:style-name="ce11">
            <text:p>11953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9S" table:style-name="ce9">
            <text:p>56:09</text:p>
          </table:table-cell>
          <table:table-cell office:value-type="float" office:value="121202" table:style-name="ce10">
            <text:p>121202</text:p>
          </table:table-cell>
          <table:table-cell table:style-name="ce7"/>
          <table:table-cell office:value-type="time" office:time-value="PT1085157H3M52S" table:formula="of:=[Latency_ns_100Mbps_steps.$D234]-[.C234]" table:style-name="ce2">
            <text:p>03:52</text:p>
          </table:table-cell>
          <table:table-cell table:style-name="ce7"/>
          <table:table-cell office:value-type="float" office:value="119478" table:style-name="ce6">
            <text:p>119478</text:p>
          </table:table-cell>
          <table:table-cell table:style-name="ce7"/>
          <table:table-cell office:value-type="float" office:value="119269" table:style-name="ce1">
            <text:p>119269</text:p>
          </table:table-cell>
          <table:table-cell table:style-name="ce7"/>
          <table:table-cell office:value-type="float" office:value="119975" table:style-name="ce4">
            <text:p>119975</text:p>
          </table:table-cell>
          <table:table-cell table:style-name="ce7"/>
          <table:table-cell office:value-type="float" office:value="119981" table:formula="of:=AVERAGE([.E234];[.I234];[.K234];[.M234])" table:style-name="ce11">
            <text:p>11998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10S" table:style-name="ce9">
            <text:p>56:10</text:p>
          </table:table-cell>
          <table:table-cell office:value-type="float" office:value="120670" table:style-name="ce10">
            <text:p>120670</text:p>
          </table:table-cell>
          <table:table-cell table:style-name="ce7"/>
          <table:table-cell office:value-type="time" office:time-value="PT1085157H3M53S" table:formula="of:=[Latency_ns_100Mbps_steps.$D235]-[.C235]" table:style-name="ce2">
            <text:p>03:53</text:p>
          </table:table-cell>
          <table:table-cell table:style-name="ce7"/>
          <table:table-cell office:value-type="float" office:value="119181" table:style-name="ce6">
            <text:p>119181</text:p>
          </table:table-cell>
          <table:table-cell table:style-name="ce7"/>
          <table:table-cell office:value-type="float" office:value="119235" table:style-name="ce1">
            <text:p>119235</text:p>
          </table:table-cell>
          <table:table-cell table:style-name="ce7"/>
          <table:table-cell office:value-type="float" office:value="120232" table:style-name="ce4">
            <text:p>120232</text:p>
          </table:table-cell>
          <table:table-cell table:style-name="ce7"/>
          <table:table-cell office:value-type="float" office:value="119829.5" table:formula="of:=AVERAGE([.E235];[.I235];[.K235];[.M235])" table:style-name="ce11">
            <text:p>11983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11S" table:style-name="ce9">
            <text:p>56:11</text:p>
          </table:table-cell>
          <table:table-cell office:value-type="float" office:value="121294" table:style-name="ce10">
            <text:p>121294</text:p>
          </table:table-cell>
          <table:table-cell table:style-name="ce7"/>
          <table:table-cell office:value-type="time" office:time-value="PT1085157H3M54S" table:formula="of:=[Latency_ns_100Mbps_steps.$D236]-[.C236]" table:style-name="ce2">
            <text:p>03:54</text:p>
          </table:table-cell>
          <table:table-cell table:style-name="ce7"/>
          <table:table-cell office:value-type="float" office:value="119191" table:style-name="ce6">
            <text:p>119191</text:p>
          </table:table-cell>
          <table:table-cell table:style-name="ce7"/>
          <table:table-cell office:value-type="float" office:value="119272" table:style-name="ce1">
            <text:p>119272</text:p>
          </table:table-cell>
          <table:table-cell table:style-name="ce7"/>
          <table:table-cell office:value-type="float" office:value="120876" table:style-name="ce4">
            <text:p>120876</text:p>
          </table:table-cell>
          <table:table-cell table:style-name="ce7"/>
          <table:table-cell office:value-type="float" office:value="120158.25" table:formula="of:=AVERAGE([.E236];[.I236];[.K236];[.M236])" table:style-name="ce11">
            <text:p>12015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12S" table:style-name="ce9">
            <text:p>56:12</text:p>
          </table:table-cell>
          <table:table-cell office:value-type="float" office:value="120594" table:style-name="ce10">
            <text:p>120594</text:p>
          </table:table-cell>
          <table:table-cell table:style-name="ce7"/>
          <table:table-cell office:value-type="time" office:time-value="PT1085157H3M55S" table:formula="of:=[Latency_ns_100Mbps_steps.$D237]-[.C237]" table:style-name="ce2">
            <text:p>03:55</text:p>
          </table:table-cell>
          <table:table-cell table:style-name="ce7"/>
          <table:table-cell office:value-type="float" office:value="119219" table:style-name="ce6">
            <text:p>119219</text:p>
          </table:table-cell>
          <table:table-cell table:style-name="ce7"/>
          <table:table-cell office:value-type="float" office:value="119874" table:style-name="ce1">
            <text:p>119874</text:p>
          </table:table-cell>
          <table:table-cell table:style-name="ce7"/>
          <table:table-cell office:value-type="float" office:value="120495" table:style-name="ce4">
            <text:p>120495</text:p>
          </table:table-cell>
          <table:table-cell table:style-name="ce7"/>
          <table:table-cell office:value-type="float" office:value="120045.5" table:formula="of:=AVERAGE([.E237];[.I237];[.K237];[.M237])" table:style-name="ce11">
            <text:p>12004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13S" table:style-name="ce9">
            <text:p>56:13</text:p>
          </table:table-cell>
          <table:table-cell office:value-type="float" office:value="120609" table:style-name="ce10">
            <text:p>120609</text:p>
          </table:table-cell>
          <table:table-cell table:style-name="ce7"/>
          <table:table-cell office:value-type="time" office:time-value="PT1085157H3M56S" table:formula="of:=[Latency_ns_100Mbps_steps.$D238]-[.C238]" table:style-name="ce2">
            <text:p>03:56</text:p>
          </table:table-cell>
          <table:table-cell table:style-name="ce7"/>
          <table:table-cell office:value-type="float" office:value="119435" table:style-name="ce6">
            <text:p>119435</text:p>
          </table:table-cell>
          <table:table-cell table:style-name="ce7"/>
          <table:table-cell office:value-type="float" office:value="120304" table:style-name="ce1">
            <text:p>120304</text:p>
          </table:table-cell>
          <table:table-cell table:style-name="ce7"/>
          <table:table-cell office:value-type="float" office:value="120050" table:style-name="ce4">
            <text:p>120050</text:p>
          </table:table-cell>
          <table:table-cell table:style-name="ce7"/>
          <table:table-cell office:value-type="float" office:value="120099.5" table:formula="of:=AVERAGE([.E238];[.I238];[.K238];[.M238])" table:style-name="ce11">
            <text:p>12010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14S" table:style-name="ce9">
            <text:p>56:14</text:p>
          </table:table-cell>
          <table:table-cell office:value-type="float" office:value="120335" table:style-name="ce10">
            <text:p>120335</text:p>
          </table:table-cell>
          <table:table-cell table:style-name="ce7"/>
          <table:table-cell office:value-type="time" office:time-value="PT1085157H3M57S" table:formula="of:=[Latency_ns_100Mbps_steps.$D239]-[.C239]" table:style-name="ce2">
            <text:p>03:57</text:p>
          </table:table-cell>
          <table:table-cell table:style-name="ce7"/>
          <table:table-cell office:value-type="float" office:value="119350" table:style-name="ce6">
            <text:p>119350</text:p>
          </table:table-cell>
          <table:table-cell table:style-name="ce7"/>
          <table:table-cell office:value-type="float" office:value="120189" table:style-name="ce1">
            <text:p>120189</text:p>
          </table:table-cell>
          <table:table-cell table:style-name="ce7"/>
          <table:table-cell office:value-type="float" office:value="119589" table:style-name="ce4">
            <text:p>119589</text:p>
          </table:table-cell>
          <table:table-cell table:style-name="ce7"/>
          <table:table-cell office:value-type="float" office:value="119865.75" table:formula="of:=AVERAGE([.E239];[.I239];[.K239];[.M239])" table:style-name="ce11">
            <text:p>11986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15S" table:style-name="ce9">
            <text:p>56:15</text:p>
          </table:table-cell>
          <table:table-cell office:value-type="float" office:value="120912" table:style-name="ce10">
            <text:p>120912</text:p>
          </table:table-cell>
          <table:table-cell table:style-name="ce7"/>
          <table:table-cell office:value-type="time" office:time-value="PT1085157H3M58S" table:formula="of:=[Latency_ns_100Mbps_steps.$D240]-[.C240]" table:style-name="ce2">
            <text:p>03:58</text:p>
          </table:table-cell>
          <table:table-cell table:style-name="ce7"/>
          <table:table-cell office:value-type="float" office:value="120041" table:style-name="ce6">
            <text:p>120041</text:p>
          </table:table-cell>
          <table:table-cell table:style-name="ce7"/>
          <table:table-cell office:value-type="float" office:value="121057" table:style-name="ce1">
            <text:p>121057</text:p>
          </table:table-cell>
          <table:table-cell table:style-name="ce7"/>
          <table:table-cell office:value-type="float" office:value="120810" table:style-name="ce4">
            <text:p>120810</text:p>
          </table:table-cell>
          <table:table-cell table:style-name="ce7"/>
          <table:table-cell office:value-type="float" office:value="120705" table:formula="of:=AVERAGE([.E240];[.I240];[.K240];[.M240])" table:style-name="ce11">
            <text:p>12070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16S" table:style-name="ce9">
            <text:p>56:16</text:p>
          </table:table-cell>
          <table:table-cell office:value-type="float" office:value="121573" table:style-name="ce10">
            <text:p>121573</text:p>
          </table:table-cell>
          <table:table-cell table:style-name="ce7"/>
          <table:table-cell office:value-type="time" office:time-value="PT1085157H3M59S" table:formula="of:=[Latency_ns_100Mbps_steps.$D241]-[.C241]" table:style-name="ce2">
            <text:p>03:59</text:p>
          </table:table-cell>
          <table:table-cell table:style-name="ce7"/>
          <table:table-cell office:value-type="float" office:value="120100" table:style-name="ce6">
            <text:p>120100</text:p>
          </table:table-cell>
          <table:table-cell table:style-name="ce7"/>
          <table:table-cell office:value-type="float" office:value="119631" table:style-name="ce1">
            <text:p>119631</text:p>
          </table:table-cell>
          <table:table-cell table:style-name="ce7"/>
          <table:table-cell office:value-type="float" office:value="121069" table:style-name="ce4">
            <text:p>121069</text:p>
          </table:table-cell>
          <table:table-cell table:style-name="ce7"/>
          <table:table-cell office:value-type="float" office:value="120593.25" table:formula="of:=AVERAGE([.E241];[.I241];[.K241];[.M241])" table:style-name="ce11">
            <text:p>12059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17S" table:style-name="ce9">
            <text:p>56:17</text:p>
          </table:table-cell>
          <table:table-cell office:value-type="float" office:value="121385" table:style-name="ce10">
            <text:p>121385</text:p>
          </table:table-cell>
          <table:table-cell table:style-name="ce7"/>
          <table:table-cell office:value-type="time" office:time-value="PT1085157H4M0S" table:formula="of:=[Latency_ns_100Mbps_steps.$D242]-[.C242]" table:style-name="ce2">
            <text:p>04:00</text:p>
          </table:table-cell>
          <table:table-cell table:style-name="ce7"/>
          <table:table-cell office:value-type="float" office:value="120036" table:style-name="ce6">
            <text:p>120036</text:p>
          </table:table-cell>
          <table:table-cell table:style-name="ce7"/>
          <table:table-cell office:value-type="float" office:value="120540" table:style-name="ce1">
            <text:p>120540</text:p>
          </table:table-cell>
          <table:table-cell table:style-name="ce7"/>
          <table:table-cell office:value-type="float" office:value="120889" table:style-name="ce4">
            <text:p>120889</text:p>
          </table:table-cell>
          <table:table-cell table:style-name="ce7"/>
          <table:table-cell office:value-type="float" office:value="120712.5" table:formula="of:=AVERAGE([.E242];[.I242];[.K242];[.M242])" table:style-name="ce11">
            <text:p>12071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18S" table:style-name="ce9">
            <text:p>56:18</text:p>
          </table:table-cell>
          <table:table-cell office:value-type="float" office:value="122345" table:style-name="ce10">
            <text:p>122345</text:p>
          </table:table-cell>
          <table:table-cell table:style-name="ce7"/>
          <table:table-cell office:value-type="time" office:time-value="PT1085157H4M1S" table:formula="of:=[Latency_ns_100Mbps_steps.$D243]-[.C243]" table:style-name="ce2">
            <text:p>04:01</text:p>
          </table:table-cell>
          <table:table-cell table:style-name="ce7"/>
          <table:table-cell office:value-type="float" office:value="120757" table:style-name="ce6">
            <text:p>120757</text:p>
          </table:table-cell>
          <table:table-cell table:style-name="ce7"/>
          <table:table-cell office:value-type="float" office:value="121666" table:style-name="ce1">
            <text:p>121666</text:p>
          </table:table-cell>
          <table:table-cell table:style-name="ce7"/>
          <table:table-cell office:value-type="float" office:value="120898" table:style-name="ce4">
            <text:p>120898</text:p>
          </table:table-cell>
          <table:table-cell table:style-name="ce7"/>
          <table:table-cell office:value-type="float" office:value="121416.5" table:formula="of:=AVERAGE([.E243];[.I243];[.K243];[.M243])" table:style-name="ce11">
            <text:p>12141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19S" table:style-name="ce9">
            <text:p>56:19</text:p>
          </table:table-cell>
          <table:table-cell office:value-type="float" office:value="122026" table:style-name="ce10">
            <text:p>122026</text:p>
          </table:table-cell>
          <table:table-cell table:style-name="ce7"/>
          <table:table-cell office:value-type="time" office:time-value="PT1085157H4M2S" table:formula="of:=[Latency_ns_100Mbps_steps.$D244]-[.C244]" table:style-name="ce2">
            <text:p>04:02</text:p>
          </table:table-cell>
          <table:table-cell table:style-name="ce7"/>
          <table:table-cell office:value-type="float" office:value="120225" table:style-name="ce6">
            <text:p>120225</text:p>
          </table:table-cell>
          <table:table-cell table:style-name="ce7"/>
          <table:table-cell office:value-type="float" office:value="121383" table:style-name="ce1">
            <text:p>121383</text:p>
          </table:table-cell>
          <table:table-cell table:style-name="ce7"/>
          <table:table-cell office:value-type="float" office:value="121856" table:style-name="ce4">
            <text:p>121856</text:p>
          </table:table-cell>
          <table:table-cell table:style-name="ce7"/>
          <table:table-cell office:value-type="float" office:value="121372.5" table:formula="of:=AVERAGE([.E244];[.I244];[.K244];[.M244])" table:style-name="ce11">
            <text:p>12137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20S" table:style-name="ce9">
            <text:p>56:20</text:p>
          </table:table-cell>
          <table:table-cell office:value-type="float" office:value="121285" table:style-name="ce10">
            <text:p>121285</text:p>
          </table:table-cell>
          <table:table-cell table:style-name="ce7"/>
          <table:table-cell office:value-type="time" office:time-value="PT1085157H4M3S" table:formula="of:=[Latency_ns_100Mbps_steps.$D245]-[.C245]" table:style-name="ce2">
            <text:p>04:03</text:p>
          </table:table-cell>
          <table:table-cell table:style-name="ce7"/>
          <table:table-cell office:value-type="float" office:value="121474" table:style-name="ce6">
            <text:p>121474</text:p>
          </table:table-cell>
          <table:table-cell table:style-name="ce7"/>
          <table:table-cell office:value-type="float" office:value="121119" table:style-name="ce1">
            <text:p>121119</text:p>
          </table:table-cell>
          <table:table-cell table:style-name="ce7"/>
          <table:table-cell office:value-type="float" office:value="120486" table:style-name="ce4">
            <text:p>120486</text:p>
          </table:table-cell>
          <table:table-cell table:style-name="ce7"/>
          <table:table-cell office:value-type="float" office:value="121091" table:formula="of:=AVERAGE([.E245];[.I245];[.K245];[.M245])" table:style-name="ce11">
            <text:p>12109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21S" table:style-name="ce9">
            <text:p>56:21</text:p>
          </table:table-cell>
          <table:table-cell office:value-type="float" office:value="120967" table:style-name="ce10">
            <text:p>120967</text:p>
          </table:table-cell>
          <table:table-cell table:style-name="ce7"/>
          <table:table-cell office:value-type="time" office:time-value="PT1085157H4M4S" table:formula="of:=[Latency_ns_100Mbps_steps.$D246]-[.C246]" table:style-name="ce2">
            <text:p>04:04</text:p>
          </table:table-cell>
          <table:table-cell table:style-name="ce7"/>
          <table:table-cell office:value-type="float" office:value="123867" table:style-name="ce6">
            <text:p>123867</text:p>
          </table:table-cell>
          <table:table-cell table:style-name="ce7"/>
          <table:table-cell office:value-type="float" office:value="122484" table:style-name="ce1">
            <text:p>122484</text:p>
          </table:table-cell>
          <table:table-cell table:style-name="ce7"/>
          <table:table-cell office:value-type="float" office:value="122462" table:style-name="ce4">
            <text:p>122462</text:p>
          </table:table-cell>
          <table:table-cell table:style-name="ce7"/>
          <table:table-cell office:value-type="float" office:value="122445" table:formula="of:=AVERAGE([.E246];[.I246];[.K246];[.M246])" table:style-name="ce11">
            <text:p>12244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22S" table:style-name="ce9">
            <text:p>56:22</text:p>
          </table:table-cell>
          <table:table-cell office:value-type="float" office:value="121900" table:style-name="ce10">
            <text:p>121900</text:p>
          </table:table-cell>
          <table:table-cell table:style-name="ce7"/>
          <table:table-cell office:value-type="time" office:time-value="PT1085157H4M5S" table:formula="of:=[Latency_ns_100Mbps_steps.$D247]-[.C247]" table:style-name="ce2">
            <text:p>04:05</text:p>
          </table:table-cell>
          <table:table-cell table:style-name="ce7"/>
          <table:table-cell office:value-type="float" office:value="120542" table:style-name="ce6">
            <text:p>120542</text:p>
          </table:table-cell>
          <table:table-cell table:style-name="ce7"/>
          <table:table-cell office:value-type="float" office:value="120972" table:style-name="ce1">
            <text:p>120972</text:p>
          </table:table-cell>
          <table:table-cell table:style-name="ce7"/>
          <table:table-cell office:value-type="float" office:value="120674" table:style-name="ce4">
            <text:p>120674</text:p>
          </table:table-cell>
          <table:table-cell table:style-name="ce7"/>
          <table:table-cell office:value-type="float" office:value="121022" table:formula="of:=AVERAGE([.E247];[.I247];[.K247];[.M247])" table:style-name="ce11">
            <text:p>12102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23S" table:style-name="ce9">
            <text:p>56:23</text:p>
          </table:table-cell>
          <table:table-cell office:value-type="float" office:value="121398" table:style-name="ce10">
            <text:p>121398</text:p>
          </table:table-cell>
          <table:table-cell table:style-name="ce7"/>
          <table:table-cell office:value-type="time" office:time-value="PT1085157H4M6S" table:formula="of:=[Latency_ns_100Mbps_steps.$D248]-[.C248]" table:style-name="ce2">
            <text:p>04:06</text:p>
          </table:table-cell>
          <table:table-cell table:style-name="ce7"/>
          <table:table-cell office:value-type="float" office:value="120944" table:style-name="ce6">
            <text:p>120944</text:p>
          </table:table-cell>
          <table:table-cell table:style-name="ce7"/>
          <table:table-cell office:value-type="float" office:value="122148" table:style-name="ce1">
            <text:p>122148</text:p>
          </table:table-cell>
          <table:table-cell table:style-name="ce7"/>
          <table:table-cell office:value-type="float" office:value="121037" table:style-name="ce4">
            <text:p>121037</text:p>
          </table:table-cell>
          <table:table-cell table:style-name="ce7"/>
          <table:table-cell office:value-type="float" office:value="121381.75" table:formula="of:=AVERAGE([.E248];[.I248];[.K248];[.M248])" table:style-name="ce11">
            <text:p>12138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24S" table:style-name="ce9">
            <text:p>56:24</text:p>
          </table:table-cell>
          <table:table-cell office:value-type="float" office:value="122409" table:style-name="ce10">
            <text:p>122409</text:p>
          </table:table-cell>
          <table:table-cell table:style-name="ce7"/>
          <table:table-cell office:value-type="time" office:time-value="PT1085157H4M7S" table:formula="of:=[Latency_ns_100Mbps_steps.$D249]-[.C249]" table:style-name="ce2">
            <text:p>04:07</text:p>
          </table:table-cell>
          <table:table-cell table:style-name="ce7"/>
          <table:table-cell office:value-type="float" office:value="120657" table:style-name="ce6">
            <text:p>120657</text:p>
          </table:table-cell>
          <table:table-cell table:style-name="ce7"/>
          <table:table-cell office:value-type="float" office:value="121575" table:style-name="ce1">
            <text:p>121575</text:p>
          </table:table-cell>
          <table:table-cell table:style-name="ce7"/>
          <table:table-cell office:value-type="float" office:value="121993" table:style-name="ce4">
            <text:p>121993</text:p>
          </table:table-cell>
          <table:table-cell table:style-name="ce7"/>
          <table:table-cell office:value-type="float" office:value="121658.5" table:formula="of:=AVERAGE([.E249];[.I249];[.K249];[.M249])" table:style-name="ce11">
            <text:p>12165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25S" table:style-name="ce9">
            <text:p>56:25</text:p>
          </table:table-cell>
          <table:table-cell office:value-type="float" office:value="122720" table:style-name="ce10">
            <text:p>122720</text:p>
          </table:table-cell>
          <table:table-cell table:style-name="ce7"/>
          <table:table-cell office:value-type="time" office:time-value="PT1085157H4M8S" table:formula="of:=[Latency_ns_100Mbps_steps.$D250]-[.C250]" table:style-name="ce2">
            <text:p>04:08</text:p>
          </table:table-cell>
          <table:table-cell table:style-name="ce7"/>
          <table:table-cell office:value-type="float" office:value="120482" table:style-name="ce6">
            <text:p>120482</text:p>
          </table:table-cell>
          <table:table-cell table:style-name="ce7"/>
          <table:table-cell office:value-type="float" office:value="121282" table:style-name="ce1">
            <text:p>121282</text:p>
          </table:table-cell>
          <table:table-cell table:style-name="ce7"/>
          <table:table-cell office:value-type="float" office:value="121200" table:style-name="ce4">
            <text:p>121200</text:p>
          </table:table-cell>
          <table:table-cell table:style-name="ce7"/>
          <table:table-cell office:value-type="float" office:value="121421" table:formula="of:=AVERAGE([.E250];[.I250];[.K250];[.M250])" table:style-name="ce11">
            <text:p>12142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26S" table:style-name="ce9">
            <text:p>56:26</text:p>
          </table:table-cell>
          <table:table-cell office:value-type="float" office:value="122259" table:style-name="ce10">
            <text:p>122259</text:p>
          </table:table-cell>
          <table:table-cell table:style-name="ce7"/>
          <table:table-cell office:value-type="time" office:time-value="PT1085157H4M9S" table:formula="of:=[Latency_ns_100Mbps_steps.$D251]-[.C251]" table:style-name="ce2">
            <text:p>04:09</text:p>
          </table:table-cell>
          <table:table-cell table:style-name="ce7"/>
          <table:table-cell office:value-type="float" office:value="121059" table:style-name="ce6">
            <text:p>121059</text:p>
          </table:table-cell>
          <table:table-cell table:style-name="ce7"/>
          <table:table-cell office:value-type="float" office:value="120959" table:style-name="ce1">
            <text:p>120959</text:p>
          </table:table-cell>
          <table:table-cell table:style-name="ce7"/>
          <table:table-cell office:value-type="float" office:value="121247" table:style-name="ce4">
            <text:p>121247</text:p>
          </table:table-cell>
          <table:table-cell table:style-name="ce7"/>
          <table:table-cell office:value-type="float" office:value="121381" table:formula="of:=AVERAGE([.E251];[.I251];[.K251];[.M251])" table:style-name="ce11">
            <text:p>12138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27S" table:style-name="ce9">
            <text:p>56:27</text:p>
          </table:table-cell>
          <table:table-cell office:value-type="float" office:value="121865" table:style-name="ce10">
            <text:p>121865</text:p>
          </table:table-cell>
          <table:table-cell table:style-name="ce7"/>
          <table:table-cell office:value-type="time" office:time-value="PT1085157H4M10S" table:formula="of:=[Latency_ns_100Mbps_steps.$D252]-[.C252]" table:style-name="ce2">
            <text:p>04:10</text:p>
          </table:table-cell>
          <table:table-cell table:style-name="ce7"/>
          <table:table-cell office:value-type="float" office:value="121831" table:style-name="ce6">
            <text:p>121831</text:p>
          </table:table-cell>
          <table:table-cell table:style-name="ce7"/>
          <table:table-cell office:value-type="float" office:value="120781" table:style-name="ce1">
            <text:p>120781</text:p>
          </table:table-cell>
          <table:table-cell table:style-name="ce7"/>
          <table:table-cell office:value-type="float" office:value="122004" table:style-name="ce4">
            <text:p>122004</text:p>
          </table:table-cell>
          <table:table-cell table:style-name="ce7"/>
          <table:table-cell office:value-type="float" office:value="121620.25" table:formula="of:=AVERAGE([.E252];[.I252];[.K252];[.M252])" table:style-name="ce11">
            <text:p>12162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28S" table:style-name="ce9">
            <text:p>56:28</text:p>
          </table:table-cell>
          <table:table-cell office:value-type="float" office:value="122465" table:style-name="ce10">
            <text:p>122465</text:p>
          </table:table-cell>
          <table:table-cell table:style-name="ce7"/>
          <table:table-cell office:value-type="time" office:time-value="PT1085157H4M11S" table:formula="of:=[Latency_ns_100Mbps_steps.$D253]-[.C253]" table:style-name="ce2">
            <text:p>04:11</text:p>
          </table:table-cell>
          <table:table-cell table:style-name="ce7"/>
          <table:table-cell office:value-type="float" office:value="120609" table:style-name="ce6">
            <text:p>120609</text:p>
          </table:table-cell>
          <table:table-cell table:style-name="ce7"/>
          <table:table-cell office:value-type="float" office:value="120945" table:style-name="ce1">
            <text:p>120945</text:p>
          </table:table-cell>
          <table:table-cell table:style-name="ce7"/>
          <table:table-cell office:value-type="float" office:value="121051" table:style-name="ce4">
            <text:p>121051</text:p>
          </table:table-cell>
          <table:table-cell table:style-name="ce7"/>
          <table:table-cell office:value-type="float" office:value="121267.5" table:formula="of:=AVERAGE([.E253];[.I253];[.K253];[.M253])" table:style-name="ce11">
            <text:p>12126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29S" table:style-name="ce9">
            <text:p>56:29</text:p>
          </table:table-cell>
          <table:table-cell office:value-type="float" office:value="120776" table:style-name="ce10">
            <text:p>120776</text:p>
          </table:table-cell>
          <table:table-cell table:style-name="ce7"/>
          <table:table-cell office:value-type="time" office:time-value="PT1085157H4M12S" table:formula="of:=[Latency_ns_100Mbps_steps.$D254]-[.C254]" table:style-name="ce2">
            <text:p>04:12</text:p>
          </table:table-cell>
          <table:table-cell table:style-name="ce7"/>
          <table:table-cell office:value-type="float" office:value="121908" table:style-name="ce6">
            <text:p>121908</text:p>
          </table:table-cell>
          <table:table-cell table:style-name="ce7"/>
          <table:table-cell office:value-type="float" office:value="120898" table:style-name="ce1">
            <text:p>120898</text:p>
          </table:table-cell>
          <table:table-cell table:style-name="ce7"/>
          <table:table-cell office:value-type="float" office:value="121510" table:style-name="ce4">
            <text:p>121510</text:p>
          </table:table-cell>
          <table:table-cell table:style-name="ce7"/>
          <table:table-cell office:value-type="float" office:value="121273" table:formula="of:=AVERAGE([.E254];[.I254];[.K254];[.M254])" table:style-name="ce11">
            <text:p>12127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30S" table:style-name="ce9">
            <text:p>56:30</text:p>
          </table:table-cell>
          <table:table-cell office:value-type="float" office:value="121041" table:style-name="ce10">
            <text:p>121041</text:p>
          </table:table-cell>
          <table:table-cell table:style-name="ce7"/>
          <table:table-cell office:value-type="time" office:time-value="PT1085157H4M13S" table:formula="of:=[Latency_ns_100Mbps_steps.$D255]-[.C255]" table:style-name="ce2">
            <text:p>04:13</text:p>
          </table:table-cell>
          <table:table-cell table:style-name="ce7"/>
          <table:table-cell office:value-type="float" office:value="121508" table:style-name="ce6">
            <text:p>121508</text:p>
          </table:table-cell>
          <table:table-cell table:style-name="ce7"/>
          <table:table-cell office:value-type="float" office:value="121501" table:style-name="ce1">
            <text:p>121501</text:p>
          </table:table-cell>
          <table:table-cell table:style-name="ce7"/>
          <table:table-cell office:value-type="float" office:value="121285" table:style-name="ce4">
            <text:p>121285</text:p>
          </table:table-cell>
          <table:table-cell table:style-name="ce7"/>
          <table:table-cell office:value-type="float" office:value="121333.75" table:formula="of:=AVERAGE([.E255];[.I255];[.K255];[.M255])" table:style-name="ce11">
            <text:p>12133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31S" table:style-name="ce9">
            <text:p>56:31</text:p>
          </table:table-cell>
          <table:table-cell office:value-type="float" office:value="122035" table:style-name="ce10">
            <text:p>122035</text:p>
          </table:table-cell>
          <table:table-cell table:style-name="ce7"/>
          <table:table-cell office:value-type="time" office:time-value="PT1085157H4M14S" table:formula="of:=[Latency_ns_100Mbps_steps.$D256]-[.C256]" table:style-name="ce2">
            <text:p>04:14</text:p>
          </table:table-cell>
          <table:table-cell table:style-name="ce7"/>
          <table:table-cell office:value-type="float" office:value="121293" table:style-name="ce6">
            <text:p>121293</text:p>
          </table:table-cell>
          <table:table-cell table:style-name="ce7"/>
          <table:table-cell office:value-type="float" office:value="120407" table:style-name="ce1">
            <text:p>120407</text:p>
          </table:table-cell>
          <table:table-cell table:style-name="ce7"/>
          <table:table-cell office:value-type="float" office:value="121592" table:style-name="ce4">
            <text:p>121592</text:p>
          </table:table-cell>
          <table:table-cell table:style-name="ce7"/>
          <table:table-cell office:value-type="float" office:value="121331.75" table:formula="of:=AVERAGE([.E256];[.I256];[.K256];[.M256])" table:style-name="ce11">
            <text:p>12133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32S" table:style-name="ce9">
            <text:p>56:32</text:p>
          </table:table-cell>
          <table:table-cell office:value-type="float" office:value="121051" table:style-name="ce10">
            <text:p>121051</text:p>
          </table:table-cell>
          <table:table-cell table:style-name="ce7"/>
          <table:table-cell office:value-type="time" office:time-value="PT1085157H4M15S" table:formula="of:=[Latency_ns_100Mbps_steps.$D257]-[.C257]" table:style-name="ce2">
            <text:p>04:15</text:p>
          </table:table-cell>
          <table:table-cell table:style-name="ce7"/>
          <table:table-cell office:value-type="float" office:value="122011" table:style-name="ce6">
            <text:p>122011</text:p>
          </table:table-cell>
          <table:table-cell table:style-name="ce7"/>
          <table:table-cell office:value-type="float" office:value="121582" table:style-name="ce1">
            <text:p>121582</text:p>
          </table:table-cell>
          <table:table-cell table:style-name="ce7"/>
          <table:table-cell office:value-type="float" office:value="121868" table:style-name="ce4">
            <text:p>121868</text:p>
          </table:table-cell>
          <table:table-cell table:style-name="ce7"/>
          <table:table-cell office:value-type="float" office:value="121628" table:formula="of:=AVERAGE([.E257];[.I257];[.K257];[.M257])" table:style-name="ce11">
            <text:p>12162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33S" table:style-name="ce9">
            <text:p>56:33</text:p>
          </table:table-cell>
          <table:table-cell office:value-type="float" office:value="121398" table:style-name="ce10">
            <text:p>121398</text:p>
          </table:table-cell>
          <table:table-cell table:style-name="ce7"/>
          <table:table-cell office:value-type="time" office:time-value="PT1085157H4M16S" table:formula="of:=[Latency_ns_100Mbps_steps.$D258]-[.C258]" table:style-name="ce2">
            <text:p>04:16</text:p>
          </table:table-cell>
          <table:table-cell table:style-name="ce7"/>
          <table:table-cell office:value-type="float" office:value="121338" table:style-name="ce6">
            <text:p>121338</text:p>
          </table:table-cell>
          <table:table-cell table:style-name="ce7"/>
          <table:table-cell office:value-type="float" office:value="120686" table:style-name="ce1">
            <text:p>120686</text:p>
          </table:table-cell>
          <table:table-cell table:style-name="ce7"/>
          <table:table-cell office:value-type="float" office:value="121836" table:style-name="ce4">
            <text:p>121836</text:p>
          </table:table-cell>
          <table:table-cell table:style-name="ce7"/>
          <table:table-cell office:value-type="float" office:value="121314.5" table:formula="of:=AVERAGE([.E258];[.I258];[.K258];[.M258])" table:style-name="ce11">
            <text:p>12131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34S" table:style-name="ce9">
            <text:p>56:34</text:p>
          </table:table-cell>
          <table:table-cell office:value-type="float" office:value="121751" table:style-name="ce10">
            <text:p>121751</text:p>
          </table:table-cell>
          <table:table-cell table:style-name="ce7"/>
          <table:table-cell office:value-type="time" office:time-value="PT1085157H4M17S" table:formula="of:=[Latency_ns_100Mbps_steps.$D259]-[.C259]" table:style-name="ce2">
            <text:p>04:17</text:p>
          </table:table-cell>
          <table:table-cell table:style-name="ce7"/>
          <table:table-cell office:value-type="float" office:value="121444" table:style-name="ce6">
            <text:p>121444</text:p>
          </table:table-cell>
          <table:table-cell table:style-name="ce7"/>
          <table:table-cell office:value-type="float" office:value="121658" table:style-name="ce1">
            <text:p>121658</text:p>
          </table:table-cell>
          <table:table-cell table:style-name="ce7"/>
          <table:table-cell office:value-type="float" office:value="120658" table:style-name="ce4">
            <text:p>120658</text:p>
          </table:table-cell>
          <table:table-cell table:style-name="ce7"/>
          <table:table-cell office:value-type="float" office:value="121377.75" table:formula="of:=AVERAGE([.E259];[.I259];[.K259];[.M259])" table:style-name="ce11">
            <text:p>12137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35S" table:style-name="ce9">
            <text:p>56:35</text:p>
          </table:table-cell>
          <table:table-cell office:value-type="float" office:value="121037" table:style-name="ce10">
            <text:p>121037</text:p>
          </table:table-cell>
          <table:table-cell table:style-name="ce7"/>
          <table:table-cell office:value-type="time" office:time-value="PT1085157H4M18S" table:formula="of:=[Latency_ns_100Mbps_steps.$D260]-[.C260]" table:style-name="ce2">
            <text:p>04:18</text:p>
          </table:table-cell>
          <table:table-cell table:style-name="ce7"/>
          <table:table-cell office:value-type="float" office:value="121883" table:style-name="ce6">
            <text:p>121883</text:p>
          </table:table-cell>
          <table:table-cell table:style-name="ce7"/>
          <table:table-cell office:value-type="float" office:value="122221" table:style-name="ce1">
            <text:p>122221</text:p>
          </table:table-cell>
          <table:table-cell table:style-name="ce7"/>
          <table:table-cell office:value-type="float" office:value="120872" table:style-name="ce4">
            <text:p>120872</text:p>
          </table:table-cell>
          <table:table-cell table:style-name="ce7"/>
          <table:table-cell office:value-type="float" office:value="121503.25" table:formula="of:=AVERAGE([.E260];[.I260];[.K260];[.M260])" table:style-name="ce11">
            <text:p>12150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36S" table:style-name="ce9">
            <text:p>56:36</text:p>
          </table:table-cell>
          <table:table-cell office:value-type="float" office:value="120795" table:style-name="ce10">
            <text:p>120795</text:p>
          </table:table-cell>
          <table:table-cell table:style-name="ce7"/>
          <table:table-cell office:value-type="time" office:time-value="PT1085157H4M19S" table:formula="of:=[Latency_ns_100Mbps_steps.$D261]-[.C261]" table:style-name="ce2">
            <text:p>04:19</text:p>
          </table:table-cell>
          <table:table-cell table:style-name="ce7"/>
          <table:table-cell office:value-type="float" office:value="121506" table:style-name="ce6">
            <text:p>121506</text:p>
          </table:table-cell>
          <table:table-cell table:style-name="ce7"/>
          <table:table-cell office:value-type="float" office:value="123415" table:style-name="ce1">
            <text:p>123415</text:p>
          </table:table-cell>
          <table:table-cell table:style-name="ce7"/>
          <table:table-cell office:value-type="float" office:value="120953" table:style-name="ce4">
            <text:p>120953</text:p>
          </table:table-cell>
          <table:table-cell table:style-name="ce7"/>
          <table:table-cell office:value-type="float" office:value="121667.25" table:formula="of:=AVERAGE([.E261];[.I261];[.K261];[.M261])" table:style-name="ce11">
            <text:p>12166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37S" table:style-name="ce9">
            <text:p>56:37</text:p>
          </table:table-cell>
          <table:table-cell office:value-type="float" office:value="120704" table:style-name="ce10">
            <text:p>120704</text:p>
          </table:table-cell>
          <table:table-cell table:style-name="ce7"/>
          <table:table-cell office:value-type="time" office:time-value="PT1085157H4M20S" table:formula="of:=[Latency_ns_100Mbps_steps.$D262]-[.C262]" table:style-name="ce2">
            <text:p>04:20</text:p>
          </table:table-cell>
          <table:table-cell table:style-name="ce7"/>
          <table:table-cell office:value-type="float" office:value="121212" table:style-name="ce6">
            <text:p>121212</text:p>
          </table:table-cell>
          <table:table-cell table:style-name="ce7"/>
          <table:table-cell office:value-type="float" office:value="121675" table:style-name="ce1">
            <text:p>121675</text:p>
          </table:table-cell>
          <table:table-cell table:style-name="ce7"/>
          <table:table-cell office:value-type="float" office:value="121462" table:style-name="ce4">
            <text:p>121462</text:p>
          </table:table-cell>
          <table:table-cell table:style-name="ce7"/>
          <table:table-cell office:value-type="float" office:value="121263.25" table:formula="of:=AVERAGE([.E262];[.I262];[.K262];[.M262])" table:style-name="ce11">
            <text:p>12126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38S" table:style-name="ce9">
            <text:p>56:38</text:p>
          </table:table-cell>
          <table:table-cell office:value-type="float" office:value="121034" table:style-name="ce10">
            <text:p>121034</text:p>
          </table:table-cell>
          <table:table-cell table:style-name="ce7"/>
          <table:table-cell office:value-type="time" office:time-value="PT1085157H4M21S" table:formula="of:=[Latency_ns_100Mbps_steps.$D263]-[.C263]" table:style-name="ce2">
            <text:p>04:21</text:p>
          </table:table-cell>
          <table:table-cell table:style-name="ce7"/>
          <table:table-cell office:value-type="float" office:value="121189" table:style-name="ce6">
            <text:p>121189</text:p>
          </table:table-cell>
          <table:table-cell table:style-name="ce7"/>
          <table:table-cell office:value-type="float" office:value="120277" table:style-name="ce1">
            <text:p>120277</text:p>
          </table:table-cell>
          <table:table-cell table:style-name="ce7"/>
          <table:table-cell office:value-type="float" office:value="121437" table:style-name="ce4">
            <text:p>121437</text:p>
          </table:table-cell>
          <table:table-cell table:style-name="ce7"/>
          <table:table-cell office:value-type="float" office:value="120984.25" table:formula="of:=AVERAGE([.E263];[.I263];[.K263];[.M263])" table:style-name="ce11">
            <text:p>12098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39S" table:style-name="ce9">
            <text:p>56:39</text:p>
          </table:table-cell>
          <table:table-cell office:value-type="float" office:value="121261" table:style-name="ce10">
            <text:p>121261</text:p>
          </table:table-cell>
          <table:table-cell table:style-name="ce7"/>
          <table:table-cell office:value-type="time" office:time-value="PT1085157H4M22S" table:formula="of:=[Latency_ns_100Mbps_steps.$D264]-[.C264]" table:style-name="ce2">
            <text:p>04:22</text:p>
          </table:table-cell>
          <table:table-cell table:style-name="ce7"/>
          <table:table-cell office:value-type="float" office:value="121426" table:style-name="ce6">
            <text:p>121426</text:p>
          </table:table-cell>
          <table:table-cell table:style-name="ce7"/>
          <table:table-cell office:value-type="float" office:value="120930" table:style-name="ce1">
            <text:p>120930</text:p>
          </table:table-cell>
          <table:table-cell table:style-name="ce7"/>
          <table:table-cell office:value-type="float" office:value="121591" table:style-name="ce4">
            <text:p>121591</text:p>
          </table:table-cell>
          <table:table-cell table:style-name="ce7"/>
          <table:table-cell office:value-type="float" office:value="121302" table:formula="of:=AVERAGE([.E264];[.I264];[.K264];[.M264])" table:style-name="ce11">
            <text:p>12130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40S" table:style-name="ce9">
            <text:p>56:40</text:p>
          </table:table-cell>
          <table:table-cell office:value-type="float" office:value="121189" table:style-name="ce10">
            <text:p>121189</text:p>
          </table:table-cell>
          <table:table-cell table:style-name="ce7"/>
          <table:table-cell office:value-type="time" office:time-value="PT1085157H4M23S" table:formula="of:=[Latency_ns_100Mbps_steps.$D265]-[.C265]" table:style-name="ce2">
            <text:p>04:23</text:p>
          </table:table-cell>
          <table:table-cell table:style-name="ce7"/>
          <table:table-cell office:value-type="float" office:value="121821" table:style-name="ce6">
            <text:p>121821</text:p>
          </table:table-cell>
          <table:table-cell table:style-name="ce7"/>
          <table:table-cell office:value-type="float" office:value="121114" table:style-name="ce1">
            <text:p>121114</text:p>
          </table:table-cell>
          <table:table-cell table:style-name="ce7"/>
          <table:table-cell office:value-type="float" office:value="121440" table:style-name="ce4">
            <text:p>121440</text:p>
          </table:table-cell>
          <table:table-cell table:style-name="ce7"/>
          <table:table-cell office:value-type="float" office:value="121391" table:formula="of:=AVERAGE([.E265];[.I265];[.K265];[.M265])" table:style-name="ce11">
            <text:p>12139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41S" table:style-name="ce9">
            <text:p>56:41</text:p>
          </table:table-cell>
          <table:table-cell office:value-type="float" office:value="122043" table:style-name="ce10">
            <text:p>122043</text:p>
          </table:table-cell>
          <table:table-cell table:style-name="ce7"/>
          <table:table-cell office:value-type="time" office:time-value="PT1085157H4M24S" table:formula="of:=[Latency_ns_100Mbps_steps.$D266]-[.C266]" table:style-name="ce2">
            <text:p>04:24</text:p>
          </table:table-cell>
          <table:table-cell table:style-name="ce7"/>
          <table:table-cell office:value-type="float" office:value="120999" table:style-name="ce6">
            <text:p>120999</text:p>
          </table:table-cell>
          <table:table-cell table:style-name="ce7"/>
          <table:table-cell office:value-type="float" office:value="120923" table:style-name="ce1">
            <text:p>120923</text:p>
          </table:table-cell>
          <table:table-cell table:style-name="ce7"/>
          <table:table-cell office:value-type="float" office:value="121284" table:style-name="ce4">
            <text:p>121284</text:p>
          </table:table-cell>
          <table:table-cell table:style-name="ce7"/>
          <table:table-cell office:value-type="float" office:value="121312.25" table:formula="of:=AVERAGE([.E266];[.I266];[.K266];[.M266])" table:style-name="ce11">
            <text:p>12131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42S" table:style-name="ce9">
            <text:p>56:42</text:p>
          </table:table-cell>
          <table:table-cell office:value-type="float" office:value="122896" table:style-name="ce10">
            <text:p>122896</text:p>
          </table:table-cell>
          <table:table-cell table:style-name="ce7"/>
          <table:table-cell office:value-type="time" office:time-value="PT1085157H4M25S" table:formula="of:=[Latency_ns_100Mbps_steps.$D267]-[.C267]" table:style-name="ce2">
            <text:p>04:25</text:p>
          </table:table-cell>
          <table:table-cell table:style-name="ce7"/>
          <table:table-cell office:value-type="float" office:value="120729" table:style-name="ce6">
            <text:p>120729</text:p>
          </table:table-cell>
          <table:table-cell table:style-name="ce7"/>
          <table:table-cell office:value-type="float" office:value="120681" table:style-name="ce1">
            <text:p>120681</text:p>
          </table:table-cell>
          <table:table-cell table:style-name="ce7"/>
          <table:table-cell office:value-type="float" office:value="122972" table:style-name="ce4">
            <text:p>122972</text:p>
          </table:table-cell>
          <table:table-cell table:style-name="ce7"/>
          <table:table-cell office:value-type="float" office:value="121819.5" table:formula="of:=AVERAGE([.E267];[.I267];[.K267];[.M267])" table:style-name="ce11">
            <text:p>12182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43S" table:style-name="ce9">
            <text:p>56:43</text:p>
          </table:table-cell>
          <table:table-cell office:value-type="float" office:value="123331" table:style-name="ce10">
            <text:p>123331</text:p>
          </table:table-cell>
          <table:table-cell table:style-name="ce7"/>
          <table:table-cell office:value-type="time" office:time-value="PT1085157H4M26S" table:formula="of:=[Latency_ns_100Mbps_steps.$D268]-[.C268]" table:style-name="ce2">
            <text:p>04:26</text:p>
          </table:table-cell>
          <table:table-cell table:style-name="ce7"/>
          <table:table-cell office:value-type="float" office:value="120908" table:style-name="ce6">
            <text:p>120908</text:p>
          </table:table-cell>
          <table:table-cell table:style-name="ce7"/>
          <table:table-cell office:value-type="float" office:value="120996" table:style-name="ce1">
            <text:p>120996</text:p>
          </table:table-cell>
          <table:table-cell table:style-name="ce7"/>
          <table:table-cell office:value-type="float" office:value="124241" table:style-name="ce4">
            <text:p>124241</text:p>
          </table:table-cell>
          <table:table-cell table:style-name="ce7"/>
          <table:table-cell office:value-type="float" office:value="122369" table:formula="of:=AVERAGE([.E268];[.I268];[.K268];[.M268])" table:style-name="ce11">
            <text:p>12236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44S" table:style-name="ce9">
            <text:p>56:44</text:p>
          </table:table-cell>
          <table:table-cell office:value-type="float" office:value="122898" table:style-name="ce10">
            <text:p>122898</text:p>
          </table:table-cell>
          <table:table-cell table:style-name="ce7"/>
          <table:table-cell office:value-type="time" office:time-value="PT1085157H4M27S" table:formula="of:=[Latency_ns_100Mbps_steps.$D269]-[.C269]" table:style-name="ce2">
            <text:p>04:27</text:p>
          </table:table-cell>
          <table:table-cell table:style-name="ce7"/>
          <table:table-cell office:value-type="float" office:value="120905" table:style-name="ce6">
            <text:p>120905</text:p>
          </table:table-cell>
          <table:table-cell table:style-name="ce7"/>
          <table:table-cell office:value-type="float" office:value="120861" table:style-name="ce1">
            <text:p>120861</text:p>
          </table:table-cell>
          <table:table-cell table:style-name="ce7"/>
          <table:table-cell office:value-type="float" office:value="124351" table:style-name="ce4">
            <text:p>124351</text:p>
          </table:table-cell>
          <table:table-cell table:style-name="ce7"/>
          <table:table-cell office:value-type="float" office:value="122253.75" table:formula="of:=AVERAGE([.E269];[.I269];[.K269];[.M269])" table:style-name="ce11">
            <text:p>122254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45S" table:style-name="ce9">
            <text:p>56:45</text:p>
          </table:table-cell>
          <table:table-cell office:value-type="float" office:value="121156" table:style-name="ce10">
            <text:p>121156</text:p>
          </table:table-cell>
          <table:table-cell table:style-name="ce7"/>
          <table:table-cell office:value-type="time" office:time-value="PT1085157H4M28S" table:formula="of:=[Latency_ns_100Mbps_steps.$D270]-[.C270]" table:style-name="ce2">
            <text:p>04:28</text:p>
          </table:table-cell>
          <table:table-cell table:style-name="ce7"/>
          <table:table-cell office:value-type="float" office:value="120625" table:style-name="ce6">
            <text:p>120625</text:p>
          </table:table-cell>
          <table:table-cell table:style-name="ce7"/>
          <table:table-cell office:value-type="float" office:value="120957" table:style-name="ce1">
            <text:p>120957</text:p>
          </table:table-cell>
          <table:table-cell table:style-name="ce7"/>
          <table:table-cell office:value-type="float" office:value="124900" table:style-name="ce4">
            <text:p>124900</text:p>
          </table:table-cell>
          <table:table-cell table:style-name="ce7"/>
          <table:table-cell office:value-type="float" office:value="121909.5" table:formula="of:=AVERAGE([.E270];[.I270];[.K270];[.M270])" table:style-name="ce11">
            <text:p>12191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46S" table:style-name="ce9">
            <text:p>56:46</text:p>
          </table:table-cell>
          <table:table-cell office:value-type="float" office:value="120836" table:style-name="ce10">
            <text:p>120836</text:p>
          </table:table-cell>
          <table:table-cell table:style-name="ce7"/>
          <table:table-cell office:value-type="time" office:time-value="PT1085157H4M29S" table:formula="of:=[Latency_ns_100Mbps_steps.$D271]-[.C271]" table:style-name="ce2">
            <text:p>04:29</text:p>
          </table:table-cell>
          <table:table-cell table:style-name="ce7"/>
          <table:table-cell office:value-type="float" office:value="121107" table:style-name="ce6">
            <text:p>121107</text:p>
          </table:table-cell>
          <table:table-cell table:style-name="ce7"/>
          <table:table-cell office:value-type="float" office:value="121760" table:style-name="ce1">
            <text:p>121760</text:p>
          </table:table-cell>
          <table:table-cell table:style-name="ce7"/>
          <table:table-cell office:value-type="float" office:value="123603" table:style-name="ce4">
            <text:p>123603</text:p>
          </table:table-cell>
          <table:table-cell table:style-name="ce7"/>
          <table:table-cell office:value-type="float" office:value="121826.5" table:formula="of:=AVERAGE([.E271];[.I271];[.K271];[.M271])" table:style-name="ce11">
            <text:p>121827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47S" table:style-name="ce9">
            <text:p>56:47</text:p>
          </table:table-cell>
          <table:table-cell office:value-type="float" office:value="124542" table:style-name="ce10">
            <text:p>124542</text:p>
          </table:table-cell>
          <table:table-cell table:style-name="ce7"/>
          <table:table-cell office:value-type="time" office:time-value="PT1085157H4M30S" table:formula="of:=[Latency_ns_100Mbps_steps.$D272]-[.C272]" table:style-name="ce2">
            <text:p>04:30</text:p>
          </table:table-cell>
          <table:table-cell table:style-name="ce7"/>
          <table:table-cell office:value-type="float" office:value="124342" table:style-name="ce6">
            <text:p>124342</text:p>
          </table:table-cell>
          <table:table-cell table:style-name="ce7"/>
          <table:table-cell office:value-type="float" office:value="122244" table:style-name="ce1">
            <text:p>122244</text:p>
          </table:table-cell>
          <table:table-cell table:style-name="ce7"/>
          <table:table-cell office:value-type="float" office:value="123685" table:style-name="ce4">
            <text:p>123685</text:p>
          </table:table-cell>
          <table:table-cell table:style-name="ce7"/>
          <table:table-cell office:value-type="float" office:value="123703.25" table:formula="of:=AVERAGE([.E272];[.I272];[.K272];[.M272])" table:style-name="ce11">
            <text:p>12370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48S" table:style-name="ce9">
            <text:p>56:48</text:p>
          </table:table-cell>
          <table:table-cell office:value-type="float" office:value="129934" table:style-name="ce10">
            <text:p>129934</text:p>
          </table:table-cell>
          <table:table-cell table:style-name="ce7"/>
          <table:table-cell office:value-type="time" office:time-value="PT1085157H4M31S" table:formula="of:=[Latency_ns_100Mbps_steps.$D273]-[.C273]" table:style-name="ce2">
            <text:p>04:31</text:p>
          </table:table-cell>
          <table:table-cell table:style-name="ce7"/>
          <table:table-cell office:value-type="float" office:value="124669" table:style-name="ce6">
            <text:p>124669</text:p>
          </table:table-cell>
          <table:table-cell table:style-name="ce7"/>
          <table:table-cell office:value-type="float" office:value="123788" table:style-name="ce1">
            <text:p>123788</text:p>
          </table:table-cell>
          <table:table-cell table:style-name="ce7"/>
          <table:table-cell office:value-type="float" office:value="124389" table:style-name="ce4">
            <text:p>124389</text:p>
          </table:table-cell>
          <table:table-cell table:style-name="ce7"/>
          <table:table-cell office:value-type="float" office:value="125695" table:formula="of:=AVERAGE([.E273];[.I273];[.K273];[.M273])" table:style-name="ce11">
            <text:p>12569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49S" table:style-name="ce9">
            <text:p>56:49</text:p>
          </table:table-cell>
          <table:table-cell office:value-type="float" office:value="127542" table:style-name="ce10">
            <text:p>127542</text:p>
          </table:table-cell>
          <table:table-cell table:style-name="ce7"/>
          <table:table-cell office:value-type="time" office:time-value="PT1085157H4M32S" table:formula="of:=[Latency_ns_100Mbps_steps.$D274]-[.C274]" table:style-name="ce2">
            <text:p>04:32</text:p>
          </table:table-cell>
          <table:table-cell table:style-name="ce7"/>
          <table:table-cell office:value-type="float" office:value="123781" table:style-name="ce6">
            <text:p>123781</text:p>
          </table:table-cell>
          <table:table-cell table:style-name="ce7"/>
          <table:table-cell office:value-type="float" office:value="123475" table:style-name="ce1">
            <text:p>123475</text:p>
          </table:table-cell>
          <table:table-cell table:style-name="ce7"/>
          <table:table-cell office:value-type="float" office:value="123872" table:style-name="ce4">
            <text:p>123872</text:p>
          </table:table-cell>
          <table:table-cell table:style-name="ce7"/>
          <table:table-cell office:value-type="float" office:value="124667.5" table:formula="of:=AVERAGE([.E274];[.I274];[.K274];[.M274])" table:style-name="ce11">
            <text:p>12466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50S" table:style-name="ce9">
            <text:p>56:50</text:p>
          </table:table-cell>
          <table:table-cell office:value-type="float" office:value="127176" table:style-name="ce10">
            <text:p>127176</text:p>
          </table:table-cell>
          <table:table-cell table:style-name="ce7"/>
          <table:table-cell office:value-type="time" office:time-value="PT1085157H4M33S" table:formula="of:=[Latency_ns_100Mbps_steps.$D275]-[.C275]" table:style-name="ce2">
            <text:p>04:33</text:p>
          </table:table-cell>
          <table:table-cell table:style-name="ce7"/>
          <table:table-cell office:value-type="float" office:value="124110" table:style-name="ce6">
            <text:p>124110</text:p>
          </table:table-cell>
          <table:table-cell table:style-name="ce7"/>
          <table:table-cell office:value-type="float" office:value="124970" table:style-name="ce1">
            <text:p>124970</text:p>
          </table:table-cell>
          <table:table-cell table:style-name="ce7"/>
          <table:table-cell office:value-type="float" office:value="125030" table:style-name="ce4">
            <text:p>125030</text:p>
          </table:table-cell>
          <table:table-cell table:style-name="ce7"/>
          <table:table-cell office:value-type="float" office:value="125321.5" table:formula="of:=AVERAGE([.E275];[.I275];[.K275];[.M275])" table:style-name="ce11">
            <text:p>125322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51S" table:style-name="ce9">
            <text:p>56:51</text:p>
          </table:table-cell>
          <table:table-cell office:value-type="float" office:value="128530" table:style-name="ce10">
            <text:p>128530</text:p>
          </table:table-cell>
          <table:table-cell table:style-name="ce7"/>
          <table:table-cell office:value-type="time" office:time-value="PT1085157H4M34S" table:formula="of:=[Latency_ns_100Mbps_steps.$D276]-[.C276]" table:style-name="ce2">
            <text:p>04:34</text:p>
          </table:table-cell>
          <table:table-cell table:style-name="ce7"/>
          <table:table-cell office:value-type="float" office:value="123625" table:style-name="ce6">
            <text:p>123625</text:p>
          </table:table-cell>
          <table:table-cell table:style-name="ce7"/>
          <table:table-cell office:value-type="float" office:value="124036" table:style-name="ce1">
            <text:p>124036</text:p>
          </table:table-cell>
          <table:table-cell table:style-name="ce7"/>
          <table:table-cell office:value-type="float" office:value="124590" table:style-name="ce4">
            <text:p>124590</text:p>
          </table:table-cell>
          <table:table-cell table:style-name="ce7"/>
          <table:table-cell office:value-type="float" office:value="125195.25" table:formula="of:=AVERAGE([.E276];[.I276];[.K276];[.M276])" table:style-name="ce11">
            <text:p>12519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52S" table:style-name="ce9">
            <text:p>56:52</text:p>
          </table:table-cell>
          <table:table-cell office:value-type="float" office:value="128177" table:style-name="ce10">
            <text:p>128177</text:p>
          </table:table-cell>
          <table:table-cell table:style-name="ce7"/>
          <table:table-cell office:value-type="time" office:time-value="PT1085157H4M35S" table:formula="of:=[Latency_ns_100Mbps_steps.$D277]-[.C277]" table:style-name="ce2">
            <text:p>04:35</text:p>
          </table:table-cell>
          <table:table-cell table:style-name="ce7"/>
          <table:table-cell office:value-type="float" office:value="125000" table:style-name="ce6">
            <text:p>125000</text:p>
          </table:table-cell>
          <table:table-cell table:style-name="ce7"/>
          <table:table-cell office:value-type="float" office:value="123433" table:style-name="ce1">
            <text:p>123433</text:p>
          </table:table-cell>
          <table:table-cell table:style-name="ce7"/>
          <table:table-cell office:value-type="float" office:value="123630" table:style-name="ce4">
            <text:p>123630</text:p>
          </table:table-cell>
          <table:table-cell table:style-name="ce7"/>
          <table:table-cell office:value-type="float" office:value="125060" table:formula="of:=AVERAGE([.E277];[.I277];[.K277];[.M277])" table:style-name="ce11">
            <text:p>125060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53S" table:style-name="ce9">
            <text:p>56:53</text:p>
          </table:table-cell>
          <table:table-cell office:value-type="float" office:value="128699" table:style-name="ce10">
            <text:p>128699</text:p>
          </table:table-cell>
          <table:table-cell table:style-name="ce7"/>
          <table:table-cell office:value-type="time" office:time-value="PT1085157H4M36S" table:formula="of:=[Latency_ns_100Mbps_steps.$D278]-[.C278]" table:style-name="ce2">
            <text:p>04:36</text:p>
          </table:table-cell>
          <table:table-cell table:style-name="ce7"/>
          <table:table-cell office:value-type="float" office:value="126831" table:style-name="ce6">
            <text:p>126831</text:p>
          </table:table-cell>
          <table:table-cell table:style-name="ce7"/>
          <table:table-cell office:value-type="float" office:value="124088" table:style-name="ce1">
            <text:p>124088</text:p>
          </table:table-cell>
          <table:table-cell table:style-name="ce7"/>
          <table:table-cell office:value-type="float" office:value="124345" table:style-name="ce4">
            <text:p>124345</text:p>
          </table:table-cell>
          <table:table-cell table:style-name="ce7"/>
          <table:table-cell office:value-type="float" office:value="125990.75" table:formula="of:=AVERAGE([.E278];[.I278];[.K278];[.M278])" table:style-name="ce11">
            <text:p>12599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54S" table:style-name="ce9">
            <text:p>56:54</text:p>
          </table:table-cell>
          <table:table-cell office:value-type="float" office:value="129127" table:style-name="ce10">
            <text:p>129127</text:p>
          </table:table-cell>
          <table:table-cell table:style-name="ce7"/>
          <table:table-cell office:value-type="time" office:time-value="PT1085157H4M37S" table:formula="of:=[Latency_ns_100Mbps_steps.$D279]-[.C279]" table:style-name="ce2">
            <text:p>04:37</text:p>
          </table:table-cell>
          <table:table-cell table:style-name="ce7"/>
          <table:table-cell office:value-type="float" office:value="123379" table:style-name="ce6">
            <text:p>123379</text:p>
          </table:table-cell>
          <table:table-cell table:style-name="ce7"/>
          <table:table-cell office:value-type="float" office:value="124560" table:style-name="ce1">
            <text:p>124560</text:p>
          </table:table-cell>
          <table:table-cell table:style-name="ce7"/>
          <table:table-cell office:value-type="float" office:value="124264" table:style-name="ce4">
            <text:p>124264</text:p>
          </table:table-cell>
          <table:table-cell table:style-name="ce7"/>
          <table:table-cell office:value-type="float" office:value="125332.5" table:formula="of:=AVERAGE([.E279];[.I279];[.K279];[.M279])" table:style-name="ce11">
            <text:p>12533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55S" table:style-name="ce9">
            <text:p>56:55</text:p>
          </table:table-cell>
          <table:table-cell office:value-type="float" office:value="128860" table:style-name="ce10">
            <text:p>128860</text:p>
          </table:table-cell>
          <table:table-cell table:style-name="ce7"/>
          <table:table-cell office:value-type="time" office:time-value="PT1085157H4M38S" table:formula="of:=[Latency_ns_100Mbps_steps.$D280]-[.C280]" table:style-name="ce2">
            <text:p>04:38</text:p>
          </table:table-cell>
          <table:table-cell table:style-name="ce7"/>
          <table:table-cell office:value-type="float" office:value="123703" table:style-name="ce6">
            <text:p>123703</text:p>
          </table:table-cell>
          <table:table-cell table:style-name="ce7"/>
          <table:table-cell office:value-type="float" office:value="124613" table:style-name="ce1">
            <text:p>124613</text:p>
          </table:table-cell>
          <table:table-cell table:style-name="ce7"/>
          <table:table-cell office:value-type="float" office:value="124887" table:style-name="ce4">
            <text:p>124887</text:p>
          </table:table-cell>
          <table:table-cell table:style-name="ce7"/>
          <table:table-cell office:value-type="float" office:value="125515.75" table:formula="of:=AVERAGE([.E280];[.I280];[.K280];[.M280])" table:style-name="ce11">
            <text:p>125516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56S" table:style-name="ce9">
            <text:p>56:56</text:p>
          </table:table-cell>
          <table:table-cell office:value-type="float" office:value="129519" table:style-name="ce10">
            <text:p>129519</text:p>
          </table:table-cell>
          <table:table-cell table:style-name="ce7"/>
          <table:table-cell office:value-type="time" office:time-value="PT1085157H4M39S" table:formula="of:=[Latency_ns_100Mbps_steps.$D281]-[.C281]" table:style-name="ce2">
            <text:p>04:39</text:p>
          </table:table-cell>
          <table:table-cell table:style-name="ce7"/>
          <table:table-cell office:value-type="float" office:value="124197" table:style-name="ce6">
            <text:p>124197</text:p>
          </table:table-cell>
          <table:table-cell table:style-name="ce7"/>
          <table:table-cell office:value-type="float" office:value="124664" table:style-name="ce1">
            <text:p>124664</text:p>
          </table:table-cell>
          <table:table-cell table:style-name="ce7"/>
          <table:table-cell office:value-type="float" office:value="123582" table:style-name="ce4">
            <text:p>123582</text:p>
          </table:table-cell>
          <table:table-cell table:style-name="ce7"/>
          <table:table-cell office:value-type="float" office:value="125490.5" table:formula="of:=AVERAGE([.E281];[.I281];[.K281];[.M281])" table:style-name="ce11">
            <text:p>12549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57S" table:style-name="ce9">
            <text:p>56:57</text:p>
          </table:table-cell>
          <table:table-cell office:value-type="float" office:value="138079" table:style-name="ce10">
            <text:p>138079</text:p>
          </table:table-cell>
          <table:table-cell table:style-name="ce7"/>
          <table:table-cell office:value-type="time" office:time-value="PT1085157H4M40S" table:formula="of:=[Latency_ns_100Mbps_steps.$D282]-[.C282]" table:style-name="ce2">
            <text:p>04:40</text:p>
          </table:table-cell>
          <table:table-cell table:style-name="ce7"/>
          <table:table-cell office:value-type="float" office:value="124620" table:style-name="ce6">
            <text:p>124620</text:p>
          </table:table-cell>
          <table:table-cell table:style-name="ce7"/>
          <table:table-cell office:value-type="float" office:value="124469" table:style-name="ce1">
            <text:p>124469</text:p>
          </table:table-cell>
          <table:table-cell table:style-name="ce7"/>
          <table:table-cell office:value-type="float" office:value="124717" table:style-name="ce4">
            <text:p>124717</text:p>
          </table:table-cell>
          <table:table-cell table:style-name="ce7"/>
          <table:table-cell office:value-type="float" office:value="127971.25" table:formula="of:=AVERAGE([.E282];[.I282];[.K282];[.M282])" table:style-name="ce11">
            <text:p>127971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58S" table:style-name="ce9">
            <text:p>56:58</text:p>
          </table:table-cell>
          <table:table-cell office:value-type="float" office:value="131168" table:style-name="ce10">
            <text:p>131168</text:p>
          </table:table-cell>
          <table:table-cell table:style-name="ce7"/>
          <table:table-cell office:value-type="time" office:time-value="PT1085157H4M41S" table:formula="of:=[Latency_ns_100Mbps_steps.$D283]-[.C283]" table:style-name="ce2">
            <text:p>04:41</text:p>
          </table:table-cell>
          <table:table-cell table:style-name="ce7"/>
          <table:table-cell office:value-type="float" office:value="125089" table:style-name="ce6">
            <text:p>125089</text:p>
          </table:table-cell>
          <table:table-cell table:style-name="ce7"/>
          <table:table-cell office:value-type="float" office:value="123664" table:style-name="ce1">
            <text:p>123664</text:p>
          </table:table-cell>
          <table:table-cell table:style-name="ce7"/>
          <table:table-cell office:value-type="float" office:value="124329" table:style-name="ce4">
            <text:p>124329</text:p>
          </table:table-cell>
          <table:table-cell table:style-name="ce7"/>
          <table:table-cell office:value-type="float" office:value="126062.5" table:formula="of:=AVERAGE([.E283];[.I283];[.K283];[.M283])" table:style-name="ce11">
            <text:p>12606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6M59S" table:style-name="ce9">
            <text:p>56:59</text:p>
          </table:table-cell>
          <table:table-cell office:value-type="float" office:value="128830" table:style-name="ce10">
            <text:p>128830</text:p>
          </table:table-cell>
          <table:table-cell table:style-name="ce7"/>
          <table:table-cell office:value-type="time" office:time-value="PT1085157H4M42S" table:formula="of:=[Latency_ns_100Mbps_steps.$D284]-[.C284]" table:style-name="ce2">
            <text:p>04:42</text:p>
          </table:table-cell>
          <table:table-cell table:style-name="ce7"/>
          <table:table-cell office:value-type="float" office:value="124094" table:style-name="ce6">
            <text:p>124094</text:p>
          </table:table-cell>
          <table:table-cell table:style-name="ce7"/>
          <table:table-cell office:value-type="float" office:value="123494" table:style-name="ce1">
            <text:p>123494</text:p>
          </table:table-cell>
          <table:table-cell table:style-name="ce7"/>
          <table:table-cell office:value-type="float" office:value="123521" table:style-name="ce4">
            <text:p>123521</text:p>
          </table:table-cell>
          <table:table-cell table:style-name="ce7"/>
          <table:table-cell office:value-type="float" office:value="124984.75" table:formula="of:=AVERAGE([.E284];[.I284];[.K284];[.M284])" table:style-name="ce11">
            <text:p>12498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0S" table:style-name="ce9">
            <text:p>57:00</text:p>
          </table:table-cell>
          <table:table-cell office:value-type="float" office:value="130602" table:style-name="ce10">
            <text:p>130602</text:p>
          </table:table-cell>
          <table:table-cell table:style-name="ce7"/>
          <table:table-cell office:value-type="time" office:time-value="PT1085157H4M43S" table:formula="of:=[Latency_ns_100Mbps_steps.$D285]-[.C285]" table:style-name="ce2">
            <text:p>04:43</text:p>
          </table:table-cell>
          <table:table-cell table:style-name="ce7"/>
          <table:table-cell office:value-type="float" office:value="124344" table:style-name="ce6">
            <text:p>124344</text:p>
          </table:table-cell>
          <table:table-cell table:style-name="ce7"/>
          <table:table-cell office:value-type="float" office:value="124162" table:style-name="ce1">
            <text:p>124162</text:p>
          </table:table-cell>
          <table:table-cell table:style-name="ce7"/>
          <table:table-cell office:value-type="float" office:value="124284" table:style-name="ce4">
            <text:p>124284</text:p>
          </table:table-cell>
          <table:table-cell table:style-name="ce7"/>
          <table:table-cell office:value-type="float" office:value="125848" table:formula="of:=AVERAGE([.E285];[.I285];[.K285];[.M285])" table:style-name="ce11">
            <text:p>125848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1S" table:style-name="ce9">
            <text:p>57:01</text:p>
          </table:table-cell>
          <table:table-cell office:value-type="float" office:value="129874" table:style-name="ce10">
            <text:p>129874</text:p>
          </table:table-cell>
          <table:table-cell table:style-name="ce7"/>
          <table:table-cell office:value-type="time" office:time-value="PT1085157H4M44S" table:formula="of:=[Latency_ns_100Mbps_steps.$D286]-[.C286]" table:style-name="ce2">
            <text:p>04:44</text:p>
          </table:table-cell>
          <table:table-cell table:style-name="ce7"/>
          <table:table-cell office:value-type="float" office:value="124689" table:style-name="ce6">
            <text:p>124689</text:p>
          </table:table-cell>
          <table:table-cell table:style-name="ce7"/>
          <table:table-cell office:value-type="float" office:value="125190" table:style-name="ce1">
            <text:p>125190</text:p>
          </table:table-cell>
          <table:table-cell table:style-name="ce7"/>
          <table:table-cell office:value-type="float" office:value="126044" table:style-name="ce4">
            <text:p>126044</text:p>
          </table:table-cell>
          <table:table-cell table:style-name="ce7"/>
          <table:table-cell office:value-type="float" office:value="126449.25" table:formula="of:=AVERAGE([.E286];[.I286];[.K286];[.M286])" table:style-name="ce11">
            <text:p>126449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2S" table:style-name="ce9">
            <text:p>57:02</text:p>
          </table:table-cell>
          <table:table-cell office:value-type="float" office:value="128745" table:style-name="ce10">
            <text:p>128745</text:p>
          </table:table-cell>
          <table:table-cell table:style-name="ce7"/>
          <table:table-cell office:value-type="time" office:time-value="PT1085157H4M45S" table:formula="of:=[Latency_ns_100Mbps_steps.$D287]-[.C287]" table:style-name="ce2">
            <text:p>04:45</text:p>
          </table:table-cell>
          <table:table-cell table:style-name="ce7"/>
          <table:table-cell office:value-type="float" office:value="125831" table:style-name="ce6">
            <text:p>125831</text:p>
          </table:table-cell>
          <table:table-cell table:style-name="ce7"/>
          <table:table-cell office:value-type="float" office:value="126770" table:style-name="ce1">
            <text:p>126770</text:p>
          </table:table-cell>
          <table:table-cell table:style-name="ce7"/>
          <table:table-cell office:value-type="float" office:value="126545" table:style-name="ce4">
            <text:p>126545</text:p>
          </table:table-cell>
          <table:table-cell table:style-name="ce7"/>
          <table:table-cell office:value-type="float" office:value="126972.75" table:formula="of:=AVERAGE([.E287];[.I287];[.K287];[.M287])" table:style-name="ce11">
            <text:p>126973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3S" table:style-name="ce9">
            <text:p>57:03</text:p>
          </table:table-cell>
          <table:table-cell office:value-type="float" office:value="130018" table:style-name="ce10">
            <text:p>130018</text:p>
          </table:table-cell>
          <table:table-cell table:style-name="ce7"/>
          <table:table-cell office:value-type="time" office:time-value="PT1085157H4M46S" table:formula="of:=[Latency_ns_100Mbps_steps.$D288]-[.C288]" table:style-name="ce2">
            <text:p>04:46</text:p>
          </table:table-cell>
          <table:table-cell table:style-name="ce7"/>
          <table:table-cell office:value-type="float" office:value="124376" table:style-name="ce6">
            <text:p>124376</text:p>
          </table:table-cell>
          <table:table-cell table:style-name="ce7"/>
          <table:table-cell office:value-type="float" office:value="125094" table:style-name="ce1">
            <text:p>125094</text:p>
          </table:table-cell>
          <table:table-cell table:style-name="ce7"/>
          <table:table-cell office:value-type="float" office:value="128091" table:style-name="ce4">
            <text:p>128091</text:p>
          </table:table-cell>
          <table:table-cell table:style-name="ce7"/>
          <table:table-cell office:value-type="float" office:value="126894.75" table:formula="of:=AVERAGE([.E288];[.I288];[.K288];[.M288])" table:style-name="ce11">
            <text:p>126895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4S" table:style-name="ce9">
            <text:p>57:04</text:p>
          </table:table-cell>
          <table:table-cell office:value-type="float" office:value="127791" table:style-name="ce10">
            <text:p>127791</text:p>
          </table:table-cell>
          <table:table-cell table:style-name="ce7"/>
          <table:table-cell office:value-type="time" office:time-value="PT1085157H4M47S" table:formula="of:=[Latency_ns_100Mbps_steps.$D289]-[.C289]" table:style-name="ce2">
            <text:p>04:47</text:p>
          </table:table-cell>
          <table:table-cell table:style-name="ce7"/>
          <table:table-cell office:value-type="float" office:value="125126" table:style-name="ce6">
            <text:p>125126</text:p>
          </table:table-cell>
          <table:table-cell table:style-name="ce7"/>
          <table:table-cell office:value-type="float" office:value="124035" table:style-name="ce1">
            <text:p>124035</text:p>
          </table:table-cell>
          <table:table-cell table:style-name="ce7"/>
          <table:table-cell office:value-type="float" office:value="126715" table:style-name="ce4">
            <text:p>126715</text:p>
          </table:table-cell>
          <table:table-cell table:style-name="ce7"/>
          <table:table-cell office:value-type="float" office:value="125916.75" table:formula="of:=AVERAGE([.E289];[.I289];[.K289];[.M289])" table:style-name="ce11">
            <text:p>125917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5S" table:style-name="ce9">
            <text:p>57:05</text:p>
          </table:table-cell>
          <table:table-cell office:value-type="float" office:value="127806" table:style-name="ce10">
            <text:p>127806</text:p>
          </table:table-cell>
          <table:table-cell table:style-name="ce7"/>
          <table:table-cell office:value-type="time" office:time-value="PT1085157H4M48S" table:formula="of:=[Latency_ns_100Mbps_steps.$D290]-[.C290]" table:style-name="ce2">
            <text:p>04:48</text:p>
          </table:table-cell>
          <table:table-cell table:style-name="ce7"/>
          <table:table-cell office:value-type="float" office:value="124725" table:style-name="ce6">
            <text:p>124725</text:p>
          </table:table-cell>
          <table:table-cell table:style-name="ce7"/>
          <table:table-cell office:value-type="float" office:value="123394" table:style-name="ce1">
            <text:p>123394</text:p>
          </table:table-cell>
          <table:table-cell table:style-name="ce7"/>
          <table:table-cell office:value-type="float" office:value="126641" table:style-name="ce4">
            <text:p>126641</text:p>
          </table:table-cell>
          <table:table-cell table:style-name="ce7"/>
          <table:table-cell office:value-type="float" office:value="125641.5" table:formula="of:=AVERAGE([.E290];[.I290];[.K290];[.M290])" table:style-name="ce11">
            <text:p>125642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6S" table:style-name="ce9">
            <text:p>57:06</text:p>
          </table:table-cell>
          <table:table-cell office:value-type="float" office:value="128840" table:style-name="ce10">
            <text:p>128840</text:p>
          </table:table-cell>
          <table:table-cell table:style-name="ce7"/>
          <table:table-cell office:value-type="time" office:time-value="PT1085157H4M49S" table:formula="of:=[Latency_ns_100Mbps_steps.$D291]-[.C291]" table:style-name="ce2">
            <text:p>04:49</text:p>
          </table:table-cell>
          <table:table-cell table:style-name="ce7"/>
          <table:table-cell office:value-type="float" office:value="123810" table:style-name="ce6">
            <text:p>123810</text:p>
          </table:table-cell>
          <table:table-cell table:style-name="ce7"/>
          <table:table-cell office:value-type="float" office:value="124125" table:style-name="ce1">
            <text:p>124125</text:p>
          </table:table-cell>
          <table:table-cell table:style-name="ce7"/>
          <table:table-cell office:value-type="float" office:value="125996" table:style-name="ce4">
            <text:p>125996</text:p>
          </table:table-cell>
          <table:table-cell table:style-name="ce7"/>
          <table:table-cell office:value-type="float" office:value="125692.75" table:formula="of:=AVERAGE([.E291];[.I291];[.K291];[.M291])" table:style-name="ce11">
            <text:p>125693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7S" table:style-name="ce9">
            <text:p>57:07</text:p>
          </table:table-cell>
          <table:table-cell office:value-type="float" office:value="128050" table:style-name="ce10">
            <text:p>128050</text:p>
          </table:table-cell>
          <table:table-cell table:style-name="ce7"/>
          <table:table-cell office:value-type="time" office:time-value="PT1085157H4M50S" table:formula="of:=[Latency_ns_100Mbps_steps.$D292]-[.C292]" table:style-name="ce2">
            <text:p>04:50</text:p>
          </table:table-cell>
          <table:table-cell table:style-name="ce7"/>
          <table:table-cell office:value-type="float" office:value="124763" table:style-name="ce6">
            <text:p>124763</text:p>
          </table:table-cell>
          <table:table-cell table:style-name="ce7"/>
          <table:table-cell office:value-type="float" office:value="124734" table:style-name="ce1">
            <text:p>124734</text:p>
          </table:table-cell>
          <table:table-cell table:style-name="ce7"/>
          <table:table-cell office:value-type="float" office:value="124984" table:style-name="ce4">
            <text:p>124984</text:p>
          </table:table-cell>
          <table:table-cell table:style-name="ce7"/>
          <table:table-cell office:value-type="float" office:value="125632.75" table:formula="of:=AVERAGE([.E292];[.I292];[.K292];[.M292])" table:style-name="ce11">
            <text:p>125633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8S" table:style-name="ce9">
            <text:p>57:08</text:p>
          </table:table-cell>
          <table:table-cell office:value-type="float" office:value="128653" table:style-name="ce10">
            <text:p>128653</text:p>
          </table:table-cell>
          <table:table-cell table:style-name="ce7"/>
          <table:table-cell office:value-type="time" office:time-value="PT1085157H4M51S" table:formula="of:=[Latency_ns_100Mbps_steps.$D293]-[.C293]" table:style-name="ce2">
            <text:p>04:51</text:p>
          </table:table-cell>
          <table:table-cell table:style-name="ce7"/>
          <table:table-cell office:value-type="float" office:value="123509" table:style-name="ce6">
            <text:p>123509</text:p>
          </table:table-cell>
          <table:table-cell table:style-name="ce7"/>
          <table:table-cell office:value-type="float" office:value="124093" table:style-name="ce1">
            <text:p>124093</text:p>
          </table:table-cell>
          <table:table-cell table:style-name="ce7"/>
          <table:table-cell office:value-type="float" office:value="125551" table:style-name="ce4">
            <text:p>125551</text:p>
          </table:table-cell>
          <table:table-cell table:style-name="ce7"/>
          <table:table-cell office:value-type="float" office:value="125451.5" table:formula="of:=AVERAGE([.E293];[.I293];[.K293];[.M293])" table:style-name="ce11">
            <text:p>125452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10S" table:style-name="ce9">
            <text:p>57:10</text:p>
          </table:table-cell>
          <table:table-cell office:value-type="float" office:value="126689" table:style-name="ce10">
            <text:p>126689</text:p>
          </table:table-cell>
          <table:table-cell table:style-name="ce7"/>
          <table:table-cell office:value-type="time" office:time-value="PT1085157H4M53S" table:formula="of:=[Latency_ns_100Mbps_steps.$D294]-[.C294]" table:style-name="ce2">
            <text:p>04:53</text:p>
          </table:table-cell>
          <table:table-cell table:style-name="ce7"/>
          <table:table-cell office:value-type="float" office:value="123081" table:style-name="ce6">
            <text:p>123081</text:p>
          </table:table-cell>
          <table:table-cell table:style-name="ce7"/>
          <table:table-cell office:value-type="float" office:value="124247" table:style-name="ce1">
            <text:p>124247</text:p>
          </table:table-cell>
          <table:table-cell table:style-name="ce7"/>
          <table:table-cell office:value-type="float" office:value="126332" table:style-name="ce4">
            <text:p>126332</text:p>
          </table:table-cell>
          <table:table-cell table:style-name="ce7"/>
          <table:table-cell office:value-type="float" office:value="125087.25" table:formula="of:=AVERAGE([.E294];[.I294];[.K294];[.M294])" table:style-name="ce11">
            <text:p>125087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11S" table:style-name="ce9">
            <text:p>57:11</text:p>
          </table:table-cell>
          <table:table-cell office:value-type="float" office:value="129083" table:style-name="ce10">
            <text:p>129083</text:p>
          </table:table-cell>
          <table:table-cell table:style-name="ce7"/>
          <table:table-cell office:value-type="time" office:time-value="PT1085157H4M54S" table:formula="of:=[Latency_ns_100Mbps_steps.$D295]-[.C295]" table:style-name="ce2">
            <text:p>04:54</text:p>
          </table:table-cell>
          <table:table-cell table:style-name="ce7"/>
          <table:table-cell office:value-type="float" office:value="123666" table:style-name="ce6">
            <text:p>123666</text:p>
          </table:table-cell>
          <table:table-cell table:style-name="ce7"/>
          <table:table-cell office:value-type="float" office:value="124027" table:style-name="ce1">
            <text:p>124027</text:p>
          </table:table-cell>
          <table:table-cell table:style-name="ce7"/>
          <table:table-cell office:value-type="float" office:value="125806" table:style-name="ce4">
            <text:p>125806</text:p>
          </table:table-cell>
          <table:table-cell table:style-name="ce7"/>
          <table:table-cell office:value-type="float" office:value="125645.5" table:formula="of:=AVERAGE([.E295];[.I295];[.K295];[.M295])" table:style-name="ce11">
            <text:p>125646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12S" table:style-name="ce9">
            <text:p>57:12</text:p>
          </table:table-cell>
          <table:table-cell office:value-type="float" office:value="130641" table:style-name="ce10">
            <text:p>130641</text:p>
          </table:table-cell>
          <table:table-cell table:style-name="ce7"/>
          <table:table-cell office:value-type="time" office:time-value="PT1085157H4M55S" table:formula="of:=[Latency_ns_100Mbps_steps.$D296]-[.C296]" table:style-name="ce2">
            <text:p>04:55</text:p>
          </table:table-cell>
          <table:table-cell table:style-name="ce7"/>
          <table:table-cell office:value-type="float" office:value="123576" table:style-name="ce6">
            <text:p>123576</text:p>
          </table:table-cell>
          <table:table-cell table:style-name="ce7"/>
          <table:table-cell office:value-type="float" office:value="123805" table:style-name="ce1">
            <text:p>123805</text:p>
          </table:table-cell>
          <table:table-cell table:style-name="ce7"/>
          <table:table-cell office:value-type="float" office:value="123999" table:style-name="ce4">
            <text:p>123999</text:p>
          </table:table-cell>
          <table:table-cell table:style-name="ce7"/>
          <table:table-cell office:value-type="float" office:value="125505.25" table:formula="of:=AVERAGE([.E296];[.I296];[.K296];[.M296])" table:style-name="ce11">
            <text:p>125505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13S" table:style-name="ce9">
            <text:p>57:13</text:p>
          </table:table-cell>
          <table:table-cell office:value-type="float" office:value="128487" table:style-name="ce10">
            <text:p>128487</text:p>
          </table:table-cell>
          <table:table-cell table:style-name="ce7"/>
          <table:table-cell office:value-type="time" office:time-value="PT1085157H4M56S" table:formula="of:=[Latency_ns_100Mbps_steps.$D297]-[.C297]" table:style-name="ce2">
            <text:p>04:56</text:p>
          </table:table-cell>
          <table:table-cell table:style-name="ce7"/>
          <table:table-cell office:value-type="float" office:value="123743" table:style-name="ce6">
            <text:p>123743</text:p>
          </table:table-cell>
          <table:table-cell table:style-name="ce7"/>
          <table:table-cell office:value-type="float" office:value="125167" table:style-name="ce1">
            <text:p>125167</text:p>
          </table:table-cell>
          <table:table-cell table:style-name="ce7"/>
          <table:table-cell office:value-type="float" office:value="125664" table:style-name="ce4">
            <text:p>125664</text:p>
          </table:table-cell>
          <table:table-cell table:style-name="ce7"/>
          <table:table-cell office:value-type="float" office:value="125765.25" table:formula="of:=AVERAGE([.E297];[.I297];[.K297];[.M297])" table:style-name="ce11">
            <text:p>125765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14S" table:style-name="ce9">
            <text:p>57:14</text:p>
          </table:table-cell>
          <table:table-cell office:value-type="float" office:value="128556" table:style-name="ce10">
            <text:p>128556</text:p>
          </table:table-cell>
          <table:table-cell table:style-name="ce7"/>
          <table:table-cell office:value-type="time" office:time-value="PT1085157H4M57S" table:formula="of:=[Latency_ns_100Mbps_steps.$D298]-[.C298]" table:style-name="ce2">
            <text:p>04:57</text:p>
          </table:table-cell>
          <table:table-cell table:style-name="ce7"/>
          <table:table-cell office:value-type="float" office:value="124282" table:style-name="ce6">
            <text:p>124282</text:p>
          </table:table-cell>
          <table:table-cell table:style-name="ce7"/>
          <table:table-cell office:value-type="float" office:value="124027" table:style-name="ce1">
            <text:p>124027</text:p>
          </table:table-cell>
          <table:table-cell table:style-name="ce7"/>
          <table:table-cell table:style-name="ce1"/>
          <table:table-cell table:style-name="ce7"/>
          <table:table-cell office:value-type="float" office:value="125621.66666666667" table:formula="of:=AVERAGE([.E298];[.I298];[.K298];[.M298])" table:style-name="ce11">
            <text:p>125622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15S" table:style-name="ce9">
            <text:p>57:15</text:p>
          </table:table-cell>
          <table:table-cell office:value-type="float" office:value="127316" table:style-name="ce10">
            <text:p>127316</text:p>
          </table:table-cell>
          <table:table-cell table:style-name="ce7"/>
          <table:table-cell office:value-type="time" office:time-value="PT1085157H4M58S" table:formula="of:=[Latency_ns_100Mbps_steps.$D299]-[.C299]" table:style-name="ce2">
            <text:p>04:58</text:p>
          </table:table-cell>
          <table:table-cell table:style-name="ce7"/>
          <table:table-cell office:value-type="float" office:value="123398" table:style-name="ce6">
            <text:p>123398</text:p>
          </table:table-cell>
          <table:table-cell table:style-name="ce7"/>
          <table:table-cell office:value-type="float" office:value="123776" table:style-name="ce1">
            <text:p>123776</text:p>
          </table:table-cell>
          <table:table-cell table:style-name="ce7"/>
          <table:table-cell table:style-name="ce1"/>
          <table:table-cell table:style-name="ce7"/>
          <table:table-cell office:value-type="float" office:value="124830" table:formula="of:=AVERAGE([.E299];[.I299];[.K299];[.M299])" table:style-name="ce11">
            <text:p>124830</text:p>
          </table:table-cell>
          <table:table-cell table:style-name="ce7"/>
          <table:table-cell table:style-name="ce10"/>
          <table:table-cell table:number-columns-repeated="1636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16S" table:style-name="ce9">
            <text:p>57:16</text:p>
          </table:table-cell>
          <table:table-cell office:value-type="float" office:value="128789" table:style-name="ce10">
            <text:p>128789</text:p>
          </table:table-cell>
          <table:table-cell table:style-name="ce7"/>
          <table:table-cell office:value-type="time" office:time-value="PT1085157H4M59S" table:formula="of:=[Latency_ns_100Mbps_steps.$D300]-[.C300]" table:style-name="ce2">
            <text:p>04:59</text:p>
          </table:table-cell>
          <table:table-cell table:style-name="ce7"/>
          <table:table-cell office:value-type="float" office:value="125104" table:style-name="ce6">
            <text:p>125104</text:p>
          </table:table-cell>
          <table:table-cell table:style-name="ce7"/>
          <table:table-cell office:value-type="float" office:value="124589" table:style-name="ce1">
            <text:p>124589</text:p>
          </table:table-cell>
          <table:table-cell table:style-name="ce7"/>
          <table:table-cell table:style-name="ce1"/>
          <table:table-cell table:style-name="ce7"/>
          <table:table-cell office:value-type="float" office:value="126160.66666666667" table:formula="of:=AVERAGE([.E300];[.I300];[.K300];[.M300])" table:style-name="ce11">
            <text:p>126161</text:p>
          </table:table-cell>
          <table:table-cell table:number-columns-repeated="16369" table:style-name="ce7"/>
        </table:table-row>
        <table:table-row table:style-name="ro1">
          <table:table-cell table:number-columns-repeated="2"/>
          <table:table-cell office:value-type="time" office:time-value="PT0H52M17S" table:style-name="ce8">
            <text:p>0:52:17</text:p>
          </table:table-cell>
          <table:table-cell office:value-type="time" office:time-value="PT1085157H57M17S" table:style-name="ce9">
            <text:p>57:17</text:p>
          </table:table-cell>
          <table:table-cell office:value-type="float" office:value="127031" table:style-name="ce10">
            <text:p>127031</text:p>
          </table:table-cell>
          <table:table-cell table:style-name="ce7"/>
          <table:table-cell office:value-type="time" office:time-value="PT1085157H5M0S" table:formula="of:=[Latency_ns_100Mbps_steps.$D301]-[.C301]" table:style-name="ce2">
            <text:p>05:00</text:p>
          </table:table-cell>
          <table:table-cell table:number-columns-repeated="3" table:style-name="ce7"/>
          <table:table-cell office:value-type="float" office:value="124776" table:style-name="ce1">
            <text:p>124776</text:p>
          </table:table-cell>
          <table:table-cell table:style-name="ce7"/>
          <table:table-cell table:style-name="ce1"/>
          <table:table-cell table:style-name="ce7"/>
          <table:table-cell office:value-type="float" office:value="125903.5" table:formula="of:=AVERAGE([.E301];[.I301];[.K301];[.M301])" table:style-name="ce11">
            <text:p>125904</text:p>
          </table:table-cell>
          <table:table-cell table:number-columns-repeated="16369" table:style-name="ce7"/>
        </table:table-row>
        <table:table-row table:number-rows-repeated="1048275" table:style-name="ro1">
          <table:table-cell table:number-columns-repeated="16384"/>
        </table:table-row>
      </table:table>
      <table:database-ranges>
        <table:database-range table:target-range-address="Latency_us_(100Mbps,_burst_5Mbp.A1:Latency_us_(100Mbps,_burst_5Mbp.D59" table:name="Latency_us__100Mbps__burst_5Mbps_for_1s__01" table:display-filter-buttons="true" table:on-update-keep-size="false" table:on-update-keep-styles="true" table:refresh-delay="false">
          <table:database-source-sql table:database-name="Provider=Microsoft.Mashup.OleDb.1;Data Source=$Workbook$;Location=&quot;Latency us (100Mbps, burst 5Mbps for 1s)_01&quot;;Extended Properties=&quot;&quot;" table:sql-statement="SELECT * FROM [Latency us (100Mbps, burst 5Mbps for 1s)_01]"/>
        </table:database-range>
        <table:database-range table:target-range-address="Latency_ns_100Mbps_steps.D1:Latency_ns_100Mbps_steps.E301" table:name="Latency_us_100Mbps_steps" table:display-filter-buttons="true" table:on-update-keep-size="false" table:on-update-keep-styles="true" table:refresh-delay="false">
          <table:database-source-sql table:database-name="Provider=Microsoft.Mashup.OleDb.1;Data Source=$Workbook$;Location=Latency_us_100Mbps_steps;Extended Properties=&quot;&quot;" table:sql-statement="SELECT * FROM [Latency_us_100Mbps_steps]"/>
        </table:database-range>
        <table:database-range table:target-range-address="Latency_ns_100Mbps_steps.I1:Latency_ns_100Mbps_steps.I300" table:name="Latency_us_100Mbps_steps_02" table:display-filter-buttons="true" table:on-update-keep-size="false" table:on-update-keep-styles="true" table:refresh-delay="false">
          <table:database-source-sql table:database-name="Provider=Microsoft.Mashup.OleDb.1;Data Source=$Workbook$;Location=Latency_us_100Mbps_steps_02;Extended Properties=&quot;&quot;" table:sql-statement="SELECT * FROM [Latency_us_100Mbps_steps_02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ime-style style:name="N36">
      <number:minutes number:style="long"/>
      <number:text>:</number:text>
      <number:seconds number:style="long"/>
    </number:time-style>
    <number:time-style style:name="N37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Faris Alhamed</meta:initial-creator>
    <dc:creator>Faris Alhamed</dc:creator>
    <meta:creation-date>2023-10-16T12:25:59Z</meta:creation-date>
    <dc:date>2023-11-06T14:17:50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text> </number:text>
      <number:number number:decimal-places="0" number:min-decimal-places="0" number:min-integer-digits="0" number:grouping="true" number:display-factor="1000">
        <number:embedded-text number:position="0"> K</number:embedded-text>
      </number:number>
    </number:number-style>
    <number:time-style style:name="N37">
      <number:minutes number:style="long"/>
      <number:text>:</number:text>
      <number:seconds number:style="long"/>
    </number:time-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002060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Axs0" style:data-style-name="N36">
      <style:chart-properties chart:gap-width="150" chart:overlap="0" chart:link-data-style-to-source="false" chart:visible="true" chart:logarithmic="false" chart:interval-major="1E6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anguage="it" fo:country="I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interval-major="10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anguage="it" fo:country="I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00206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002060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002060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</office:automatic-styles>
  <office:body>
    <office:chart>
      <chart:chart chart:class="chart:line" svg:height="207.7502362204724pt" svg:width="286.5002362204725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atency_us_(100Mbps,_burst_5Mbp.$C$2:.$C$59"/>
            <chart:grid chart:class="major" chart:style-name="GMa1"/>
          </chart:axis>
          <chart:series chart:label-cell-address="Latency_us_(100Mbps,_burst_5Mbp.$D$1" chart:values-cell-range-address="Latency_us_(100Mbps,_burst_5Mbp.$D$2:.$D$59" chart:class="chart:line" chart:attached-axis="primary-y" chart:style-name="G0S0">
            <chart:data-point chart:repeated="58"/>
          </chart:series>
          <chart:series chart:label-cell-address="Latency_us_(100Mbps,_burst_5Mbp.$F$1" chart:values-cell-range-address="Latency_us_(100Mbps,_burst_5Mbp.$F$2:.$F$59" chart:class="chart:line" chart:attached-axis="primary-y" chart:style-name="G0S1">
            <chart:data-point chart:repeated="58"/>
          </chart:series>
          <chart:series chart:label-cell-address="Latency_us_(100Mbps,_burst_5Mbp.$H$1" chart:values-cell-range-address="Latency_us_(100Mbps,_burst_5Mbp.$H$2:.$H$59" chart:class="chart:line" chart:attached-axis="primary-y" chart:style-name="G0S2">
            <chart:data-point chart:repeated="58"/>
          </chart:series>
          <chart:series chart:label-cell-address="Latency_us_(100Mbps,_burst_5Mbp.$J$1" chart:values-cell-range-address="Latency_us_(100Mbps,_burst_5Mbp.$J$2:.$J$59" chart:class="chart:line" chart:attached-axis="primary-y" chart:style-name="G0S3">
            <chart:data-point chart:repeated="58"/>
          </chart:series>
          <chart:series chart:label-cell-address="Latency_us_(100Mbps,_burst_5Mbp.$D$1" chart:values-cell-range-address="Latency_us_(100Mbps,_burst_5Mbp.$D$2:.$D$59" chart:class="chart:line" chart:attached-axis="primary-y" chart:style-name="G0S4">
            <chart:data-point chart:repeated="58"/>
          </chart:series>
          <chart:series chart:label-cell-address="Latency_us_(100Mbps,_burst_5Mbp.$F$1" chart:values-cell-range-address="Latency_us_(100Mbps,_burst_5Mbp.$F$2:.$F$59" chart:class="chart:line" chart:attached-axis="primary-y" chart:style-name="G0S5">
            <chart:data-point chart:repeated="58"/>
          </chart:series>
          <chart:series chart:label-cell-address="Latency_us_(100Mbps,_burst_5Mbp.$H$1" chart:values-cell-range-address="Latency_us_(100Mbps,_burst_5Mbp.$H$2:.$H$59" chart:class="chart:line" chart:attached-axis="primary-y" chart:style-name="G0S6">
            <chart:data-point chart:repeated="58"/>
          </chart:series>
          <chart:series chart:label-cell-address="Latency_us_(100Mbps,_burst_5Mbp.$J$1" chart:values-cell-range-address="Latency_us_(100Mbps,_burst_5Mbp.$J$2:.$J$59" chart:class="chart:line" chart:attached-axis="primary-y" chart:style-name="G0S7">
            <chart:data-point chart:repeated="58"/>
          </chart:series>
          <chart:series chart:label-cell-address="Latency_us_(100Mbps,_burst_5Mbp.$D$1" chart:values-cell-range-address="Latency_us_(100Mbps,_burst_5Mbp.$D$2:.$D$59" chart:class="chart:line" chart:attached-axis="primary-y" chart:style-name="G0S8">
            <chart:data-point chart:repeated="58"/>
          </chart:series>
          <chart:series chart:label-cell-address="Latency_us_(100Mbps,_burst_5Mbp.$F$1" chart:values-cell-range-address="Latency_us_(100Mbps,_burst_5Mbp.$F$2:.$F$59" chart:class="chart:line" chart:attached-axis="primary-y" chart:style-name="G0S9">
            <chart:data-point chart:repeated="58"/>
          </chart:series>
          <chart:series chart:label-cell-address="Latency_us_(100Mbps,_burst_5Mbp.$H$1" chart:values-cell-range-address="Latency_us_(100Mbps,_burst_5Mbp.$H$2:.$H$59" chart:class="chart:line" chart:attached-axis="primary-y" chart:style-name="G0S10">
            <chart:data-point chart:repeated="58"/>
          </chart:series>
          <chart:series chart:label-cell-address="Latency_us_(100Mbps,_burst_5Mbp.$J$1" chart:values-cell-range-address="Latency_us_(100Mbps,_burst_5Mbp.$J$2:.$J$59" chart:class="chart:line" chart:attached-axis="primary-y" chart:style-name="G0S11">
            <chart:data-point chart:repeated="58"/>
          </chart:series>
          <chart:series chart:label-cell-address="Latency_us_(100Mbps,_burst_5Mbp.$D$1" chart:values-cell-range-address="Latency_us_(100Mbps,_burst_5Mbp.$D$2:.$D$59" chart:class="chart:line" chart:attached-axis="primary-y" chart:style-name="G0S12">
            <chart:data-point chart:repeated="58"/>
          </chart:series>
          <chart:series chart:label-cell-address="Latency_us_(100Mbps,_burst_5Mbp.$F$1" chart:values-cell-range-address="Latency_us_(100Mbps,_burst_5Mbp.$F$2:.$F$59" chart:class="chart:line" chart:attached-axis="primary-y" chart:style-name="G0S13">
            <chart:data-point chart:repeated="58"/>
          </chart:series>
          <chart:series chart:label-cell-address="Latency_us_(100Mbps,_burst_5Mbp.$H$1" chart:values-cell-range-address="Latency_us_(100Mbps,_burst_5Mbp.$H$2:.$H$59" chart:class="chart:line" chart:attached-axis="primary-y" chart:style-name="G0S14">
            <chart:data-point chart:repeated="58"/>
          </chart:series>
          <chart:series chart:label-cell-address="Latency_us_(100Mbps,_burst_5Mbp.$J$1" chart:values-cell-range-address="Latency_us_(100Mbps,_burst_5Mbp.$J$2:.$J$59" chart:class="chart:line" chart:attached-axis="primary-y" chart:style-name="G0S15">
            <chart:data-point chart:repeated="5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">
      <number:number number:decimal-places="0" number:min-decimal-places="0" number:min-integer-digits="1" number:grouping="true"/>
    </number:number-style>
    <number:time-style style:name="N37">
      <number:minutes number:style="long"/>
      <number:text>:</number:text>
      <number:seconds number:style="long"/>
    </number:tim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anguage="it" fo:country="I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37">
      <style:chart-properties chart:link-data-style-to-source="true" chart:visible="true" chart:logarithmic="false" chart:interval-major="10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anguage="it" fo:country="IT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472in" svg:stroke-color="#4472c4" svg:stroke-opacity="100%" draw:stroke-linejoin="round" svg:stroke-linecap="round"/>
    </style:style>
  </office:automatic-styles>
  <office:body>
    <office:chart>
      <chart:chart chart:class="chart:line" svg:height="207.7502362204724pt" svg:width="286.5002362204725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atency_us_(100Mbps,_burst_5Mbp.$C$2:.$C$59"/>
            <chart:grid chart:class="major" chart:style-name="GMa1"/>
          </chart:axis>
          <chart:series chart:label-cell-address="Latency_us_(100Mbps,_burst_5Mbp.$L$1" chart:values-cell-range-address="Latency_us_(100Mbps,_burst_5Mbp.$L$2:.$L$59" chart:class="chart:line" chart:attached-axis="primary-y" chart:style-name="G0S0">
            <chart:data-point chart:repeated="5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decimal-places="0" number:min-integer-digits="1"/>
    </number:number-style>
    <number:time-style style:name="N37">
      <number:minutes number:style="long"/>
      <number:text>:</number:text>
      <number:second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1">
      <style:chart-properties chart:gap-width="150" chart:overlap="100" chart:link-data-style-to-source="true" chart:visible="true" chart:logarithmic="false" chart:minimum="115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false" chart:visible="true" chart:logarithmic="false" chart:interval-major="30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3in" svg:stroke-color="#00b0f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083in" svg:stroke-color="#c00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46.8751181102362pt" svg:width="606.0002362204724pt" chart:style-name="Crt0">
        <chart:title chart:style-name="CT00">
          <text:p text:style-name="a0" text:class-names="" text:cond-style-name="">Latency_(us)_Steps_of_100Mbps_every_30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atency_ns_100Mbps_steps.$G$2:.$G$301"/>
            <chart:grid chart:class="major" chart:style-name="GMa1"/>
          </chart:axis>
          <chart:series chart:label-cell-address="Latency_ns_100Mbps_steps.$E$1" chart:values-cell-range-address="Latency_ns_100Mbps_steps.$E$2:.$E$301" chart:class="chart:line" chart:attached-axis="primary-y" chart:style-name="G0S0">
            <chart:data-point chart:repeated="300"/>
          </chart:series>
          <chart:series chart:label-cell-address="Latency_ns_100Mbps_steps.$I$1" chart:values-cell-range-address="Latency_ns_100Mbps_steps.$I$2:.$I$300" chart:class="chart:line" chart:attached-axis="primary-y" chart:style-name="G0S1">
            <chart:data-point chart:repeated="299"/>
          </chart:series>
          <chart:series chart:label-cell-address="Latency_ns_100Mbps_steps.$K$1" chart:values-cell-range-address="Latency_ns_100Mbps_steps.$K$2:.$K$301" chart:class="chart:line" chart:attached-axis="primary-y" chart:style-name="G0S2">
            <chart:data-point chart:repeated="300"/>
          </chart:series>
          <chart:series chart:label-cell-address="Latency_ns_100Mbps_steps.$M$1" chart:values-cell-range-address="Latency_ns_100Mbps_steps.$M$2:.$M$297" chart:class="chart:line" chart:attached-axis="primary-y" chart:style-name="G0S3">
            <chart:data-point chart:repeated="29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